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3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mployee_ID</text:p>
          </table:table-cell>
          <table:table-cell office:value-type="string" calcext:value-type="string">
            <text:p>store_ID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IF([.B2]=[.B1];[.C1]+1;1)" office:value-type="float" office:value="1" calcext:value-type="float">
            <text:p>1</text:p>
          </table:table-cell>
          <table:table-cell table:formula="of:=IF([.C3]=1;[.C2];&quot;&quot;)">
            <text:p/>
          </table:table-cell>
          <table:table-cell table:formula="of:=IF([.D2]=&quot;&quot;;&quot;&quot;;[.B2])">
            <text:p/>
          </table:table-cell>
          <table:table-cell table:formula="of:=IF([.E2]=&quot;&quot;;&quot;&quot;;[.D2]+FLOOR(4*RAND();1))">
            <text:p/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formula="of:=IF([.B3]=[.B2];[.C2]+1;1)" office:value-type="float" office:value="2" calcext:value-type="float">
            <text:p>2</text:p>
          </table:table-cell>
          <table:table-cell table:formula="of:=IF([.C4]=1;[.C3];&quot;&quot;)">
            <text:p/>
          </table:table-cell>
          <table:table-cell table:formula="of:=IF([.D3]=&quot;&quot;;&quot;&quot;;[.B3])">
            <text:p/>
          </table:table-cell>
          <table:table-cell table:formula="of:=IF([.E3]=&quot;&quot;;&quot;&quot;;[.D3]+FLOOR(4*RAND();1))">
            <text:p/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table:formula="of:=IF([.B4]=[.B3];[.C3]+1;1)" office:value-type="float" office:value="3" calcext:value-type="float">
            <text:p>3</text:p>
          </table:table-cell>
          <table:table-cell table:formula="of:=IF([.C5]=1;[.C4];&quot;&quot;)">
            <text:p/>
          </table:table-cell>
          <table:table-cell table:formula="of:=IF([.D4]=&quot;&quot;;&quot;&quot;;[.B4])">
            <text:p/>
          </table:table-cell>
          <table:table-cell table:formula="of:=IF([.E4]=&quot;&quot;;&quot;&quot;;[.D4]+FLOOR(4*RAND();1))">
            <text:p/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table:formula="of:=IF([.B5]=[.B4];[.C4]+1;1)" office:value-type="float" office:value="4" calcext:value-type="float">
            <text:p>4</text:p>
          </table:table-cell>
          <table:table-cell table:formula="of:=IF([.C6]=1;[.C5];&quot;&quot;)">
            <text:p/>
          </table:table-cell>
          <table:table-cell table:formula="of:=IF([.D5]=&quot;&quot;;&quot;&quot;;[.B5])">
            <text:p/>
          </table:table-cell>
          <table:table-cell table:formula="of:=IF([.E5]=&quot;&quot;;&quot;&quot;;[.D5]+FLOOR(4*RAND();1))">
            <text:p/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" calcext:value-type="float">
            <text:p>1</text:p>
          </table:table-cell>
          <table:table-cell table:formula="of:=IF([.B6]=[.B5];[.C5]+1;1)" office:value-type="float" office:value="5" calcext:value-type="float">
            <text:p>5</text:p>
          </table:table-cell>
          <table:table-cell table:formula="of:=IF([.C7]=1;[.C6];&quot;&quot;)">
            <text:p/>
          </table:table-cell>
          <table:table-cell table:formula="of:=IF([.D6]=&quot;&quot;;&quot;&quot;;[.B6])">
            <text:p/>
          </table:table-cell>
          <table:table-cell table:formula="of:=IF([.E6]=&quot;&quot;;&quot;&quot;;[.D6]+FLOOR(4*RAND();1))">
            <text:p/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" calcext:value-type="float">
            <text:p>1</text:p>
          </table:table-cell>
          <table:table-cell table:formula="of:=IF([.B7]=[.B6];[.C6]+1;1)" office:value-type="float" office:value="6" calcext:value-type="float">
            <text:p>6</text:p>
          </table:table-cell>
          <table:table-cell table:formula="of:=IF([.C8]=1;[.C7];&quot;&quot;)" office:value-type="float" office:value="6" calcext:value-type="float">
            <text:p>6</text:p>
          </table:table-cell>
          <table:table-cell table:formula="of:=IF([.D7]=&quot;&quot;;&quot;&quot;;[.B7])" office:value-type="float" office:value="1" calcext:value-type="float">
            <text:p>1</text:p>
          </table:table-cell>
          <table:table-cell table:formula="of:=IF([.E7]=&quot;&quot;;&quot;&quot;;[.D7]+FLOOR(4*RAND();1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formula="of:=IF([.B8]=[.B7];[.C7]+1;1)" office:value-type="float" office:value="1" calcext:value-type="float">
            <text:p>1</text:p>
          </table:table-cell>
          <table:table-cell table:formula="of:=IF([.C9]=1;[.C8];&quot;&quot;)">
            <text:p/>
          </table:table-cell>
          <table:table-cell table:formula="of:=IF([.D8]=&quot;&quot;;&quot;&quot;;[.B8])">
            <text:p/>
          </table:table-cell>
          <table:table-cell table:formula="of:=IF([.E8]=&quot;&quot;;&quot;&quot;;[.D8]+FLOOR(4*RAND();1))">
            <text:p/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table:formula="of:=IF([.B9]=[.B8];[.C8]+1;1)" office:value-type="float" office:value="2" calcext:value-type="float">
            <text:p>2</text:p>
          </table:table-cell>
          <table:table-cell table:formula="of:=IF([.C10]=1;[.C9];&quot;&quot;)">
            <text:p/>
          </table:table-cell>
          <table:table-cell table:formula="of:=IF([.D9]=&quot;&quot;;&quot;&quot;;[.B9])">
            <text:p/>
          </table:table-cell>
          <table:table-cell table:formula="of:=IF([.E9]=&quot;&quot;;&quot;&quot;;[.D9]+FLOOR(4*RAND();1))">
            <text:p/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" calcext:value-type="float">
            <text:p>2</text:p>
          </table:table-cell>
          <table:table-cell table:formula="of:=IF([.B10]=[.B9];[.C9]+1;1)" office:value-type="float" office:value="3" calcext:value-type="float">
            <text:p>3</text:p>
          </table:table-cell>
          <table:table-cell table:formula="of:=IF([.C11]=1;[.C10];&quot;&quot;)">
            <text:p/>
          </table:table-cell>
          <table:table-cell table:formula="of:=IF([.D10]=&quot;&quot;;&quot;&quot;;[.B10])">
            <text:p/>
          </table:table-cell>
          <table:table-cell table:formula="of:=IF([.E10]=&quot;&quot;;&quot;&quot;;[.D10]+FLOOR(4*RAND();1))">
            <text:p/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" calcext:value-type="float">
            <text:p>2</text:p>
          </table:table-cell>
          <table:table-cell table:formula="of:=IF([.B11]=[.B10];[.C10]+1;1)" office:value-type="float" office:value="4" calcext:value-type="float">
            <text:p>4</text:p>
          </table:table-cell>
          <table:table-cell table:formula="of:=IF([.C12]=1;[.C11];&quot;&quot;)">
            <text:p/>
          </table:table-cell>
          <table:table-cell table:formula="of:=IF([.D11]=&quot;&quot;;&quot;&quot;;[.B11])">
            <text:p/>
          </table:table-cell>
          <table:table-cell table:formula="of:=IF([.E11]=&quot;&quot;;&quot;&quot;;[.D11]+FLOOR(4*RAND();1))">
            <text:p/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" calcext:value-type="float">
            <text:p>2</text:p>
          </table:table-cell>
          <table:table-cell table:formula="of:=IF([.B12]=[.B11];[.C11]+1;1)" office:value-type="float" office:value="5" calcext:value-type="float">
            <text:p>5</text:p>
          </table:table-cell>
          <table:table-cell table:formula="of:=IF([.C13]=1;[.C12];&quot;&quot;)">
            <text:p/>
          </table:table-cell>
          <table:table-cell table:formula="of:=IF([.D12]=&quot;&quot;;&quot;&quot;;[.B12])">
            <text:p/>
          </table:table-cell>
          <table:table-cell table:formula="of:=IF([.E12]=&quot;&quot;;&quot;&quot;;[.D12]+FLOOR(4*RAND();1))">
            <text:p/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" calcext:value-type="float">
            <text:p>2</text:p>
          </table:table-cell>
          <table:table-cell table:formula="of:=IF([.B13]=[.B12];[.C12]+1;1)" office:value-type="float" office:value="6" calcext:value-type="float">
            <text:p>6</text:p>
          </table:table-cell>
          <table:table-cell table:formula="of:=IF([.C14]=1;[.C13];&quot;&quot;)">
            <text:p/>
          </table:table-cell>
          <table:table-cell table:formula="of:=IF([.D13]=&quot;&quot;;&quot;&quot;;[.B13])">
            <text:p/>
          </table:table-cell>
          <table:table-cell table:formula="of:=IF([.E13]=&quot;&quot;;&quot;&quot;;[.D13]+FLOOR(4*RAND();1))">
            <text:p/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" calcext:value-type="float">
            <text:p>2</text:p>
          </table:table-cell>
          <table:table-cell table:formula="of:=IF([.B14]=[.B13];[.C13]+1;1)" office:value-type="float" office:value="7" calcext:value-type="float">
            <text:p>7</text:p>
          </table:table-cell>
          <table:table-cell table:formula="of:=IF([.C15]=1;[.C14];&quot;&quot;)" office:value-type="float" office:value="7" calcext:value-type="float">
            <text:p>7</text:p>
          </table:table-cell>
          <table:table-cell table:formula="of:=IF([.D14]=&quot;&quot;;&quot;&quot;;[.B14])" office:value-type="float" office:value="2" calcext:value-type="float">
            <text:p>2</text:p>
          </table:table-cell>
          <table:table-cell table:formula="of:=IF([.E14]=&quot;&quot;;&quot;&quot;;[.D14]+FLOOR(4*RAND();1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table:formula="of:=IF([.B15]=[.B14];[.C14]+1;1)" office:value-type="float" office:value="1" calcext:value-type="float">
            <text:p>1</text:p>
          </table:table-cell>
          <table:table-cell table:formula="of:=IF([.C16]=1;[.C15];&quot;&quot;)">
            <text:p/>
          </table:table-cell>
          <table:table-cell table:formula="of:=IF([.D15]=&quot;&quot;;&quot;&quot;;[.B15])">
            <text:p/>
          </table:table-cell>
          <table:table-cell table:formula="of:=IF([.E15]=&quot;&quot;;&quot;&quot;;[.D15]+FLOOR(4*RAND();1))">
            <text:p/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" calcext:value-type="float">
            <text:p>3</text:p>
          </table:table-cell>
          <table:table-cell table:formula="of:=IF([.B16]=[.B15];[.C15]+1;1)" office:value-type="float" office:value="2" calcext:value-type="float">
            <text:p>2</text:p>
          </table:table-cell>
          <table:table-cell table:formula="of:=IF([.C17]=1;[.C16];&quot;&quot;)" office:value-type="float" office:value="2" calcext:value-type="float">
            <text:p>2</text:p>
          </table:table-cell>
          <table:table-cell table:formula="of:=IF([.D16]=&quot;&quot;;&quot;&quot;;[.B16])" office:value-type="float" office:value="3" calcext:value-type="float">
            <text:p>3</text:p>
          </table:table-cell>
          <table:table-cell table:formula="of:=IF([.E16]=&quot;&quot;;&quot;&quot;;[.D16]+FLOOR(4*RAND();1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table:formula="of:=IF([.B17]=[.B16];[.C16]+1;1)" office:value-type="float" office:value="1" calcext:value-type="float">
            <text:p>1</text:p>
          </table:table-cell>
          <table:table-cell table:formula="of:=IF([.C18]=1;[.C17];&quot;&quot;)">
            <text:p/>
          </table:table-cell>
          <table:table-cell table:formula="of:=IF([.D17]=&quot;&quot;;&quot;&quot;;[.B17])">
            <text:p/>
          </table:table-cell>
          <table:table-cell table:formula="of:=IF([.E17]=&quot;&quot;;&quot;&quot;;[.D17]+FLOOR(4*RAND();1))">
            <text:p/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IF([.B18]=[.B17];[.C17]+1;1)" office:value-type="float" office:value="2" calcext:value-type="float">
            <text:p>2</text:p>
          </table:table-cell>
          <table:table-cell table:formula="of:=IF([.C19]=1;[.C18];&quot;&quot;)">
            <text:p/>
          </table:table-cell>
          <table:table-cell table:formula="of:=IF([.D18]=&quot;&quot;;&quot;&quot;;[.B18])">
            <text:p/>
          </table:table-cell>
          <table:table-cell table:formula="of:=IF([.E18]=&quot;&quot;;&quot;&quot;;[.D18]+FLOOR(4*RAND();1))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formula="of:=IF([.B19]=[.B18];[.C18]+1;1)" office:value-type="float" office:value="3" calcext:value-type="float">
            <text:p>3</text:p>
          </table:table-cell>
          <table:table-cell table:formula="of:=IF([.C20]=1;[.C19];&quot;&quot;)">
            <text:p/>
          </table:table-cell>
          <table:table-cell table:formula="of:=IF([.D19]=&quot;&quot;;&quot;&quot;;[.B19])">
            <text:p/>
          </table:table-cell>
          <table:table-cell table:formula="of:=IF([.E19]=&quot;&quot;;&quot;&quot;;[.D19]+FLOOR(4*RAND();1))">
            <text:p/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table:formula="of:=IF([.B20]=[.B19];[.C19]+1;1)" office:value-type="float" office:value="4" calcext:value-type="float">
            <text:p>4</text:p>
          </table:table-cell>
          <table:table-cell table:formula="of:=IF([.C21]=1;[.C20];&quot;&quot;)">
            <text:p/>
          </table:table-cell>
          <table:table-cell table:formula="of:=IF([.D20]=&quot;&quot;;&quot;&quot;;[.B20])">
            <text:p/>
          </table:table-cell>
          <table:table-cell table:formula="of:=IF([.E20]=&quot;&quot;;&quot;&quot;;[.D20]+FLOOR(4*RAND();1))">
            <text:p/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4" calcext:value-type="float">
            <text:p>4</text:p>
          </table:table-cell>
          <table:table-cell table:formula="of:=IF([.B21]=[.B20];[.C20]+1;1)" office:value-type="float" office:value="5" calcext:value-type="float">
            <text:p>5</text:p>
          </table:table-cell>
          <table:table-cell table:formula="of:=IF([.C22]=1;[.C21];&quot;&quot;)">
            <text:p/>
          </table:table-cell>
          <table:table-cell table:formula="of:=IF([.D21]=&quot;&quot;;&quot;&quot;;[.B21])">
            <text:p/>
          </table:table-cell>
          <table:table-cell table:formula="of:=IF([.E21]=&quot;&quot;;&quot;&quot;;[.D21]+FLOOR(4*RAND();1))">
            <text:p/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" calcext:value-type="float">
            <text:p>4</text:p>
          </table:table-cell>
          <table:table-cell table:formula="of:=IF([.B22]=[.B21];[.C21]+1;1)" office:value-type="float" office:value="6" calcext:value-type="float">
            <text:p>6</text:p>
          </table:table-cell>
          <table:table-cell table:formula="of:=IF([.C23]=1;[.C22];&quot;&quot;)" office:value-type="float" office:value="6" calcext:value-type="float">
            <text:p>6</text:p>
          </table:table-cell>
          <table:table-cell table:formula="of:=IF([.D22]=&quot;&quot;;&quot;&quot;;[.B22])" office:value-type="float" office:value="4" calcext:value-type="float">
            <text:p>4</text:p>
          </table:table-cell>
          <table:table-cell table:formula="of:=IF([.E22]=&quot;&quot;;&quot;&quot;;[.D22]+FLOOR(4*RAND();1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[.B23]=[.B22];[.C22]+1;1)" office:value-type="float" office:value="1" calcext:value-type="float">
            <text:p>1</text:p>
          </table:table-cell>
          <table:table-cell table:formula="of:=IF([.C24]=1;[.C23];&quot;&quot;)">
            <text:p/>
          </table:table-cell>
          <table:table-cell table:formula="of:=IF([.D23]=&quot;&quot;;&quot;&quot;;[.B23])">
            <text:p/>
          </table:table-cell>
          <table:table-cell table:formula="of:=IF([.E23]=&quot;&quot;;&quot;&quot;;[.D23]+FLOOR(4*RAND();1))">
            <text:p/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" calcext:value-type="float">
            <text:p>5</text:p>
          </table:table-cell>
          <table:table-cell table:formula="of:=IF([.B24]=[.B23];[.C23]+1;1)" office:value-type="float" office:value="2" calcext:value-type="float">
            <text:p>2</text:p>
          </table:table-cell>
          <table:table-cell table:formula="of:=IF([.C25]=1;[.C24];&quot;&quot;)" office:value-type="float" office:value="2" calcext:value-type="float">
            <text:p>2</text:p>
          </table:table-cell>
          <table:table-cell table:formula="of:=IF([.D24]=&quot;&quot;;&quot;&quot;;[.B24])" office:value-type="float" office:value="5" calcext:value-type="float">
            <text:p>5</text:p>
          </table:table-cell>
          <table:table-cell table:formula="of:=IF([.E24]=&quot;&quot;;&quot;&quot;;[.D24]+FLOOR(4*RAND();1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table:formula="of:=IF([.B25]=[.B24];[.C24]+1;1)" office:value-type="float" office:value="1" calcext:value-type="float">
            <text:p>1</text:p>
          </table:table-cell>
          <table:table-cell table:formula="of:=IF([.C26]=1;[.C25];&quot;&quot;)">
            <text:p/>
          </table:table-cell>
          <table:table-cell table:formula="of:=IF([.D25]=&quot;&quot;;&quot;&quot;;[.B25])">
            <text:p/>
          </table:table-cell>
          <table:table-cell table:formula="of:=IF([.E25]=&quot;&quot;;&quot;&quot;;[.D25]+FLOOR(4*RAND();1))">
            <text:p/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" calcext:value-type="float">
            <text:p>6</text:p>
          </table:table-cell>
          <table:table-cell table:formula="of:=IF([.B26]=[.B25];[.C25]+1;1)" office:value-type="float" office:value="2" calcext:value-type="float">
            <text:p>2</text:p>
          </table:table-cell>
          <table:table-cell table:formula="of:=IF([.C27]=1;[.C26];&quot;&quot;)">
            <text:p/>
          </table:table-cell>
          <table:table-cell table:formula="of:=IF([.D26]=&quot;&quot;;&quot;&quot;;[.B26])">
            <text:p/>
          </table:table-cell>
          <table:table-cell table:formula="of:=IF([.E26]=&quot;&quot;;&quot;&quot;;[.D26]+FLOOR(4*RAND();1))">
            <text:p/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table:formula="of:=IF([.B27]=[.B26];[.C26]+1;1)" office:value-type="float" office:value="3" calcext:value-type="float">
            <text:p>3</text:p>
          </table:table-cell>
          <table:table-cell table:formula="of:=IF([.C28]=1;[.C27];&quot;&quot;)">
            <text:p/>
          </table:table-cell>
          <table:table-cell table:formula="of:=IF([.D27]=&quot;&quot;;&quot;&quot;;[.B27])">
            <text:p/>
          </table:table-cell>
          <table:table-cell table:formula="of:=IF([.E27]=&quot;&quot;;&quot;&quot;;[.D27]+FLOOR(4*RAND();1))">
            <text:p/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" calcext:value-type="float">
            <text:p>6</text:p>
          </table:table-cell>
          <table:table-cell table:formula="of:=IF([.B28]=[.B27];[.C27]+1;1)" office:value-type="float" office:value="4" calcext:value-type="float">
            <text:p>4</text:p>
          </table:table-cell>
          <table:table-cell table:formula="of:=IF([.C29]=1;[.C28];&quot;&quot;)">
            <text:p/>
          </table:table-cell>
          <table:table-cell table:formula="of:=IF([.D28]=&quot;&quot;;&quot;&quot;;[.B28])">
            <text:p/>
          </table:table-cell>
          <table:table-cell table:formula="of:=IF([.E28]=&quot;&quot;;&quot;&quot;;[.D28]+FLOOR(4*RAND();1))">
            <text:p/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" calcext:value-type="float">
            <text:p>6</text:p>
          </table:table-cell>
          <table:table-cell table:formula="of:=IF([.B29]=[.B28];[.C28]+1;1)" office:value-type="float" office:value="5" calcext:value-type="float">
            <text:p>5</text:p>
          </table:table-cell>
          <table:table-cell table:formula="of:=IF([.C30]=1;[.C29];&quot;&quot;)">
            <text:p/>
          </table:table-cell>
          <table:table-cell table:formula="of:=IF([.D29]=&quot;&quot;;&quot;&quot;;[.B29])">
            <text:p/>
          </table:table-cell>
          <table:table-cell table:formula="of:=IF([.E29]=&quot;&quot;;&quot;&quot;;[.D29]+FLOOR(4*RAND();1))">
            <text:p/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" calcext:value-type="float">
            <text:p>6</text:p>
          </table:table-cell>
          <table:table-cell table:formula="of:=IF([.B30]=[.B29];[.C29]+1;1)" office:value-type="float" office:value="6" calcext:value-type="float">
            <text:p>6</text:p>
          </table:table-cell>
          <table:table-cell table:formula="of:=IF([.C31]=1;[.C30];&quot;&quot;)">
            <text:p/>
          </table:table-cell>
          <table:table-cell table:formula="of:=IF([.D30]=&quot;&quot;;&quot;&quot;;[.B30])">
            <text:p/>
          </table:table-cell>
          <table:table-cell table:formula="of:=IF([.E30]=&quot;&quot;;&quot;&quot;;[.D30]+FLOOR(4*RAND();1))">
            <text:p/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" calcext:value-type="float">
            <text:p>6</text:p>
          </table:table-cell>
          <table:table-cell table:formula="of:=IF([.B31]=[.B30];[.C30]+1;1)" office:value-type="float" office:value="7" calcext:value-type="float">
            <text:p>7</text:p>
          </table:table-cell>
          <table:table-cell table:formula="of:=IF([.C32]=1;[.C31];&quot;&quot;)">
            <text:p/>
          </table:table-cell>
          <table:table-cell table:formula="of:=IF([.D31]=&quot;&quot;;&quot;&quot;;[.B31])">
            <text:p/>
          </table:table-cell>
          <table:table-cell table:formula="of:=IF([.E31]=&quot;&quot;;&quot;&quot;;[.D31]+FLOOR(4*RAND();1))">
            <text:p/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" calcext:value-type="float">
            <text:p>6</text:p>
          </table:table-cell>
          <table:table-cell table:formula="of:=IF([.B32]=[.B31];[.C31]+1;1)" office:value-type="float" office:value="8" calcext:value-type="float">
            <text:p>8</text:p>
          </table:table-cell>
          <table:table-cell table:formula="of:=IF([.C33]=1;[.C32];&quot;&quot;)">
            <text:p/>
          </table:table-cell>
          <table:table-cell table:formula="of:=IF([.D32]=&quot;&quot;;&quot;&quot;;[.B32])">
            <text:p/>
          </table:table-cell>
          <table:table-cell table:formula="of:=IF([.E32]=&quot;&quot;;&quot;&quot;;[.D32]+FLOOR(4*RAND();1))">
            <text:p/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" calcext:value-type="float">
            <text:p>6</text:p>
          </table:table-cell>
          <table:table-cell table:formula="of:=IF([.B33]=[.B32];[.C32]+1;1)" office:value-type="float" office:value="9" calcext:value-type="float">
            <text:p>9</text:p>
          </table:table-cell>
          <table:table-cell table:formula="of:=IF([.C34]=1;[.C33];&quot;&quot;)">
            <text:p/>
          </table:table-cell>
          <table:table-cell table:formula="of:=IF([.D33]=&quot;&quot;;&quot;&quot;;[.B33])">
            <text:p/>
          </table:table-cell>
          <table:table-cell table:formula="of:=IF([.E33]=&quot;&quot;;&quot;&quot;;[.D33]+FLOOR(4*RAND();1))">
            <text:p/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table:formula="of:=IF([.B34]=[.B33];[.C33]+1;1)" office:value-type="float" office:value="10" calcext:value-type="float">
            <text:p>10</text:p>
          </table:table-cell>
          <table:table-cell table:formula="of:=IF([.C35]=1;[.C34];&quot;&quot;)" office:value-type="float" office:value="10" calcext:value-type="float">
            <text:p>10</text:p>
          </table:table-cell>
          <table:table-cell table:formula="of:=IF([.D34]=&quot;&quot;;&quot;&quot;;[.B34])" office:value-type="float" office:value="6" calcext:value-type="float">
            <text:p>6</text:p>
          </table:table-cell>
          <table:table-cell table:formula="of:=IF([.E34]=&quot;&quot;;&quot;&quot;;[.D34]+FLOOR(4*RAND();1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" calcext:value-type="float">
            <text:p>7</text:p>
          </table:table-cell>
          <table:table-cell table:formula="of:=IF([.B35]=[.B34];[.C34]+1;1)" office:value-type="float" office:value="1" calcext:value-type="float">
            <text:p>1</text:p>
          </table:table-cell>
          <table:table-cell table:formula="of:=IF([.C36]=1;[.C35];&quot;&quot;)">
            <text:p/>
          </table:table-cell>
          <table:table-cell table:formula="of:=IF([.D35]=&quot;&quot;;&quot;&quot;;[.B35])">
            <text:p/>
          </table:table-cell>
          <table:table-cell table:formula="of:=IF([.E35]=&quot;&quot;;&quot;&quot;;[.D35]+FLOOR(4*RAND();1))">
            <text:p/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 table:formula="of:=IF([.B36]=[.B35];[.C35]+1;1)" office:value-type="float" office:value="2" calcext:value-type="float">
            <text:p>2</text:p>
          </table:table-cell>
          <table:table-cell table:formula="of:=IF([.C37]=1;[.C36];&quot;&quot;)">
            <text:p/>
          </table:table-cell>
          <table:table-cell table:formula="of:=IF([.D36]=&quot;&quot;;&quot;&quot;;[.B36])">
            <text:p/>
          </table:table-cell>
          <table:table-cell table:formula="of:=IF([.E36]=&quot;&quot;;&quot;&quot;;[.D36]+FLOOR(4*RAND();1))">
            <text:p/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7" calcext:value-type="float">
            <text:p>7</text:p>
          </table:table-cell>
          <table:table-cell table:formula="of:=IF([.B37]=[.B36];[.C36]+1;1)" office:value-type="float" office:value="3" calcext:value-type="float">
            <text:p>3</text:p>
          </table:table-cell>
          <table:table-cell table:formula="of:=IF([.C38]=1;[.C37];&quot;&quot;)">
            <text:p/>
          </table:table-cell>
          <table:table-cell table:formula="of:=IF([.D37]=&quot;&quot;;&quot;&quot;;[.B37])">
            <text:p/>
          </table:table-cell>
          <table:table-cell table:formula="of:=IF([.E37]=&quot;&quot;;&quot;&quot;;[.D37]+FLOOR(4*RAND();1))">
            <text:p/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7" calcext:value-type="float">
            <text:p>7</text:p>
          </table:table-cell>
          <table:table-cell table:formula="of:=IF([.B38]=[.B37];[.C37]+1;1)" office:value-type="float" office:value="4" calcext:value-type="float">
            <text:p>4</text:p>
          </table:table-cell>
          <table:table-cell table:formula="of:=IF([.C39]=1;[.C38];&quot;&quot;)">
            <text:p/>
          </table:table-cell>
          <table:table-cell table:formula="of:=IF([.D38]=&quot;&quot;;&quot;&quot;;[.B38])">
            <text:p/>
          </table:table-cell>
          <table:table-cell table:formula="of:=IF([.E38]=&quot;&quot;;&quot;&quot;;[.D38]+FLOOR(4*RAND();1))">
            <text:p/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7" calcext:value-type="float">
            <text:p>7</text:p>
          </table:table-cell>
          <table:table-cell table:formula="of:=IF([.B39]=[.B38];[.C38]+1;1)" office:value-type="float" office:value="5" calcext:value-type="float">
            <text:p>5</text:p>
          </table:table-cell>
          <table:table-cell table:formula="of:=IF([.C40]=1;[.C39];&quot;&quot;)">
            <text:p/>
          </table:table-cell>
          <table:table-cell table:formula="of:=IF([.D39]=&quot;&quot;;&quot;&quot;;[.B39])">
            <text:p/>
          </table:table-cell>
          <table:table-cell table:formula="of:=IF([.E39]=&quot;&quot;;&quot;&quot;;[.D39]+FLOOR(4*RAND();1))">
            <text:p/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7" calcext:value-type="float">
            <text:p>7</text:p>
          </table:table-cell>
          <table:table-cell table:formula="of:=IF([.B40]=[.B39];[.C39]+1;1)" office:value-type="float" office:value="6" calcext:value-type="float">
            <text:p>6</text:p>
          </table:table-cell>
          <table:table-cell table:formula="of:=IF([.C41]=1;[.C40];&quot;&quot;)">
            <text:p/>
          </table:table-cell>
          <table:table-cell table:formula="of:=IF([.D40]=&quot;&quot;;&quot;&quot;;[.B40])">
            <text:p/>
          </table:table-cell>
          <table:table-cell table:formula="of:=IF([.E40]=&quot;&quot;;&quot;&quot;;[.D40]+FLOOR(4*RAND();1))">
            <text:p/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7" calcext:value-type="float">
            <text:p>7</text:p>
          </table:table-cell>
          <table:table-cell table:formula="of:=IF([.B41]=[.B40];[.C40]+1;1)" office:value-type="float" office:value="7" calcext:value-type="float">
            <text:p>7</text:p>
          </table:table-cell>
          <table:table-cell table:formula="of:=IF([.C42]=1;[.C41];&quot;&quot;)" office:value-type="float" office:value="7" calcext:value-type="float">
            <text:p>7</text:p>
          </table:table-cell>
          <table:table-cell table:formula="of:=IF([.D41]=&quot;&quot;;&quot;&quot;;[.B41])" office:value-type="float" office:value="7" calcext:value-type="float">
            <text:p>7</text:p>
          </table:table-cell>
          <table:table-cell table:formula="of:=IF([.E41]=&quot;&quot;;&quot;&quot;;[.D41]+FLOOR(4*RAND();1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IF([.B42]=[.B41];[.C41]+1;1)" office:value-type="float" office:value="1" calcext:value-type="float">
            <text:p>1</text:p>
          </table:table-cell>
          <table:table-cell table:formula="of:=IF([.C43]=1;[.C42];&quot;&quot;)">
            <text:p/>
          </table:table-cell>
          <table:table-cell table:formula="of:=IF([.D42]=&quot;&quot;;&quot;&quot;;[.B42])">
            <text:p/>
          </table:table-cell>
          <table:table-cell table:formula="of:=IF([.E42]=&quot;&quot;;&quot;&quot;;[.D42]+FLOOR(4*RAND();1))">
            <text:p/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table:formula="of:=IF([.B43]=[.B42];[.C42]+1;1)" office:value-type="float" office:value="2" calcext:value-type="float">
            <text:p>2</text:p>
          </table:table-cell>
          <table:table-cell table:formula="of:=IF([.C44]=1;[.C43];&quot;&quot;)">
            <text:p/>
          </table:table-cell>
          <table:table-cell table:formula="of:=IF([.D43]=&quot;&quot;;&quot;&quot;;[.B43])">
            <text:p/>
          </table:table-cell>
          <table:table-cell table:formula="of:=IF([.E43]=&quot;&quot;;&quot;&quot;;[.D43]+FLOOR(4*RAND();1))">
            <text:p/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" calcext:value-type="float">
            <text:p>8</text:p>
          </table:table-cell>
          <table:table-cell table:formula="of:=IF([.B44]=[.B43];[.C43]+1;1)" office:value-type="float" office:value="3" calcext:value-type="float">
            <text:p>3</text:p>
          </table:table-cell>
          <table:table-cell table:formula="of:=IF([.C45]=1;[.C44];&quot;&quot;)">
            <text:p/>
          </table:table-cell>
          <table:table-cell table:formula="of:=IF([.D44]=&quot;&quot;;&quot;&quot;;[.B44])">
            <text:p/>
          </table:table-cell>
          <table:table-cell table:formula="of:=IF([.E44]=&quot;&quot;;&quot;&quot;;[.D44]+FLOOR(4*RAND();1))">
            <text:p/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8" calcext:value-type="float">
            <text:p>8</text:p>
          </table:table-cell>
          <table:table-cell table:formula="of:=IF([.B45]=[.B44];[.C44]+1;1)" office:value-type="float" office:value="4" calcext:value-type="float">
            <text:p>4</text:p>
          </table:table-cell>
          <table:table-cell table:formula="of:=IF([.C46]=1;[.C45];&quot;&quot;)">
            <text:p/>
          </table:table-cell>
          <table:table-cell table:formula="of:=IF([.D45]=&quot;&quot;;&quot;&quot;;[.B45])">
            <text:p/>
          </table:table-cell>
          <table:table-cell table:formula="of:=IF([.E45]=&quot;&quot;;&quot;&quot;;[.D45]+FLOOR(4*RAND();1))">
            <text:p/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8" calcext:value-type="float">
            <text:p>8</text:p>
          </table:table-cell>
          <table:table-cell table:formula="of:=IF([.B46]=[.B45];[.C45]+1;1)" office:value-type="float" office:value="5" calcext:value-type="float">
            <text:p>5</text:p>
          </table:table-cell>
          <table:table-cell table:formula="of:=IF([.C47]=1;[.C46];&quot;&quot;)">
            <text:p/>
          </table:table-cell>
          <table:table-cell table:formula="of:=IF([.D46]=&quot;&quot;;&quot;&quot;;[.B46])">
            <text:p/>
          </table:table-cell>
          <table:table-cell table:formula="of:=IF([.E46]=&quot;&quot;;&quot;&quot;;[.D46]+FLOOR(4*RAND();1))">
            <text:p/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8" calcext:value-type="float">
            <text:p>8</text:p>
          </table:table-cell>
          <table:table-cell table:formula="of:=IF([.B47]=[.B46];[.C46]+1;1)" office:value-type="float" office:value="6" calcext:value-type="float">
            <text:p>6</text:p>
          </table:table-cell>
          <table:table-cell table:formula="of:=IF([.C48]=1;[.C47];&quot;&quot;)">
            <text:p/>
          </table:table-cell>
          <table:table-cell table:formula="of:=IF([.D47]=&quot;&quot;;&quot;&quot;;[.B47])">
            <text:p/>
          </table:table-cell>
          <table:table-cell table:formula="of:=IF([.E47]=&quot;&quot;;&quot;&quot;;[.D47]+FLOOR(4*RAND();1))">
            <text:p/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8" calcext:value-type="float">
            <text:p>8</text:p>
          </table:table-cell>
          <table:table-cell table:formula="of:=IF([.B48]=[.B47];[.C47]+1;1)" office:value-type="float" office:value="7" calcext:value-type="float">
            <text:p>7</text:p>
          </table:table-cell>
          <table:table-cell table:formula="of:=IF([.C49]=1;[.C48];&quot;&quot;)">
            <text:p/>
          </table:table-cell>
          <table:table-cell table:formula="of:=IF([.D48]=&quot;&quot;;&quot;&quot;;[.B48])">
            <text:p/>
          </table:table-cell>
          <table:table-cell table:formula="of:=IF([.E48]=&quot;&quot;;&quot;&quot;;[.D48]+FLOOR(4*RAND();1))">
            <text:p/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8" calcext:value-type="float">
            <text:p>8</text:p>
          </table:table-cell>
          <table:table-cell table:formula="of:=IF([.B49]=[.B48];[.C48]+1;1)" office:value-type="float" office:value="8" calcext:value-type="float">
            <text:p>8</text:p>
          </table:table-cell>
          <table:table-cell table:formula="of:=IF([.C50]=1;[.C49];&quot;&quot;)">
            <text:p/>
          </table:table-cell>
          <table:table-cell table:formula="of:=IF([.D49]=&quot;&quot;;&quot;&quot;;[.B49])">
            <text:p/>
          </table:table-cell>
          <table:table-cell table:formula="of:=IF([.E49]=&quot;&quot;;&quot;&quot;;[.D49]+FLOOR(4*RAND();1))">
            <text:p/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8" calcext:value-type="float">
            <text:p>8</text:p>
          </table:table-cell>
          <table:table-cell table:formula="of:=IF([.B50]=[.B49];[.C49]+1;1)" office:value-type="float" office:value="9" calcext:value-type="float">
            <text:p>9</text:p>
          </table:table-cell>
          <table:table-cell table:formula="of:=IF([.C51]=1;[.C50];&quot;&quot;)">
            <text:p/>
          </table:table-cell>
          <table:table-cell table:formula="of:=IF([.D50]=&quot;&quot;;&quot;&quot;;[.B50])">
            <text:p/>
          </table:table-cell>
          <table:table-cell table:formula="of:=IF([.E50]=&quot;&quot;;&quot;&quot;;[.D50]+FLOOR(4*RAND();1))">
            <text:p/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8" calcext:value-type="float">
            <text:p>8</text:p>
          </table:table-cell>
          <table:table-cell table:formula="of:=IF([.B51]=[.B50];[.C50]+1;1)" office:value-type="float" office:value="10" calcext:value-type="float">
            <text:p>10</text:p>
          </table:table-cell>
          <table:table-cell table:formula="of:=IF([.C52]=1;[.C51];&quot;&quot;)" office:value-type="float" office:value="10" calcext:value-type="float">
            <text:p>10</text:p>
          </table:table-cell>
          <table:table-cell table:formula="of:=IF([.D51]=&quot;&quot;;&quot;&quot;;[.B51])" office:value-type="float" office:value="8" calcext:value-type="float">
            <text:p>8</text:p>
          </table:table-cell>
          <table:table-cell table:formula="of:=IF([.E51]=&quot;&quot;;&quot;&quot;;[.D51]+FLOOR(4*RAND();1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table:formula="of:=IF([.B52]=[.B51];[.C51]+1;1)" office:value-type="float" office:value="1" calcext:value-type="float">
            <text:p>1</text:p>
          </table:table-cell>
          <table:table-cell table:formula="of:=IF([.C53]=1;[.C52];&quot;&quot;)">
            <text:p/>
          </table:table-cell>
          <table:table-cell table:formula="of:=IF([.D52]=&quot;&quot;;&quot;&quot;;[.B52])">
            <text:p/>
          </table:table-cell>
          <table:table-cell table:formula="of:=IF([.E52]=&quot;&quot;;&quot;&quot;;[.D52]+FLOOR(4*RAND();1))">
            <text:p/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table:formula="of:=IF([.B53]=[.B52];[.C52]+1;1)" office:value-type="float" office:value="2" calcext:value-type="float">
            <text:p>2</text:p>
          </table:table-cell>
          <table:table-cell table:formula="of:=IF([.C54]=1;[.C53];&quot;&quot;)">
            <text:p/>
          </table:table-cell>
          <table:table-cell table:formula="of:=IF([.D53]=&quot;&quot;;&quot;&quot;;[.B53])">
            <text:p/>
          </table:table-cell>
          <table:table-cell table:formula="of:=IF([.E53]=&quot;&quot;;&quot;&quot;;[.D53]+FLOOR(4*RAND();1))">
            <text:p/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" calcext:value-type="float">
            <text:p>9</text:p>
          </table:table-cell>
          <table:table-cell table:formula="of:=IF([.B54]=[.B53];[.C53]+1;1)" office:value-type="float" office:value="3" calcext:value-type="float">
            <text:p>3</text:p>
          </table:table-cell>
          <table:table-cell table:formula="of:=IF([.C55]=1;[.C54];&quot;&quot;)" office:value-type="float" office:value="3" calcext:value-type="float">
            <text:p>3</text:p>
          </table:table-cell>
          <table:table-cell table:formula="of:=IF([.D54]=&quot;&quot;;&quot;&quot;;[.B54])" office:value-type="float" office:value="9" calcext:value-type="float">
            <text:p>9</text:p>
          </table:table-cell>
          <table:table-cell table:formula="of:=IF([.E54]=&quot;&quot;;&quot;&quot;;[.D54]+FLOOR(4*RAND();1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table:formula="of:=IF([.B55]=[.B54];[.C54]+1;1)" office:value-type="float" office:value="1" calcext:value-type="float">
            <text:p>1</text:p>
          </table:table-cell>
          <table:table-cell table:formula="of:=IF([.C56]=1;[.C55];&quot;&quot;)">
            <text:p/>
          </table:table-cell>
          <table:table-cell table:formula="of:=IF([.D55]=&quot;&quot;;&quot;&quot;;[.B55])">
            <text:p/>
          </table:table-cell>
          <table:table-cell table:formula="of:=IF([.E55]=&quot;&quot;;&quot;&quot;;[.D55]+FLOOR(4*RAND();1))">
            <text:p/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" calcext:value-type="float">
            <text:p>10</text:p>
          </table:table-cell>
          <table:table-cell table:formula="of:=IF([.B56]=[.B55];[.C55]+1;1)" office:value-type="float" office:value="2" calcext:value-type="float">
            <text:p>2</text:p>
          </table:table-cell>
          <table:table-cell table:formula="of:=IF([.C57]=1;[.C56];&quot;&quot;)">
            <text:p/>
          </table:table-cell>
          <table:table-cell table:formula="of:=IF([.D56]=&quot;&quot;;&quot;&quot;;[.B56])">
            <text:p/>
          </table:table-cell>
          <table:table-cell table:formula="of:=IF([.E56]=&quot;&quot;;&quot;&quot;;[.D56]+FLOOR(4*RAND();1))">
            <text:p/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0" calcext:value-type="float">
            <text:p>10</text:p>
          </table:table-cell>
          <table:table-cell table:formula="of:=IF([.B57]=[.B56];[.C56]+1;1)" office:value-type="float" office:value="3" calcext:value-type="float">
            <text:p>3</text:p>
          </table:table-cell>
          <table:table-cell table:formula="of:=IF([.C58]=1;[.C57];&quot;&quot;)">
            <text:p/>
          </table:table-cell>
          <table:table-cell table:formula="of:=IF([.D57]=&quot;&quot;;&quot;&quot;;[.B57])">
            <text:p/>
          </table:table-cell>
          <table:table-cell table:formula="of:=IF([.E57]=&quot;&quot;;&quot;&quot;;[.D57]+FLOOR(4*RAND();1))">
            <text:p/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0" calcext:value-type="float">
            <text:p>10</text:p>
          </table:table-cell>
          <table:table-cell table:formula="of:=IF([.B58]=[.B57];[.C57]+1;1)" office:value-type="float" office:value="4" calcext:value-type="float">
            <text:p>4</text:p>
          </table:table-cell>
          <table:table-cell table:formula="of:=IF([.C59]=1;[.C58];&quot;&quot;)">
            <text:p/>
          </table:table-cell>
          <table:table-cell table:formula="of:=IF([.D58]=&quot;&quot;;&quot;&quot;;[.B58])">
            <text:p/>
          </table:table-cell>
          <table:table-cell table:formula="of:=IF([.E58]=&quot;&quot;;&quot;&quot;;[.D58]+FLOOR(4*RAND();1))">
            <text:p/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0" calcext:value-type="float">
            <text:p>10</text:p>
          </table:table-cell>
          <table:table-cell table:formula="of:=IF([.B59]=[.B58];[.C58]+1;1)" office:value-type="float" office:value="5" calcext:value-type="float">
            <text:p>5</text:p>
          </table:table-cell>
          <table:table-cell table:formula="of:=IF([.C60]=1;[.C59];&quot;&quot;)" office:value-type="float" office:value="5" calcext:value-type="float">
            <text:p>5</text:p>
          </table:table-cell>
          <table:table-cell table:formula="of:=IF([.D59]=&quot;&quot;;&quot;&quot;;[.B59])" office:value-type="float" office:value="10" calcext:value-type="float">
            <text:p>10</text:p>
          </table:table-cell>
          <table:table-cell table:formula="of:=IF([.E59]=&quot;&quot;;&quot;&quot;;[.D59]+FLOOR(4*RAND();1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" calcext:value-type="float">
            <text:p>11</text:p>
          </table:table-cell>
          <table:table-cell table:formula="of:=IF([.B60]=[.B59];[.C59]+1;1)" office:value-type="float" office:value="1" calcext:value-type="float">
            <text:p>1</text:p>
          </table:table-cell>
          <table:table-cell table:formula="of:=IF([.C61]=1;[.C60];&quot;&quot;)">
            <text:p/>
          </table:table-cell>
          <table:table-cell table:formula="of:=IF([.D60]=&quot;&quot;;&quot;&quot;;[.B60])">
            <text:p/>
          </table:table-cell>
          <table:table-cell table:formula="of:=IF([.E60]=&quot;&quot;;&quot;&quot;;[.D60]+FLOOR(4*RAND();1))">
            <text:p/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1" calcext:value-type="float">
            <text:p>11</text:p>
          </table:table-cell>
          <table:table-cell table:formula="of:=IF([.B61]=[.B60];[.C60]+1;1)" office:value-type="float" office:value="2" calcext:value-type="float">
            <text:p>2</text:p>
          </table:table-cell>
          <table:table-cell table:formula="of:=IF([.C62]=1;[.C61];&quot;&quot;)">
            <text:p/>
          </table:table-cell>
          <table:table-cell table:formula="of:=IF([.D61]=&quot;&quot;;&quot;&quot;;[.B61])">
            <text:p/>
          </table:table-cell>
          <table:table-cell table:formula="of:=IF([.E61]=&quot;&quot;;&quot;&quot;;[.D61]+FLOOR(4*RAND();1))">
            <text:p/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" calcext:value-type="float">
            <text:p>11</text:p>
          </table:table-cell>
          <table:table-cell table:formula="of:=IF([.B62]=[.B61];[.C61]+1;1)" office:value-type="float" office:value="3" calcext:value-type="float">
            <text:p>3</text:p>
          </table:table-cell>
          <table:table-cell table:formula="of:=IF([.C63]=1;[.C62];&quot;&quot;)">
            <text:p/>
          </table:table-cell>
          <table:table-cell table:formula="of:=IF([.D62]=&quot;&quot;;&quot;&quot;;[.B62])">
            <text:p/>
          </table:table-cell>
          <table:table-cell table:formula="of:=IF([.E62]=&quot;&quot;;&quot;&quot;;[.D62]+FLOOR(4*RAND();1))">
            <text:p/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1" calcext:value-type="float">
            <text:p>11</text:p>
          </table:table-cell>
          <table:table-cell table:formula="of:=IF([.B63]=[.B62];[.C62]+1;1)" office:value-type="float" office:value="4" calcext:value-type="float">
            <text:p>4</text:p>
          </table:table-cell>
          <table:table-cell table:formula="of:=IF([.C64]=1;[.C63];&quot;&quot;)">
            <text:p/>
          </table:table-cell>
          <table:table-cell table:formula="of:=IF([.D63]=&quot;&quot;;&quot;&quot;;[.B63])">
            <text:p/>
          </table:table-cell>
          <table:table-cell table:formula="of:=IF([.E63]=&quot;&quot;;&quot;&quot;;[.D63]+FLOOR(4*RAND();1))">
            <text:p/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1" calcext:value-type="float">
            <text:p>11</text:p>
          </table:table-cell>
          <table:table-cell table:formula="of:=IF([.B64]=[.B63];[.C63]+1;1)" office:value-type="float" office:value="5" calcext:value-type="float">
            <text:p>5</text:p>
          </table:table-cell>
          <table:table-cell table:formula="of:=IF([.C65]=1;[.C64];&quot;&quot;)">
            <text:p/>
          </table:table-cell>
          <table:table-cell table:formula="of:=IF([.D64]=&quot;&quot;;&quot;&quot;;[.B64])">
            <text:p/>
          </table:table-cell>
          <table:table-cell table:formula="of:=IF([.E64]=&quot;&quot;;&quot;&quot;;[.D64]+FLOOR(4*RAND();1))">
            <text:p/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1" calcext:value-type="float">
            <text:p>11</text:p>
          </table:table-cell>
          <table:table-cell table:formula="of:=IF([.B65]=[.B64];[.C64]+1;1)" office:value-type="float" office:value="6" calcext:value-type="float">
            <text:p>6</text:p>
          </table:table-cell>
          <table:table-cell table:formula="of:=IF([.C66]=1;[.C65];&quot;&quot;)" office:value-type="float" office:value="6" calcext:value-type="float">
            <text:p>6</text:p>
          </table:table-cell>
          <table:table-cell table:formula="of:=IF([.D65]=&quot;&quot;;&quot;&quot;;[.B65])" office:value-type="float" office:value="11" calcext:value-type="float">
            <text:p>11</text:p>
          </table:table-cell>
          <table:table-cell table:formula="of:=IF([.E65]=&quot;&quot;;&quot;&quot;;[.D65]+FLOOR(4*RAND();1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" calcext:value-type="float">
            <text:p>12</text:p>
          </table:table-cell>
          <table:table-cell table:formula="of:=IF([.B66]=[.B65];[.C65]+1;1)" office:value-type="float" office:value="1" calcext:value-type="float">
            <text:p>1</text:p>
          </table:table-cell>
          <table:table-cell table:formula="of:=IF([.C67]=1;[.C66];&quot;&quot;)">
            <text:p/>
          </table:table-cell>
          <table:table-cell table:formula="of:=IF([.D66]=&quot;&quot;;&quot;&quot;;[.B66])">
            <text:p/>
          </table:table-cell>
          <table:table-cell table:formula="of:=IF([.E66]=&quot;&quot;;&quot;&quot;;[.D66]+FLOOR(4*RAND();1))">
            <text:p/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2" calcext:value-type="float">
            <text:p>12</text:p>
          </table:table-cell>
          <table:table-cell table:formula="of:=IF([.B67]=[.B66];[.C66]+1;1)" office:value-type="float" office:value="2" calcext:value-type="float">
            <text:p>2</text:p>
          </table:table-cell>
          <table:table-cell table:formula="of:=IF([.C68]=1;[.C67];&quot;&quot;)">
            <text:p/>
          </table:table-cell>
          <table:table-cell table:formula="of:=IF([.D67]=&quot;&quot;;&quot;&quot;;[.B67])">
            <text:p/>
          </table:table-cell>
          <table:table-cell table:formula="of:=IF([.E67]=&quot;&quot;;&quot;&quot;;[.D67]+FLOOR(4*RAND();1))">
            <text:p/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2" calcext:value-type="float">
            <text:p>12</text:p>
          </table:table-cell>
          <table:table-cell table:formula="of:=IF([.B68]=[.B67];[.C67]+1;1)" office:value-type="float" office:value="3" calcext:value-type="float">
            <text:p>3</text:p>
          </table:table-cell>
          <table:table-cell table:formula="of:=IF([.C69]=1;[.C68];&quot;&quot;)">
            <text:p/>
          </table:table-cell>
          <table:table-cell table:formula="of:=IF([.D68]=&quot;&quot;;&quot;&quot;;[.B68])">
            <text:p/>
          </table:table-cell>
          <table:table-cell table:formula="of:=IF([.E68]=&quot;&quot;;&quot;&quot;;[.D68]+FLOOR(4*RAND();1))">
            <text:p/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2" calcext:value-type="float">
            <text:p>12</text:p>
          </table:table-cell>
          <table:table-cell table:formula="of:=IF([.B69]=[.B68];[.C68]+1;1)" office:value-type="float" office:value="4" calcext:value-type="float">
            <text:p>4</text:p>
          </table:table-cell>
          <table:table-cell table:formula="of:=IF([.C70]=1;[.C69];&quot;&quot;)">
            <text:p/>
          </table:table-cell>
          <table:table-cell table:formula="of:=IF([.D69]=&quot;&quot;;&quot;&quot;;[.B69])">
            <text:p/>
          </table:table-cell>
          <table:table-cell table:formula="of:=IF([.E69]=&quot;&quot;;&quot;&quot;;[.D69]+FLOOR(4*RAND();1))">
            <text:p/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2" calcext:value-type="float">
            <text:p>12</text:p>
          </table:table-cell>
          <table:table-cell table:formula="of:=IF([.B70]=[.B69];[.C69]+1;1)" office:value-type="float" office:value="5" calcext:value-type="float">
            <text:p>5</text:p>
          </table:table-cell>
          <table:table-cell table:formula="of:=IF([.C71]=1;[.C70];&quot;&quot;)">
            <text:p/>
          </table:table-cell>
          <table:table-cell table:formula="of:=IF([.D70]=&quot;&quot;;&quot;&quot;;[.B70])">
            <text:p/>
          </table:table-cell>
          <table:table-cell table:formula="of:=IF([.E70]=&quot;&quot;;&quot;&quot;;[.D70]+FLOOR(4*RAND();1))">
            <text:p/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2" calcext:value-type="float">
            <text:p>12</text:p>
          </table:table-cell>
          <table:table-cell table:formula="of:=IF([.B71]=[.B70];[.C70]+1;1)" office:value-type="float" office:value="6" calcext:value-type="float">
            <text:p>6</text:p>
          </table:table-cell>
          <table:table-cell table:formula="of:=IF([.C72]=1;[.C71];&quot;&quot;)" office:value-type="float" office:value="6" calcext:value-type="float">
            <text:p>6</text:p>
          </table:table-cell>
          <table:table-cell table:formula="of:=IF([.D71]=&quot;&quot;;&quot;&quot;;[.B71])" office:value-type="float" office:value="12" calcext:value-type="float">
            <text:p>12</text:p>
          </table:table-cell>
          <table:table-cell table:formula="of:=IF([.E71]=&quot;&quot;;&quot;&quot;;[.D71]+FLOOR(4*RAND();1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3" calcext:value-type="float">
            <text:p>13</text:p>
          </table:table-cell>
          <table:table-cell table:formula="of:=IF([.B72]=[.B71];[.C71]+1;1)" office:value-type="float" office:value="1" calcext:value-type="float">
            <text:p>1</text:p>
          </table:table-cell>
          <table:table-cell table:formula="of:=IF([.C73]=1;[.C72];&quot;&quot;)">
            <text:p/>
          </table:table-cell>
          <table:table-cell table:formula="of:=IF([.D72]=&quot;&quot;;&quot;&quot;;[.B72])">
            <text:p/>
          </table:table-cell>
          <table:table-cell table:formula="of:=IF([.E72]=&quot;&quot;;&quot;&quot;;[.D72]+FLOOR(4*RAND();1))">
            <text:p/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3" calcext:value-type="float">
            <text:p>13</text:p>
          </table:table-cell>
          <table:table-cell table:formula="of:=IF([.B73]=[.B72];[.C72]+1;1)" office:value-type="float" office:value="2" calcext:value-type="float">
            <text:p>2</text:p>
          </table:table-cell>
          <table:table-cell table:formula="of:=IF([.C74]=1;[.C73];&quot;&quot;)">
            <text:p/>
          </table:table-cell>
          <table:table-cell table:formula="of:=IF([.D73]=&quot;&quot;;&quot;&quot;;[.B73])">
            <text:p/>
          </table:table-cell>
          <table:table-cell table:formula="of:=IF([.E73]=&quot;&quot;;&quot;&quot;;[.D73]+FLOOR(4*RAND();1))">
            <text:p/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3" calcext:value-type="float">
            <text:p>13</text:p>
          </table:table-cell>
          <table:table-cell table:formula="of:=IF([.B74]=[.B73];[.C73]+1;1)" office:value-type="float" office:value="3" calcext:value-type="float">
            <text:p>3</text:p>
          </table:table-cell>
          <table:table-cell table:formula="of:=IF([.C75]=1;[.C74];&quot;&quot;)">
            <text:p/>
          </table:table-cell>
          <table:table-cell table:formula="of:=IF([.D74]=&quot;&quot;;&quot;&quot;;[.B74])">
            <text:p/>
          </table:table-cell>
          <table:table-cell table:formula="of:=IF([.E74]=&quot;&quot;;&quot;&quot;;[.D74]+FLOOR(4*RAND();1))">
            <text:p/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3" calcext:value-type="float">
            <text:p>13</text:p>
          </table:table-cell>
          <table:table-cell table:formula="of:=IF([.B75]=[.B74];[.C74]+1;1)" office:value-type="float" office:value="4" calcext:value-type="float">
            <text:p>4</text:p>
          </table:table-cell>
          <table:table-cell table:formula="of:=IF([.C76]=1;[.C75];&quot;&quot;)">
            <text:p/>
          </table:table-cell>
          <table:table-cell table:formula="of:=IF([.D75]=&quot;&quot;;&quot;&quot;;[.B75])">
            <text:p/>
          </table:table-cell>
          <table:table-cell table:formula="of:=IF([.E75]=&quot;&quot;;&quot;&quot;;[.D75]+FLOOR(4*RAND();1))">
            <text:p/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3" calcext:value-type="float">
            <text:p>13</text:p>
          </table:table-cell>
          <table:table-cell table:formula="of:=IF([.B76]=[.B75];[.C75]+1;1)" office:value-type="float" office:value="5" calcext:value-type="float">
            <text:p>5</text:p>
          </table:table-cell>
          <table:table-cell table:formula="of:=IF([.C77]=1;[.C76];&quot;&quot;)" office:value-type="float" office:value="5" calcext:value-type="float">
            <text:p>5</text:p>
          </table:table-cell>
          <table:table-cell table:formula="of:=IF([.D76]=&quot;&quot;;&quot;&quot;;[.B76])" office:value-type="float" office:value="13" calcext:value-type="float">
            <text:p>13</text:p>
          </table:table-cell>
          <table:table-cell table:formula="of:=IF([.E76]=&quot;&quot;;&quot;&quot;;[.D76]+FLOOR(4*RAND();1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table:formula="of:=IF([.B77]=[.B76];[.C76]+1;1)" office:value-type="float" office:value="1" calcext:value-type="float">
            <text:p>1</text:p>
          </table:table-cell>
          <table:table-cell table:formula="of:=IF([.C78]=1;[.C77];&quot;&quot;)">
            <text:p/>
          </table:table-cell>
          <table:table-cell table:formula="of:=IF([.D77]=&quot;&quot;;&quot;&quot;;[.B77])">
            <text:p/>
          </table:table-cell>
          <table:table-cell table:formula="of:=IF([.E77]=&quot;&quot;;&quot;&quot;;[.D77]+FLOOR(4*RAND();1))">
            <text:p/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" calcext:value-type="float">
            <text:p>14</text:p>
          </table:table-cell>
          <table:table-cell table:formula="of:=IF([.B78]=[.B77];[.C77]+1;1)" office:value-type="float" office:value="2" calcext:value-type="float">
            <text:p>2</text:p>
          </table:table-cell>
          <table:table-cell table:formula="of:=IF([.C79]=1;[.C78];&quot;&quot;)">
            <text:p/>
          </table:table-cell>
          <table:table-cell table:formula="of:=IF([.D78]=&quot;&quot;;&quot;&quot;;[.B78])">
            <text:p/>
          </table:table-cell>
          <table:table-cell table:formula="of:=IF([.E78]=&quot;&quot;;&quot;&quot;;[.D78]+FLOOR(4*RAND();1))">
            <text:p/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" calcext:value-type="float">
            <text:p>14</text:p>
          </table:table-cell>
          <table:table-cell table:formula="of:=IF([.B79]=[.B78];[.C78]+1;1)" office:value-type="float" office:value="3" calcext:value-type="float">
            <text:p>3</text:p>
          </table:table-cell>
          <table:table-cell table:formula="of:=IF([.C80]=1;[.C79];&quot;&quot;)">
            <text:p/>
          </table:table-cell>
          <table:table-cell table:formula="of:=IF([.D79]=&quot;&quot;;&quot;&quot;;[.B79])">
            <text:p/>
          </table:table-cell>
          <table:table-cell table:formula="of:=IF([.E79]=&quot;&quot;;&quot;&quot;;[.D79]+FLOOR(4*RAND();1))">
            <text:p/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4" calcext:value-type="float">
            <text:p>14</text:p>
          </table:table-cell>
          <table:table-cell table:formula="of:=IF([.B80]=[.B79];[.C79]+1;1)" office:value-type="float" office:value="4" calcext:value-type="float">
            <text:p>4</text:p>
          </table:table-cell>
          <table:table-cell table:formula="of:=IF([.C81]=1;[.C80];&quot;&quot;)">
            <text:p/>
          </table:table-cell>
          <table:table-cell table:formula="of:=IF([.D80]=&quot;&quot;;&quot;&quot;;[.B80])">
            <text:p/>
          </table:table-cell>
          <table:table-cell table:formula="of:=IF([.E80]=&quot;&quot;;&quot;&quot;;[.D80]+FLOOR(4*RAND();1))">
            <text:p/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4" calcext:value-type="float">
            <text:p>14</text:p>
          </table:table-cell>
          <table:table-cell table:formula="of:=IF([.B81]=[.B80];[.C80]+1;1)" office:value-type="float" office:value="5" calcext:value-type="float">
            <text:p>5</text:p>
          </table:table-cell>
          <table:table-cell table:formula="of:=IF([.C82]=1;[.C81];&quot;&quot;)">
            <text:p/>
          </table:table-cell>
          <table:table-cell table:formula="of:=IF([.D81]=&quot;&quot;;&quot;&quot;;[.B81])">
            <text:p/>
          </table:table-cell>
          <table:table-cell table:formula="of:=IF([.E81]=&quot;&quot;;&quot;&quot;;[.D81]+FLOOR(4*RAND();1))">
            <text:p/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4" calcext:value-type="float">
            <text:p>14</text:p>
          </table:table-cell>
          <table:table-cell table:formula="of:=IF([.B82]=[.B81];[.C81]+1;1)" office:value-type="float" office:value="6" calcext:value-type="float">
            <text:p>6</text:p>
          </table:table-cell>
          <table:table-cell table:formula="of:=IF([.C83]=1;[.C82];&quot;&quot;)" office:value-type="float" office:value="6" calcext:value-type="float">
            <text:p>6</text:p>
          </table:table-cell>
          <table:table-cell table:formula="of:=IF([.D82]=&quot;&quot;;&quot;&quot;;[.B82])" office:value-type="float" office:value="14" calcext:value-type="float">
            <text:p>14</text:p>
          </table:table-cell>
          <table:table-cell table:formula="of:=IF([.E82]=&quot;&quot;;&quot;&quot;;[.D82]+FLOOR(4*RAND();1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" calcext:value-type="float">
            <text:p>15</text:p>
          </table:table-cell>
          <table:table-cell table:formula="of:=IF([.B83]=[.B82];[.C82]+1;1)" office:value-type="float" office:value="1" calcext:value-type="float">
            <text:p>1</text:p>
          </table:table-cell>
          <table:table-cell table:formula="of:=IF([.C84]=1;[.C83];&quot;&quot;)">
            <text:p/>
          </table:table-cell>
          <table:table-cell table:formula="of:=IF([.D83]=&quot;&quot;;&quot;&quot;;[.B83])">
            <text:p/>
          </table:table-cell>
          <table:table-cell table:formula="of:=IF([.E83]=&quot;&quot;;&quot;&quot;;[.D83]+FLOOR(4*RAND();1))">
            <text:p/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5" calcext:value-type="float">
            <text:p>15</text:p>
          </table:table-cell>
          <table:table-cell table:formula="of:=IF([.B84]=[.B83];[.C83]+1;1)" office:value-type="float" office:value="2" calcext:value-type="float">
            <text:p>2</text:p>
          </table:table-cell>
          <table:table-cell table:formula="of:=IF([.C85]=1;[.C84];&quot;&quot;)">
            <text:p/>
          </table:table-cell>
          <table:table-cell table:formula="of:=IF([.D84]=&quot;&quot;;&quot;&quot;;[.B84])">
            <text:p/>
          </table:table-cell>
          <table:table-cell table:formula="of:=IF([.E84]=&quot;&quot;;&quot;&quot;;[.D84]+FLOOR(4*RAND();1))">
            <text:p/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5" calcext:value-type="float">
            <text:p>15</text:p>
          </table:table-cell>
          <table:table-cell table:formula="of:=IF([.B85]=[.B84];[.C84]+1;1)" office:value-type="float" office:value="3" calcext:value-type="float">
            <text:p>3</text:p>
          </table:table-cell>
          <table:table-cell table:formula="of:=IF([.C86]=1;[.C85];&quot;&quot;)">
            <text:p/>
          </table:table-cell>
          <table:table-cell table:formula="of:=IF([.D85]=&quot;&quot;;&quot;&quot;;[.B85])">
            <text:p/>
          </table:table-cell>
          <table:table-cell table:formula="of:=IF([.E85]=&quot;&quot;;&quot;&quot;;[.D85]+FLOOR(4*RAND();1))">
            <text:p/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5" calcext:value-type="float">
            <text:p>15</text:p>
          </table:table-cell>
          <table:table-cell table:formula="of:=IF([.B86]=[.B85];[.C85]+1;1)" office:value-type="float" office:value="4" calcext:value-type="float">
            <text:p>4</text:p>
          </table:table-cell>
          <table:table-cell table:formula="of:=IF([.C87]=1;[.C86];&quot;&quot;)">
            <text:p/>
          </table:table-cell>
          <table:table-cell table:formula="of:=IF([.D86]=&quot;&quot;;&quot;&quot;;[.B86])">
            <text:p/>
          </table:table-cell>
          <table:table-cell table:formula="of:=IF([.E86]=&quot;&quot;;&quot;&quot;;[.D86]+FLOOR(4*RAND();1))">
            <text:p/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5" calcext:value-type="float">
            <text:p>15</text:p>
          </table:table-cell>
          <table:table-cell table:formula="of:=IF([.B87]=[.B86];[.C86]+1;1)" office:value-type="float" office:value="5" calcext:value-type="float">
            <text:p>5</text:p>
          </table:table-cell>
          <table:table-cell table:formula="of:=IF([.C88]=1;[.C87];&quot;&quot;)" office:value-type="float" office:value="5" calcext:value-type="float">
            <text:p>5</text:p>
          </table:table-cell>
          <table:table-cell table:formula="of:=IF([.D87]=&quot;&quot;;&quot;&quot;;[.B87])" office:value-type="float" office:value="15" calcext:value-type="float">
            <text:p>15</text:p>
          </table:table-cell>
          <table:table-cell table:formula="of:=IF([.E87]=&quot;&quot;;&quot;&quot;;[.D87]+FLOOR(4*RAND();1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" calcext:value-type="float">
            <text:p>16</text:p>
          </table:table-cell>
          <table:table-cell table:formula="of:=IF([.B88]=[.B87];[.C87]+1;1)" office:value-type="float" office:value="1" calcext:value-type="float">
            <text:p>1</text:p>
          </table:table-cell>
          <table:table-cell table:formula="of:=IF([.C89]=1;[.C88];&quot;&quot;)">
            <text:p/>
          </table:table-cell>
          <table:table-cell table:formula="of:=IF([.D88]=&quot;&quot;;&quot;&quot;;[.B88])">
            <text:p/>
          </table:table-cell>
          <table:table-cell table:formula="of:=IF([.E88]=&quot;&quot;;&quot;&quot;;[.D88]+FLOOR(4*RAND();1))">
            <text:p/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6" calcext:value-type="float">
            <text:p>16</text:p>
          </table:table-cell>
          <table:table-cell table:formula="of:=IF([.B89]=[.B88];[.C88]+1;1)" office:value-type="float" office:value="2" calcext:value-type="float">
            <text:p>2</text:p>
          </table:table-cell>
          <table:table-cell table:formula="of:=IF([.C90]=1;[.C89];&quot;&quot;)">
            <text:p/>
          </table:table-cell>
          <table:table-cell table:formula="of:=IF([.D89]=&quot;&quot;;&quot;&quot;;[.B89])">
            <text:p/>
          </table:table-cell>
          <table:table-cell table:formula="of:=IF([.E89]=&quot;&quot;;&quot;&quot;;[.D89]+FLOOR(4*RAND();1))">
            <text:p/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6" calcext:value-type="float">
            <text:p>16</text:p>
          </table:table-cell>
          <table:table-cell table:formula="of:=IF([.B90]=[.B89];[.C89]+1;1)" office:value-type="float" office:value="3" calcext:value-type="float">
            <text:p>3</text:p>
          </table:table-cell>
          <table:table-cell table:formula="of:=IF([.C91]=1;[.C90];&quot;&quot;)">
            <text:p/>
          </table:table-cell>
          <table:table-cell table:formula="of:=IF([.D90]=&quot;&quot;;&quot;&quot;;[.B90])">
            <text:p/>
          </table:table-cell>
          <table:table-cell table:formula="of:=IF([.E90]=&quot;&quot;;&quot;&quot;;[.D90]+FLOOR(4*RAND();1))">
            <text:p/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6" calcext:value-type="float">
            <text:p>16</text:p>
          </table:table-cell>
          <table:table-cell table:formula="of:=IF([.B91]=[.B90];[.C90]+1;1)" office:value-type="float" office:value="4" calcext:value-type="float">
            <text:p>4</text:p>
          </table:table-cell>
          <table:table-cell table:formula="of:=IF([.C92]=1;[.C91];&quot;&quot;)" office:value-type="float" office:value="4" calcext:value-type="float">
            <text:p>4</text:p>
          </table:table-cell>
          <table:table-cell table:formula="of:=IF([.D91]=&quot;&quot;;&quot;&quot;;[.B91])" office:value-type="float" office:value="16" calcext:value-type="float">
            <text:p>16</text:p>
          </table:table-cell>
          <table:table-cell table:formula="of:=IF([.E91]=&quot;&quot;;&quot;&quot;;[.D91]+FLOOR(4*RAND();1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formula="of:=IF([.B92]=[.B91];[.C91]+1;1)" office:value-type="float" office:value="1" calcext:value-type="float">
            <text:p>1</text:p>
          </table:table-cell>
          <table:table-cell table:formula="of:=IF([.C93]=1;[.C92];&quot;&quot;)">
            <text:p/>
          </table:table-cell>
          <table:table-cell table:formula="of:=IF([.D92]=&quot;&quot;;&quot;&quot;;[.B92])">
            <text:p/>
          </table:table-cell>
          <table:table-cell table:formula="of:=IF([.E92]=&quot;&quot;;&quot;&quot;;[.D92]+FLOOR(4*RAND();1))">
            <text:p/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" calcext:value-type="float">
            <text:p>17</text:p>
          </table:table-cell>
          <table:table-cell table:formula="of:=IF([.B93]=[.B92];[.C92]+1;1)" office:value-type="float" office:value="2" calcext:value-type="float">
            <text:p>2</text:p>
          </table:table-cell>
          <table:table-cell table:formula="of:=IF([.C94]=1;[.C93];&quot;&quot;)">
            <text:p/>
          </table:table-cell>
          <table:table-cell table:formula="of:=IF([.D93]=&quot;&quot;;&quot;&quot;;[.B93])">
            <text:p/>
          </table:table-cell>
          <table:table-cell table:formula="of:=IF([.E93]=&quot;&quot;;&quot;&quot;;[.D93]+FLOOR(4*RAND();1))">
            <text:p/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7" calcext:value-type="float">
            <text:p>17</text:p>
          </table:table-cell>
          <table:table-cell table:formula="of:=IF([.B94]=[.B93];[.C93]+1;1)" office:value-type="float" office:value="3" calcext:value-type="float">
            <text:p>3</text:p>
          </table:table-cell>
          <table:table-cell table:formula="of:=IF([.C95]=1;[.C94];&quot;&quot;)" office:value-type="float" office:value="3" calcext:value-type="float">
            <text:p>3</text:p>
          </table:table-cell>
          <table:table-cell table:formula="of:=IF([.D94]=&quot;&quot;;&quot;&quot;;[.B94])" office:value-type="float" office:value="17" calcext:value-type="float">
            <text:p>17</text:p>
          </table:table-cell>
          <table:table-cell table:formula="of:=IF([.E94]=&quot;&quot;;&quot;&quot;;[.D94]+FLOOR(4*RAND();1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IF([.B95]=[.B94];[.C94]+1;1)" office:value-type="float" office:value="1" calcext:value-type="float">
            <text:p>1</text:p>
          </table:table-cell>
          <table:table-cell table:formula="of:=IF([.C96]=1;[.C95];&quot;&quot;)">
            <text:p/>
          </table:table-cell>
          <table:table-cell table:formula="of:=IF([.D95]=&quot;&quot;;&quot;&quot;;[.B95])">
            <text:p/>
          </table:table-cell>
          <table:table-cell table:formula="of:=IF([.E95]=&quot;&quot;;&quot;&quot;;[.D95]+FLOOR(4*RAND();1)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table:formula="of:=IF([.B96]=[.B95];[.C95]+1;1)" office:value-type="float" office:value="2" calcext:value-type="float">
            <text:p>2</text:p>
          </table:table-cell>
          <table:table-cell table:formula="of:=IF([.C97]=1;[.C96];&quot;&quot;)">
            <text:p/>
          </table:table-cell>
          <table:table-cell table:formula="of:=IF([.D96]=&quot;&quot;;&quot;&quot;;[.B96])">
            <text:p/>
          </table:table-cell>
          <table:table-cell table:formula="of:=IF([.E96]=&quot;&quot;;&quot;&quot;;[.D96]+FLOOR(4*RAND();1))">
            <text:p/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" calcext:value-type="float">
            <text:p>18</text:p>
          </table:table-cell>
          <table:table-cell table:formula="of:=IF([.B97]=[.B96];[.C96]+1;1)" office:value-type="float" office:value="3" calcext:value-type="float">
            <text:p>3</text:p>
          </table:table-cell>
          <table:table-cell table:formula="of:=IF([.C98]=1;[.C97];&quot;&quot;)">
            <text:p/>
          </table:table-cell>
          <table:table-cell table:formula="of:=IF([.D97]=&quot;&quot;;&quot;&quot;;[.B97])">
            <text:p/>
          </table:table-cell>
          <table:table-cell table:formula="of:=IF([.E97]=&quot;&quot;;&quot;&quot;;[.D97]+FLOOR(4*RAND();1))">
            <text:p/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8" calcext:value-type="float">
            <text:p>18</text:p>
          </table:table-cell>
          <table:table-cell table:formula="of:=IF([.B98]=[.B97];[.C97]+1;1)" office:value-type="float" office:value="4" calcext:value-type="float">
            <text:p>4</text:p>
          </table:table-cell>
          <table:table-cell table:formula="of:=IF([.C99]=1;[.C98];&quot;&quot;)">
            <text:p/>
          </table:table-cell>
          <table:table-cell table:formula="of:=IF([.D98]=&quot;&quot;;&quot;&quot;;[.B98])">
            <text:p/>
          </table:table-cell>
          <table:table-cell table:formula="of:=IF([.E98]=&quot;&quot;;&quot;&quot;;[.D98]+FLOOR(4*RAND();1))">
            <text:p/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8" calcext:value-type="float">
            <text:p>18</text:p>
          </table:table-cell>
          <table:table-cell table:formula="of:=IF([.B99]=[.B98];[.C98]+1;1)" office:value-type="float" office:value="5" calcext:value-type="float">
            <text:p>5</text:p>
          </table:table-cell>
          <table:table-cell table:formula="of:=IF([.C100]=1;[.C99];&quot;&quot;)">
            <text:p/>
          </table:table-cell>
          <table:table-cell table:formula="of:=IF([.D99]=&quot;&quot;;&quot;&quot;;[.B99])">
            <text:p/>
          </table:table-cell>
          <table:table-cell table:formula="of:=IF([.E99]=&quot;&quot;;&quot;&quot;;[.D99]+FLOOR(4*RAND();1))">
            <text:p/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8" calcext:value-type="float">
            <text:p>18</text:p>
          </table:table-cell>
          <table:table-cell table:formula="of:=IF([.B100]=[.B99];[.C99]+1;1)" office:value-type="float" office:value="6" calcext:value-type="float">
            <text:p>6</text:p>
          </table:table-cell>
          <table:table-cell table:formula="of:=IF([.C101]=1;[.C100];&quot;&quot;)">
            <text:p/>
          </table:table-cell>
          <table:table-cell table:formula="of:=IF([.D100]=&quot;&quot;;&quot;&quot;;[.B100])">
            <text:p/>
          </table:table-cell>
          <table:table-cell table:formula="of:=IF([.E100]=&quot;&quot;;&quot;&quot;;[.D100]+FLOOR(4*RAND();1))">
            <text:p/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8" calcext:value-type="float">
            <text:p>18</text:p>
          </table:table-cell>
          <table:table-cell table:formula="of:=IF([.B101]=[.B100];[.C100]+1;1)" office:value-type="float" office:value="7" calcext:value-type="float">
            <text:p>7</text:p>
          </table:table-cell>
          <table:table-cell table:formula="of:=IF([.C102]=1;[.C101];&quot;&quot;)">
            <text:p/>
          </table:table-cell>
          <table:table-cell table:formula="of:=IF([.D101]=&quot;&quot;;&quot;&quot;;[.B101])">
            <text:p/>
          </table:table-cell>
          <table:table-cell table:formula="of:=IF([.E101]=&quot;&quot;;&quot;&quot;;[.D101]+FLOOR(4*RAND();1))">
            <text:p/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8" calcext:value-type="float">
            <text:p>18</text:p>
          </table:table-cell>
          <table:table-cell table:formula="of:=IF([.B102]=[.B101];[.C101]+1;1)" office:value-type="float" office:value="8" calcext:value-type="float">
            <text:p>8</text:p>
          </table:table-cell>
          <table:table-cell table:formula="of:=IF([.C103]=1;[.C102];&quot;&quot;)">
            <text:p/>
          </table:table-cell>
          <table:table-cell table:formula="of:=IF([.D102]=&quot;&quot;;&quot;&quot;;[.B102])">
            <text:p/>
          </table:table-cell>
          <table:table-cell table:formula="of:=IF([.E102]=&quot;&quot;;&quot;&quot;;[.D102]+FLOOR(4*RAND();1))">
            <text:p/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8" calcext:value-type="float">
            <text:p>18</text:p>
          </table:table-cell>
          <table:table-cell table:formula="of:=IF([.B103]=[.B102];[.C102]+1;1)" office:value-type="float" office:value="9" calcext:value-type="float">
            <text:p>9</text:p>
          </table:table-cell>
          <table:table-cell table:formula="of:=IF([.C104]=1;[.C103];&quot;&quot;)">
            <text:p/>
          </table:table-cell>
          <table:table-cell table:formula="of:=IF([.D103]=&quot;&quot;;&quot;&quot;;[.B103])">
            <text:p/>
          </table:table-cell>
          <table:table-cell table:formula="of:=IF([.E103]=&quot;&quot;;&quot;&quot;;[.D103]+FLOOR(4*RAND();1))">
            <text:p/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8" calcext:value-type="float">
            <text:p>18</text:p>
          </table:table-cell>
          <table:table-cell table:formula="of:=IF([.B104]=[.B103];[.C103]+1;1)" office:value-type="float" office:value="10" calcext:value-type="float">
            <text:p>10</text:p>
          </table:table-cell>
          <table:table-cell table:formula="of:=IF([.C105]=1;[.C104];&quot;&quot;)">
            <text:p/>
          </table:table-cell>
          <table:table-cell table:formula="of:=IF([.D104]=&quot;&quot;;&quot;&quot;;[.B104])">
            <text:p/>
          </table:table-cell>
          <table:table-cell table:formula="of:=IF([.E104]=&quot;&quot;;&quot;&quot;;[.D104]+FLOOR(4*RAND();1))">
            <text:p/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8" calcext:value-type="float">
            <text:p>18</text:p>
          </table:table-cell>
          <table:table-cell table:formula="of:=IF([.B105]=[.B104];[.C104]+1;1)" office:value-type="float" office:value="11" calcext:value-type="float">
            <text:p>11</text:p>
          </table:table-cell>
          <table:table-cell table:formula="of:=IF([.C106]=1;[.C105];&quot;&quot;)" office:value-type="float" office:value="11" calcext:value-type="float">
            <text:p>11</text:p>
          </table:table-cell>
          <table:table-cell table:formula="of:=IF([.D105]=&quot;&quot;;&quot;&quot;;[.B105])" office:value-type="float" office:value="18" calcext:value-type="float">
            <text:p>18</text:p>
          </table:table-cell>
          <table:table-cell table:formula="of:=IF([.E105]=&quot;&quot;;&quot;&quot;;[.D105]+FLOOR(4*RAND();1)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" calcext:value-type="float">
            <text:p>19</text:p>
          </table:table-cell>
          <table:table-cell table:formula="of:=IF([.B106]=[.B105];[.C105]+1;1)" office:value-type="float" office:value="1" calcext:value-type="float">
            <text:p>1</text:p>
          </table:table-cell>
          <table:table-cell table:formula="of:=IF([.C107]=1;[.C106];&quot;&quot;)">
            <text:p/>
          </table:table-cell>
          <table:table-cell table:formula="of:=IF([.D106]=&quot;&quot;;&quot;&quot;;[.B106])">
            <text:p/>
          </table:table-cell>
          <table:table-cell table:formula="of:=IF([.E106]=&quot;&quot;;&quot;&quot;;[.D106]+FLOOR(4*RAND();1))">
            <text:p/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9" calcext:value-type="float">
            <text:p>19</text:p>
          </table:table-cell>
          <table:table-cell table:formula="of:=IF([.B107]=[.B106];[.C106]+1;1)" office:value-type="float" office:value="2" calcext:value-type="float">
            <text:p>2</text:p>
          </table:table-cell>
          <table:table-cell table:formula="of:=IF([.C108]=1;[.C107];&quot;&quot;)">
            <text:p/>
          </table:table-cell>
          <table:table-cell table:formula="of:=IF([.D107]=&quot;&quot;;&quot;&quot;;[.B107])">
            <text:p/>
          </table:table-cell>
          <table:table-cell table:formula="of:=IF([.E107]=&quot;&quot;;&quot;&quot;;[.D107]+FLOOR(4*RAND();1))">
            <text:p/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9" calcext:value-type="float">
            <text:p>19</text:p>
          </table:table-cell>
          <table:table-cell table:formula="of:=IF([.B108]=[.B107];[.C107]+1;1)" office:value-type="float" office:value="3" calcext:value-type="float">
            <text:p>3</text:p>
          </table:table-cell>
          <table:table-cell table:formula="of:=IF([.C109]=1;[.C108];&quot;&quot;)">
            <text:p/>
          </table:table-cell>
          <table:table-cell table:formula="of:=IF([.D108]=&quot;&quot;;&quot;&quot;;[.B108])">
            <text:p/>
          </table:table-cell>
          <table:table-cell table:formula="of:=IF([.E108]=&quot;&quot;;&quot;&quot;;[.D108]+FLOOR(4*RAND();1))">
            <text:p/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9" calcext:value-type="float">
            <text:p>19</text:p>
          </table:table-cell>
          <table:table-cell table:formula="of:=IF([.B109]=[.B108];[.C108]+1;1)" office:value-type="float" office:value="4" calcext:value-type="float">
            <text:p>4</text:p>
          </table:table-cell>
          <table:table-cell table:formula="of:=IF([.C110]=1;[.C109];&quot;&quot;)">
            <text:p/>
          </table:table-cell>
          <table:table-cell table:formula="of:=IF([.D109]=&quot;&quot;;&quot;&quot;;[.B109])">
            <text:p/>
          </table:table-cell>
          <table:table-cell table:formula="of:=IF([.E109]=&quot;&quot;;&quot;&quot;;[.D109]+FLOOR(4*RAND();1))">
            <text:p/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9" calcext:value-type="float">
            <text:p>19</text:p>
          </table:table-cell>
          <table:table-cell table:formula="of:=IF([.B110]=[.B109];[.C109]+1;1)" office:value-type="float" office:value="5" calcext:value-type="float">
            <text:p>5</text:p>
          </table:table-cell>
          <table:table-cell table:formula="of:=IF([.C111]=1;[.C110];&quot;&quot;)">
            <text:p/>
          </table:table-cell>
          <table:table-cell table:formula="of:=IF([.D110]=&quot;&quot;;&quot;&quot;;[.B110])">
            <text:p/>
          </table:table-cell>
          <table:table-cell table:formula="of:=IF([.E110]=&quot;&quot;;&quot;&quot;;[.D110]+FLOOR(4*RAND();1))">
            <text:p/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9" calcext:value-type="float">
            <text:p>19</text:p>
          </table:table-cell>
          <table:table-cell table:formula="of:=IF([.B111]=[.B110];[.C110]+1;1)" office:value-type="float" office:value="6" calcext:value-type="float">
            <text:p>6</text:p>
          </table:table-cell>
          <table:table-cell table:formula="of:=IF([.C112]=1;[.C111];&quot;&quot;)">
            <text:p/>
          </table:table-cell>
          <table:table-cell table:formula="of:=IF([.D111]=&quot;&quot;;&quot;&quot;;[.B111])">
            <text:p/>
          </table:table-cell>
          <table:table-cell table:formula="of:=IF([.E111]=&quot;&quot;;&quot;&quot;;[.D111]+FLOOR(4*RAND();1))">
            <text:p/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9" calcext:value-type="float">
            <text:p>19</text:p>
          </table:table-cell>
          <table:table-cell table:formula="of:=IF([.B112]=[.B111];[.C111]+1;1)" office:value-type="float" office:value="7" calcext:value-type="float">
            <text:p>7</text:p>
          </table:table-cell>
          <table:table-cell table:formula="of:=IF([.C113]=1;[.C112];&quot;&quot;)">
            <text:p/>
          </table:table-cell>
          <table:table-cell table:formula="of:=IF([.D112]=&quot;&quot;;&quot;&quot;;[.B112])">
            <text:p/>
          </table:table-cell>
          <table:table-cell table:formula="of:=IF([.E112]=&quot;&quot;;&quot;&quot;;[.D112]+FLOOR(4*RAND();1))">
            <text:p/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9" calcext:value-type="float">
            <text:p>19</text:p>
          </table:table-cell>
          <table:table-cell table:formula="of:=IF([.B113]=[.B112];[.C112]+1;1)" office:value-type="float" office:value="8" calcext:value-type="float">
            <text:p>8</text:p>
          </table:table-cell>
          <table:table-cell table:formula="of:=IF([.C114]=1;[.C113];&quot;&quot;)" office:value-type="float" office:value="8" calcext:value-type="float">
            <text:p>8</text:p>
          </table:table-cell>
          <table:table-cell table:formula="of:=IF([.D113]=&quot;&quot;;&quot;&quot;;[.B113])" office:value-type="float" office:value="19" calcext:value-type="float">
            <text:p>19</text:p>
          </table:table-cell>
          <table:table-cell table:formula="of:=IF([.E113]=&quot;&quot;;&quot;&quot;;[.D113]+FLOOR(4*RAND();1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table:formula="of:=IF([.B114]=[.B113];[.C113]+1;1)" office:value-type="float" office:value="1" calcext:value-type="float">
            <text:p>1</text:p>
          </table:table-cell>
          <table:table-cell table:formula="of:=IF([.C115]=1;[.C114];&quot;&quot;)">
            <text:p/>
          </table:table-cell>
          <table:table-cell table:formula="of:=IF([.D114]=&quot;&quot;;&quot;&quot;;[.B114])">
            <text:p/>
          </table:table-cell>
          <table:table-cell table:formula="of:=IF([.E114]=&quot;&quot;;&quot;&quot;;[.D114]+FLOOR(4*RAND();1))">
            <text:p/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" calcext:value-type="float">
            <text:p>20</text:p>
          </table:table-cell>
          <table:table-cell table:formula="of:=IF([.B115]=[.B114];[.C114]+1;1)" office:value-type="float" office:value="2" calcext:value-type="float">
            <text:p>2</text:p>
          </table:table-cell>
          <table:table-cell table:formula="of:=IF([.C116]=1;[.C115];&quot;&quot;)">
            <text:p/>
          </table:table-cell>
          <table:table-cell table:formula="of:=IF([.D115]=&quot;&quot;;&quot;&quot;;[.B115])">
            <text:p/>
          </table:table-cell>
          <table:table-cell table:formula="of:=IF([.E115]=&quot;&quot;;&quot;&quot;;[.D115]+FLOOR(4*RAND();1))">
            <text:p/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0" calcext:value-type="float">
            <text:p>20</text:p>
          </table:table-cell>
          <table:table-cell table:formula="of:=IF([.B116]=[.B115];[.C115]+1;1)" office:value-type="float" office:value="3" calcext:value-type="float">
            <text:p>3</text:p>
          </table:table-cell>
          <table:table-cell table:formula="of:=IF([.C117]=1;[.C116];&quot;&quot;)">
            <text:p/>
          </table:table-cell>
          <table:table-cell table:formula="of:=IF([.D116]=&quot;&quot;;&quot;&quot;;[.B116])">
            <text:p/>
          </table:table-cell>
          <table:table-cell table:formula="of:=IF([.E116]=&quot;&quot;;&quot;&quot;;[.D116]+FLOOR(4*RAND();1))">
            <text:p/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0" calcext:value-type="float">
            <text:p>20</text:p>
          </table:table-cell>
          <table:table-cell table:formula="of:=IF([.B117]=[.B116];[.C116]+1;1)" office:value-type="float" office:value="4" calcext:value-type="float">
            <text:p>4</text:p>
          </table:table-cell>
          <table:table-cell table:formula="of:=IF([.C118]=1;[.C117];&quot;&quot;)">
            <text:p/>
          </table:table-cell>
          <table:table-cell table:formula="of:=IF([.D117]=&quot;&quot;;&quot;&quot;;[.B117])">
            <text:p/>
          </table:table-cell>
          <table:table-cell table:formula="of:=IF([.E117]=&quot;&quot;;&quot;&quot;;[.D117]+FLOOR(4*RAND();1))">
            <text:p/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0" calcext:value-type="float">
            <text:p>20</text:p>
          </table:table-cell>
          <table:table-cell table:formula="of:=IF([.B118]=[.B117];[.C117]+1;1)" office:value-type="float" office:value="5" calcext:value-type="float">
            <text:p>5</text:p>
          </table:table-cell>
          <table:table-cell table:formula="of:=IF([.C119]=1;[.C118];&quot;&quot;)">
            <text:p/>
          </table:table-cell>
          <table:table-cell table:formula="of:=IF([.D118]=&quot;&quot;;&quot;&quot;;[.B118])">
            <text:p/>
          </table:table-cell>
          <table:table-cell table:formula="of:=IF([.E118]=&quot;&quot;;&quot;&quot;;[.D118]+FLOOR(4*RAND();1))">
            <text:p/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0" calcext:value-type="float">
            <text:p>20</text:p>
          </table:table-cell>
          <table:table-cell table:formula="of:=IF([.B119]=[.B118];[.C118]+1;1)" office:value-type="float" office:value="6" calcext:value-type="float">
            <text:p>6</text:p>
          </table:table-cell>
          <table:table-cell table:formula="of:=IF([.C120]=1;[.C119];&quot;&quot;)">
            <text:p/>
          </table:table-cell>
          <table:table-cell table:formula="of:=IF([.D119]=&quot;&quot;;&quot;&quot;;[.B119])">
            <text:p/>
          </table:table-cell>
          <table:table-cell table:formula="of:=IF([.E119]=&quot;&quot;;&quot;&quot;;[.D119]+FLOOR(4*RAND();1))">
            <text:p/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0" calcext:value-type="float">
            <text:p>20</text:p>
          </table:table-cell>
          <table:table-cell table:formula="of:=IF([.B120]=[.B119];[.C119]+1;1)" office:value-type="float" office:value="7" calcext:value-type="float">
            <text:p>7</text:p>
          </table:table-cell>
          <table:table-cell table:formula="of:=IF([.C121]=1;[.C120];&quot;&quot;)" office:value-type="float" office:value="7" calcext:value-type="float">
            <text:p>7</text:p>
          </table:table-cell>
          <table:table-cell table:formula="of:=IF([.D120]=&quot;&quot;;&quot;&quot;;[.B120])" office:value-type="float" office:value="20" calcext:value-type="float">
            <text:p>20</text:p>
          </table:table-cell>
          <table:table-cell table:formula="of:=IF([.E120]=&quot;&quot;;&quot;&quot;;[.D120]+FLOOR(4*RAND();1))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table:formula="of:=IF([.B121]=[.B120];[.C120]+1;1)" office:value-type="float" office:value="1" calcext:value-type="float">
            <text:p>1</text:p>
          </table:table-cell>
          <table:table-cell table:formula="of:=IF([.C122]=1;[.C121];&quot;&quot;)">
            <text:p/>
          </table:table-cell>
          <table:table-cell table:formula="of:=IF([.D121]=&quot;&quot;;&quot;&quot;;[.B121])">
            <text:p/>
          </table:table-cell>
          <table:table-cell table:formula="of:=IF([.E121]=&quot;&quot;;&quot;&quot;;[.D121]+FLOOR(4*RAND();1))">
            <text:p/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  <table:table-cell table:formula="of:=IF([.B122]=[.B121];[.C121]+1;1)" office:value-type="float" office:value="2" calcext:value-type="float">
            <text:p>2</text:p>
          </table:table-cell>
          <table:table-cell table:formula="of:=IF([.C123]=1;[.C122];&quot;&quot;)">
            <text:p/>
          </table:table-cell>
          <table:table-cell table:formula="of:=IF([.D122]=&quot;&quot;;&quot;&quot;;[.B122])">
            <text:p/>
          </table:table-cell>
          <table:table-cell table:formula="of:=IF([.E122]=&quot;&quot;;&quot;&quot;;[.D122]+FLOOR(4*RAND();1))">
            <text:p/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1" calcext:value-type="float">
            <text:p>21</text:p>
          </table:table-cell>
          <table:table-cell table:formula="of:=IF([.B123]=[.B122];[.C122]+1;1)" office:value-type="float" office:value="3" calcext:value-type="float">
            <text:p>3</text:p>
          </table:table-cell>
          <table:table-cell table:formula="of:=IF([.C124]=1;[.C123];&quot;&quot;)" office:value-type="float" office:value="3" calcext:value-type="float">
            <text:p>3</text:p>
          </table:table-cell>
          <table:table-cell table:formula="of:=IF([.D123]=&quot;&quot;;&quot;&quot;;[.B123])" office:value-type="float" office:value="21" calcext:value-type="float">
            <text:p>21</text:p>
          </table:table-cell>
          <table:table-cell table:formula="of:=IF([.E123]=&quot;&quot;;&quot;&quot;;[.D123]+FLOOR(4*RAND();1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table:formula="of:=IF([.B124]=[.B123];[.C123]+1;1)" office:value-type="float" office:value="1" calcext:value-type="float">
            <text:p>1</text:p>
          </table:table-cell>
          <table:table-cell table:formula="of:=IF([.C125]=1;[.C124];&quot;&quot;)">
            <text:p/>
          </table:table-cell>
          <table:table-cell table:formula="of:=IF([.D124]=&quot;&quot;;&quot;&quot;;[.B124])">
            <text:p/>
          </table:table-cell>
          <table:table-cell table:formula="of:=IF([.E124]=&quot;&quot;;&quot;&quot;;[.D124]+FLOOR(4*RAND();1))">
            <text:p/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2" calcext:value-type="float">
            <text:p>22</text:p>
          </table:table-cell>
          <table:table-cell table:formula="of:=IF([.B125]=[.B124];[.C124]+1;1)" office:value-type="float" office:value="2" calcext:value-type="float">
            <text:p>2</text:p>
          </table:table-cell>
          <table:table-cell table:formula="of:=IF([.C126]=1;[.C125];&quot;&quot;)">
            <text:p/>
          </table:table-cell>
          <table:table-cell table:formula="of:=IF([.D125]=&quot;&quot;;&quot;&quot;;[.B125])">
            <text:p/>
          </table:table-cell>
          <table:table-cell table:formula="of:=IF([.E125]=&quot;&quot;;&quot;&quot;;[.D125]+FLOOR(4*RAND();1))">
            <text:p/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" calcext:value-type="float">
            <text:p>22</text:p>
          </table:table-cell>
          <table:table-cell table:formula="of:=IF([.B126]=[.B125];[.C125]+1;1)" office:value-type="float" office:value="3" calcext:value-type="float">
            <text:p>3</text:p>
          </table:table-cell>
          <table:table-cell table:formula="of:=IF([.C127]=1;[.C126];&quot;&quot;)">
            <text:p/>
          </table:table-cell>
          <table:table-cell table:formula="of:=IF([.D126]=&quot;&quot;;&quot;&quot;;[.B126])">
            <text:p/>
          </table:table-cell>
          <table:table-cell table:formula="of:=IF([.E126]=&quot;&quot;;&quot;&quot;;[.D126]+FLOOR(4*RAND();1))">
            <text:p/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2" calcext:value-type="float">
            <text:p>22</text:p>
          </table:table-cell>
          <table:table-cell table:formula="of:=IF([.B127]=[.B126];[.C126]+1;1)" office:value-type="float" office:value="4" calcext:value-type="float">
            <text:p>4</text:p>
          </table:table-cell>
          <table:table-cell table:formula="of:=IF([.C128]=1;[.C127];&quot;&quot;)">
            <text:p/>
          </table:table-cell>
          <table:table-cell table:formula="of:=IF([.D127]=&quot;&quot;;&quot;&quot;;[.B127])">
            <text:p/>
          </table:table-cell>
          <table:table-cell table:formula="of:=IF([.E127]=&quot;&quot;;&quot;&quot;;[.D127]+FLOOR(4*RAND();1))">
            <text:p/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2" calcext:value-type="float">
            <text:p>22</text:p>
          </table:table-cell>
          <table:table-cell table:formula="of:=IF([.B128]=[.B127];[.C127]+1;1)" office:value-type="float" office:value="5" calcext:value-type="float">
            <text:p>5</text:p>
          </table:table-cell>
          <table:table-cell table:formula="of:=IF([.C129]=1;[.C128];&quot;&quot;)">
            <text:p/>
          </table:table-cell>
          <table:table-cell table:formula="of:=IF([.D128]=&quot;&quot;;&quot;&quot;;[.B128])">
            <text:p/>
          </table:table-cell>
          <table:table-cell table:formula="of:=IF([.E128]=&quot;&quot;;&quot;&quot;;[.D128]+FLOOR(4*RAND();1))">
            <text:p/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2" calcext:value-type="float">
            <text:p>22</text:p>
          </table:table-cell>
          <table:table-cell table:formula="of:=IF([.B129]=[.B128];[.C128]+1;1)" office:value-type="float" office:value="6" calcext:value-type="float">
            <text:p>6</text:p>
          </table:table-cell>
          <table:table-cell table:formula="of:=IF([.C130]=1;[.C129];&quot;&quot;)">
            <text:p/>
          </table:table-cell>
          <table:table-cell table:formula="of:=IF([.D129]=&quot;&quot;;&quot;&quot;;[.B129])">
            <text:p/>
          </table:table-cell>
          <table:table-cell table:formula="of:=IF([.E129]=&quot;&quot;;&quot;&quot;;[.D129]+FLOOR(4*RAND();1))">
            <text:p/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2" calcext:value-type="float">
            <text:p>22</text:p>
          </table:table-cell>
          <table:table-cell table:formula="of:=IF([.B130]=[.B129];[.C129]+1;1)" office:value-type="float" office:value="7" calcext:value-type="float">
            <text:p>7</text:p>
          </table:table-cell>
          <table:table-cell table:formula="of:=IF([.C131]=1;[.C130];&quot;&quot;)">
            <text:p/>
          </table:table-cell>
          <table:table-cell table:formula="of:=IF([.D130]=&quot;&quot;;&quot;&quot;;[.B130])">
            <text:p/>
          </table:table-cell>
          <table:table-cell table:formula="of:=IF([.E130]=&quot;&quot;;&quot;&quot;;[.D130]+FLOOR(4*RAND();1))">
            <text:p/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2" calcext:value-type="float">
            <text:p>22</text:p>
          </table:table-cell>
          <table:table-cell table:formula="of:=IF([.B131]=[.B130];[.C130]+1;1)" office:value-type="float" office:value="8" calcext:value-type="float">
            <text:p>8</text:p>
          </table:table-cell>
          <table:table-cell table:formula="of:=IF([.C132]=1;[.C131];&quot;&quot;)">
            <text:p/>
          </table:table-cell>
          <table:table-cell table:formula="of:=IF([.D131]=&quot;&quot;;&quot;&quot;;[.B131])">
            <text:p/>
          </table:table-cell>
          <table:table-cell table:formula="of:=IF([.E131]=&quot;&quot;;&quot;&quot;;[.D131]+FLOOR(4*RAND();1))">
            <text:p/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2" calcext:value-type="float">
            <text:p>22</text:p>
          </table:table-cell>
          <table:table-cell table:formula="of:=IF([.B132]=[.B131];[.C131]+1;1)" office:value-type="float" office:value="9" calcext:value-type="float">
            <text:p>9</text:p>
          </table:table-cell>
          <table:table-cell table:formula="of:=IF([.C133]=1;[.C132];&quot;&quot;)">
            <text:p/>
          </table:table-cell>
          <table:table-cell table:formula="of:=IF([.D132]=&quot;&quot;;&quot;&quot;;[.B132])">
            <text:p/>
          </table:table-cell>
          <table:table-cell table:formula="of:=IF([.E132]=&quot;&quot;;&quot;&quot;;[.D132]+FLOOR(4*RAND();1))">
            <text:p/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2" calcext:value-type="float">
            <text:p>22</text:p>
          </table:table-cell>
          <table:table-cell table:formula="of:=IF([.B133]=[.B132];[.C132]+1;1)" office:value-type="float" office:value="10" calcext:value-type="float">
            <text:p>10</text:p>
          </table:table-cell>
          <table:table-cell table:formula="of:=IF([.C134]=1;[.C133];&quot;&quot;)" office:value-type="float" office:value="10" calcext:value-type="float">
            <text:p>10</text:p>
          </table:table-cell>
          <table:table-cell table:formula="of:=IF([.D133]=&quot;&quot;;&quot;&quot;;[.B133])" office:value-type="float" office:value="22" calcext:value-type="float">
            <text:p>22</text:p>
          </table:table-cell>
          <table:table-cell table:formula="of:=IF([.E133]=&quot;&quot;;&quot;&quot;;[.D133]+FLOOR(4*RAND();1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3" calcext:value-type="float">
            <text:p>23</text:p>
          </table:table-cell>
          <table:table-cell table:formula="of:=IF([.B134]=[.B133];[.C133]+1;1)" office:value-type="float" office:value="1" calcext:value-type="float">
            <text:p>1</text:p>
          </table:table-cell>
          <table:table-cell table:formula="of:=IF([.C135]=1;[.C134];&quot;&quot;)">
            <text:p/>
          </table:table-cell>
          <table:table-cell table:formula="of:=IF([.D134]=&quot;&quot;;&quot;&quot;;[.B134])">
            <text:p/>
          </table:table-cell>
          <table:table-cell table:formula="of:=IF([.E134]=&quot;&quot;;&quot;&quot;;[.D134]+FLOOR(4*RAND();1))">
            <text:p/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3" calcext:value-type="float">
            <text:p>23</text:p>
          </table:table-cell>
          <table:table-cell table:formula="of:=IF([.B135]=[.B134];[.C134]+1;1)" office:value-type="float" office:value="2" calcext:value-type="float">
            <text:p>2</text:p>
          </table:table-cell>
          <table:table-cell table:formula="of:=IF([.C136]=1;[.C135];&quot;&quot;)">
            <text:p/>
          </table:table-cell>
          <table:table-cell table:formula="of:=IF([.D135]=&quot;&quot;;&quot;&quot;;[.B135])">
            <text:p/>
          </table:table-cell>
          <table:table-cell table:formula="of:=IF([.E135]=&quot;&quot;;&quot;&quot;;[.D135]+FLOOR(4*RAND();1))">
            <text:p/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3" calcext:value-type="float">
            <text:p>23</text:p>
          </table:table-cell>
          <table:table-cell table:formula="of:=IF([.B136]=[.B135];[.C135]+1;1)" office:value-type="float" office:value="3" calcext:value-type="float">
            <text:p>3</text:p>
          </table:table-cell>
          <table:table-cell table:formula="of:=IF([.C137]=1;[.C136];&quot;&quot;)">
            <text:p/>
          </table:table-cell>
          <table:table-cell table:formula="of:=IF([.D136]=&quot;&quot;;&quot;&quot;;[.B136])">
            <text:p/>
          </table:table-cell>
          <table:table-cell table:formula="of:=IF([.E136]=&quot;&quot;;&quot;&quot;;[.D136]+FLOOR(4*RAND();1))">
            <text:p/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3" calcext:value-type="float">
            <text:p>23</text:p>
          </table:table-cell>
          <table:table-cell table:formula="of:=IF([.B137]=[.B136];[.C136]+1;1)" office:value-type="float" office:value="4" calcext:value-type="float">
            <text:p>4</text:p>
          </table:table-cell>
          <table:table-cell table:formula="of:=IF([.C138]=1;[.C137];&quot;&quot;)">
            <text:p/>
          </table:table-cell>
          <table:table-cell table:formula="of:=IF([.D137]=&quot;&quot;;&quot;&quot;;[.B137])">
            <text:p/>
          </table:table-cell>
          <table:table-cell table:formula="of:=IF([.E137]=&quot;&quot;;&quot;&quot;;[.D137]+FLOOR(4*RAND();1))">
            <text:p/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3" calcext:value-type="float">
            <text:p>23</text:p>
          </table:table-cell>
          <table:table-cell table:formula="of:=IF([.B138]=[.B137];[.C137]+1;1)" office:value-type="float" office:value="5" calcext:value-type="float">
            <text:p>5</text:p>
          </table:table-cell>
          <table:table-cell table:formula="of:=IF([.C139]=1;[.C138];&quot;&quot;)">
            <text:p/>
          </table:table-cell>
          <table:table-cell table:formula="of:=IF([.D138]=&quot;&quot;;&quot;&quot;;[.B138])">
            <text:p/>
          </table:table-cell>
          <table:table-cell table:formula="of:=IF([.E138]=&quot;&quot;;&quot;&quot;;[.D138]+FLOOR(4*RAND();1))">
            <text:p/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3" calcext:value-type="float">
            <text:p>23</text:p>
          </table:table-cell>
          <table:table-cell table:formula="of:=IF([.B139]=[.B138];[.C138]+1;1)" office:value-type="float" office:value="6" calcext:value-type="float">
            <text:p>6</text:p>
          </table:table-cell>
          <table:table-cell table:formula="of:=IF([.C140]=1;[.C139];&quot;&quot;)" office:value-type="float" office:value="6" calcext:value-type="float">
            <text:p>6</text:p>
          </table:table-cell>
          <table:table-cell table:formula="of:=IF([.D139]=&quot;&quot;;&quot;&quot;;[.B139])" office:value-type="float" office:value="23" calcext:value-type="float">
            <text:p>23</text:p>
          </table:table-cell>
          <table:table-cell table:formula="of:=IF([.E139]=&quot;&quot;;&quot;&quot;;[.D139]+FLOOR(4*RAND();1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table:formula="of:=IF([.B140]=[.B139];[.C139]+1;1)" office:value-type="float" office:value="1" calcext:value-type="float">
            <text:p>1</text:p>
          </table:table-cell>
          <table:table-cell table:formula="of:=IF([.C141]=1;[.C140];&quot;&quot;)">
            <text:p/>
          </table:table-cell>
          <table:table-cell table:formula="of:=IF([.D140]=&quot;&quot;;&quot;&quot;;[.B140])">
            <text:p/>
          </table:table-cell>
          <table:table-cell table:formula="of:=IF([.E140]=&quot;&quot;;&quot;&quot;;[.D140]+FLOOR(4*RAND();1))">
            <text:p/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4" calcext:value-type="float">
            <text:p>24</text:p>
          </table:table-cell>
          <table:table-cell table:formula="of:=IF([.B141]=[.B140];[.C140]+1;1)" office:value-type="float" office:value="2" calcext:value-type="float">
            <text:p>2</text:p>
          </table:table-cell>
          <table:table-cell table:formula="of:=IF([.C142]=1;[.C141];&quot;&quot;)">
            <text:p/>
          </table:table-cell>
          <table:table-cell table:formula="of:=IF([.D141]=&quot;&quot;;&quot;&quot;;[.B141])">
            <text:p/>
          </table:table-cell>
          <table:table-cell table:formula="of:=IF([.E141]=&quot;&quot;;&quot;&quot;;[.D141]+FLOOR(4*RAND();1))">
            <text:p/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table:formula="of:=IF([.B142]=[.B141];[.C141]+1;1)" office:value-type="float" office:value="3" calcext:value-type="float">
            <text:p>3</text:p>
          </table:table-cell>
          <table:table-cell table:formula="of:=IF([.C143]=1;[.C142];&quot;&quot;)">
            <text:p/>
          </table:table-cell>
          <table:table-cell table:formula="of:=IF([.D142]=&quot;&quot;;&quot;&quot;;[.B142])">
            <text:p/>
          </table:table-cell>
          <table:table-cell table:formula="of:=IF([.E142]=&quot;&quot;;&quot;&quot;;[.D142]+FLOOR(4*RAND();1))">
            <text:p/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4" calcext:value-type="float">
            <text:p>24</text:p>
          </table:table-cell>
          <table:table-cell table:formula="of:=IF([.B143]=[.B142];[.C142]+1;1)" office:value-type="float" office:value="4" calcext:value-type="float">
            <text:p>4</text:p>
          </table:table-cell>
          <table:table-cell table:formula="of:=IF([.C144]=1;[.C143];&quot;&quot;)">
            <text:p/>
          </table:table-cell>
          <table:table-cell table:formula="of:=IF([.D143]=&quot;&quot;;&quot;&quot;;[.B143])">
            <text:p/>
          </table:table-cell>
          <table:table-cell table:formula="of:=IF([.E143]=&quot;&quot;;&quot;&quot;;[.D143]+FLOOR(4*RAND();1))">
            <text:p/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4" calcext:value-type="float">
            <text:p>24</text:p>
          </table:table-cell>
          <table:table-cell table:formula="of:=IF([.B144]=[.B143];[.C143]+1;1)" office:value-type="float" office:value="5" calcext:value-type="float">
            <text:p>5</text:p>
          </table:table-cell>
          <table:table-cell table:formula="of:=IF([.C145]=1;[.C144];&quot;&quot;)">
            <text:p/>
          </table:table-cell>
          <table:table-cell table:formula="of:=IF([.D144]=&quot;&quot;;&quot;&quot;;[.B144])">
            <text:p/>
          </table:table-cell>
          <table:table-cell table:formula="of:=IF([.E144]=&quot;&quot;;&quot;&quot;;[.D144]+FLOOR(4*RAND();1))">
            <text:p/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4" calcext:value-type="float">
            <text:p>24</text:p>
          </table:table-cell>
          <table:table-cell table:formula="of:=IF([.B145]=[.B144];[.C144]+1;1)" office:value-type="float" office:value="6" calcext:value-type="float">
            <text:p>6</text:p>
          </table:table-cell>
          <table:table-cell table:formula="of:=IF([.C146]=1;[.C145];&quot;&quot;)">
            <text:p/>
          </table:table-cell>
          <table:table-cell table:formula="of:=IF([.D145]=&quot;&quot;;&quot;&quot;;[.B145])">
            <text:p/>
          </table:table-cell>
          <table:table-cell table:formula="of:=IF([.E145]=&quot;&quot;;&quot;&quot;;[.D145]+FLOOR(4*RAND();1))">
            <text:p/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4" calcext:value-type="float">
            <text:p>24</text:p>
          </table:table-cell>
          <table:table-cell table:formula="of:=IF([.B146]=[.B145];[.C145]+1;1)" office:value-type="float" office:value="7" calcext:value-type="float">
            <text:p>7</text:p>
          </table:table-cell>
          <table:table-cell table:formula="of:=IF([.C147]=1;[.C146];&quot;&quot;)">
            <text:p/>
          </table:table-cell>
          <table:table-cell table:formula="of:=IF([.D146]=&quot;&quot;;&quot;&quot;;[.B146])">
            <text:p/>
          </table:table-cell>
          <table:table-cell table:formula="of:=IF([.E146]=&quot;&quot;;&quot;&quot;;[.D146]+FLOOR(4*RAND();1))">
            <text:p/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4" calcext:value-type="float">
            <text:p>24</text:p>
          </table:table-cell>
          <table:table-cell table:formula="of:=IF([.B147]=[.B146];[.C146]+1;1)" office:value-type="float" office:value="8" calcext:value-type="float">
            <text:p>8</text:p>
          </table:table-cell>
          <table:table-cell table:formula="of:=IF([.C148]=1;[.C147];&quot;&quot;)">
            <text:p/>
          </table:table-cell>
          <table:table-cell table:formula="of:=IF([.D147]=&quot;&quot;;&quot;&quot;;[.B147])">
            <text:p/>
          </table:table-cell>
          <table:table-cell table:formula="of:=IF([.E147]=&quot;&quot;;&quot;&quot;;[.D147]+FLOOR(4*RAND();1))">
            <text:p/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4" calcext:value-type="float">
            <text:p>24</text:p>
          </table:table-cell>
          <table:table-cell table:formula="of:=IF([.B148]=[.B147];[.C147]+1;1)" office:value-type="float" office:value="9" calcext:value-type="float">
            <text:p>9</text:p>
          </table:table-cell>
          <table:table-cell table:formula="of:=IF([.C149]=1;[.C148];&quot;&quot;)">
            <text:p/>
          </table:table-cell>
          <table:table-cell table:formula="of:=IF([.D148]=&quot;&quot;;&quot;&quot;;[.B148])">
            <text:p/>
          </table:table-cell>
          <table:table-cell table:formula="of:=IF([.E148]=&quot;&quot;;&quot;&quot;;[.D148]+FLOOR(4*RAND();1))">
            <text:p/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4" calcext:value-type="float">
            <text:p>24</text:p>
          </table:table-cell>
          <table:table-cell table:formula="of:=IF([.B149]=[.B148];[.C148]+1;1)" office:value-type="float" office:value="10" calcext:value-type="float">
            <text:p>10</text:p>
          </table:table-cell>
          <table:table-cell table:formula="of:=IF([.C150]=1;[.C149];&quot;&quot;)">
            <text:p/>
          </table:table-cell>
          <table:table-cell table:formula="of:=IF([.D149]=&quot;&quot;;&quot;&quot;;[.B149])">
            <text:p/>
          </table:table-cell>
          <table:table-cell table:formula="of:=IF([.E149]=&quot;&quot;;&quot;&quot;;[.D149]+FLOOR(4*RAND();1))">
            <text:p/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4" calcext:value-type="float">
            <text:p>24</text:p>
          </table:table-cell>
          <table:table-cell table:formula="of:=IF([.B150]=[.B149];[.C149]+1;1)" office:value-type="float" office:value="11" calcext:value-type="float">
            <text:p>11</text:p>
          </table:table-cell>
          <table:table-cell table:formula="of:=IF([.C151]=1;[.C150];&quot;&quot;)" office:value-type="float" office:value="11" calcext:value-type="float">
            <text:p>11</text:p>
          </table:table-cell>
          <table:table-cell table:formula="of:=IF([.D150]=&quot;&quot;;&quot;&quot;;[.B150])" office:value-type="float" office:value="24" calcext:value-type="float">
            <text:p>24</text:p>
          </table:table-cell>
          <table:table-cell table:formula="of:=IF([.E150]=&quot;&quot;;&quot;&quot;;[.D150]+FLOOR(4*RAND();1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table:formula="of:=IF([.B151]=[.B150];[.C150]+1;1)" office:value-type="float" office:value="1" calcext:value-type="float">
            <text:p>1</text:p>
          </table:table-cell>
          <table:table-cell table:formula="of:=IF([.C152]=1;[.C151];&quot;&quot;)">
            <text:p/>
          </table:table-cell>
          <table:table-cell table:formula="of:=IF([.D151]=&quot;&quot;;&quot;&quot;;[.B151])">
            <text:p/>
          </table:table-cell>
          <table:table-cell table:formula="of:=IF([.E151]=&quot;&quot;;&quot;&quot;;[.D151]+FLOOR(4*RAND();1))">
            <text:p/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5" calcext:value-type="float">
            <text:p>25</text:p>
          </table:table-cell>
          <table:table-cell table:formula="of:=IF([.B152]=[.B151];[.C151]+1;1)" office:value-type="float" office:value="2" calcext:value-type="float">
            <text:p>2</text:p>
          </table:table-cell>
          <table:table-cell table:formula="of:=IF([.C153]=1;[.C152];&quot;&quot;)">
            <text:p/>
          </table:table-cell>
          <table:table-cell table:formula="of:=IF([.D152]=&quot;&quot;;&quot;&quot;;[.B152])">
            <text:p/>
          </table:table-cell>
          <table:table-cell table:formula="of:=IF([.E152]=&quot;&quot;;&quot;&quot;;[.D152]+FLOOR(4*RAND();1))">
            <text:p/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5" calcext:value-type="float">
            <text:p>25</text:p>
          </table:table-cell>
          <table:table-cell table:formula="of:=IF([.B153]=[.B152];[.C152]+1;1)" office:value-type="float" office:value="3" calcext:value-type="float">
            <text:p>3</text:p>
          </table:table-cell>
          <table:table-cell table:formula="of:=IF([.C154]=1;[.C153];&quot;&quot;)">
            <text:p/>
          </table:table-cell>
          <table:table-cell table:formula="of:=IF([.D153]=&quot;&quot;;&quot;&quot;;[.B153])">
            <text:p/>
          </table:table-cell>
          <table:table-cell table:formula="of:=IF([.E153]=&quot;&quot;;&quot;&quot;;[.D153]+FLOOR(4*RAND();1))">
            <text:p/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5" calcext:value-type="float">
            <text:p>25</text:p>
          </table:table-cell>
          <table:table-cell table:formula="of:=IF([.B154]=[.B153];[.C153]+1;1)" office:value-type="float" office:value="4" calcext:value-type="float">
            <text:p>4</text:p>
          </table:table-cell>
          <table:table-cell table:formula="of:=IF([.C155]=1;[.C154];&quot;&quot;)" office:value-type="float" office:value="4" calcext:value-type="float">
            <text:p>4</text:p>
          </table:table-cell>
          <table:table-cell table:formula="of:=IF([.D154]=&quot;&quot;;&quot;&quot;;[.B154])" office:value-type="float" office:value="25" calcext:value-type="float">
            <text:p>25</text:p>
          </table:table-cell>
          <table:table-cell table:formula="of:=IF([.E154]=&quot;&quot;;&quot;&quot;;[.D154]+FLOOR(4*RAND();1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table:formula="of:=IF([.B155]=[.B154];[.C154]+1;1)" office:value-type="float" office:value="1" calcext:value-type="float">
            <text:p>1</text:p>
          </table:table-cell>
          <table:table-cell table:formula="of:=IF([.C156]=1;[.C155];&quot;&quot;)">
            <text:p/>
          </table:table-cell>
          <table:table-cell table:formula="of:=IF([.D155]=&quot;&quot;;&quot;&quot;;[.B155])">
            <text:p/>
          </table:table-cell>
          <table:table-cell table:formula="of:=IF([.E155]=&quot;&quot;;&quot;&quot;;[.D155]+FLOOR(4*RAND();1))">
            <text:p/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" calcext:value-type="float">
            <text:p>26</text:p>
          </table:table-cell>
          <table:table-cell table:formula="of:=IF([.B156]=[.B155];[.C155]+1;1)" office:value-type="float" office:value="2" calcext:value-type="float">
            <text:p>2</text:p>
          </table:table-cell>
          <table:table-cell table:formula="of:=IF([.C157]=1;[.C156];&quot;&quot;)">
            <text:p/>
          </table:table-cell>
          <table:table-cell table:formula="of:=IF([.D156]=&quot;&quot;;&quot;&quot;;[.B156])">
            <text:p/>
          </table:table-cell>
          <table:table-cell table:formula="of:=IF([.E156]=&quot;&quot;;&quot;&quot;;[.D156]+FLOOR(4*RAND();1))">
            <text:p/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6" calcext:value-type="float">
            <text:p>26</text:p>
          </table:table-cell>
          <table:table-cell table:formula="of:=IF([.B157]=[.B156];[.C156]+1;1)" office:value-type="float" office:value="3" calcext:value-type="float">
            <text:p>3</text:p>
          </table:table-cell>
          <table:table-cell table:formula="of:=IF([.C158]=1;[.C157];&quot;&quot;)">
            <text:p/>
          </table:table-cell>
          <table:table-cell table:formula="of:=IF([.D157]=&quot;&quot;;&quot;&quot;;[.B157])">
            <text:p/>
          </table:table-cell>
          <table:table-cell table:formula="of:=IF([.E157]=&quot;&quot;;&quot;&quot;;[.D157]+FLOOR(4*RAND();1))">
            <text:p/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6" calcext:value-type="float">
            <text:p>26</text:p>
          </table:table-cell>
          <table:table-cell table:formula="of:=IF([.B158]=[.B157];[.C157]+1;1)" office:value-type="float" office:value="4" calcext:value-type="float">
            <text:p>4</text:p>
          </table:table-cell>
          <table:table-cell table:formula="of:=IF([.C159]=1;[.C158];&quot;&quot;)">
            <text:p/>
          </table:table-cell>
          <table:table-cell table:formula="of:=IF([.D158]=&quot;&quot;;&quot;&quot;;[.B158])">
            <text:p/>
          </table:table-cell>
          <table:table-cell table:formula="of:=IF([.E158]=&quot;&quot;;&quot;&quot;;[.D158]+FLOOR(4*RAND();1))">
            <text:p/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6" calcext:value-type="float">
            <text:p>26</text:p>
          </table:table-cell>
          <table:table-cell table:formula="of:=IF([.B159]=[.B158];[.C158]+1;1)" office:value-type="float" office:value="5" calcext:value-type="float">
            <text:p>5</text:p>
          </table:table-cell>
          <table:table-cell table:formula="of:=IF([.C160]=1;[.C159];&quot;&quot;)">
            <text:p/>
          </table:table-cell>
          <table:table-cell table:formula="of:=IF([.D159]=&quot;&quot;;&quot;&quot;;[.B159])">
            <text:p/>
          </table:table-cell>
          <table:table-cell table:formula="of:=IF([.E159]=&quot;&quot;;&quot;&quot;;[.D159]+FLOOR(4*RAND();1))">
            <text:p/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6" calcext:value-type="float">
            <text:p>26</text:p>
          </table:table-cell>
          <table:table-cell table:formula="of:=IF([.B160]=[.B159];[.C159]+1;1)" office:value-type="float" office:value="6" calcext:value-type="float">
            <text:p>6</text:p>
          </table:table-cell>
          <table:table-cell table:formula="of:=IF([.C161]=1;[.C160];&quot;&quot;)">
            <text:p/>
          </table:table-cell>
          <table:table-cell table:formula="of:=IF([.D160]=&quot;&quot;;&quot;&quot;;[.B160])">
            <text:p/>
          </table:table-cell>
          <table:table-cell table:formula="of:=IF([.E160]=&quot;&quot;;&quot;&quot;;[.D160]+FLOOR(4*RAND();1))">
            <text:p/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6" calcext:value-type="float">
            <text:p>26</text:p>
          </table:table-cell>
          <table:table-cell table:formula="of:=IF([.B161]=[.B160];[.C160]+1;1)" office:value-type="float" office:value="7" calcext:value-type="float">
            <text:p>7</text:p>
          </table:table-cell>
          <table:table-cell table:formula="of:=IF([.C162]=1;[.C161];&quot;&quot;)">
            <text:p/>
          </table:table-cell>
          <table:table-cell table:formula="of:=IF([.D161]=&quot;&quot;;&quot;&quot;;[.B161])">
            <text:p/>
          </table:table-cell>
          <table:table-cell table:formula="of:=IF([.E161]=&quot;&quot;;&quot;&quot;;[.D161]+FLOOR(4*RAND();1))">
            <text:p/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6" calcext:value-type="float">
            <text:p>26</text:p>
          </table:table-cell>
          <table:table-cell table:formula="of:=IF([.B162]=[.B161];[.C161]+1;1)" office:value-type="float" office:value="8" calcext:value-type="float">
            <text:p>8</text:p>
          </table:table-cell>
          <table:table-cell table:formula="of:=IF([.C163]=1;[.C162];&quot;&quot;)">
            <text:p/>
          </table:table-cell>
          <table:table-cell table:formula="of:=IF([.D162]=&quot;&quot;;&quot;&quot;;[.B162])">
            <text:p/>
          </table:table-cell>
          <table:table-cell table:formula="of:=IF([.E162]=&quot;&quot;;&quot;&quot;;[.D162]+FLOOR(4*RAND();1))">
            <text:p/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6" calcext:value-type="float">
            <text:p>26</text:p>
          </table:table-cell>
          <table:table-cell table:formula="of:=IF([.B163]=[.B162];[.C162]+1;1)" office:value-type="float" office:value="9" calcext:value-type="float">
            <text:p>9</text:p>
          </table:table-cell>
          <table:table-cell table:formula="of:=IF([.C164]=1;[.C163];&quot;&quot;)">
            <text:p/>
          </table:table-cell>
          <table:table-cell table:formula="of:=IF([.D163]=&quot;&quot;;&quot;&quot;;[.B163])">
            <text:p/>
          </table:table-cell>
          <table:table-cell table:formula="of:=IF([.E163]=&quot;&quot;;&quot;&quot;;[.D163]+FLOOR(4*RAND();1))">
            <text:p/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6" calcext:value-type="float">
            <text:p>26</text:p>
          </table:table-cell>
          <table:table-cell table:formula="of:=IF([.B164]=[.B163];[.C163]+1;1)" office:value-type="float" office:value="10" calcext:value-type="float">
            <text:p>10</text:p>
          </table:table-cell>
          <table:table-cell table:formula="of:=IF([.C165]=1;[.C164];&quot;&quot;)">
            <text:p/>
          </table:table-cell>
          <table:table-cell table:formula="of:=IF([.D164]=&quot;&quot;;&quot;&quot;;[.B164])">
            <text:p/>
          </table:table-cell>
          <table:table-cell table:formula="of:=IF([.E164]=&quot;&quot;;&quot;&quot;;[.D164]+FLOOR(4*RAND();1))">
            <text:p/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6" calcext:value-type="float">
            <text:p>26</text:p>
          </table:table-cell>
          <table:table-cell table:formula="of:=IF([.B165]=[.B164];[.C164]+1;1)" office:value-type="float" office:value="11" calcext:value-type="float">
            <text:p>11</text:p>
          </table:table-cell>
          <table:table-cell table:formula="of:=IF([.C166]=1;[.C165];&quot;&quot;)">
            <text:p/>
          </table:table-cell>
          <table:table-cell table:formula="of:=IF([.D165]=&quot;&quot;;&quot;&quot;;[.B165])">
            <text:p/>
          </table:table-cell>
          <table:table-cell table:formula="of:=IF([.E165]=&quot;&quot;;&quot;&quot;;[.D165]+FLOOR(4*RAND();1))">
            <text:p/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6" calcext:value-type="float">
            <text:p>26</text:p>
          </table:table-cell>
          <table:table-cell table:formula="of:=IF([.B166]=[.B165];[.C165]+1;1)" office:value-type="float" office:value="12" calcext:value-type="float">
            <text:p>12</text:p>
          </table:table-cell>
          <table:table-cell table:formula="of:=IF([.C167]=1;[.C166];&quot;&quot;)">
            <text:p/>
          </table:table-cell>
          <table:table-cell table:formula="of:=IF([.D166]=&quot;&quot;;&quot;&quot;;[.B166])">
            <text:p/>
          </table:table-cell>
          <table:table-cell table:formula="of:=IF([.E166]=&quot;&quot;;&quot;&quot;;[.D166]+FLOOR(4*RAND();1))">
            <text:p/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6" calcext:value-type="float">
            <text:p>26</text:p>
          </table:table-cell>
          <table:table-cell table:formula="of:=IF([.B167]=[.B166];[.C166]+1;1)" office:value-type="float" office:value="13" calcext:value-type="float">
            <text:p>13</text:p>
          </table:table-cell>
          <table:table-cell table:formula="of:=IF([.C168]=1;[.C167];&quot;&quot;)">
            <text:p/>
          </table:table-cell>
          <table:table-cell table:formula="of:=IF([.D167]=&quot;&quot;;&quot;&quot;;[.B167])">
            <text:p/>
          </table:table-cell>
          <table:table-cell table:formula="of:=IF([.E167]=&quot;&quot;;&quot;&quot;;[.D167]+FLOOR(4*RAND();1))">
            <text:p/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6" calcext:value-type="float">
            <text:p>26</text:p>
          </table:table-cell>
          <table:table-cell table:formula="of:=IF([.B168]=[.B167];[.C167]+1;1)" office:value-type="float" office:value="14" calcext:value-type="float">
            <text:p>14</text:p>
          </table:table-cell>
          <table:table-cell table:formula="of:=IF([.C169]=1;[.C168];&quot;&quot;)" office:value-type="float" office:value="14" calcext:value-type="float">
            <text:p>14</text:p>
          </table:table-cell>
          <table:table-cell table:formula="of:=IF([.D168]=&quot;&quot;;&quot;&quot;;[.B168])" office:value-type="float" office:value="26" calcext:value-type="float">
            <text:p>26</text:p>
          </table:table-cell>
          <table:table-cell table:formula="of:=IF([.E168]=&quot;&quot;;&quot;&quot;;[.D168]+FLOOR(4*RAND();1)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7" calcext:value-type="float">
            <text:p>27</text:p>
          </table:table-cell>
          <table:table-cell table:formula="of:=IF([.B169]=[.B168];[.C168]+1;1)" office:value-type="float" office:value="1" calcext:value-type="float">
            <text:p>1</text:p>
          </table:table-cell>
          <table:table-cell table:formula="of:=IF([.C170]=1;[.C169];&quot;&quot;)">
            <text:p/>
          </table:table-cell>
          <table:table-cell table:formula="of:=IF([.D169]=&quot;&quot;;&quot;&quot;;[.B169])">
            <text:p/>
          </table:table-cell>
          <table:table-cell table:formula="of:=IF([.E169]=&quot;&quot;;&quot;&quot;;[.D169]+FLOOR(4*RAND();1))">
            <text:p/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7" calcext:value-type="float">
            <text:p>27</text:p>
          </table:table-cell>
          <table:table-cell table:formula="of:=IF([.B170]=[.B169];[.C169]+1;1)" office:value-type="float" office:value="2" calcext:value-type="float">
            <text:p>2</text:p>
          </table:table-cell>
          <table:table-cell table:formula="of:=IF([.C171]=1;[.C170];&quot;&quot;)">
            <text:p/>
          </table:table-cell>
          <table:table-cell table:formula="of:=IF([.D170]=&quot;&quot;;&quot;&quot;;[.B170])">
            <text:p/>
          </table:table-cell>
          <table:table-cell table:formula="of:=IF([.E170]=&quot;&quot;;&quot;&quot;;[.D170]+FLOOR(4*RAND();1))">
            <text:p/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7" calcext:value-type="float">
            <text:p>27</text:p>
          </table:table-cell>
          <table:table-cell table:formula="of:=IF([.B171]=[.B170];[.C170]+1;1)" office:value-type="float" office:value="3" calcext:value-type="float">
            <text:p>3</text:p>
          </table:table-cell>
          <table:table-cell table:formula="of:=IF([.C172]=1;[.C171];&quot;&quot;)">
            <text:p/>
          </table:table-cell>
          <table:table-cell table:formula="of:=IF([.D171]=&quot;&quot;;&quot;&quot;;[.B171])">
            <text:p/>
          </table:table-cell>
          <table:table-cell table:formula="of:=IF([.E171]=&quot;&quot;;&quot;&quot;;[.D171]+FLOOR(4*RAND();1))">
            <text:p/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7" calcext:value-type="float">
            <text:p>27</text:p>
          </table:table-cell>
          <table:table-cell table:formula="of:=IF([.B172]=[.B171];[.C171]+1;1)" office:value-type="float" office:value="4" calcext:value-type="float">
            <text:p>4</text:p>
          </table:table-cell>
          <table:table-cell table:formula="of:=IF([.C173]=1;[.C172];&quot;&quot;)" office:value-type="float" office:value="4" calcext:value-type="float">
            <text:p>4</text:p>
          </table:table-cell>
          <table:table-cell table:formula="of:=IF([.D172]=&quot;&quot;;&quot;&quot;;[.B172])" office:value-type="float" office:value="27" calcext:value-type="float">
            <text:p>27</text:p>
          </table:table-cell>
          <table:table-cell table:formula="of:=IF([.E172]=&quot;&quot;;&quot;&quot;;[.D172]+FLOOR(4*RAND();1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8" calcext:value-type="float">
            <text:p>28</text:p>
          </table:table-cell>
          <table:table-cell table:formula="of:=IF([.B173]=[.B172];[.C172]+1;1)" office:value-type="float" office:value="1" calcext:value-type="float">
            <text:p>1</text:p>
          </table:table-cell>
          <table:table-cell table:formula="of:=IF([.C174]=1;[.C173];&quot;&quot;)">
            <text:p/>
          </table:table-cell>
          <table:table-cell table:formula="of:=IF([.D173]=&quot;&quot;;&quot;&quot;;[.B173])">
            <text:p/>
          </table:table-cell>
          <table:table-cell table:formula="of:=IF([.E173]=&quot;&quot;;&quot;&quot;;[.D173]+FLOOR(4*RAND();1))">
            <text:p/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" calcext:value-type="float">
            <text:p>28</text:p>
          </table:table-cell>
          <table:table-cell table:formula="of:=IF([.B174]=[.B173];[.C173]+1;1)" office:value-type="float" office:value="2" calcext:value-type="float">
            <text:p>2</text:p>
          </table:table-cell>
          <table:table-cell table:formula="of:=IF([.C175]=1;[.C174];&quot;&quot;)">
            <text:p/>
          </table:table-cell>
          <table:table-cell table:formula="of:=IF([.D174]=&quot;&quot;;&quot;&quot;;[.B174])">
            <text:p/>
          </table:table-cell>
          <table:table-cell table:formula="of:=IF([.E174]=&quot;&quot;;&quot;&quot;;[.D174]+FLOOR(4*RAND();1))">
            <text:p/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8" calcext:value-type="float">
            <text:p>28</text:p>
          </table:table-cell>
          <table:table-cell table:formula="of:=IF([.B175]=[.B174];[.C174]+1;1)" office:value-type="float" office:value="3" calcext:value-type="float">
            <text:p>3</text:p>
          </table:table-cell>
          <table:table-cell table:formula="of:=IF([.C176]=1;[.C175];&quot;&quot;)">
            <text:p/>
          </table:table-cell>
          <table:table-cell table:formula="of:=IF([.D175]=&quot;&quot;;&quot;&quot;;[.B175])">
            <text:p/>
          </table:table-cell>
          <table:table-cell table:formula="of:=IF([.E175]=&quot;&quot;;&quot;&quot;;[.D175]+FLOOR(4*RAND();1))">
            <text:p/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8" calcext:value-type="float">
            <text:p>28</text:p>
          </table:table-cell>
          <table:table-cell table:formula="of:=IF([.B176]=[.B175];[.C175]+1;1)" office:value-type="float" office:value="4" calcext:value-type="float">
            <text:p>4</text:p>
          </table:table-cell>
          <table:table-cell table:formula="of:=IF([.C177]=1;[.C176];&quot;&quot;)">
            <text:p/>
          </table:table-cell>
          <table:table-cell table:formula="of:=IF([.D176]=&quot;&quot;;&quot;&quot;;[.B176])">
            <text:p/>
          </table:table-cell>
          <table:table-cell table:formula="of:=IF([.E176]=&quot;&quot;;&quot;&quot;;[.D176]+FLOOR(4*RAND();1))">
            <text:p/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8" calcext:value-type="float">
            <text:p>28</text:p>
          </table:table-cell>
          <table:table-cell table:formula="of:=IF([.B177]=[.B176];[.C176]+1;1)" office:value-type="float" office:value="5" calcext:value-type="float">
            <text:p>5</text:p>
          </table:table-cell>
          <table:table-cell table:formula="of:=IF([.C178]=1;[.C177];&quot;&quot;)">
            <text:p/>
          </table:table-cell>
          <table:table-cell table:formula="of:=IF([.D177]=&quot;&quot;;&quot;&quot;;[.B177])">
            <text:p/>
          </table:table-cell>
          <table:table-cell table:formula="of:=IF([.E177]=&quot;&quot;;&quot;&quot;;[.D177]+FLOOR(4*RAND();1))">
            <text:p/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8" calcext:value-type="float">
            <text:p>28</text:p>
          </table:table-cell>
          <table:table-cell table:formula="of:=IF([.B178]=[.B177];[.C177]+1;1)" office:value-type="float" office:value="6" calcext:value-type="float">
            <text:p>6</text:p>
          </table:table-cell>
          <table:table-cell table:formula="of:=IF([.C179]=1;[.C178];&quot;&quot;)">
            <text:p/>
          </table:table-cell>
          <table:table-cell table:formula="of:=IF([.D178]=&quot;&quot;;&quot;&quot;;[.B178])">
            <text:p/>
          </table:table-cell>
          <table:table-cell table:formula="of:=IF([.E178]=&quot;&quot;;&quot;&quot;;[.D178]+FLOOR(4*RAND();1))">
            <text:p/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8" calcext:value-type="float">
            <text:p>28</text:p>
          </table:table-cell>
          <table:table-cell table:formula="of:=IF([.B179]=[.B178];[.C178]+1;1)" office:value-type="float" office:value="7" calcext:value-type="float">
            <text:p>7</text:p>
          </table:table-cell>
          <table:table-cell table:formula="of:=IF([.C180]=1;[.C179];&quot;&quot;)">
            <text:p/>
          </table:table-cell>
          <table:table-cell table:formula="of:=IF([.D179]=&quot;&quot;;&quot;&quot;;[.B179])">
            <text:p/>
          </table:table-cell>
          <table:table-cell table:formula="of:=IF([.E179]=&quot;&quot;;&quot;&quot;;[.D179]+FLOOR(4*RAND();1))">
            <text:p/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8" calcext:value-type="float">
            <text:p>28</text:p>
          </table:table-cell>
          <table:table-cell table:formula="of:=IF([.B180]=[.B179];[.C179]+1;1)" office:value-type="float" office:value="8" calcext:value-type="float">
            <text:p>8</text:p>
          </table:table-cell>
          <table:table-cell table:formula="of:=IF([.C181]=1;[.C180];&quot;&quot;)" office:value-type="float" office:value="8" calcext:value-type="float">
            <text:p>8</text:p>
          </table:table-cell>
          <table:table-cell table:formula="of:=IF([.D180]=&quot;&quot;;&quot;&quot;;[.B180])" office:value-type="float" office:value="28" calcext:value-type="float">
            <text:p>28</text:p>
          </table:table-cell>
          <table:table-cell table:formula="of:=IF([.E180]=&quot;&quot;;&quot;&quot;;[.D180]+FLOOR(4*RAND();1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formula="of:=IF([.B181]=[.B180];[.C180]+1;1)" office:value-type="float" office:value="1" calcext:value-type="float">
            <text:p>1</text:p>
          </table:table-cell>
          <table:table-cell table:formula="of:=IF([.C182]=1;[.C181];&quot;&quot;)">
            <text:p/>
          </table:table-cell>
          <table:table-cell table:formula="of:=IF([.D181]=&quot;&quot;;&quot;&quot;;[.B181])">
            <text:p/>
          </table:table-cell>
          <table:table-cell table:formula="of:=IF([.E181]=&quot;&quot;;&quot;&quot;;[.D181]+FLOOR(4*RAND();1))">
            <text:p/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9" calcext:value-type="float">
            <text:p>29</text:p>
          </table:table-cell>
          <table:table-cell table:formula="of:=IF([.B182]=[.B181];[.C181]+1;1)" office:value-type="float" office:value="2" calcext:value-type="float">
            <text:p>2</text:p>
          </table:table-cell>
          <table:table-cell table:formula="of:=IF([.C183]=1;[.C182];&quot;&quot;)">
            <text:p/>
          </table:table-cell>
          <table:table-cell table:formula="of:=IF([.D182]=&quot;&quot;;&quot;&quot;;[.B182])">
            <text:p/>
          </table:table-cell>
          <table:table-cell table:formula="of:=IF([.E182]=&quot;&quot;;&quot;&quot;;[.D182]+FLOOR(4*RAND();1))">
            <text:p/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9" calcext:value-type="float">
            <text:p>29</text:p>
          </table:table-cell>
          <table:table-cell table:formula="of:=IF([.B183]=[.B182];[.C182]+1;1)" office:value-type="float" office:value="3" calcext:value-type="float">
            <text:p>3</text:p>
          </table:table-cell>
          <table:table-cell table:formula="of:=IF([.C184]=1;[.C183];&quot;&quot;)">
            <text:p/>
          </table:table-cell>
          <table:table-cell table:formula="of:=IF([.D183]=&quot;&quot;;&quot;&quot;;[.B183])">
            <text:p/>
          </table:table-cell>
          <table:table-cell table:formula="of:=IF([.E183]=&quot;&quot;;&quot;&quot;;[.D183]+FLOOR(4*RAND();1))">
            <text:p/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9" calcext:value-type="float">
            <text:p>29</text:p>
          </table:table-cell>
          <table:table-cell table:formula="of:=IF([.B184]=[.B183];[.C183]+1;1)" office:value-type="float" office:value="4" calcext:value-type="float">
            <text:p>4</text:p>
          </table:table-cell>
          <table:table-cell table:formula="of:=IF([.C185]=1;[.C184];&quot;&quot;)">
            <text:p/>
          </table:table-cell>
          <table:table-cell table:formula="of:=IF([.D184]=&quot;&quot;;&quot;&quot;;[.B184])">
            <text:p/>
          </table:table-cell>
          <table:table-cell table:formula="of:=IF([.E184]=&quot;&quot;;&quot;&quot;;[.D184]+FLOOR(4*RAND();1))">
            <text:p/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9" calcext:value-type="float">
            <text:p>29</text:p>
          </table:table-cell>
          <table:table-cell table:formula="of:=IF([.B185]=[.B184];[.C184]+1;1)" office:value-type="float" office:value="5" calcext:value-type="float">
            <text:p>5</text:p>
          </table:table-cell>
          <table:table-cell table:formula="of:=IF([.C186]=1;[.C185];&quot;&quot;)">
            <text:p/>
          </table:table-cell>
          <table:table-cell table:formula="of:=IF([.D185]=&quot;&quot;;&quot;&quot;;[.B185])">
            <text:p/>
          </table:table-cell>
          <table:table-cell table:formula="of:=IF([.E185]=&quot;&quot;;&quot;&quot;;[.D185]+FLOOR(4*RAND();1))">
            <text:p/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9" calcext:value-type="float">
            <text:p>29</text:p>
          </table:table-cell>
          <table:table-cell table:formula="of:=IF([.B186]=[.B185];[.C185]+1;1)" office:value-type="float" office:value="6" calcext:value-type="float">
            <text:p>6</text:p>
          </table:table-cell>
          <table:table-cell table:formula="of:=IF([.C187]=1;[.C186];&quot;&quot;)">
            <text:p/>
          </table:table-cell>
          <table:table-cell table:formula="of:=IF([.D186]=&quot;&quot;;&quot;&quot;;[.B186])">
            <text:p/>
          </table:table-cell>
          <table:table-cell table:formula="of:=IF([.E186]=&quot;&quot;;&quot;&quot;;[.D186]+FLOOR(4*RAND();1))">
            <text:p/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9" calcext:value-type="float">
            <text:p>29</text:p>
          </table:table-cell>
          <table:table-cell table:formula="of:=IF([.B187]=[.B186];[.C186]+1;1)" office:value-type="float" office:value="7" calcext:value-type="float">
            <text:p>7</text:p>
          </table:table-cell>
          <table:table-cell table:formula="of:=IF([.C188]=1;[.C187];&quot;&quot;)">
            <text:p/>
          </table:table-cell>
          <table:table-cell table:formula="of:=IF([.D187]=&quot;&quot;;&quot;&quot;;[.B187])">
            <text:p/>
          </table:table-cell>
          <table:table-cell table:formula="of:=IF([.E187]=&quot;&quot;;&quot;&quot;;[.D187]+FLOOR(4*RAND();1))">
            <text:p/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9" calcext:value-type="float">
            <text:p>29</text:p>
          </table:table-cell>
          <table:table-cell table:formula="of:=IF([.B188]=[.B187];[.C187]+1;1)" office:value-type="float" office:value="8" calcext:value-type="float">
            <text:p>8</text:p>
          </table:table-cell>
          <table:table-cell table:formula="of:=IF([.C189]=1;[.C188];&quot;&quot;)" office:value-type="float" office:value="8" calcext:value-type="float">
            <text:p>8</text:p>
          </table:table-cell>
          <table:table-cell table:formula="of:=IF([.D188]=&quot;&quot;;&quot;&quot;;[.B188])" office:value-type="float" office:value="29" calcext:value-type="float">
            <text:p>29</text:p>
          </table:table-cell>
          <table:table-cell table:formula="of:=IF([.E188]=&quot;&quot;;&quot;&quot;;[.D188]+FLOOR(4*RAND();1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formula="of:=IF([.B189]=[.B188];[.C188]+1;1)" office:value-type="float" office:value="1" calcext:value-type="float">
            <text:p>1</text:p>
          </table:table-cell>
          <table:table-cell table:formula="of:=IF([.C190]=1;[.C189];&quot;&quot;)">
            <text:p/>
          </table:table-cell>
          <table:table-cell table:formula="of:=IF([.D189]=&quot;&quot;;&quot;&quot;;[.B189])">
            <text:p/>
          </table:table-cell>
          <table:table-cell table:formula="of:=IF([.E189]=&quot;&quot;;&quot;&quot;;[.D189]+FLOOR(4*RAND();1))">
            <text:p/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0" calcext:value-type="float">
            <text:p>30</text:p>
          </table:table-cell>
          <table:table-cell table:formula="of:=IF([.B190]=[.B189];[.C189]+1;1)" office:value-type="float" office:value="2" calcext:value-type="float">
            <text:p>2</text:p>
          </table:table-cell>
          <table:table-cell table:formula="of:=IF([.C191]=1;[.C190];&quot;&quot;)">
            <text:p/>
          </table:table-cell>
          <table:table-cell table:formula="of:=IF([.D190]=&quot;&quot;;&quot;&quot;;[.B190])">
            <text:p/>
          </table:table-cell>
          <table:table-cell table:formula="of:=IF([.E190]=&quot;&quot;;&quot;&quot;;[.D190]+FLOOR(4*RAND();1))">
            <text:p/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0" calcext:value-type="float">
            <text:p>30</text:p>
          </table:table-cell>
          <table:table-cell table:formula="of:=IF([.B191]=[.B190];[.C190]+1;1)" office:value-type="float" office:value="3" calcext:value-type="float">
            <text:p>3</text:p>
          </table:table-cell>
          <table:table-cell table:formula="of:=IF([.C192]=1;[.C191];&quot;&quot;)">
            <text:p/>
          </table:table-cell>
          <table:table-cell table:formula="of:=IF([.D191]=&quot;&quot;;&quot;&quot;;[.B191])">
            <text:p/>
          </table:table-cell>
          <table:table-cell table:formula="of:=IF([.E191]=&quot;&quot;;&quot;&quot;;[.D191]+FLOOR(4*RAND();1))">
            <text:p/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0" calcext:value-type="float">
            <text:p>30</text:p>
          </table:table-cell>
          <table:table-cell table:formula="of:=IF([.B192]=[.B191];[.C191]+1;1)" office:value-type="float" office:value="4" calcext:value-type="float">
            <text:p>4</text:p>
          </table:table-cell>
          <table:table-cell table:formula="of:=IF([.C193]=1;[.C192];&quot;&quot;)">
            <text:p/>
          </table:table-cell>
          <table:table-cell table:formula="of:=IF([.D192]=&quot;&quot;;&quot;&quot;;[.B192])">
            <text:p/>
          </table:table-cell>
          <table:table-cell table:formula="of:=IF([.E192]=&quot;&quot;;&quot;&quot;;[.D192]+FLOOR(4*RAND();1))">
            <text:p/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30" calcext:value-type="float">
            <text:p>30</text:p>
          </table:table-cell>
          <table:table-cell table:formula="of:=IF([.B193]=[.B192];[.C192]+1;1)" office:value-type="float" office:value="5" calcext:value-type="float">
            <text:p>5</text:p>
          </table:table-cell>
          <table:table-cell table:formula="of:=IF([.C194]=1;[.C193];&quot;&quot;)">
            <text:p/>
          </table:table-cell>
          <table:table-cell table:formula="of:=IF([.D193]=&quot;&quot;;&quot;&quot;;[.B193])">
            <text:p/>
          </table:table-cell>
          <table:table-cell table:formula="of:=IF([.E193]=&quot;&quot;;&quot;&quot;;[.D193]+FLOOR(4*RAND();1))">
            <text:p/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0" calcext:value-type="float">
            <text:p>30</text:p>
          </table:table-cell>
          <table:table-cell table:formula="of:=IF([.B194]=[.B193];[.C193]+1;1)" office:value-type="float" office:value="6" calcext:value-type="float">
            <text:p>6</text:p>
          </table:table-cell>
          <table:table-cell table:formula="of:=IF([.C195]=1;[.C194];&quot;&quot;)" office:value-type="float" office:value="6" calcext:value-type="float">
            <text:p>6</text:p>
          </table:table-cell>
          <table:table-cell table:formula="of:=IF([.D194]=&quot;&quot;;&quot;&quot;;[.B194])" office:value-type="float" office:value="30" calcext:value-type="float">
            <text:p>30</text:p>
          </table:table-cell>
          <table:table-cell table:formula="of:=IF([.E194]=&quot;&quot;;&quot;&quot;;[.D194]+FLOOR(4*RAND();1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1" calcext:value-type="float">
            <text:p>31</text:p>
          </table:table-cell>
          <table:table-cell table:formula="of:=IF([.B195]=[.B194];[.C194]+1;1)" office:value-type="float" office:value="1" calcext:value-type="float">
            <text:p>1</text:p>
          </table:table-cell>
          <table:table-cell table:formula="of:=IF([.C196]=1;[.C195];&quot;&quot;)">
            <text:p/>
          </table:table-cell>
          <table:table-cell table:formula="of:=IF([.D195]=&quot;&quot;;&quot;&quot;;[.B195])">
            <text:p/>
          </table:table-cell>
          <table:table-cell table:formula="of:=IF([.E195]=&quot;&quot;;&quot;&quot;;[.D195]+FLOOR(4*RAND();1))">
            <text:p/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1" calcext:value-type="float">
            <text:p>31</text:p>
          </table:table-cell>
          <table:table-cell table:formula="of:=IF([.B196]=[.B195];[.C195]+1;1)" office:value-type="float" office:value="2" calcext:value-type="float">
            <text:p>2</text:p>
          </table:table-cell>
          <table:table-cell table:formula="of:=IF([.C197]=1;[.C196];&quot;&quot;)">
            <text:p/>
          </table:table-cell>
          <table:table-cell table:formula="of:=IF([.D196]=&quot;&quot;;&quot;&quot;;[.B196])">
            <text:p/>
          </table:table-cell>
          <table:table-cell table:formula="of:=IF([.E196]=&quot;&quot;;&quot;&quot;;[.D196]+FLOOR(4*RAND();1))">
            <text:p/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31" calcext:value-type="float">
            <text:p>31</text:p>
          </table:table-cell>
          <table:table-cell table:formula="of:=IF([.B197]=[.B196];[.C196]+1;1)" office:value-type="float" office:value="3" calcext:value-type="float">
            <text:p>3</text:p>
          </table:table-cell>
          <table:table-cell table:formula="of:=IF([.C198]=1;[.C197];&quot;&quot;)">
            <text:p/>
          </table:table-cell>
          <table:table-cell table:formula="of:=IF([.D197]=&quot;&quot;;&quot;&quot;;[.B197])">
            <text:p/>
          </table:table-cell>
          <table:table-cell table:formula="of:=IF([.E197]=&quot;&quot;;&quot;&quot;;[.D197]+FLOOR(4*RAND();1))">
            <text:p/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31" calcext:value-type="float">
            <text:p>31</text:p>
          </table:table-cell>
          <table:table-cell table:formula="of:=IF([.B198]=[.B197];[.C197]+1;1)" office:value-type="float" office:value="4" calcext:value-type="float">
            <text:p>4</text:p>
          </table:table-cell>
          <table:table-cell table:formula="of:=IF([.C199]=1;[.C198];&quot;&quot;)">
            <text:p/>
          </table:table-cell>
          <table:table-cell table:formula="of:=IF([.D198]=&quot;&quot;;&quot;&quot;;[.B198])">
            <text:p/>
          </table:table-cell>
          <table:table-cell table:formula="of:=IF([.E198]=&quot;&quot;;&quot;&quot;;[.D198]+FLOOR(4*RAND();1))">
            <text:p/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31" calcext:value-type="float">
            <text:p>31</text:p>
          </table:table-cell>
          <table:table-cell table:formula="of:=IF([.B199]=[.B198];[.C198]+1;1)" office:value-type="float" office:value="5" calcext:value-type="float">
            <text:p>5</text:p>
          </table:table-cell>
          <table:table-cell table:formula="of:=IF([.C200]=1;[.C199];&quot;&quot;)">
            <text:p/>
          </table:table-cell>
          <table:table-cell table:formula="of:=IF([.D199]=&quot;&quot;;&quot;&quot;;[.B199])">
            <text:p/>
          </table:table-cell>
          <table:table-cell table:formula="of:=IF([.E199]=&quot;&quot;;&quot;&quot;;[.D199]+FLOOR(4*RAND();1))">
            <text:p/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31" calcext:value-type="float">
            <text:p>31</text:p>
          </table:table-cell>
          <table:table-cell table:formula="of:=IF([.B200]=[.B199];[.C199]+1;1)" office:value-type="float" office:value="6" calcext:value-type="float">
            <text:p>6</text:p>
          </table:table-cell>
          <table:table-cell table:formula="of:=IF([.C201]=1;[.C200];&quot;&quot;)" office:value-type="float" office:value="6" calcext:value-type="float">
            <text:p>6</text:p>
          </table:table-cell>
          <table:table-cell table:formula="of:=IF([.D200]=&quot;&quot;;&quot;&quot;;[.B200])" office:value-type="float" office:value="31" calcext:value-type="float">
            <text:p>31</text:p>
          </table:table-cell>
          <table:table-cell table:formula="of:=IF([.E200]=&quot;&quot;;&quot;&quot;;[.D200]+FLOOR(4*RAND();1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2" calcext:value-type="float">
            <text:p>32</text:p>
          </table:table-cell>
          <table:table-cell table:formula="of:=IF([.B201]=[.B200];[.C200]+1;1)" office:value-type="float" office:value="1" calcext:value-type="float">
            <text:p>1</text:p>
          </table:table-cell>
          <table:table-cell table:formula="of:=IF([.C202]=1;[.C201];&quot;&quot;)">
            <text:p/>
          </table:table-cell>
          <table:table-cell table:formula="of:=IF([.D201]=&quot;&quot;;&quot;&quot;;[.B201])">
            <text:p/>
          </table:table-cell>
          <table:table-cell table:formula="of:=IF([.E201]=&quot;&quot;;&quot;&quot;;[.D201]+FLOOR(4*RAND();1))">
            <text:p/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2" calcext:value-type="float">
            <text:p>32</text:p>
          </table:table-cell>
          <table:table-cell table:formula="of:=IF([.B202]=[.B201];[.C201]+1;1)" office:value-type="float" office:value="2" calcext:value-type="float">
            <text:p>2</text:p>
          </table:table-cell>
          <table:table-cell table:formula="of:=IF([.C203]=1;[.C202];&quot;&quot;)">
            <text:p/>
          </table:table-cell>
          <table:table-cell table:formula="of:=IF([.D202]=&quot;&quot;;&quot;&quot;;[.B202])">
            <text:p/>
          </table:table-cell>
          <table:table-cell table:formula="of:=IF([.E202]=&quot;&quot;;&quot;&quot;;[.D202]+FLOOR(4*RAND();1))">
            <text:p/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2" calcext:value-type="float">
            <text:p>32</text:p>
          </table:table-cell>
          <table:table-cell table:formula="of:=IF([.B203]=[.B202];[.C202]+1;1)" office:value-type="float" office:value="3" calcext:value-type="float">
            <text:p>3</text:p>
          </table:table-cell>
          <table:table-cell table:formula="of:=IF([.C204]=1;[.C203];&quot;&quot;)">
            <text:p/>
          </table:table-cell>
          <table:table-cell table:formula="of:=IF([.D203]=&quot;&quot;;&quot;&quot;;[.B203])">
            <text:p/>
          </table:table-cell>
          <table:table-cell table:formula="of:=IF([.E203]=&quot;&quot;;&quot;&quot;;[.D203]+FLOOR(4*RAND();1))">
            <text:p/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32" calcext:value-type="float">
            <text:p>32</text:p>
          </table:table-cell>
          <table:table-cell table:formula="of:=IF([.B204]=[.B203];[.C203]+1;1)" office:value-type="float" office:value="4" calcext:value-type="float">
            <text:p>4</text:p>
          </table:table-cell>
          <table:table-cell table:formula="of:=IF([.C205]=1;[.C204];&quot;&quot;)">
            <text:p/>
          </table:table-cell>
          <table:table-cell table:formula="of:=IF([.D204]=&quot;&quot;;&quot;&quot;;[.B204])">
            <text:p/>
          </table:table-cell>
          <table:table-cell table:formula="of:=IF([.E204]=&quot;&quot;;&quot;&quot;;[.D204]+FLOOR(4*RAND();1))">
            <text:p/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32" calcext:value-type="float">
            <text:p>32</text:p>
          </table:table-cell>
          <table:table-cell table:formula="of:=IF([.B205]=[.B204];[.C204]+1;1)" office:value-type="float" office:value="5" calcext:value-type="float">
            <text:p>5</text:p>
          </table:table-cell>
          <table:table-cell table:formula="of:=IF([.C206]=1;[.C205];&quot;&quot;)">
            <text:p/>
          </table:table-cell>
          <table:table-cell table:formula="of:=IF([.D205]=&quot;&quot;;&quot;&quot;;[.B205])">
            <text:p/>
          </table:table-cell>
          <table:table-cell table:formula="of:=IF([.E205]=&quot;&quot;;&quot;&quot;;[.D205]+FLOOR(4*RAND();1))">
            <text:p/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32" calcext:value-type="float">
            <text:p>32</text:p>
          </table:table-cell>
          <table:table-cell table:formula="of:=IF([.B206]=[.B205];[.C205]+1;1)" office:value-type="float" office:value="6" calcext:value-type="float">
            <text:p>6</text:p>
          </table:table-cell>
          <table:table-cell table:formula="of:=IF([.C207]=1;[.C206];&quot;&quot;)">
            <text:p/>
          </table:table-cell>
          <table:table-cell table:formula="of:=IF([.D206]=&quot;&quot;;&quot;&quot;;[.B206])">
            <text:p/>
          </table:table-cell>
          <table:table-cell table:formula="of:=IF([.E206]=&quot;&quot;;&quot;&quot;;[.D206]+FLOOR(4*RAND();1))">
            <text:p/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2" calcext:value-type="float">
            <text:p>32</text:p>
          </table:table-cell>
          <table:table-cell table:formula="of:=IF([.B207]=[.B206];[.C206]+1;1)" office:value-type="float" office:value="7" calcext:value-type="float">
            <text:p>7</text:p>
          </table:table-cell>
          <table:table-cell table:formula="of:=IF([.C208]=1;[.C207];&quot;&quot;)">
            <text:p/>
          </table:table-cell>
          <table:table-cell table:formula="of:=IF([.D207]=&quot;&quot;;&quot;&quot;;[.B207])">
            <text:p/>
          </table:table-cell>
          <table:table-cell table:formula="of:=IF([.E207]=&quot;&quot;;&quot;&quot;;[.D207]+FLOOR(4*RAND();1))">
            <text:p/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2" calcext:value-type="float">
            <text:p>32</text:p>
          </table:table-cell>
          <table:table-cell table:formula="of:=IF([.B208]=[.B207];[.C207]+1;1)" office:value-type="float" office:value="8" calcext:value-type="float">
            <text:p>8</text:p>
          </table:table-cell>
          <table:table-cell table:formula="of:=IF([.C209]=1;[.C208];&quot;&quot;)" office:value-type="float" office:value="8" calcext:value-type="float">
            <text:p>8</text:p>
          </table:table-cell>
          <table:table-cell table:formula="of:=IF([.D208]=&quot;&quot;;&quot;&quot;;[.B208])" office:value-type="float" office:value="32" calcext:value-type="float">
            <text:p>32</text:p>
          </table:table-cell>
          <table:table-cell table:formula="of:=IF([.E208]=&quot;&quot;;&quot;&quot;;[.D208]+FLOOR(4*RAND();1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3" calcext:value-type="float">
            <text:p>33</text:p>
          </table:table-cell>
          <table:table-cell table:formula="of:=IF([.B209]=[.B208];[.C208]+1;1)" office:value-type="float" office:value="1" calcext:value-type="float">
            <text:p>1</text:p>
          </table:table-cell>
          <table:table-cell table:formula="of:=IF([.C210]=1;[.C209];&quot;&quot;)">
            <text:p/>
          </table:table-cell>
          <table:table-cell table:formula="of:=IF([.D209]=&quot;&quot;;&quot;&quot;;[.B209])">
            <text:p/>
          </table:table-cell>
          <table:table-cell table:formula="of:=IF([.E209]=&quot;&quot;;&quot;&quot;;[.D209]+FLOOR(4*RAND();1))">
            <text:p/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3" calcext:value-type="float">
            <text:p>33</text:p>
          </table:table-cell>
          <table:table-cell table:formula="of:=IF([.B210]=[.B209];[.C209]+1;1)" office:value-type="float" office:value="2" calcext:value-type="float">
            <text:p>2</text:p>
          </table:table-cell>
          <table:table-cell table:formula="of:=IF([.C211]=1;[.C210];&quot;&quot;)">
            <text:p/>
          </table:table-cell>
          <table:table-cell table:formula="of:=IF([.D210]=&quot;&quot;;&quot;&quot;;[.B210])">
            <text:p/>
          </table:table-cell>
          <table:table-cell table:formula="of:=IF([.E210]=&quot;&quot;;&quot;&quot;;[.D210]+FLOOR(4*RAND();1))">
            <text:p/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" calcext:value-type="float">
            <text:p>33</text:p>
          </table:table-cell>
          <table:table-cell table:formula="of:=IF([.B211]=[.B210];[.C210]+1;1)" office:value-type="float" office:value="3" calcext:value-type="float">
            <text:p>3</text:p>
          </table:table-cell>
          <table:table-cell table:formula="of:=IF([.C212]=1;[.C211];&quot;&quot;)">
            <text:p/>
          </table:table-cell>
          <table:table-cell table:formula="of:=IF([.D211]=&quot;&quot;;&quot;&quot;;[.B211])">
            <text:p/>
          </table:table-cell>
          <table:table-cell table:formula="of:=IF([.E211]=&quot;&quot;;&quot;&quot;;[.D211]+FLOOR(4*RAND();1))">
            <text:p/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3" calcext:value-type="float">
            <text:p>33</text:p>
          </table:table-cell>
          <table:table-cell table:formula="of:=IF([.B212]=[.B211];[.C211]+1;1)" office:value-type="float" office:value="4" calcext:value-type="float">
            <text:p>4</text:p>
          </table:table-cell>
          <table:table-cell table:formula="of:=IF([.C213]=1;[.C212];&quot;&quot;)">
            <text:p/>
          </table:table-cell>
          <table:table-cell table:formula="of:=IF([.D212]=&quot;&quot;;&quot;&quot;;[.B212])">
            <text:p/>
          </table:table-cell>
          <table:table-cell table:formula="of:=IF([.E212]=&quot;&quot;;&quot;&quot;;[.D212]+FLOOR(4*RAND();1))">
            <text:p/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33" calcext:value-type="float">
            <text:p>33</text:p>
          </table:table-cell>
          <table:table-cell table:formula="of:=IF([.B213]=[.B212];[.C212]+1;1)" office:value-type="float" office:value="5" calcext:value-type="float">
            <text:p>5</text:p>
          </table:table-cell>
          <table:table-cell table:formula="of:=IF([.C214]=1;[.C213];&quot;&quot;)">
            <text:p/>
          </table:table-cell>
          <table:table-cell table:formula="of:=IF([.D213]=&quot;&quot;;&quot;&quot;;[.B213])">
            <text:p/>
          </table:table-cell>
          <table:table-cell table:formula="of:=IF([.E213]=&quot;&quot;;&quot;&quot;;[.D213]+FLOOR(4*RAND();1))">
            <text:p/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33" calcext:value-type="float">
            <text:p>33</text:p>
          </table:table-cell>
          <table:table-cell table:formula="of:=IF([.B214]=[.B213];[.C213]+1;1)" office:value-type="float" office:value="6" calcext:value-type="float">
            <text:p>6</text:p>
          </table:table-cell>
          <table:table-cell table:formula="of:=IF([.C215]=1;[.C214];&quot;&quot;)" office:value-type="float" office:value="6" calcext:value-type="float">
            <text:p>6</text:p>
          </table:table-cell>
          <table:table-cell table:formula="of:=IF([.D214]=&quot;&quot;;&quot;&quot;;[.B214])" office:value-type="float" office:value="33" calcext:value-type="float">
            <text:p>33</text:p>
          </table:table-cell>
          <table:table-cell table:formula="of:=IF([.E214]=&quot;&quot;;&quot;&quot;;[.D214]+FLOOR(4*RAND();1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table:formula="of:=IF([.B215]=[.B214];[.C214]+1;1)" office:value-type="float" office:value="1" calcext:value-type="float">
            <text:p>1</text:p>
          </table:table-cell>
          <table:table-cell table:formula="of:=IF([.C216]=1;[.C215];&quot;&quot;)">
            <text:p/>
          </table:table-cell>
          <table:table-cell table:formula="of:=IF([.D215]=&quot;&quot;;&quot;&quot;;[.B215])">
            <text:p/>
          </table:table-cell>
          <table:table-cell table:formula="of:=IF([.E215]=&quot;&quot;;&quot;&quot;;[.D215]+FLOOR(4*RAND();1))">
            <text:p/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table:formula="of:=IF([.B216]=[.B215];[.C215]+1;1)" office:value-type="float" office:value="2" calcext:value-type="float">
            <text:p>2</text:p>
          </table:table-cell>
          <table:table-cell table:formula="of:=IF([.C217]=1;[.C216];&quot;&quot;)">
            <text:p/>
          </table:table-cell>
          <table:table-cell table:formula="of:=IF([.D216]=&quot;&quot;;&quot;&quot;;[.B216])">
            <text:p/>
          </table:table-cell>
          <table:table-cell table:formula="of:=IF([.E216]=&quot;&quot;;&quot;&quot;;[.D216]+FLOOR(4*RAND();1))">
            <text:p/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4" calcext:value-type="float">
            <text:p>34</text:p>
          </table:table-cell>
          <table:table-cell table:formula="of:=IF([.B217]=[.B216];[.C216]+1;1)" office:value-type="float" office:value="3" calcext:value-type="float">
            <text:p>3</text:p>
          </table:table-cell>
          <table:table-cell table:formula="of:=IF([.C218]=1;[.C217];&quot;&quot;)">
            <text:p/>
          </table:table-cell>
          <table:table-cell table:formula="of:=IF([.D217]=&quot;&quot;;&quot;&quot;;[.B217])">
            <text:p/>
          </table:table-cell>
          <table:table-cell table:formula="of:=IF([.E217]=&quot;&quot;;&quot;&quot;;[.D217]+FLOOR(4*RAND();1))">
            <text:p/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4" calcext:value-type="float">
            <text:p>34</text:p>
          </table:table-cell>
          <table:table-cell table:formula="of:=IF([.B218]=[.B217];[.C217]+1;1)" office:value-type="float" office:value="4" calcext:value-type="float">
            <text:p>4</text:p>
          </table:table-cell>
          <table:table-cell table:formula="of:=IF([.C219]=1;[.C218];&quot;&quot;)">
            <text:p/>
          </table:table-cell>
          <table:table-cell table:formula="of:=IF([.D218]=&quot;&quot;;&quot;&quot;;[.B218])">
            <text:p/>
          </table:table-cell>
          <table:table-cell table:formula="of:=IF([.E218]=&quot;&quot;;&quot;&quot;;[.D218]+FLOOR(4*RAND();1))">
            <text:p/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4" calcext:value-type="float">
            <text:p>34</text:p>
          </table:table-cell>
          <table:table-cell table:formula="of:=IF([.B219]=[.B218];[.C218]+1;1)" office:value-type="float" office:value="5" calcext:value-type="float">
            <text:p>5</text:p>
          </table:table-cell>
          <table:table-cell table:formula="of:=IF([.C220]=1;[.C219];&quot;&quot;)">
            <text:p/>
          </table:table-cell>
          <table:table-cell table:formula="of:=IF([.D219]=&quot;&quot;;&quot;&quot;;[.B219])">
            <text:p/>
          </table:table-cell>
          <table:table-cell table:formula="of:=IF([.E219]=&quot;&quot;;&quot;&quot;;[.D219]+FLOOR(4*RAND();1))">
            <text:p/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34" calcext:value-type="float">
            <text:p>34</text:p>
          </table:table-cell>
          <table:table-cell table:formula="of:=IF([.B220]=[.B219];[.C219]+1;1)" office:value-type="float" office:value="6" calcext:value-type="float">
            <text:p>6</text:p>
          </table:table-cell>
          <table:table-cell table:formula="of:=IF([.C221]=1;[.C220];&quot;&quot;)">
            <text:p/>
          </table:table-cell>
          <table:table-cell table:formula="of:=IF([.D220]=&quot;&quot;;&quot;&quot;;[.B220])">
            <text:p/>
          </table:table-cell>
          <table:table-cell table:formula="of:=IF([.E220]=&quot;&quot;;&quot;&quot;;[.D220]+FLOOR(4*RAND();1))">
            <text:p/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34" calcext:value-type="float">
            <text:p>34</text:p>
          </table:table-cell>
          <table:table-cell table:formula="of:=IF([.B221]=[.B220];[.C220]+1;1)" office:value-type="float" office:value="7" calcext:value-type="float">
            <text:p>7</text:p>
          </table:table-cell>
          <table:table-cell table:formula="of:=IF([.C222]=1;[.C221];&quot;&quot;)">
            <text:p/>
          </table:table-cell>
          <table:table-cell table:formula="of:=IF([.D221]=&quot;&quot;;&quot;&quot;;[.B221])">
            <text:p/>
          </table:table-cell>
          <table:table-cell table:formula="of:=IF([.E221]=&quot;&quot;;&quot;&quot;;[.D221]+FLOOR(4*RAND();1))">
            <text:p/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4" calcext:value-type="float">
            <text:p>34</text:p>
          </table:table-cell>
          <table:table-cell table:formula="of:=IF([.B222]=[.B221];[.C221]+1;1)" office:value-type="float" office:value="8" calcext:value-type="float">
            <text:p>8</text:p>
          </table:table-cell>
          <table:table-cell table:formula="of:=IF([.C223]=1;[.C222];&quot;&quot;)" office:value-type="float" office:value="8" calcext:value-type="float">
            <text:p>8</text:p>
          </table:table-cell>
          <table:table-cell table:formula="of:=IF([.D222]=&quot;&quot;;&quot;&quot;;[.B222])" office:value-type="float" office:value="34" calcext:value-type="float">
            <text:p>34</text:p>
          </table:table-cell>
          <table:table-cell table:formula="of:=IF([.E222]=&quot;&quot;;&quot;&quot;;[.D222]+FLOOR(4*RAND();1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5" calcext:value-type="float">
            <text:p>35</text:p>
          </table:table-cell>
          <table:table-cell table:formula="of:=IF([.B223]=[.B222];[.C222]+1;1)" office:value-type="float" office:value="1" calcext:value-type="float">
            <text:p>1</text:p>
          </table:table-cell>
          <table:table-cell table:formula="of:=IF([.C224]=1;[.C223];&quot;&quot;)">
            <text:p/>
          </table:table-cell>
          <table:table-cell table:formula="of:=IF([.D223]=&quot;&quot;;&quot;&quot;;[.B223])">
            <text:p/>
          </table:table-cell>
          <table:table-cell table:formula="of:=IF([.E223]=&quot;&quot;;&quot;&quot;;[.D223]+FLOOR(4*RAND();1))">
            <text:p/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5" calcext:value-type="float">
            <text:p>35</text:p>
          </table:table-cell>
          <table:table-cell table:formula="of:=IF([.B224]=[.B223];[.C223]+1;1)" office:value-type="float" office:value="2" calcext:value-type="float">
            <text:p>2</text:p>
          </table:table-cell>
          <table:table-cell table:formula="of:=IF([.C225]=1;[.C224];&quot;&quot;)">
            <text:p/>
          </table:table-cell>
          <table:table-cell table:formula="of:=IF([.D224]=&quot;&quot;;&quot;&quot;;[.B224])">
            <text:p/>
          </table:table-cell>
          <table:table-cell table:formula="of:=IF([.E224]=&quot;&quot;;&quot;&quot;;[.D224]+FLOOR(4*RAND();1))">
            <text:p/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5" calcext:value-type="float">
            <text:p>35</text:p>
          </table:table-cell>
          <table:table-cell table:formula="of:=IF([.B225]=[.B224];[.C224]+1;1)" office:value-type="float" office:value="3" calcext:value-type="float">
            <text:p>3</text:p>
          </table:table-cell>
          <table:table-cell table:formula="of:=IF([.C226]=1;[.C225];&quot;&quot;)">
            <text:p/>
          </table:table-cell>
          <table:table-cell table:formula="of:=IF([.D225]=&quot;&quot;;&quot;&quot;;[.B225])">
            <text:p/>
          </table:table-cell>
          <table:table-cell table:formula="of:=IF([.E225]=&quot;&quot;;&quot;&quot;;[.D225]+FLOOR(4*RAND();1))">
            <text:p/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5" calcext:value-type="float">
            <text:p>35</text:p>
          </table:table-cell>
          <table:table-cell table:formula="of:=IF([.B226]=[.B225];[.C225]+1;1)" office:value-type="float" office:value="4" calcext:value-type="float">
            <text:p>4</text:p>
          </table:table-cell>
          <table:table-cell table:formula="of:=IF([.C227]=1;[.C226];&quot;&quot;)">
            <text:p/>
          </table:table-cell>
          <table:table-cell table:formula="of:=IF([.D226]=&quot;&quot;;&quot;&quot;;[.B226])">
            <text:p/>
          </table:table-cell>
          <table:table-cell table:formula="of:=IF([.E226]=&quot;&quot;;&quot;&quot;;[.D226]+FLOOR(4*RAND();1))">
            <text:p/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5" calcext:value-type="float">
            <text:p>35</text:p>
          </table:table-cell>
          <table:table-cell table:formula="of:=IF([.B227]=[.B226];[.C226]+1;1)" office:value-type="float" office:value="5" calcext:value-type="float">
            <text:p>5</text:p>
          </table:table-cell>
          <table:table-cell table:formula="of:=IF([.C228]=1;[.C227];&quot;&quot;)">
            <text:p/>
          </table:table-cell>
          <table:table-cell table:formula="of:=IF([.D227]=&quot;&quot;;&quot;&quot;;[.B227])">
            <text:p/>
          </table:table-cell>
          <table:table-cell table:formula="of:=IF([.E227]=&quot;&quot;;&quot;&quot;;[.D227]+FLOOR(4*RAND();1))">
            <text:p/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5" calcext:value-type="float">
            <text:p>35</text:p>
          </table:table-cell>
          <table:table-cell table:formula="of:=IF([.B228]=[.B227];[.C227]+1;1)" office:value-type="float" office:value="6" calcext:value-type="float">
            <text:p>6</text:p>
          </table:table-cell>
          <table:table-cell table:formula="of:=IF([.C229]=1;[.C228];&quot;&quot;)">
            <text:p/>
          </table:table-cell>
          <table:table-cell table:formula="of:=IF([.D228]=&quot;&quot;;&quot;&quot;;[.B228])">
            <text:p/>
          </table:table-cell>
          <table:table-cell table:formula="of:=IF([.E228]=&quot;&quot;;&quot;&quot;;[.D228]+FLOOR(4*RAND();1))">
            <text:p/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5" calcext:value-type="float">
            <text:p>35</text:p>
          </table:table-cell>
          <table:table-cell table:formula="of:=IF([.B229]=[.B228];[.C228]+1;1)" office:value-type="float" office:value="7" calcext:value-type="float">
            <text:p>7</text:p>
          </table:table-cell>
          <table:table-cell table:formula="of:=IF([.C230]=1;[.C229];&quot;&quot;)" office:value-type="float" office:value="7" calcext:value-type="float">
            <text:p>7</text:p>
          </table:table-cell>
          <table:table-cell table:formula="of:=IF([.D229]=&quot;&quot;;&quot;&quot;;[.B229])" office:value-type="float" office:value="35" calcext:value-type="float">
            <text:p>35</text:p>
          </table:table-cell>
          <table:table-cell table:formula="of:=IF([.E229]=&quot;&quot;;&quot;&quot;;[.D229]+FLOOR(4*RAND();1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6" calcext:value-type="float">
            <text:p>36</text:p>
          </table:table-cell>
          <table:table-cell table:formula="of:=IF([.B230]=[.B229];[.C229]+1;1)" office:value-type="float" office:value="1" calcext:value-type="float">
            <text:p>1</text:p>
          </table:table-cell>
          <table:table-cell table:formula="of:=IF([.C231]=1;[.C230];&quot;&quot;)">
            <text:p/>
          </table:table-cell>
          <table:table-cell table:formula="of:=IF([.D230]=&quot;&quot;;&quot;&quot;;[.B230])">
            <text:p/>
          </table:table-cell>
          <table:table-cell table:formula="of:=IF([.E230]=&quot;&quot;;&quot;&quot;;[.D230]+FLOOR(4*RAND();1))">
            <text:p/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6" calcext:value-type="float">
            <text:p>36</text:p>
          </table:table-cell>
          <table:table-cell table:formula="of:=IF([.B231]=[.B230];[.C230]+1;1)" office:value-type="float" office:value="2" calcext:value-type="float">
            <text:p>2</text:p>
          </table:table-cell>
          <table:table-cell table:formula="of:=IF([.C232]=1;[.C231];&quot;&quot;)">
            <text:p/>
          </table:table-cell>
          <table:table-cell table:formula="of:=IF([.D231]=&quot;&quot;;&quot;&quot;;[.B231])">
            <text:p/>
          </table:table-cell>
          <table:table-cell table:formula="of:=IF([.E231]=&quot;&quot;;&quot;&quot;;[.D231]+FLOOR(4*RAND();1))">
            <text:p/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6" calcext:value-type="float">
            <text:p>36</text:p>
          </table:table-cell>
          <table:table-cell table:formula="of:=IF([.B232]=[.B231];[.C231]+1;1)" office:value-type="float" office:value="3" calcext:value-type="float">
            <text:p>3</text:p>
          </table:table-cell>
          <table:table-cell table:formula="of:=IF([.C233]=1;[.C232];&quot;&quot;)">
            <text:p/>
          </table:table-cell>
          <table:table-cell table:formula="of:=IF([.D232]=&quot;&quot;;&quot;&quot;;[.B232])">
            <text:p/>
          </table:table-cell>
          <table:table-cell table:formula="of:=IF([.E232]=&quot;&quot;;&quot;&quot;;[.D232]+FLOOR(4*RAND();1))">
            <text:p/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6" calcext:value-type="float">
            <text:p>36</text:p>
          </table:table-cell>
          <table:table-cell table:formula="of:=IF([.B233]=[.B232];[.C232]+1;1)" office:value-type="float" office:value="4" calcext:value-type="float">
            <text:p>4</text:p>
          </table:table-cell>
          <table:table-cell table:formula="of:=IF([.C234]=1;[.C233];&quot;&quot;)">
            <text:p/>
          </table:table-cell>
          <table:table-cell table:formula="of:=IF([.D233]=&quot;&quot;;&quot;&quot;;[.B233])">
            <text:p/>
          </table:table-cell>
          <table:table-cell table:formula="of:=IF([.E233]=&quot;&quot;;&quot;&quot;;[.D233]+FLOOR(4*RAND();1))">
            <text:p/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6" calcext:value-type="float">
            <text:p>36</text:p>
          </table:table-cell>
          <table:table-cell table:formula="of:=IF([.B234]=[.B233];[.C233]+1;1)" office:value-type="float" office:value="5" calcext:value-type="float">
            <text:p>5</text:p>
          </table:table-cell>
          <table:table-cell table:formula="of:=IF([.C235]=1;[.C234];&quot;&quot;)">
            <text:p/>
          </table:table-cell>
          <table:table-cell table:formula="of:=IF([.D234]=&quot;&quot;;&quot;&quot;;[.B234])">
            <text:p/>
          </table:table-cell>
          <table:table-cell table:formula="of:=IF([.E234]=&quot;&quot;;&quot;&quot;;[.D234]+FLOOR(4*RAND();1))">
            <text:p/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6" calcext:value-type="float">
            <text:p>36</text:p>
          </table:table-cell>
          <table:table-cell table:formula="of:=IF([.B235]=[.B234];[.C234]+1;1)" office:value-type="float" office:value="6" calcext:value-type="float">
            <text:p>6</text:p>
          </table:table-cell>
          <table:table-cell table:formula="of:=IF([.C236]=1;[.C235];&quot;&quot;)" office:value-type="float" office:value="6" calcext:value-type="float">
            <text:p>6</text:p>
          </table:table-cell>
          <table:table-cell table:formula="of:=IF([.D235]=&quot;&quot;;&quot;&quot;;[.B235])" office:value-type="float" office:value="36" calcext:value-type="float">
            <text:p>36</text:p>
          </table:table-cell>
          <table:table-cell table:formula="of:=IF([.E235]=&quot;&quot;;&quot;&quot;;[.D235]+FLOOR(4*RAND();1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7" calcext:value-type="float">
            <text:p>37</text:p>
          </table:table-cell>
          <table:table-cell table:formula="of:=IF([.B236]=[.B235];[.C235]+1;1)" office:value-type="float" office:value="1" calcext:value-type="float">
            <text:p>1</text:p>
          </table:table-cell>
          <table:table-cell table:formula="of:=IF([.C237]=1;[.C236];&quot;&quot;)">
            <text:p/>
          </table:table-cell>
          <table:table-cell table:formula="of:=IF([.D236]=&quot;&quot;;&quot;&quot;;[.B236])">
            <text:p/>
          </table:table-cell>
          <table:table-cell table:formula="of:=IF([.E236]=&quot;&quot;;&quot;&quot;;[.D236]+FLOOR(4*RAND();1))">
            <text:p/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7" calcext:value-type="float">
            <text:p>37</text:p>
          </table:table-cell>
          <table:table-cell table:formula="of:=IF([.B237]=[.B236];[.C236]+1;1)" office:value-type="float" office:value="2" calcext:value-type="float">
            <text:p>2</text:p>
          </table:table-cell>
          <table:table-cell table:formula="of:=IF([.C238]=1;[.C237];&quot;&quot;)">
            <text:p/>
          </table:table-cell>
          <table:table-cell table:formula="of:=IF([.D237]=&quot;&quot;;&quot;&quot;;[.B237])">
            <text:p/>
          </table:table-cell>
          <table:table-cell table:formula="of:=IF([.E237]=&quot;&quot;;&quot;&quot;;[.D237]+FLOOR(4*RAND();1))">
            <text:p/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7" calcext:value-type="float">
            <text:p>37</text:p>
          </table:table-cell>
          <table:table-cell table:formula="of:=IF([.B238]=[.B237];[.C237]+1;1)" office:value-type="float" office:value="3" calcext:value-type="float">
            <text:p>3</text:p>
          </table:table-cell>
          <table:table-cell table:formula="of:=IF([.C239]=1;[.C238];&quot;&quot;)">
            <text:p/>
          </table:table-cell>
          <table:table-cell table:formula="of:=IF([.D238]=&quot;&quot;;&quot;&quot;;[.B238])">
            <text:p/>
          </table:table-cell>
          <table:table-cell table:formula="of:=IF([.E238]=&quot;&quot;;&quot;&quot;;[.D238]+FLOOR(4*RAND();1))">
            <text:p/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7" calcext:value-type="float">
            <text:p>37</text:p>
          </table:table-cell>
          <table:table-cell table:formula="of:=IF([.B239]=[.B238];[.C238]+1;1)" office:value-type="float" office:value="4" calcext:value-type="float">
            <text:p>4</text:p>
          </table:table-cell>
          <table:table-cell table:formula="of:=IF([.C240]=1;[.C239];&quot;&quot;)">
            <text:p/>
          </table:table-cell>
          <table:table-cell table:formula="of:=IF([.D239]=&quot;&quot;;&quot;&quot;;[.B239])">
            <text:p/>
          </table:table-cell>
          <table:table-cell table:formula="of:=IF([.E239]=&quot;&quot;;&quot;&quot;;[.D239]+FLOOR(4*RAND();1))">
            <text:p/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7" calcext:value-type="float">
            <text:p>37</text:p>
          </table:table-cell>
          <table:table-cell table:formula="of:=IF([.B240]=[.B239];[.C239]+1;1)" office:value-type="float" office:value="5" calcext:value-type="float">
            <text:p>5</text:p>
          </table:table-cell>
          <table:table-cell table:formula="of:=IF([.C241]=1;[.C240];&quot;&quot;)" office:value-type="float" office:value="5" calcext:value-type="float">
            <text:p>5</text:p>
          </table:table-cell>
          <table:table-cell table:formula="of:=IF([.D240]=&quot;&quot;;&quot;&quot;;[.B240])" office:value-type="float" office:value="37" calcext:value-type="float">
            <text:p>37</text:p>
          </table:table-cell>
          <table:table-cell table:formula="of:=IF([.E240]=&quot;&quot;;&quot;&quot;;[.D240]+FLOOR(4*RAND();1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8" calcext:value-type="float">
            <text:p>38</text:p>
          </table:table-cell>
          <table:table-cell table:formula="of:=IF([.B241]=[.B240];[.C240]+1;1)" office:value-type="float" office:value="1" calcext:value-type="float">
            <text:p>1</text:p>
          </table:table-cell>
          <table:table-cell table:formula="of:=IF([.C242]=1;[.C241];&quot;&quot;)">
            <text:p/>
          </table:table-cell>
          <table:table-cell table:formula="of:=IF([.D241]=&quot;&quot;;&quot;&quot;;[.B241])">
            <text:p/>
          </table:table-cell>
          <table:table-cell table:formula="of:=IF([.E241]=&quot;&quot;;&quot;&quot;;[.D241]+FLOOR(4*RAND();1))">
            <text:p/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8" calcext:value-type="float">
            <text:p>38</text:p>
          </table:table-cell>
          <table:table-cell table:formula="of:=IF([.B242]=[.B241];[.C241]+1;1)" office:value-type="float" office:value="2" calcext:value-type="float">
            <text:p>2</text:p>
          </table:table-cell>
          <table:table-cell table:formula="of:=IF([.C243]=1;[.C242];&quot;&quot;)">
            <text:p/>
          </table:table-cell>
          <table:table-cell table:formula="of:=IF([.D242]=&quot;&quot;;&quot;&quot;;[.B242])">
            <text:p/>
          </table:table-cell>
          <table:table-cell table:formula="of:=IF([.E242]=&quot;&quot;;&quot;&quot;;[.D242]+FLOOR(4*RAND();1))">
            <text:p/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8" calcext:value-type="float">
            <text:p>38</text:p>
          </table:table-cell>
          <table:table-cell table:formula="of:=IF([.B243]=[.B242];[.C242]+1;1)" office:value-type="float" office:value="3" calcext:value-type="float">
            <text:p>3</text:p>
          </table:table-cell>
          <table:table-cell table:formula="of:=IF([.C244]=1;[.C243];&quot;&quot;)">
            <text:p/>
          </table:table-cell>
          <table:table-cell table:formula="of:=IF([.D243]=&quot;&quot;;&quot;&quot;;[.B243])">
            <text:p/>
          </table:table-cell>
          <table:table-cell table:formula="of:=IF([.E243]=&quot;&quot;;&quot;&quot;;[.D243]+FLOOR(4*RAND();1))">
            <text:p/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38" calcext:value-type="float">
            <text:p>38</text:p>
          </table:table-cell>
          <table:table-cell table:formula="of:=IF([.B244]=[.B243];[.C243]+1;1)" office:value-type="float" office:value="4" calcext:value-type="float">
            <text:p>4</text:p>
          </table:table-cell>
          <table:table-cell table:formula="of:=IF([.C245]=1;[.C244];&quot;&quot;)" office:value-type="float" office:value="4" calcext:value-type="float">
            <text:p>4</text:p>
          </table:table-cell>
          <table:table-cell table:formula="of:=IF([.D244]=&quot;&quot;;&quot;&quot;;[.B244])" office:value-type="float" office:value="38" calcext:value-type="float">
            <text:p>38</text:p>
          </table:table-cell>
          <table:table-cell table:formula="of:=IF([.E244]=&quot;&quot;;&quot;&quot;;[.D244]+FLOOR(4*RAND();1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9" calcext:value-type="float">
            <text:p>39</text:p>
          </table:table-cell>
          <table:table-cell table:formula="of:=IF([.B245]=[.B244];[.C244]+1;1)" office:value-type="float" office:value="1" calcext:value-type="float">
            <text:p>1</text:p>
          </table:table-cell>
          <table:table-cell table:formula="of:=IF([.C246]=1;[.C245];&quot;&quot;)">
            <text:p/>
          </table:table-cell>
          <table:table-cell table:formula="of:=IF([.D245]=&quot;&quot;;&quot;&quot;;[.B245])">
            <text:p/>
          </table:table-cell>
          <table:table-cell table:formula="of:=IF([.E245]=&quot;&quot;;&quot;&quot;;[.D245]+FLOOR(4*RAND();1))">
            <text:p/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9" calcext:value-type="float">
            <text:p>39</text:p>
          </table:table-cell>
          <table:table-cell table:formula="of:=IF([.B246]=[.B245];[.C245]+1;1)" office:value-type="float" office:value="2" calcext:value-type="float">
            <text:p>2</text:p>
          </table:table-cell>
          <table:table-cell table:formula="of:=IF([.C247]=1;[.C246];&quot;&quot;)">
            <text:p/>
          </table:table-cell>
          <table:table-cell table:formula="of:=IF([.D246]=&quot;&quot;;&quot;&quot;;[.B246])">
            <text:p/>
          </table:table-cell>
          <table:table-cell table:formula="of:=IF([.E246]=&quot;&quot;;&quot;&quot;;[.D246]+FLOOR(4*RAND();1))">
            <text:p/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39" calcext:value-type="float">
            <text:p>39</text:p>
          </table:table-cell>
          <table:table-cell table:formula="of:=IF([.B247]=[.B246];[.C246]+1;1)" office:value-type="float" office:value="3" calcext:value-type="float">
            <text:p>3</text:p>
          </table:table-cell>
          <table:table-cell table:formula="of:=IF([.C248]=1;[.C247];&quot;&quot;)">
            <text:p/>
          </table:table-cell>
          <table:table-cell table:formula="of:=IF([.D247]=&quot;&quot;;&quot;&quot;;[.B247])">
            <text:p/>
          </table:table-cell>
          <table:table-cell table:formula="of:=IF([.E247]=&quot;&quot;;&quot;&quot;;[.D247]+FLOOR(4*RAND();1))">
            <text:p/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9" calcext:value-type="float">
            <text:p>39</text:p>
          </table:table-cell>
          <table:table-cell table:formula="of:=IF([.B248]=[.B247];[.C247]+1;1)" office:value-type="float" office:value="4" calcext:value-type="float">
            <text:p>4</text:p>
          </table:table-cell>
          <table:table-cell table:formula="of:=IF([.C249]=1;[.C248];&quot;&quot;)" office:value-type="float" office:value="4" calcext:value-type="float">
            <text:p>4</text:p>
          </table:table-cell>
          <table:table-cell table:formula="of:=IF([.D248]=&quot;&quot;;&quot;&quot;;[.B248])" office:value-type="float" office:value="39" calcext:value-type="float">
            <text:p>39</text:p>
          </table:table-cell>
          <table:table-cell table:formula="of:=IF([.E248]=&quot;&quot;;&quot;&quot;;[.D248]+FLOOR(4*RAND();1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table:formula="of:=IF([.B249]=[.B248];[.C248]+1;1)" office:value-type="float" office:value="1" calcext:value-type="float">
            <text:p>1</text:p>
          </table:table-cell>
          <table:table-cell table:formula="of:=IF([.C250]=1;[.C249];&quot;&quot;)">
            <text:p/>
          </table:table-cell>
          <table:table-cell table:formula="of:=IF([.D249]=&quot;&quot;;&quot;&quot;;[.B249])">
            <text:p/>
          </table:table-cell>
          <table:table-cell table:formula="of:=IF([.E249]=&quot;&quot;;&quot;&quot;;[.D249]+FLOOR(4*RAND();1))">
            <text:p/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0" calcext:value-type="float">
            <text:p>40</text:p>
          </table:table-cell>
          <table:table-cell table:formula="of:=IF([.B250]=[.B249];[.C249]+1;1)" office:value-type="float" office:value="2" calcext:value-type="float">
            <text:p>2</text:p>
          </table:table-cell>
          <table:table-cell table:formula="of:=IF([.C251]=1;[.C250];&quot;&quot;)">
            <text:p/>
          </table:table-cell>
          <table:table-cell table:formula="of:=IF([.D250]=&quot;&quot;;&quot;&quot;;[.B250])">
            <text:p/>
          </table:table-cell>
          <table:table-cell table:formula="of:=IF([.E250]=&quot;&quot;;&quot;&quot;;[.D250]+FLOOR(4*RAND();1))">
            <text:p/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40" calcext:value-type="float">
            <text:p>40</text:p>
          </table:table-cell>
          <table:table-cell table:formula="of:=IF([.B251]=[.B250];[.C250]+1;1)" office:value-type="float" office:value="3" calcext:value-type="float">
            <text:p>3</text:p>
          </table:table-cell>
          <table:table-cell table:formula="of:=IF([.C252]=1;[.C251];&quot;&quot;)">
            <text:p/>
          </table:table-cell>
          <table:table-cell table:formula="of:=IF([.D251]=&quot;&quot;;&quot;&quot;;[.B251])">
            <text:p/>
          </table:table-cell>
          <table:table-cell table:formula="of:=IF([.E251]=&quot;&quot;;&quot;&quot;;[.D251]+FLOOR(4*RAND();1))">
            <text:p/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0" calcext:value-type="float">
            <text:p>40</text:p>
          </table:table-cell>
          <table:table-cell table:formula="of:=IF([.B252]=[.B251];[.C251]+1;1)" office:value-type="float" office:value="4" calcext:value-type="float">
            <text:p>4</text:p>
          </table:table-cell>
          <table:table-cell table:formula="of:=IF([.C253]=1;[.C252];&quot;&quot;)">
            <text:p/>
          </table:table-cell>
          <table:table-cell table:formula="of:=IF([.D252]=&quot;&quot;;&quot;&quot;;[.B252])">
            <text:p/>
          </table:table-cell>
          <table:table-cell table:formula="of:=IF([.E252]=&quot;&quot;;&quot;&quot;;[.D252]+FLOOR(4*RAND();1))">
            <text:p/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0" calcext:value-type="float">
            <text:p>40</text:p>
          </table:table-cell>
          <table:table-cell table:formula="of:=IF([.B253]=[.B252];[.C252]+1;1)" office:value-type="float" office:value="5" calcext:value-type="float">
            <text:p>5</text:p>
          </table:table-cell>
          <table:table-cell table:formula="of:=IF([.C254]=1;[.C253];&quot;&quot;)">
            <text:p/>
          </table:table-cell>
          <table:table-cell table:formula="of:=IF([.D253]=&quot;&quot;;&quot;&quot;;[.B253])">
            <text:p/>
          </table:table-cell>
          <table:table-cell table:formula="of:=IF([.E253]=&quot;&quot;;&quot;&quot;;[.D253]+FLOOR(4*RAND();1))">
            <text:p/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40" calcext:value-type="float">
            <text:p>40</text:p>
          </table:table-cell>
          <table:table-cell table:formula="of:=IF([.B254]=[.B253];[.C253]+1;1)" office:value-type="float" office:value="6" calcext:value-type="float">
            <text:p>6</text:p>
          </table:table-cell>
          <table:table-cell table:formula="of:=IF([.C255]=1;[.C254];&quot;&quot;)">
            <text:p/>
          </table:table-cell>
          <table:table-cell table:formula="of:=IF([.D254]=&quot;&quot;;&quot;&quot;;[.B254])">
            <text:p/>
          </table:table-cell>
          <table:table-cell table:formula="of:=IF([.E254]=&quot;&quot;;&quot;&quot;;[.D254]+FLOOR(4*RAND();1))">
            <text:p/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40" calcext:value-type="float">
            <text:p>40</text:p>
          </table:table-cell>
          <table:table-cell table:formula="of:=IF([.B255]=[.B254];[.C254]+1;1)" office:value-type="float" office:value="7" calcext:value-type="float">
            <text:p>7</text:p>
          </table:table-cell>
          <table:table-cell table:formula="of:=IF([.C256]=1;[.C255];&quot;&quot;)" office:value-type="float" office:value="7" calcext:value-type="float">
            <text:p>7</text:p>
          </table:table-cell>
          <table:table-cell table:formula="of:=IF([.D255]=&quot;&quot;;&quot;&quot;;[.B255])" office:value-type="float" office:value="40" calcext:value-type="float">
            <text:p>40</text:p>
          </table:table-cell>
          <table:table-cell table:formula="of:=IF([.E255]=&quot;&quot;;&quot;&quot;;[.D255]+FLOOR(4*RAND();1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1" calcext:value-type="float">
            <text:p>41</text:p>
          </table:table-cell>
          <table:table-cell table:formula="of:=IF([.B256]=[.B255];[.C255]+1;1)" office:value-type="float" office:value="1" calcext:value-type="float">
            <text:p>1</text:p>
          </table:table-cell>
          <table:table-cell table:formula="of:=IF([.C257]=1;[.C256];&quot;&quot;)">
            <text:p/>
          </table:table-cell>
          <table:table-cell table:formula="of:=IF([.D256]=&quot;&quot;;&quot;&quot;;[.B256])">
            <text:p/>
          </table:table-cell>
          <table:table-cell table:formula="of:=IF([.E256]=&quot;&quot;;&quot;&quot;;[.D256]+FLOOR(4*RAND();1))">
            <text:p/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1" calcext:value-type="float">
            <text:p>41</text:p>
          </table:table-cell>
          <table:table-cell table:formula="of:=IF([.B257]=[.B256];[.C256]+1;1)" office:value-type="float" office:value="2" calcext:value-type="float">
            <text:p>2</text:p>
          </table:table-cell>
          <table:table-cell table:formula="of:=IF([.C258]=1;[.C257];&quot;&quot;)">
            <text:p/>
          </table:table-cell>
          <table:table-cell table:formula="of:=IF([.D257]=&quot;&quot;;&quot;&quot;;[.B257])">
            <text:p/>
          </table:table-cell>
          <table:table-cell table:formula="of:=IF([.E257]=&quot;&quot;;&quot;&quot;;[.D257]+FLOOR(4*RAND();1))">
            <text:p/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1" calcext:value-type="float">
            <text:p>41</text:p>
          </table:table-cell>
          <table:table-cell table:formula="of:=IF([.B258]=[.B257];[.C257]+1;1)" office:value-type="float" office:value="3" calcext:value-type="float">
            <text:p>3</text:p>
          </table:table-cell>
          <table:table-cell table:formula="of:=IF([.C259]=1;[.C258];&quot;&quot;)">
            <text:p/>
          </table:table-cell>
          <table:table-cell table:formula="of:=IF([.D258]=&quot;&quot;;&quot;&quot;;[.B258])">
            <text:p/>
          </table:table-cell>
          <table:table-cell table:formula="of:=IF([.E258]=&quot;&quot;;&quot;&quot;;[.D258]+FLOOR(4*RAND();1))">
            <text:p/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1" calcext:value-type="float">
            <text:p>41</text:p>
          </table:table-cell>
          <table:table-cell table:formula="of:=IF([.B259]=[.B258];[.C258]+1;1)" office:value-type="float" office:value="4" calcext:value-type="float">
            <text:p>4</text:p>
          </table:table-cell>
          <table:table-cell table:formula="of:=IF([.C260]=1;[.C259];&quot;&quot;)">
            <text:p/>
          </table:table-cell>
          <table:table-cell table:formula="of:=IF([.D259]=&quot;&quot;;&quot;&quot;;[.B259])">
            <text:p/>
          </table:table-cell>
          <table:table-cell table:formula="of:=IF([.E259]=&quot;&quot;;&quot;&quot;;[.D259]+FLOOR(4*RAND();1))">
            <text:p/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1" calcext:value-type="float">
            <text:p>41</text:p>
          </table:table-cell>
          <table:table-cell table:formula="of:=IF([.B260]=[.B259];[.C259]+1;1)" office:value-type="float" office:value="5" calcext:value-type="float">
            <text:p>5</text:p>
          </table:table-cell>
          <table:table-cell table:formula="of:=IF([.C261]=1;[.C260];&quot;&quot;)" office:value-type="float" office:value="5" calcext:value-type="float">
            <text:p>5</text:p>
          </table:table-cell>
          <table:table-cell table:formula="of:=IF([.D260]=&quot;&quot;;&quot;&quot;;[.B260])" office:value-type="float" office:value="41" calcext:value-type="float">
            <text:p>41</text:p>
          </table:table-cell>
          <table:table-cell table:formula="of:=IF([.E260]=&quot;&quot;;&quot;&quot;;[.D260]+FLOOR(4*RAND();1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table:formula="of:=IF([.B261]=[.B260];[.C260]+1;1)" office:value-type="float" office:value="1" calcext:value-type="float">
            <text:p>1</text:p>
          </table:table-cell>
          <table:table-cell table:formula="of:=IF([.C262]=1;[.C261];&quot;&quot;)">
            <text:p/>
          </table:table-cell>
          <table:table-cell table:formula="of:=IF([.D261]=&quot;&quot;;&quot;&quot;;[.B261])">
            <text:p/>
          </table:table-cell>
          <table:table-cell table:formula="of:=IF([.E261]=&quot;&quot;;&quot;&quot;;[.D261]+FLOOR(4*RAND();1))">
            <text:p/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2" calcext:value-type="float">
            <text:p>42</text:p>
          </table:table-cell>
          <table:table-cell table:formula="of:=IF([.B262]=[.B261];[.C261]+1;1)" office:value-type="float" office:value="2" calcext:value-type="float">
            <text:p>2</text:p>
          </table:table-cell>
          <table:table-cell table:formula="of:=IF([.C263]=1;[.C262];&quot;&quot;)">
            <text:p/>
          </table:table-cell>
          <table:table-cell table:formula="of:=IF([.D262]=&quot;&quot;;&quot;&quot;;[.B262])">
            <text:p/>
          </table:table-cell>
          <table:table-cell table:formula="of:=IF([.E262]=&quot;&quot;;&quot;&quot;;[.D262]+FLOOR(4*RAND();1))">
            <text:p/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2" calcext:value-type="float">
            <text:p>42</text:p>
          </table:table-cell>
          <table:table-cell table:formula="of:=IF([.B263]=[.B262];[.C262]+1;1)" office:value-type="float" office:value="3" calcext:value-type="float">
            <text:p>3</text:p>
          </table:table-cell>
          <table:table-cell table:formula="of:=IF([.C264]=1;[.C263];&quot;&quot;)">
            <text:p/>
          </table:table-cell>
          <table:table-cell table:formula="of:=IF([.D263]=&quot;&quot;;&quot;&quot;;[.B263])">
            <text:p/>
          </table:table-cell>
          <table:table-cell table:formula="of:=IF([.E263]=&quot;&quot;;&quot;&quot;;[.D263]+FLOOR(4*RAND();1))">
            <text:p/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2" calcext:value-type="float">
            <text:p>42</text:p>
          </table:table-cell>
          <table:table-cell table:formula="of:=IF([.B264]=[.B263];[.C263]+1;1)" office:value-type="float" office:value="4" calcext:value-type="float">
            <text:p>4</text:p>
          </table:table-cell>
          <table:table-cell table:formula="of:=IF([.C265]=1;[.C264];&quot;&quot;)">
            <text:p/>
          </table:table-cell>
          <table:table-cell table:formula="of:=IF([.D264]=&quot;&quot;;&quot;&quot;;[.B264])">
            <text:p/>
          </table:table-cell>
          <table:table-cell table:formula="of:=IF([.E264]=&quot;&quot;;&quot;&quot;;[.D264]+FLOOR(4*RAND();1))">
            <text:p/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2" calcext:value-type="float">
            <text:p>42</text:p>
          </table:table-cell>
          <table:table-cell table:formula="of:=IF([.B265]=[.B264];[.C264]+1;1)" office:value-type="float" office:value="5" calcext:value-type="float">
            <text:p>5</text:p>
          </table:table-cell>
          <table:table-cell table:formula="of:=IF([.C266]=1;[.C265];&quot;&quot;)">
            <text:p/>
          </table:table-cell>
          <table:table-cell table:formula="of:=IF([.D265]=&quot;&quot;;&quot;&quot;;[.B265])">
            <text:p/>
          </table:table-cell>
          <table:table-cell table:formula="of:=IF([.E265]=&quot;&quot;;&quot;&quot;;[.D265]+FLOOR(4*RAND();1))">
            <text:p/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2" calcext:value-type="float">
            <text:p>42</text:p>
          </table:table-cell>
          <table:table-cell table:formula="of:=IF([.B266]=[.B265];[.C265]+1;1)" office:value-type="float" office:value="6" calcext:value-type="float">
            <text:p>6</text:p>
          </table:table-cell>
          <table:table-cell table:formula="of:=IF([.C267]=1;[.C266];&quot;&quot;)">
            <text:p/>
          </table:table-cell>
          <table:table-cell table:formula="of:=IF([.D266]=&quot;&quot;;&quot;&quot;;[.B266])">
            <text:p/>
          </table:table-cell>
          <table:table-cell table:formula="of:=IF([.E266]=&quot;&quot;;&quot;&quot;;[.D266]+FLOOR(4*RAND();1))">
            <text:p/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2" calcext:value-type="float">
            <text:p>42</text:p>
          </table:table-cell>
          <table:table-cell table:formula="of:=IF([.B267]=[.B266];[.C266]+1;1)" office:value-type="float" office:value="7" calcext:value-type="float">
            <text:p>7</text:p>
          </table:table-cell>
          <table:table-cell table:formula="of:=IF([.C268]=1;[.C267];&quot;&quot;)">
            <text:p/>
          </table:table-cell>
          <table:table-cell table:formula="of:=IF([.D267]=&quot;&quot;;&quot;&quot;;[.B267])">
            <text:p/>
          </table:table-cell>
          <table:table-cell table:formula="of:=IF([.E267]=&quot;&quot;;&quot;&quot;;[.D267]+FLOOR(4*RAND();1))">
            <text:p/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42" calcext:value-type="float">
            <text:p>42</text:p>
          </table:table-cell>
          <table:table-cell table:formula="of:=IF([.B268]=[.B267];[.C267]+1;1)" office:value-type="float" office:value="8" calcext:value-type="float">
            <text:p>8</text:p>
          </table:table-cell>
          <table:table-cell table:formula="of:=IF([.C269]=1;[.C268];&quot;&quot;)">
            <text:p/>
          </table:table-cell>
          <table:table-cell table:formula="of:=IF([.D268]=&quot;&quot;;&quot;&quot;;[.B268])">
            <text:p/>
          </table:table-cell>
          <table:table-cell table:formula="of:=IF([.E268]=&quot;&quot;;&quot;&quot;;[.D268]+FLOOR(4*RAND();1))">
            <text:p/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2" calcext:value-type="float">
            <text:p>42</text:p>
          </table:table-cell>
          <table:table-cell table:formula="of:=IF([.B269]=[.B268];[.C268]+1;1)" office:value-type="float" office:value="9" calcext:value-type="float">
            <text:p>9</text:p>
          </table:table-cell>
          <table:table-cell table:formula="of:=IF([.C270]=1;[.C269];&quot;&quot;)">
            <text:p/>
          </table:table-cell>
          <table:table-cell table:formula="of:=IF([.D269]=&quot;&quot;;&quot;&quot;;[.B269])">
            <text:p/>
          </table:table-cell>
          <table:table-cell table:formula="of:=IF([.E269]=&quot;&quot;;&quot;&quot;;[.D269]+FLOOR(4*RAND();1))">
            <text:p/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42" calcext:value-type="float">
            <text:p>42</text:p>
          </table:table-cell>
          <table:table-cell table:formula="of:=IF([.B270]=[.B269];[.C269]+1;1)" office:value-type="float" office:value="10" calcext:value-type="float">
            <text:p>10</text:p>
          </table:table-cell>
          <table:table-cell table:formula="of:=IF([.C271]=1;[.C270];&quot;&quot;)" office:value-type="float" office:value="10" calcext:value-type="float">
            <text:p>10</text:p>
          </table:table-cell>
          <table:table-cell table:formula="of:=IF([.D270]=&quot;&quot;;&quot;&quot;;[.B270])" office:value-type="float" office:value="42" calcext:value-type="float">
            <text:p>42</text:p>
          </table:table-cell>
          <table:table-cell table:formula="of:=IF([.E270]=&quot;&quot;;&quot;&quot;;[.D270]+FLOOR(4*RAND();1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3" calcext:value-type="float">
            <text:p>43</text:p>
          </table:table-cell>
          <table:table-cell table:formula="of:=IF([.B271]=[.B270];[.C270]+1;1)" office:value-type="float" office:value="1" calcext:value-type="float">
            <text:p>1</text:p>
          </table:table-cell>
          <table:table-cell table:formula="of:=IF([.C272]=1;[.C271];&quot;&quot;)">
            <text:p/>
          </table:table-cell>
          <table:table-cell table:formula="of:=IF([.D271]=&quot;&quot;;&quot;&quot;;[.B271])">
            <text:p/>
          </table:table-cell>
          <table:table-cell table:formula="of:=IF([.E271]=&quot;&quot;;&quot;&quot;;[.D271]+FLOOR(4*RAND();1))">
            <text:p/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3" calcext:value-type="float">
            <text:p>43</text:p>
          </table:table-cell>
          <table:table-cell table:formula="of:=IF([.B272]=[.B271];[.C271]+1;1)" office:value-type="float" office:value="2" calcext:value-type="float">
            <text:p>2</text:p>
          </table:table-cell>
          <table:table-cell table:formula="of:=IF([.C273]=1;[.C272];&quot;&quot;)">
            <text:p/>
          </table:table-cell>
          <table:table-cell table:formula="of:=IF([.D272]=&quot;&quot;;&quot;&quot;;[.B272])">
            <text:p/>
          </table:table-cell>
          <table:table-cell table:formula="of:=IF([.E272]=&quot;&quot;;&quot;&quot;;[.D272]+FLOOR(4*RAND();1))">
            <text:p/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3" calcext:value-type="float">
            <text:p>43</text:p>
          </table:table-cell>
          <table:table-cell table:formula="of:=IF([.B273]=[.B272];[.C272]+1;1)" office:value-type="float" office:value="3" calcext:value-type="float">
            <text:p>3</text:p>
          </table:table-cell>
          <table:table-cell table:formula="of:=IF([.C274]=1;[.C273];&quot;&quot;)">
            <text:p/>
          </table:table-cell>
          <table:table-cell table:formula="of:=IF([.D273]=&quot;&quot;;&quot;&quot;;[.B273])">
            <text:p/>
          </table:table-cell>
          <table:table-cell table:formula="of:=IF([.E273]=&quot;&quot;;&quot;&quot;;[.D273]+FLOOR(4*RAND();1))">
            <text:p/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3" calcext:value-type="float">
            <text:p>43</text:p>
          </table:table-cell>
          <table:table-cell table:formula="of:=IF([.B274]=[.B273];[.C273]+1;1)" office:value-type="float" office:value="4" calcext:value-type="float">
            <text:p>4</text:p>
          </table:table-cell>
          <table:table-cell table:formula="of:=IF([.C275]=1;[.C274];&quot;&quot;)">
            <text:p/>
          </table:table-cell>
          <table:table-cell table:formula="of:=IF([.D274]=&quot;&quot;;&quot;&quot;;[.B274])">
            <text:p/>
          </table:table-cell>
          <table:table-cell table:formula="of:=IF([.E274]=&quot;&quot;;&quot;&quot;;[.D274]+FLOOR(4*RAND();1))">
            <text:p/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3" calcext:value-type="float">
            <text:p>43</text:p>
          </table:table-cell>
          <table:table-cell table:formula="of:=IF([.B275]=[.B274];[.C274]+1;1)" office:value-type="float" office:value="5" calcext:value-type="float">
            <text:p>5</text:p>
          </table:table-cell>
          <table:table-cell table:formula="of:=IF([.C276]=1;[.C275];&quot;&quot;)">
            <text:p/>
          </table:table-cell>
          <table:table-cell table:formula="of:=IF([.D275]=&quot;&quot;;&quot;&quot;;[.B275])">
            <text:p/>
          </table:table-cell>
          <table:table-cell table:formula="of:=IF([.E275]=&quot;&quot;;&quot;&quot;;[.D275]+FLOOR(4*RAND();1))">
            <text:p/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3" calcext:value-type="float">
            <text:p>43</text:p>
          </table:table-cell>
          <table:table-cell table:formula="of:=IF([.B276]=[.B275];[.C275]+1;1)" office:value-type="float" office:value="6" calcext:value-type="float">
            <text:p>6</text:p>
          </table:table-cell>
          <table:table-cell table:formula="of:=IF([.C277]=1;[.C276];&quot;&quot;)">
            <text:p/>
          </table:table-cell>
          <table:table-cell table:formula="of:=IF([.D276]=&quot;&quot;;&quot;&quot;;[.B276])">
            <text:p/>
          </table:table-cell>
          <table:table-cell table:formula="of:=IF([.E276]=&quot;&quot;;&quot;&quot;;[.D276]+FLOOR(4*RAND();1))">
            <text:p/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3" calcext:value-type="float">
            <text:p>43</text:p>
          </table:table-cell>
          <table:table-cell table:formula="of:=IF([.B277]=[.B276];[.C276]+1;1)" office:value-type="float" office:value="7" calcext:value-type="float">
            <text:p>7</text:p>
          </table:table-cell>
          <table:table-cell table:formula="of:=IF([.C278]=1;[.C277];&quot;&quot;)" office:value-type="float" office:value="7" calcext:value-type="float">
            <text:p>7</text:p>
          </table:table-cell>
          <table:table-cell table:formula="of:=IF([.D277]=&quot;&quot;;&quot;&quot;;[.B277])" office:value-type="float" office:value="43" calcext:value-type="float">
            <text:p>43</text:p>
          </table:table-cell>
          <table:table-cell table:formula="of:=IF([.E277]=&quot;&quot;;&quot;&quot;;[.D277]+FLOOR(4*RAND();1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formula="of:=IF([.B278]=[.B277];[.C277]+1;1)" office:value-type="float" office:value="1" calcext:value-type="float">
            <text:p>1</text:p>
          </table:table-cell>
          <table:table-cell table:formula="of:=IF([.C279]=1;[.C278];&quot;&quot;)">
            <text:p/>
          </table:table-cell>
          <table:table-cell table:formula="of:=IF([.D278]=&quot;&quot;;&quot;&quot;;[.B278])">
            <text:p/>
          </table:table-cell>
          <table:table-cell table:formula="of:=IF([.E278]=&quot;&quot;;&quot;&quot;;[.D278]+FLOOR(4*RAND();1))">
            <text:p/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4" calcext:value-type="float">
            <text:p>44</text:p>
          </table:table-cell>
          <table:table-cell table:formula="of:=IF([.B279]=[.B278];[.C278]+1;1)" office:value-type="float" office:value="2" calcext:value-type="float">
            <text:p>2</text:p>
          </table:table-cell>
          <table:table-cell table:formula="of:=IF([.C280]=1;[.C279];&quot;&quot;)">
            <text:p/>
          </table:table-cell>
          <table:table-cell table:formula="of:=IF([.D279]=&quot;&quot;;&quot;&quot;;[.B279])">
            <text:p/>
          </table:table-cell>
          <table:table-cell table:formula="of:=IF([.E279]=&quot;&quot;;&quot;&quot;;[.D279]+FLOOR(4*RAND();1))">
            <text:p/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4" calcext:value-type="float">
            <text:p>44</text:p>
          </table:table-cell>
          <table:table-cell table:formula="of:=IF([.B280]=[.B279];[.C279]+1;1)" office:value-type="float" office:value="3" calcext:value-type="float">
            <text:p>3</text:p>
          </table:table-cell>
          <table:table-cell table:formula="of:=IF([.C281]=1;[.C280];&quot;&quot;)">
            <text:p/>
          </table:table-cell>
          <table:table-cell table:formula="of:=IF([.D280]=&quot;&quot;;&quot;&quot;;[.B280])">
            <text:p/>
          </table:table-cell>
          <table:table-cell table:formula="of:=IF([.E280]=&quot;&quot;;&quot;&quot;;[.D280]+FLOOR(4*RAND();1))">
            <text:p/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4" calcext:value-type="float">
            <text:p>44</text:p>
          </table:table-cell>
          <table:table-cell table:formula="of:=IF([.B281]=[.B280];[.C280]+1;1)" office:value-type="float" office:value="4" calcext:value-type="float">
            <text:p>4</text:p>
          </table:table-cell>
          <table:table-cell table:formula="of:=IF([.C282]=1;[.C281];&quot;&quot;)">
            <text:p/>
          </table:table-cell>
          <table:table-cell table:formula="of:=IF([.D281]=&quot;&quot;;&quot;&quot;;[.B281])">
            <text:p/>
          </table:table-cell>
          <table:table-cell table:formula="of:=IF([.E281]=&quot;&quot;;&quot;&quot;;[.D281]+FLOOR(4*RAND();1))">
            <text:p/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4" calcext:value-type="float">
            <text:p>44</text:p>
          </table:table-cell>
          <table:table-cell table:formula="of:=IF([.B282]=[.B281];[.C281]+1;1)" office:value-type="float" office:value="5" calcext:value-type="float">
            <text:p>5</text:p>
          </table:table-cell>
          <table:table-cell table:formula="of:=IF([.C283]=1;[.C282];&quot;&quot;)">
            <text:p/>
          </table:table-cell>
          <table:table-cell table:formula="of:=IF([.D282]=&quot;&quot;;&quot;&quot;;[.B282])">
            <text:p/>
          </table:table-cell>
          <table:table-cell table:formula="of:=IF([.E282]=&quot;&quot;;&quot;&quot;;[.D282]+FLOOR(4*RAND();1))">
            <text:p/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4" calcext:value-type="float">
            <text:p>44</text:p>
          </table:table-cell>
          <table:table-cell table:formula="of:=IF([.B283]=[.B282];[.C282]+1;1)" office:value-type="float" office:value="6" calcext:value-type="float">
            <text:p>6</text:p>
          </table:table-cell>
          <table:table-cell table:formula="of:=IF([.C284]=1;[.C283];&quot;&quot;)">
            <text:p/>
          </table:table-cell>
          <table:table-cell table:formula="of:=IF([.D283]=&quot;&quot;;&quot;&quot;;[.B283])">
            <text:p/>
          </table:table-cell>
          <table:table-cell table:formula="of:=IF([.E283]=&quot;&quot;;&quot;&quot;;[.D283]+FLOOR(4*RAND();1))">
            <text:p/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44" calcext:value-type="float">
            <text:p>44</text:p>
          </table:table-cell>
          <table:table-cell table:formula="of:=IF([.B284]=[.B283];[.C283]+1;1)" office:value-type="float" office:value="7" calcext:value-type="float">
            <text:p>7</text:p>
          </table:table-cell>
          <table:table-cell table:formula="of:=IF([.C285]=1;[.C284];&quot;&quot;)" office:value-type="float" office:value="7" calcext:value-type="float">
            <text:p>7</text:p>
          </table:table-cell>
          <table:table-cell table:formula="of:=IF([.D284]=&quot;&quot;;&quot;&quot;;[.B284])" office:value-type="float" office:value="44" calcext:value-type="float">
            <text:p>44</text:p>
          </table:table-cell>
          <table:table-cell table:formula="of:=IF([.E284]=&quot;&quot;;&quot;&quot;;[.D284]+FLOOR(4*RAND();1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formula="of:=IF([.B285]=[.B284];[.C284]+1;1)" office:value-type="float" office:value="1" calcext:value-type="float">
            <text:p>1</text:p>
          </table:table-cell>
          <table:table-cell table:formula="of:=IF([.C286]=1;[.C285];&quot;&quot;)">
            <text:p/>
          </table:table-cell>
          <table:table-cell table:formula="of:=IF([.D285]=&quot;&quot;;&quot;&quot;;[.B285])">
            <text:p/>
          </table:table-cell>
          <table:table-cell table:formula="of:=IF([.E285]=&quot;&quot;;&quot;&quot;;[.D285]+FLOOR(4*RAND();1))">
            <text:p/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table:formula="of:=IF([.B286]=[.B285];[.C285]+1;1)" office:value-type="float" office:value="2" calcext:value-type="float">
            <text:p>2</text:p>
          </table:table-cell>
          <table:table-cell table:formula="of:=IF([.C287]=1;[.C286];&quot;&quot;)">
            <text:p/>
          </table:table-cell>
          <table:table-cell table:formula="of:=IF([.D286]=&quot;&quot;;&quot;&quot;;[.B286])">
            <text:p/>
          </table:table-cell>
          <table:table-cell table:formula="of:=IF([.E286]=&quot;&quot;;&quot;&quot;;[.D286]+FLOOR(4*RAND();1))">
            <text:p/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5" calcext:value-type="float">
            <text:p>45</text:p>
          </table:table-cell>
          <table:table-cell table:formula="of:=IF([.B287]=[.B286];[.C286]+1;1)" office:value-type="float" office:value="3" calcext:value-type="float">
            <text:p>3</text:p>
          </table:table-cell>
          <table:table-cell table:formula="of:=IF([.C288]=1;[.C287];&quot;&quot;)">
            <text:p/>
          </table:table-cell>
          <table:table-cell table:formula="of:=IF([.D287]=&quot;&quot;;&quot;&quot;;[.B287])">
            <text:p/>
          </table:table-cell>
          <table:table-cell table:formula="of:=IF([.E287]=&quot;&quot;;&quot;&quot;;[.D287]+FLOOR(4*RAND();1))">
            <text:p/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5" calcext:value-type="float">
            <text:p>45</text:p>
          </table:table-cell>
          <table:table-cell table:formula="of:=IF([.B288]=[.B287];[.C287]+1;1)" office:value-type="float" office:value="4" calcext:value-type="float">
            <text:p>4</text:p>
          </table:table-cell>
          <table:table-cell table:formula="of:=IF([.C289]=1;[.C288];&quot;&quot;)">
            <text:p/>
          </table:table-cell>
          <table:table-cell table:formula="of:=IF([.D288]=&quot;&quot;;&quot;&quot;;[.B288])">
            <text:p/>
          </table:table-cell>
          <table:table-cell table:formula="of:=IF([.E288]=&quot;&quot;;&quot;&quot;;[.D288]+FLOOR(4*RAND();1))">
            <text:p/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5" calcext:value-type="float">
            <text:p>45</text:p>
          </table:table-cell>
          <table:table-cell table:formula="of:=IF([.B289]=[.B288];[.C288]+1;1)" office:value-type="float" office:value="5" calcext:value-type="float">
            <text:p>5</text:p>
          </table:table-cell>
          <table:table-cell table:formula="of:=IF([.C290]=1;[.C289];&quot;&quot;)">
            <text:p/>
          </table:table-cell>
          <table:table-cell table:formula="of:=IF([.D289]=&quot;&quot;;&quot;&quot;;[.B289])">
            <text:p/>
          </table:table-cell>
          <table:table-cell table:formula="of:=IF([.E289]=&quot;&quot;;&quot;&quot;;[.D289]+FLOOR(4*RAND();1))">
            <text:p/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45" calcext:value-type="float">
            <text:p>45</text:p>
          </table:table-cell>
          <table:table-cell table:formula="of:=IF([.B290]=[.B289];[.C289]+1;1)" office:value-type="float" office:value="6" calcext:value-type="float">
            <text:p>6</text:p>
          </table:table-cell>
          <table:table-cell table:formula="of:=IF([.C291]=1;[.C290];&quot;&quot;)">
            <text:p/>
          </table:table-cell>
          <table:table-cell table:formula="of:=IF([.D290]=&quot;&quot;;&quot;&quot;;[.B290])">
            <text:p/>
          </table:table-cell>
          <table:table-cell table:formula="of:=IF([.E290]=&quot;&quot;;&quot;&quot;;[.D290]+FLOOR(4*RAND();1))">
            <text:p/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45" calcext:value-type="float">
            <text:p>45</text:p>
          </table:table-cell>
          <table:table-cell table:formula="of:=IF([.B291]=[.B290];[.C290]+1;1)" office:value-type="float" office:value="7" calcext:value-type="float">
            <text:p>7</text:p>
          </table:table-cell>
          <table:table-cell table:formula="of:=IF([.C292]=1;[.C291];&quot;&quot;)">
            <text:p/>
          </table:table-cell>
          <table:table-cell table:formula="of:=IF([.D291]=&quot;&quot;;&quot;&quot;;[.B291])">
            <text:p/>
          </table:table-cell>
          <table:table-cell table:formula="of:=IF([.E291]=&quot;&quot;;&quot;&quot;;[.D291]+FLOOR(4*RAND();1))">
            <text:p/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5" calcext:value-type="float">
            <text:p>45</text:p>
          </table:table-cell>
          <table:table-cell table:formula="of:=IF([.B292]=[.B291];[.C291]+1;1)" office:value-type="float" office:value="8" calcext:value-type="float">
            <text:p>8</text:p>
          </table:table-cell>
          <table:table-cell table:formula="of:=IF([.C293]=1;[.C292];&quot;&quot;)" office:value-type="float" office:value="8" calcext:value-type="float">
            <text:p>8</text:p>
          </table:table-cell>
          <table:table-cell table:formula="of:=IF([.D292]=&quot;&quot;;&quot;&quot;;[.B292])" office:value-type="float" office:value="45" calcext:value-type="float">
            <text:p>45</text:p>
          </table:table-cell>
          <table:table-cell table:formula="of:=IF([.E292]=&quot;&quot;;&quot;&quot;;[.D292]+FLOOR(4*RAND();1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table:formula="of:=IF([.B293]=[.B292];[.C292]+1;1)" office:value-type="float" office:value="1" calcext:value-type="float">
            <text:p>1</text:p>
          </table:table-cell>
          <table:table-cell table:formula="of:=IF([.C294]=1;[.C293];&quot;&quot;)">
            <text:p/>
          </table:table-cell>
          <table:table-cell table:formula="of:=IF([.D293]=&quot;&quot;;&quot;&quot;;[.B293])">
            <text:p/>
          </table:table-cell>
          <table:table-cell table:formula="of:=IF([.E293]=&quot;&quot;;&quot;&quot;;[.D293]+FLOOR(4*RAND();1))">
            <text:p/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6" calcext:value-type="float">
            <text:p>46</text:p>
          </table:table-cell>
          <table:table-cell table:formula="of:=IF([.B294]=[.B293];[.C293]+1;1)" office:value-type="float" office:value="2" calcext:value-type="float">
            <text:p>2</text:p>
          </table:table-cell>
          <table:table-cell table:formula="of:=IF([.C295]=1;[.C294];&quot;&quot;)">
            <text:p/>
          </table:table-cell>
          <table:table-cell table:formula="of:=IF([.D294]=&quot;&quot;;&quot;&quot;;[.B294])">
            <text:p/>
          </table:table-cell>
          <table:table-cell table:formula="of:=IF([.E294]=&quot;&quot;;&quot;&quot;;[.D294]+FLOOR(4*RAND();1))">
            <text:p/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6" calcext:value-type="float">
            <text:p>46</text:p>
          </table:table-cell>
          <table:table-cell table:formula="of:=IF([.B295]=[.B294];[.C294]+1;1)" office:value-type="float" office:value="3" calcext:value-type="float">
            <text:p>3</text:p>
          </table:table-cell>
          <table:table-cell table:formula="of:=IF([.C296]=1;[.C295];&quot;&quot;)">
            <text:p/>
          </table:table-cell>
          <table:table-cell table:formula="of:=IF([.D295]=&quot;&quot;;&quot;&quot;;[.B295])">
            <text:p/>
          </table:table-cell>
          <table:table-cell table:formula="of:=IF([.E295]=&quot;&quot;;&quot;&quot;;[.D295]+FLOOR(4*RAND();1))">
            <text:p/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6" calcext:value-type="float">
            <text:p>46</text:p>
          </table:table-cell>
          <table:table-cell table:formula="of:=IF([.B296]=[.B295];[.C295]+1;1)" office:value-type="float" office:value="4" calcext:value-type="float">
            <text:p>4</text:p>
          </table:table-cell>
          <table:table-cell table:formula="of:=IF([.C297]=1;[.C296];&quot;&quot;)">
            <text:p/>
          </table:table-cell>
          <table:table-cell table:formula="of:=IF([.D296]=&quot;&quot;;&quot;&quot;;[.B296])">
            <text:p/>
          </table:table-cell>
          <table:table-cell table:formula="of:=IF([.E296]=&quot;&quot;;&quot;&quot;;[.D296]+FLOOR(4*RAND();1))">
            <text:p/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6" calcext:value-type="float">
            <text:p>46</text:p>
          </table:table-cell>
          <table:table-cell table:formula="of:=IF([.B297]=[.B296];[.C296]+1;1)" office:value-type="float" office:value="5" calcext:value-type="float">
            <text:p>5</text:p>
          </table:table-cell>
          <table:table-cell table:formula="of:=IF([.C298]=1;[.C297];&quot;&quot;)">
            <text:p/>
          </table:table-cell>
          <table:table-cell table:formula="of:=IF([.D297]=&quot;&quot;;&quot;&quot;;[.B297])">
            <text:p/>
          </table:table-cell>
          <table:table-cell table:formula="of:=IF([.E297]=&quot;&quot;;&quot;&quot;;[.D297]+FLOOR(4*RAND();1))">
            <text:p/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6" calcext:value-type="float">
            <text:p>46</text:p>
          </table:table-cell>
          <table:table-cell table:formula="of:=IF([.B298]=[.B297];[.C297]+1;1)" office:value-type="float" office:value="6" calcext:value-type="float">
            <text:p>6</text:p>
          </table:table-cell>
          <table:table-cell table:formula="of:=IF([.C299]=1;[.C298];&quot;&quot;)">
            <text:p/>
          </table:table-cell>
          <table:table-cell table:formula="of:=IF([.D298]=&quot;&quot;;&quot;&quot;;[.B298])">
            <text:p/>
          </table:table-cell>
          <table:table-cell table:formula="of:=IF([.E298]=&quot;&quot;;&quot;&quot;;[.D298]+FLOOR(4*RAND();1))">
            <text:p/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46" calcext:value-type="float">
            <text:p>46</text:p>
          </table:table-cell>
          <table:table-cell table:formula="of:=IF([.B299]=[.B298];[.C298]+1;1)" office:value-type="float" office:value="7" calcext:value-type="float">
            <text:p>7</text:p>
          </table:table-cell>
          <table:table-cell table:formula="of:=IF([.C300]=1;[.C299];&quot;&quot;)">
            <text:p/>
          </table:table-cell>
          <table:table-cell table:formula="of:=IF([.D299]=&quot;&quot;;&quot;&quot;;[.B299])">
            <text:p/>
          </table:table-cell>
          <table:table-cell table:formula="of:=IF([.E299]=&quot;&quot;;&quot;&quot;;[.D299]+FLOOR(4*RAND();1))">
            <text:p/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46" calcext:value-type="float">
            <text:p>46</text:p>
          </table:table-cell>
          <table:table-cell table:formula="of:=IF([.B300]=[.B299];[.C299]+1;1)" office:value-type="float" office:value="8" calcext:value-type="float">
            <text:p>8</text:p>
          </table:table-cell>
          <table:table-cell table:formula="of:=IF([.C301]=1;[.C300];&quot;&quot;)">
            <text:p/>
          </table:table-cell>
          <table:table-cell table:formula="of:=IF([.D300]=&quot;&quot;;&quot;&quot;;[.B300])">
            <text:p/>
          </table:table-cell>
          <table:table-cell table:formula="of:=IF([.E300]=&quot;&quot;;&quot;&quot;;[.D300]+FLOOR(4*RAND();1))">
            <text:p/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46" calcext:value-type="float">
            <text:p>46</text:p>
          </table:table-cell>
          <table:table-cell table:formula="of:=IF([.B301]=[.B300];[.C300]+1;1)" office:value-type="float" office:value="9" calcext:value-type="float">
            <text:p>9</text:p>
          </table:table-cell>
          <table:table-cell table:formula="of:=IF([.C302]=1;[.C301];&quot;&quot;)" office:value-type="float" office:value="9" calcext:value-type="float">
            <text:p>9</text:p>
          </table:table-cell>
          <table:table-cell table:formula="of:=IF([.D301]=&quot;&quot;;&quot;&quot;;[.B301])" office:value-type="float" office:value="46" calcext:value-type="float">
            <text:p>46</text:p>
          </table:table-cell>
          <table:table-cell table:formula="of:=IF([.E301]=&quot;&quot;;&quot;&quot;;[.D301]+FLOOR(4*RAND();1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formula="of:=IF([.B302]=[.B301];[.C301]+1;1)" office:value-type="float" office:value="1" calcext:value-type="float">
            <text:p>1</text:p>
          </table:table-cell>
          <table:table-cell table:formula="of:=IF([.C303]=1;[.C302];&quot;&quot;)">
            <text:p/>
          </table:table-cell>
          <table:table-cell table:formula="of:=IF([.D302]=&quot;&quot;;&quot;&quot;;[.B302])">
            <text:p/>
          </table:table-cell>
          <table:table-cell table:formula="of:=IF([.E302]=&quot;&quot;;&quot;&quot;;[.D302]+FLOOR(4*RAND();1))">
            <text:p/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7" calcext:value-type="float">
            <text:p>47</text:p>
          </table:table-cell>
          <table:table-cell table:formula="of:=IF([.B303]=[.B302];[.C302]+1;1)" office:value-type="float" office:value="2" calcext:value-type="float">
            <text:p>2</text:p>
          </table:table-cell>
          <table:table-cell table:formula="of:=IF([.C304]=1;[.C303];&quot;&quot;)">
            <text:p/>
          </table:table-cell>
          <table:table-cell table:formula="of:=IF([.D303]=&quot;&quot;;&quot;&quot;;[.B303])">
            <text:p/>
          </table:table-cell>
          <table:table-cell table:formula="of:=IF([.E303]=&quot;&quot;;&quot;&quot;;[.D303]+FLOOR(4*RAND();1))">
            <text:p/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7" calcext:value-type="float">
            <text:p>47</text:p>
          </table:table-cell>
          <table:table-cell table:formula="of:=IF([.B304]=[.B303];[.C303]+1;1)" office:value-type="float" office:value="3" calcext:value-type="float">
            <text:p>3</text:p>
          </table:table-cell>
          <table:table-cell table:formula="of:=IF([.C305]=1;[.C304];&quot;&quot;)">
            <text:p/>
          </table:table-cell>
          <table:table-cell table:formula="of:=IF([.D304]=&quot;&quot;;&quot;&quot;;[.B304])">
            <text:p/>
          </table:table-cell>
          <table:table-cell table:formula="of:=IF([.E304]=&quot;&quot;;&quot;&quot;;[.D304]+FLOOR(4*RAND();1))">
            <text:p/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7" calcext:value-type="float">
            <text:p>47</text:p>
          </table:table-cell>
          <table:table-cell table:formula="of:=IF([.B305]=[.B304];[.C304]+1;1)" office:value-type="float" office:value="4" calcext:value-type="float">
            <text:p>4</text:p>
          </table:table-cell>
          <table:table-cell table:formula="of:=IF([.C306]=1;[.C305];&quot;&quot;)">
            <text:p/>
          </table:table-cell>
          <table:table-cell table:formula="of:=IF([.D305]=&quot;&quot;;&quot;&quot;;[.B305])">
            <text:p/>
          </table:table-cell>
          <table:table-cell table:formula="of:=IF([.E305]=&quot;&quot;;&quot;&quot;;[.D305]+FLOOR(4*RAND();1))">
            <text:p/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7" calcext:value-type="float">
            <text:p>47</text:p>
          </table:table-cell>
          <table:table-cell table:formula="of:=IF([.B306]=[.B305];[.C305]+1;1)" office:value-type="float" office:value="5" calcext:value-type="float">
            <text:p>5</text:p>
          </table:table-cell>
          <table:table-cell table:formula="of:=IF([.C307]=1;[.C306];&quot;&quot;)">
            <text:p/>
          </table:table-cell>
          <table:table-cell table:formula="of:=IF([.D306]=&quot;&quot;;&quot;&quot;;[.B306])">
            <text:p/>
          </table:table-cell>
          <table:table-cell table:formula="of:=IF([.E306]=&quot;&quot;;&quot;&quot;;[.D306]+FLOOR(4*RAND();1))">
            <text:p/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7" calcext:value-type="float">
            <text:p>47</text:p>
          </table:table-cell>
          <table:table-cell table:formula="of:=IF([.B307]=[.B306];[.C306]+1;1)" office:value-type="float" office:value="6" calcext:value-type="float">
            <text:p>6</text:p>
          </table:table-cell>
          <table:table-cell table:formula="of:=IF([.C308]=1;[.C307];&quot;&quot;)">
            <text:p/>
          </table:table-cell>
          <table:table-cell table:formula="of:=IF([.D307]=&quot;&quot;;&quot;&quot;;[.B307])">
            <text:p/>
          </table:table-cell>
          <table:table-cell table:formula="of:=IF([.E307]=&quot;&quot;;&quot;&quot;;[.D307]+FLOOR(4*RAND();1))">
            <text:p/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7" calcext:value-type="float">
            <text:p>47</text:p>
          </table:table-cell>
          <table:table-cell table:formula="of:=IF([.B308]=[.B307];[.C307]+1;1)" office:value-type="float" office:value="7" calcext:value-type="float">
            <text:p>7</text:p>
          </table:table-cell>
          <table:table-cell table:formula="of:=IF([.C309]=1;[.C308];&quot;&quot;)">
            <text:p/>
          </table:table-cell>
          <table:table-cell table:formula="of:=IF([.D308]=&quot;&quot;;&quot;&quot;;[.B308])">
            <text:p/>
          </table:table-cell>
          <table:table-cell table:formula="of:=IF([.E308]=&quot;&quot;;&quot;&quot;;[.D308]+FLOOR(4*RAND();1))">
            <text:p/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7" calcext:value-type="float">
            <text:p>47</text:p>
          </table:table-cell>
          <table:table-cell table:formula="of:=IF([.B309]=[.B308];[.C308]+1;1)" office:value-type="float" office:value="8" calcext:value-type="float">
            <text:p>8</text:p>
          </table:table-cell>
          <table:table-cell table:formula="of:=IF([.C310]=1;[.C309];&quot;&quot;)">
            <text:p/>
          </table:table-cell>
          <table:table-cell table:formula="of:=IF([.D309]=&quot;&quot;;&quot;&quot;;[.B309])">
            <text:p/>
          </table:table-cell>
          <table:table-cell table:formula="of:=IF([.E309]=&quot;&quot;;&quot;&quot;;[.D309]+FLOOR(4*RAND();1))">
            <text:p/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47" calcext:value-type="float">
            <text:p>47</text:p>
          </table:table-cell>
          <table:table-cell table:formula="of:=IF([.B310]=[.B309];[.C309]+1;1)" office:value-type="float" office:value="9" calcext:value-type="float">
            <text:p>9</text:p>
          </table:table-cell>
          <table:table-cell table:formula="of:=IF([.C311]=1;[.C310];&quot;&quot;)">
            <text:p/>
          </table:table-cell>
          <table:table-cell table:formula="of:=IF([.D310]=&quot;&quot;;&quot;&quot;;[.B310])">
            <text:p/>
          </table:table-cell>
          <table:table-cell table:formula="of:=IF([.E310]=&quot;&quot;;&quot;&quot;;[.D310]+FLOOR(4*RAND();1))">
            <text:p/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7" calcext:value-type="float">
            <text:p>47</text:p>
          </table:table-cell>
          <table:table-cell table:formula="of:=IF([.B311]=[.B310];[.C310]+1;1)" office:value-type="float" office:value="10" calcext:value-type="float">
            <text:p>10</text:p>
          </table:table-cell>
          <table:table-cell table:formula="of:=IF([.C312]=1;[.C311];&quot;&quot;)">
            <text:p/>
          </table:table-cell>
          <table:table-cell table:formula="of:=IF([.D311]=&quot;&quot;;&quot;&quot;;[.B311])">
            <text:p/>
          </table:table-cell>
          <table:table-cell table:formula="of:=IF([.E311]=&quot;&quot;;&quot;&quot;;[.D311]+FLOOR(4*RAND();1))">
            <text:p/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47" calcext:value-type="float">
            <text:p>47</text:p>
          </table:table-cell>
          <table:table-cell table:formula="of:=IF([.B312]=[.B311];[.C311]+1;1)" office:value-type="float" office:value="11" calcext:value-type="float">
            <text:p>11</text:p>
          </table:table-cell>
          <table:table-cell table:formula="of:=IF([.C313]=1;[.C312];&quot;&quot;)">
            <text:p/>
          </table:table-cell>
          <table:table-cell table:formula="of:=IF([.D312]=&quot;&quot;;&quot;&quot;;[.B312])">
            <text:p/>
          </table:table-cell>
          <table:table-cell table:formula="of:=IF([.E312]=&quot;&quot;;&quot;&quot;;[.D312]+FLOOR(4*RAND();1))">
            <text:p/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47" calcext:value-type="float">
            <text:p>47</text:p>
          </table:table-cell>
          <table:table-cell table:formula="of:=IF([.B313]=[.B312];[.C312]+1;1)" office:value-type="float" office:value="12" calcext:value-type="float">
            <text:p>12</text:p>
          </table:table-cell>
          <table:table-cell table:formula="of:=IF([.C314]=1;[.C313];&quot;&quot;)">
            <text:p/>
          </table:table-cell>
          <table:table-cell table:formula="of:=IF([.D313]=&quot;&quot;;&quot;&quot;;[.B313])">
            <text:p/>
          </table:table-cell>
          <table:table-cell table:formula="of:=IF([.E313]=&quot;&quot;;&quot;&quot;;[.D313]+FLOOR(4*RAND();1))">
            <text:p/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7" calcext:value-type="float">
            <text:p>47</text:p>
          </table:table-cell>
          <table:table-cell table:formula="of:=IF([.B314]=[.B313];[.C313]+1;1)" office:value-type="float" office:value="13" calcext:value-type="float">
            <text:p>13</text:p>
          </table:table-cell>
          <table:table-cell table:formula="of:=IF([.C315]=1;[.C314];&quot;&quot;)">
            <text:p/>
          </table:table-cell>
          <table:table-cell table:formula="of:=IF([.D314]=&quot;&quot;;&quot;&quot;;[.B314])">
            <text:p/>
          </table:table-cell>
          <table:table-cell table:formula="of:=IF([.E314]=&quot;&quot;;&quot;&quot;;[.D314]+FLOOR(4*RAND();1))">
            <text:p/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47" calcext:value-type="float">
            <text:p>47</text:p>
          </table:table-cell>
          <table:table-cell table:formula="of:=IF([.B315]=[.B314];[.C314]+1;1)" office:value-type="float" office:value="14" calcext:value-type="float">
            <text:p>14</text:p>
          </table:table-cell>
          <table:table-cell table:formula="of:=IF([.C316]=1;[.C315];&quot;&quot;)">
            <text:p/>
          </table:table-cell>
          <table:table-cell table:formula="of:=IF([.D315]=&quot;&quot;;&quot;&quot;;[.B315])">
            <text:p/>
          </table:table-cell>
          <table:table-cell table:formula="of:=IF([.E315]=&quot;&quot;;&quot;&quot;;[.D315]+FLOOR(4*RAND();1))">
            <text:p/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47" calcext:value-type="float">
            <text:p>47</text:p>
          </table:table-cell>
          <table:table-cell table:formula="of:=IF([.B316]=[.B315];[.C315]+1;1)" office:value-type="float" office:value="15" calcext:value-type="float">
            <text:p>15</text:p>
          </table:table-cell>
          <table:table-cell table:formula="of:=IF([.C317]=1;[.C316];&quot;&quot;)" office:value-type="float" office:value="15" calcext:value-type="float">
            <text:p>15</text:p>
          </table:table-cell>
          <table:table-cell table:formula="of:=IF([.D316]=&quot;&quot;;&quot;&quot;;[.B316])" office:value-type="float" office:value="47" calcext:value-type="float">
            <text:p>47</text:p>
          </table:table-cell>
          <table:table-cell table:formula="of:=IF([.E316]=&quot;&quot;;&quot;&quot;;[.D316]+FLOOR(4*RAND();1)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table:formula="of:=IF([.B317]=[.B316];[.C316]+1;1)" office:value-type="float" office:value="1" calcext:value-type="float">
            <text:p>1</text:p>
          </table:table-cell>
          <table:table-cell table:formula="of:=IF([.C318]=1;[.C317];&quot;&quot;)">
            <text:p/>
          </table:table-cell>
          <table:table-cell table:formula="of:=IF([.D317]=&quot;&quot;;&quot;&quot;;[.B317])">
            <text:p/>
          </table:table-cell>
          <table:table-cell table:formula="of:=IF([.E317]=&quot;&quot;;&quot;&quot;;[.D317]+FLOOR(4*RAND();1))">
            <text:p/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table:formula="of:=IF([.B318]=[.B317];[.C317]+1;1)" office:value-type="float" office:value="2" calcext:value-type="float">
            <text:p>2</text:p>
          </table:table-cell>
          <table:table-cell table:formula="of:=IF([.C319]=1;[.C318];&quot;&quot;)">
            <text:p/>
          </table:table-cell>
          <table:table-cell table:formula="of:=IF([.D318]=&quot;&quot;;&quot;&quot;;[.B318])">
            <text:p/>
          </table:table-cell>
          <table:table-cell table:formula="of:=IF([.E318]=&quot;&quot;;&quot;&quot;;[.D318]+FLOOR(4*RAND();1))">
            <text:p/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8" calcext:value-type="float">
            <text:p>48</text:p>
          </table:table-cell>
          <table:table-cell table:formula="of:=IF([.B319]=[.B318];[.C318]+1;1)" office:value-type="float" office:value="3" calcext:value-type="float">
            <text:p>3</text:p>
          </table:table-cell>
          <table:table-cell table:formula="of:=IF([.C320]=1;[.C319];&quot;&quot;)">
            <text:p/>
          </table:table-cell>
          <table:table-cell table:formula="of:=IF([.D319]=&quot;&quot;;&quot;&quot;;[.B319])">
            <text:p/>
          </table:table-cell>
          <table:table-cell table:formula="of:=IF([.E319]=&quot;&quot;;&quot;&quot;;[.D319]+FLOOR(4*RAND();1))">
            <text:p/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8" calcext:value-type="float">
            <text:p>48</text:p>
          </table:table-cell>
          <table:table-cell table:formula="of:=IF([.B320]=[.B319];[.C319]+1;1)" office:value-type="float" office:value="4" calcext:value-type="float">
            <text:p>4</text:p>
          </table:table-cell>
          <table:table-cell table:formula="of:=IF([.C321]=1;[.C320];&quot;&quot;)">
            <text:p/>
          </table:table-cell>
          <table:table-cell table:formula="of:=IF([.D320]=&quot;&quot;;&quot;&quot;;[.B320])">
            <text:p/>
          </table:table-cell>
          <table:table-cell table:formula="of:=IF([.E320]=&quot;&quot;;&quot;&quot;;[.D320]+FLOOR(4*RAND();1))">
            <text:p/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8" calcext:value-type="float">
            <text:p>48</text:p>
          </table:table-cell>
          <table:table-cell table:formula="of:=IF([.B321]=[.B320];[.C320]+1;1)" office:value-type="float" office:value="5" calcext:value-type="float">
            <text:p>5</text:p>
          </table:table-cell>
          <table:table-cell table:formula="of:=IF([.C322]=1;[.C321];&quot;&quot;)">
            <text:p/>
          </table:table-cell>
          <table:table-cell table:formula="of:=IF([.D321]=&quot;&quot;;&quot;&quot;;[.B321])">
            <text:p/>
          </table:table-cell>
          <table:table-cell table:formula="of:=IF([.E321]=&quot;&quot;;&quot;&quot;;[.D321]+FLOOR(4*RAND();1))">
            <text:p/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8" calcext:value-type="float">
            <text:p>48</text:p>
          </table:table-cell>
          <table:table-cell table:formula="of:=IF([.B322]=[.B321];[.C321]+1;1)" office:value-type="float" office:value="6" calcext:value-type="float">
            <text:p>6</text:p>
          </table:table-cell>
          <table:table-cell table:formula="of:=IF([.C323]=1;[.C322];&quot;&quot;)">
            <text:p/>
          </table:table-cell>
          <table:table-cell table:formula="of:=IF([.D322]=&quot;&quot;;&quot;&quot;;[.B322])">
            <text:p/>
          </table:table-cell>
          <table:table-cell table:formula="of:=IF([.E322]=&quot;&quot;;&quot;&quot;;[.D322]+FLOOR(4*RAND();1))">
            <text:p/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8" calcext:value-type="float">
            <text:p>48</text:p>
          </table:table-cell>
          <table:table-cell table:formula="of:=IF([.B323]=[.B322];[.C322]+1;1)" office:value-type="float" office:value="7" calcext:value-type="float">
            <text:p>7</text:p>
          </table:table-cell>
          <table:table-cell table:formula="of:=IF([.C324]=1;[.C323];&quot;&quot;)">
            <text:p/>
          </table:table-cell>
          <table:table-cell table:formula="of:=IF([.D323]=&quot;&quot;;&quot;&quot;;[.B323])">
            <text:p/>
          </table:table-cell>
          <table:table-cell table:formula="of:=IF([.E323]=&quot;&quot;;&quot;&quot;;[.D323]+FLOOR(4*RAND();1))">
            <text:p/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48" calcext:value-type="float">
            <text:p>48</text:p>
          </table:table-cell>
          <table:table-cell table:formula="of:=IF([.B324]=[.B323];[.C323]+1;1)" office:value-type="float" office:value="8" calcext:value-type="float">
            <text:p>8</text:p>
          </table:table-cell>
          <table:table-cell table:formula="of:=IF([.C325]=1;[.C324];&quot;&quot;)">
            <text:p/>
          </table:table-cell>
          <table:table-cell table:formula="of:=IF([.D324]=&quot;&quot;;&quot;&quot;;[.B324])">
            <text:p/>
          </table:table-cell>
          <table:table-cell table:formula="of:=IF([.E324]=&quot;&quot;;&quot;&quot;;[.D324]+FLOOR(4*RAND();1))">
            <text:p/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48" calcext:value-type="float">
            <text:p>48</text:p>
          </table:table-cell>
          <table:table-cell table:formula="of:=IF([.B325]=[.B324];[.C324]+1;1)" office:value-type="float" office:value="9" calcext:value-type="float">
            <text:p>9</text:p>
          </table:table-cell>
          <table:table-cell table:formula="of:=IF([.C326]=1;[.C325];&quot;&quot;)">
            <text:p/>
          </table:table-cell>
          <table:table-cell table:formula="of:=IF([.D325]=&quot;&quot;;&quot;&quot;;[.B325])">
            <text:p/>
          </table:table-cell>
          <table:table-cell table:formula="of:=IF([.E325]=&quot;&quot;;&quot;&quot;;[.D325]+FLOOR(4*RAND();1))">
            <text:p/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8" calcext:value-type="float">
            <text:p>48</text:p>
          </table:table-cell>
          <table:table-cell table:formula="of:=IF([.B326]=[.B325];[.C325]+1;1)" office:value-type="float" office:value="10" calcext:value-type="float">
            <text:p>10</text:p>
          </table:table-cell>
          <table:table-cell table:formula="of:=IF([.C327]=1;[.C326];&quot;&quot;)">
            <text:p/>
          </table:table-cell>
          <table:table-cell table:formula="of:=IF([.D326]=&quot;&quot;;&quot;&quot;;[.B326])">
            <text:p/>
          </table:table-cell>
          <table:table-cell table:formula="of:=IF([.E326]=&quot;&quot;;&quot;&quot;;[.D326]+FLOOR(4*RAND();1))">
            <text:p/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48" calcext:value-type="float">
            <text:p>48</text:p>
          </table:table-cell>
          <table:table-cell table:formula="of:=IF([.B327]=[.B326];[.C326]+1;1)" office:value-type="float" office:value="11" calcext:value-type="float">
            <text:p>11</text:p>
          </table:table-cell>
          <table:table-cell table:formula="of:=IF([.C328]=1;[.C327];&quot;&quot;)" office:value-type="float" office:value="11" calcext:value-type="float">
            <text:p>11</text:p>
          </table:table-cell>
          <table:table-cell table:formula="of:=IF([.D327]=&quot;&quot;;&quot;&quot;;[.B327])" office:value-type="float" office:value="48" calcext:value-type="float">
            <text:p>48</text:p>
          </table:table-cell>
          <table:table-cell table:formula="of:=IF([.E327]=&quot;&quot;;&quot;&quot;;[.D327]+FLOOR(4*RAND();1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9" calcext:value-type="float">
            <text:p>49</text:p>
          </table:table-cell>
          <table:table-cell table:formula="of:=IF([.B328]=[.B327];[.C327]+1;1)" office:value-type="float" office:value="1" calcext:value-type="float">
            <text:p>1</text:p>
          </table:table-cell>
          <table:table-cell table:formula="of:=IF([.C329]=1;[.C328];&quot;&quot;)">
            <text:p/>
          </table:table-cell>
          <table:table-cell table:formula="of:=IF([.D328]=&quot;&quot;;&quot;&quot;;[.B328])">
            <text:p/>
          </table:table-cell>
          <table:table-cell table:formula="of:=IF([.E328]=&quot;&quot;;&quot;&quot;;[.D328]+FLOOR(4*RAND();1))">
            <text:p/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9" calcext:value-type="float">
            <text:p>49</text:p>
          </table:table-cell>
          <table:table-cell table:formula="of:=IF([.B329]=[.B328];[.C328]+1;1)" office:value-type="float" office:value="2" calcext:value-type="float">
            <text:p>2</text:p>
          </table:table-cell>
          <table:table-cell table:formula="of:=IF([.C330]=1;[.C329];&quot;&quot;)">
            <text:p/>
          </table:table-cell>
          <table:table-cell table:formula="of:=IF([.D329]=&quot;&quot;;&quot;&quot;;[.B329])">
            <text:p/>
          </table:table-cell>
          <table:table-cell table:formula="of:=IF([.E329]=&quot;&quot;;&quot;&quot;;[.D329]+FLOOR(4*RAND();1))">
            <text:p/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9" calcext:value-type="float">
            <text:p>49</text:p>
          </table:table-cell>
          <table:table-cell table:formula="of:=IF([.B330]=[.B329];[.C329]+1;1)" office:value-type="float" office:value="3" calcext:value-type="float">
            <text:p>3</text:p>
          </table:table-cell>
          <table:table-cell table:formula="of:=IF([.C331]=1;[.C330];&quot;&quot;)">
            <text:p/>
          </table:table-cell>
          <table:table-cell table:formula="of:=IF([.D330]=&quot;&quot;;&quot;&quot;;[.B330])">
            <text:p/>
          </table:table-cell>
          <table:table-cell table:formula="of:=IF([.E330]=&quot;&quot;;&quot;&quot;;[.D330]+FLOOR(4*RAND();1))">
            <text:p/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9" calcext:value-type="float">
            <text:p>49</text:p>
          </table:table-cell>
          <table:table-cell table:formula="of:=IF([.B331]=[.B330];[.C330]+1;1)" office:value-type="float" office:value="4" calcext:value-type="float">
            <text:p>4</text:p>
          </table:table-cell>
          <table:table-cell table:formula="of:=IF([.C332]=1;[.C331];&quot;&quot;)">
            <text:p/>
          </table:table-cell>
          <table:table-cell table:formula="of:=IF([.D331]=&quot;&quot;;&quot;&quot;;[.B331])">
            <text:p/>
          </table:table-cell>
          <table:table-cell table:formula="of:=IF([.E331]=&quot;&quot;;&quot;&quot;;[.D331]+FLOOR(4*RAND();1))">
            <text:p/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9" calcext:value-type="float">
            <text:p>49</text:p>
          </table:table-cell>
          <table:table-cell table:formula="of:=IF([.B332]=[.B331];[.C331]+1;1)" office:value-type="float" office:value="5" calcext:value-type="float">
            <text:p>5</text:p>
          </table:table-cell>
          <table:table-cell table:formula="of:=IF([.C333]=1;[.C332];&quot;&quot;)">
            <text:p/>
          </table:table-cell>
          <table:table-cell table:formula="of:=IF([.D332]=&quot;&quot;;&quot;&quot;;[.B332])">
            <text:p/>
          </table:table-cell>
          <table:table-cell table:formula="of:=IF([.E332]=&quot;&quot;;&quot;&quot;;[.D332]+FLOOR(4*RAND();1))">
            <text:p/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9" calcext:value-type="float">
            <text:p>49</text:p>
          </table:table-cell>
          <table:table-cell table:formula="of:=IF([.B333]=[.B332];[.C332]+1;1)" office:value-type="float" office:value="6" calcext:value-type="float">
            <text:p>6</text:p>
          </table:table-cell>
          <table:table-cell table:formula="of:=IF([.C334]=1;[.C333];&quot;&quot;)">
            <text:p/>
          </table:table-cell>
          <table:table-cell table:formula="of:=IF([.D333]=&quot;&quot;;&quot;&quot;;[.B333])">
            <text:p/>
          </table:table-cell>
          <table:table-cell table:formula="of:=IF([.E333]=&quot;&quot;;&quot;&quot;;[.D333]+FLOOR(4*RAND();1))">
            <text:p/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49" calcext:value-type="float">
            <text:p>49</text:p>
          </table:table-cell>
          <table:table-cell table:formula="of:=IF([.B334]=[.B333];[.C333]+1;1)" office:value-type="float" office:value="7" calcext:value-type="float">
            <text:p>7</text:p>
          </table:table-cell>
          <table:table-cell table:formula="of:=IF([.C335]=1;[.C334];&quot;&quot;)">
            <text:p/>
          </table:table-cell>
          <table:table-cell table:formula="of:=IF([.D334]=&quot;&quot;;&quot;&quot;;[.B334])">
            <text:p/>
          </table:table-cell>
          <table:table-cell table:formula="of:=IF([.E334]=&quot;&quot;;&quot;&quot;;[.D334]+FLOOR(4*RAND();1))">
            <text:p/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9" calcext:value-type="float">
            <text:p>49</text:p>
          </table:table-cell>
          <table:table-cell table:formula="of:=IF([.B335]=[.B334];[.C334]+1;1)" office:value-type="float" office:value="8" calcext:value-type="float">
            <text:p>8</text:p>
          </table:table-cell>
          <table:table-cell table:formula="of:=IF([.C336]=1;[.C335];&quot;&quot;)">
            <text:p/>
          </table:table-cell>
          <table:table-cell table:formula="of:=IF([.D335]=&quot;&quot;;&quot;&quot;;[.B335])">
            <text:p/>
          </table:table-cell>
          <table:table-cell table:formula="of:=IF([.E335]=&quot;&quot;;&quot;&quot;;[.D335]+FLOOR(4*RAND();1))">
            <text:p/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49" calcext:value-type="float">
            <text:p>49</text:p>
          </table:table-cell>
          <table:table-cell table:formula="of:=IF([.B336]=[.B335];[.C335]+1;1)" office:value-type="float" office:value="9" calcext:value-type="float">
            <text:p>9</text:p>
          </table:table-cell>
          <table:table-cell table:formula="of:=IF([.C337]=1;[.C336];&quot;&quot;)">
            <text:p/>
          </table:table-cell>
          <table:table-cell table:formula="of:=IF([.D336]=&quot;&quot;;&quot;&quot;;[.B336])">
            <text:p/>
          </table:table-cell>
          <table:table-cell table:formula="of:=IF([.E336]=&quot;&quot;;&quot;&quot;;[.D336]+FLOOR(4*RAND();1))">
            <text:p/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49" calcext:value-type="float">
            <text:p>49</text:p>
          </table:table-cell>
          <table:table-cell table:formula="of:=IF([.B337]=[.B336];[.C336]+1;1)" office:value-type="float" office:value="10" calcext:value-type="float">
            <text:p>10</text:p>
          </table:table-cell>
          <table:table-cell table:formula="of:=IF([.C338]=1;[.C337];&quot;&quot;)" office:value-type="float" office:value="10" calcext:value-type="float">
            <text:p>10</text:p>
          </table:table-cell>
          <table:table-cell table:formula="of:=IF([.D337]=&quot;&quot;;&quot;&quot;;[.B337])" office:value-type="float" office:value="49" calcext:value-type="float">
            <text:p>49</text:p>
          </table:table-cell>
          <table:table-cell table:formula="of:=IF([.E337]=&quot;&quot;;&quot;&quot;;[.D337]+FLOOR(4*RAND();1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" calcext:value-type="float">
            <text:p>50</text:p>
          </table:table-cell>
          <table:table-cell table:formula="of:=IF([.B338]=[.B337];[.C337]+1;1)" office:value-type="float" office:value="1" calcext:value-type="float">
            <text:p>1</text:p>
          </table:table-cell>
          <table:table-cell table:formula="of:=IF([.C339]=1;[.C338];&quot;&quot;)">
            <text:p/>
          </table:table-cell>
          <table:table-cell table:formula="of:=IF([.D338]=&quot;&quot;;&quot;&quot;;[.B338])">
            <text:p/>
          </table:table-cell>
          <table:table-cell table:formula="of:=IF([.E338]=&quot;&quot;;&quot;&quot;;[.D338]+FLOOR(4*RAND();1))">
            <text:p/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0" calcext:value-type="float">
            <text:p>50</text:p>
          </table:table-cell>
          <table:table-cell table:formula="of:=IF([.B339]=[.B338];[.C338]+1;1)" office:value-type="float" office:value="2" calcext:value-type="float">
            <text:p>2</text:p>
          </table:table-cell>
          <table:table-cell table:formula="of:=IF([.C340]=1;[.C339];&quot;&quot;)">
            <text:p/>
          </table:table-cell>
          <table:table-cell table:formula="of:=IF([.D339]=&quot;&quot;;&quot;&quot;;[.B339])">
            <text:p/>
          </table:table-cell>
          <table:table-cell table:formula="of:=IF([.E339]=&quot;&quot;;&quot;&quot;;[.D339]+FLOOR(4*RAND();1))">
            <text:p/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0" calcext:value-type="float">
            <text:p>50</text:p>
          </table:table-cell>
          <table:table-cell table:formula="of:=IF([.B340]=[.B339];[.C339]+1;1)" office:value-type="float" office:value="3" calcext:value-type="float">
            <text:p>3</text:p>
          </table:table-cell>
          <table:table-cell table:formula="of:=IF([.C341]=1;[.C340];&quot;&quot;)">
            <text:p/>
          </table:table-cell>
          <table:table-cell table:formula="of:=IF([.D340]=&quot;&quot;;&quot;&quot;;[.B340])">
            <text:p/>
          </table:table-cell>
          <table:table-cell table:formula="of:=IF([.E340]=&quot;&quot;;&quot;&quot;;[.D340]+FLOOR(4*RAND();1))">
            <text:p/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0" calcext:value-type="float">
            <text:p>50</text:p>
          </table:table-cell>
          <table:table-cell table:formula="of:=IF([.B341]=[.B340];[.C340]+1;1)" office:value-type="float" office:value="4" calcext:value-type="float">
            <text:p>4</text:p>
          </table:table-cell>
          <table:table-cell table:formula="of:=IF([.C342]=1;[.C341];&quot;&quot;)">
            <text:p/>
          </table:table-cell>
          <table:table-cell table:formula="of:=IF([.D341]=&quot;&quot;;&quot;&quot;;[.B341])">
            <text:p/>
          </table:table-cell>
          <table:table-cell table:formula="of:=IF([.E341]=&quot;&quot;;&quot;&quot;;[.D341]+FLOOR(4*RAND();1))">
            <text:p/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0" calcext:value-type="float">
            <text:p>50</text:p>
          </table:table-cell>
          <table:table-cell table:formula="of:=IF([.B342]=[.B341];[.C341]+1;1)" office:value-type="float" office:value="5" calcext:value-type="float">
            <text:p>5</text:p>
          </table:table-cell>
          <table:table-cell table:formula="of:=IF([.C343]=1;[.C342];&quot;&quot;)">
            <text:p/>
          </table:table-cell>
          <table:table-cell table:formula="of:=IF([.D342]=&quot;&quot;;&quot;&quot;;[.B342])">
            <text:p/>
          </table:table-cell>
          <table:table-cell table:formula="of:=IF([.E342]=&quot;&quot;;&quot;&quot;;[.D342]+FLOOR(4*RAND();1))">
            <text:p/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0" calcext:value-type="float">
            <text:p>50</text:p>
          </table:table-cell>
          <table:table-cell table:formula="of:=IF([.B343]=[.B342];[.C342]+1;1)" office:value-type="float" office:value="6" calcext:value-type="float">
            <text:p>6</text:p>
          </table:table-cell>
          <table:table-cell table:formula="of:=IF([.C344]=1;[.C343];&quot;&quot;)">
            <text:p/>
          </table:table-cell>
          <table:table-cell table:formula="of:=IF([.D343]=&quot;&quot;;&quot;&quot;;[.B343])">
            <text:p/>
          </table:table-cell>
          <table:table-cell table:formula="of:=IF([.E343]=&quot;&quot;;&quot;&quot;;[.D343]+FLOOR(4*RAND();1))">
            <text:p/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0" calcext:value-type="float">
            <text:p>50</text:p>
          </table:table-cell>
          <table:table-cell table:formula="of:=IF([.B344]=[.B343];[.C343]+1;1)" office:value-type="float" office:value="7" calcext:value-type="float">
            <text:p>7</text:p>
          </table:table-cell>
          <table:table-cell table:formula="of:=IF([.C345]=1;[.C344];&quot;&quot;)">
            <text:p/>
          </table:table-cell>
          <table:table-cell table:formula="of:=IF([.D344]=&quot;&quot;;&quot;&quot;;[.B344])">
            <text:p/>
          </table:table-cell>
          <table:table-cell table:formula="of:=IF([.E344]=&quot;&quot;;&quot;&quot;;[.D344]+FLOOR(4*RAND();1))">
            <text:p/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50" calcext:value-type="float">
            <text:p>50</text:p>
          </table:table-cell>
          <table:table-cell table:formula="of:=IF([.B345]=[.B344];[.C344]+1;1)" office:value-type="float" office:value="8" calcext:value-type="float">
            <text:p>8</text:p>
          </table:table-cell>
          <table:table-cell table:formula="of:=IF([.C346]=1;[.C345];&quot;&quot;)">
            <text:p/>
          </table:table-cell>
          <table:table-cell table:formula="of:=IF([.D345]=&quot;&quot;;&quot;&quot;;[.B345])">
            <text:p/>
          </table:table-cell>
          <table:table-cell table:formula="of:=IF([.E345]=&quot;&quot;;&quot;&quot;;[.D345]+FLOOR(4*RAND();1))">
            <text:p/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50" calcext:value-type="float">
            <text:p>50</text:p>
          </table:table-cell>
          <table:table-cell table:formula="of:=IF([.B346]=[.B345];[.C345]+1;1)" office:value-type="float" office:value="9" calcext:value-type="float">
            <text:p>9</text:p>
          </table:table-cell>
          <table:table-cell table:formula="of:=IF([.C347]=1;[.C346];&quot;&quot;)">
            <text:p/>
          </table:table-cell>
          <table:table-cell table:formula="of:=IF([.D346]=&quot;&quot;;&quot;&quot;;[.B346])">
            <text:p/>
          </table:table-cell>
          <table:table-cell table:formula="of:=IF([.E346]=&quot;&quot;;&quot;&quot;;[.D346]+FLOOR(4*RAND();1))">
            <text:p/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0" calcext:value-type="float">
            <text:p>50</text:p>
          </table:table-cell>
          <table:table-cell table:formula="of:=IF([.B347]=[.B346];[.C346]+1;1)" office:value-type="float" office:value="10" calcext:value-type="float">
            <text:p>10</text:p>
          </table:table-cell>
          <table:table-cell table:formula="of:=IF([.C348]=1;[.C347];&quot;&quot;)">
            <text:p/>
          </table:table-cell>
          <table:table-cell table:formula="of:=IF([.D347]=&quot;&quot;;&quot;&quot;;[.B347])">
            <text:p/>
          </table:table-cell>
          <table:table-cell table:formula="of:=IF([.E347]=&quot;&quot;;&quot;&quot;;[.D347]+FLOOR(4*RAND();1))">
            <text:p/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50" calcext:value-type="float">
            <text:p>50</text:p>
          </table:table-cell>
          <table:table-cell table:formula="of:=IF([.B348]=[.B347];[.C347]+1;1)" office:value-type="float" office:value="11" calcext:value-type="float">
            <text:p>11</text:p>
          </table:table-cell>
          <table:table-cell table:formula="of:=IF([.C349]=1;[.C348];&quot;&quot;)" office:value-type="float" office:value="11" calcext:value-type="float">
            <text:p>11</text:p>
          </table:table-cell>
          <table:table-cell table:formula="of:=IF([.D348]=&quot;&quot;;&quot;&quot;;[.B348])" office:value-type="float" office:value="50" calcext:value-type="float">
            <text:p>50</text:p>
          </table:table-cell>
          <table:table-cell table:formula="of:=IF([.E348]=&quot;&quot;;&quot;&quot;;[.D348]+FLOOR(4*RAND();1)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1" calcext:value-type="float">
            <text:p>51</text:p>
          </table:table-cell>
          <table:table-cell table:formula="of:=IF([.B349]=[.B348];[.C348]+1;1)" office:value-type="float" office:value="1" calcext:value-type="float">
            <text:p>1</text:p>
          </table:table-cell>
          <table:table-cell table:formula="of:=IF([.C350]=1;[.C349];&quot;&quot;)">
            <text:p/>
          </table:table-cell>
          <table:table-cell table:formula="of:=IF([.D349]=&quot;&quot;;&quot;&quot;;[.B349])">
            <text:p/>
          </table:table-cell>
          <table:table-cell table:formula="of:=IF([.E349]=&quot;&quot;;&quot;&quot;;[.D349]+FLOOR(4*RAND();1))">
            <text:p/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1" calcext:value-type="float">
            <text:p>51</text:p>
          </table:table-cell>
          <table:table-cell table:formula="of:=IF([.B350]=[.B349];[.C349]+1;1)" office:value-type="float" office:value="2" calcext:value-type="float">
            <text:p>2</text:p>
          </table:table-cell>
          <table:table-cell table:formula="of:=IF([.C351]=1;[.C350];&quot;&quot;)">
            <text:p/>
          </table:table-cell>
          <table:table-cell table:formula="of:=IF([.D350]=&quot;&quot;;&quot;&quot;;[.B350])">
            <text:p/>
          </table:table-cell>
          <table:table-cell table:formula="of:=IF([.E350]=&quot;&quot;;&quot;&quot;;[.D350]+FLOOR(4*RAND();1))">
            <text:p/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1" calcext:value-type="float">
            <text:p>51</text:p>
          </table:table-cell>
          <table:table-cell table:formula="of:=IF([.B351]=[.B350];[.C350]+1;1)" office:value-type="float" office:value="3" calcext:value-type="float">
            <text:p>3</text:p>
          </table:table-cell>
          <table:table-cell table:formula="of:=IF([.C352]=1;[.C351];&quot;&quot;)">
            <text:p/>
          </table:table-cell>
          <table:table-cell table:formula="of:=IF([.D351]=&quot;&quot;;&quot;&quot;;[.B351])">
            <text:p/>
          </table:table-cell>
          <table:table-cell table:formula="of:=IF([.E351]=&quot;&quot;;&quot;&quot;;[.D351]+FLOOR(4*RAND();1))">
            <text:p/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1" calcext:value-type="float">
            <text:p>51</text:p>
          </table:table-cell>
          <table:table-cell table:formula="of:=IF([.B352]=[.B351];[.C351]+1;1)" office:value-type="float" office:value="4" calcext:value-type="float">
            <text:p>4</text:p>
          </table:table-cell>
          <table:table-cell table:formula="of:=IF([.C353]=1;[.C352];&quot;&quot;)">
            <text:p/>
          </table:table-cell>
          <table:table-cell table:formula="of:=IF([.D352]=&quot;&quot;;&quot;&quot;;[.B352])">
            <text:p/>
          </table:table-cell>
          <table:table-cell table:formula="of:=IF([.E352]=&quot;&quot;;&quot;&quot;;[.D352]+FLOOR(4*RAND();1))">
            <text:p/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51" calcext:value-type="float">
            <text:p>51</text:p>
          </table:table-cell>
          <table:table-cell table:formula="of:=IF([.B353]=[.B352];[.C352]+1;1)" office:value-type="float" office:value="5" calcext:value-type="float">
            <text:p>5</text:p>
          </table:table-cell>
          <table:table-cell table:formula="of:=IF([.C354]=1;[.C353];&quot;&quot;)">
            <text:p/>
          </table:table-cell>
          <table:table-cell table:formula="of:=IF([.D353]=&quot;&quot;;&quot;&quot;;[.B353])">
            <text:p/>
          </table:table-cell>
          <table:table-cell table:formula="of:=IF([.E353]=&quot;&quot;;&quot;&quot;;[.D353]+FLOOR(4*RAND();1))">
            <text:p/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51" calcext:value-type="float">
            <text:p>51</text:p>
          </table:table-cell>
          <table:table-cell table:formula="of:=IF([.B354]=[.B353];[.C353]+1;1)" office:value-type="float" office:value="6" calcext:value-type="float">
            <text:p>6</text:p>
          </table:table-cell>
          <table:table-cell table:formula="of:=IF([.C355]=1;[.C354];&quot;&quot;)" office:value-type="float" office:value="6" calcext:value-type="float">
            <text:p>6</text:p>
          </table:table-cell>
          <table:table-cell table:formula="of:=IF([.D354]=&quot;&quot;;&quot;&quot;;[.B354])" office:value-type="float" office:value="51" calcext:value-type="float">
            <text:p>51</text:p>
          </table:table-cell>
          <table:table-cell table:formula="of:=IF([.E354]=&quot;&quot;;&quot;&quot;;[.D354]+FLOOR(4*RAND();1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2" calcext:value-type="float">
            <text:p>52</text:p>
          </table:table-cell>
          <table:table-cell table:formula="of:=IF([.B355]=[.B354];[.C354]+1;1)" office:value-type="float" office:value="1" calcext:value-type="float">
            <text:p>1</text:p>
          </table:table-cell>
          <table:table-cell table:formula="of:=IF([.C356]=1;[.C355];&quot;&quot;)">
            <text:p/>
          </table:table-cell>
          <table:table-cell table:formula="of:=IF([.D355]=&quot;&quot;;&quot;&quot;;[.B355])">
            <text:p/>
          </table:table-cell>
          <table:table-cell table:formula="of:=IF([.E355]=&quot;&quot;;&quot;&quot;;[.D355]+FLOOR(4*RAND();1))">
            <text:p/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2" calcext:value-type="float">
            <text:p>52</text:p>
          </table:table-cell>
          <table:table-cell table:formula="of:=IF([.B356]=[.B355];[.C355]+1;1)" office:value-type="float" office:value="2" calcext:value-type="float">
            <text:p>2</text:p>
          </table:table-cell>
          <table:table-cell table:formula="of:=IF([.C357]=1;[.C356];&quot;&quot;)" office:value-type="float" office:value="2" calcext:value-type="float">
            <text:p>2</text:p>
          </table:table-cell>
          <table:table-cell table:formula="of:=IF([.D356]=&quot;&quot;;&quot;&quot;;[.B356])" office:value-type="float" office:value="52" calcext:value-type="float">
            <text:p>52</text:p>
          </table:table-cell>
          <table:table-cell table:formula="of:=IF([.E356]=&quot;&quot;;&quot;&quot;;[.D356]+FLOOR(4*RAND();1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table:formula="of:=IF([.B357]=[.B356];[.C356]+1;1)" office:value-type="float" office:value="1" calcext:value-type="float">
            <text:p>1</text:p>
          </table:table-cell>
          <table:table-cell table:formula="of:=IF([.C358]=1;[.C357];&quot;&quot;)">
            <text:p/>
          </table:table-cell>
          <table:table-cell table:formula="of:=IF([.D357]=&quot;&quot;;&quot;&quot;;[.B357])">
            <text:p/>
          </table:table-cell>
          <table:table-cell table:formula="of:=IF([.E357]=&quot;&quot;;&quot;&quot;;[.D357]+FLOOR(4*RAND();1))">
            <text:p/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3" calcext:value-type="float">
            <text:p>53</text:p>
          </table:table-cell>
          <table:table-cell table:formula="of:=IF([.B358]=[.B357];[.C357]+1;1)" office:value-type="float" office:value="2" calcext:value-type="float">
            <text:p>2</text:p>
          </table:table-cell>
          <table:table-cell table:formula="of:=IF([.C359]=1;[.C358];&quot;&quot;)">
            <text:p/>
          </table:table-cell>
          <table:table-cell table:formula="of:=IF([.D358]=&quot;&quot;;&quot;&quot;;[.B358])">
            <text:p/>
          </table:table-cell>
          <table:table-cell table:formula="of:=IF([.E358]=&quot;&quot;;&quot;&quot;;[.D358]+FLOOR(4*RAND();1))">
            <text:p/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3" calcext:value-type="float">
            <text:p>53</text:p>
          </table:table-cell>
          <table:table-cell table:formula="of:=IF([.B359]=[.B358];[.C358]+1;1)" office:value-type="float" office:value="3" calcext:value-type="float">
            <text:p>3</text:p>
          </table:table-cell>
          <table:table-cell table:formula="of:=IF([.C360]=1;[.C359];&quot;&quot;)">
            <text:p/>
          </table:table-cell>
          <table:table-cell table:formula="of:=IF([.D359]=&quot;&quot;;&quot;&quot;;[.B359])">
            <text:p/>
          </table:table-cell>
          <table:table-cell table:formula="of:=IF([.E359]=&quot;&quot;;&quot;&quot;;[.D359]+FLOOR(4*RAND();1))">
            <text:p/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53" calcext:value-type="float">
            <text:p>53</text:p>
          </table:table-cell>
          <table:table-cell table:formula="of:=IF([.B360]=[.B359];[.C359]+1;1)" office:value-type="float" office:value="4" calcext:value-type="float">
            <text:p>4</text:p>
          </table:table-cell>
          <table:table-cell table:formula="of:=IF([.C361]=1;[.C360];&quot;&quot;)">
            <text:p/>
          </table:table-cell>
          <table:table-cell table:formula="of:=IF([.D360]=&quot;&quot;;&quot;&quot;;[.B360])">
            <text:p/>
          </table:table-cell>
          <table:table-cell table:formula="of:=IF([.E360]=&quot;&quot;;&quot;&quot;;[.D360]+FLOOR(4*RAND();1))">
            <text:p/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53" calcext:value-type="float">
            <text:p>53</text:p>
          </table:table-cell>
          <table:table-cell table:formula="of:=IF([.B361]=[.B360];[.C360]+1;1)" office:value-type="float" office:value="5" calcext:value-type="float">
            <text:p>5</text:p>
          </table:table-cell>
          <table:table-cell table:formula="of:=IF([.C362]=1;[.C361];&quot;&quot;)" office:value-type="float" office:value="5" calcext:value-type="float">
            <text:p>5</text:p>
          </table:table-cell>
          <table:table-cell table:formula="of:=IF([.D361]=&quot;&quot;;&quot;&quot;;[.B361])" office:value-type="float" office:value="53" calcext:value-type="float">
            <text:p>53</text:p>
          </table:table-cell>
          <table:table-cell table:formula="of:=IF([.E361]=&quot;&quot;;&quot;&quot;;[.D361]+FLOOR(4*RAND();1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4" calcext:value-type="float">
            <text:p>54</text:p>
          </table:table-cell>
          <table:table-cell table:formula="of:=IF([.B362]=[.B361];[.C361]+1;1)" office:value-type="float" office:value="1" calcext:value-type="float">
            <text:p>1</text:p>
          </table:table-cell>
          <table:table-cell table:formula="of:=IF([.C363]=1;[.C362];&quot;&quot;)">
            <text:p/>
          </table:table-cell>
          <table:table-cell table:formula="of:=IF([.D362]=&quot;&quot;;&quot;&quot;;[.B362])">
            <text:p/>
          </table:table-cell>
          <table:table-cell table:formula="of:=IF([.E362]=&quot;&quot;;&quot;&quot;;[.D362]+FLOOR(4*RAND();1))">
            <text:p/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4" calcext:value-type="float">
            <text:p>54</text:p>
          </table:table-cell>
          <table:table-cell table:formula="of:=IF([.B363]=[.B362];[.C362]+1;1)" office:value-type="float" office:value="2" calcext:value-type="float">
            <text:p>2</text:p>
          </table:table-cell>
          <table:table-cell table:formula="of:=IF([.C364]=1;[.C363];&quot;&quot;)">
            <text:p/>
          </table:table-cell>
          <table:table-cell table:formula="of:=IF([.D363]=&quot;&quot;;&quot;&quot;;[.B363])">
            <text:p/>
          </table:table-cell>
          <table:table-cell table:formula="of:=IF([.E363]=&quot;&quot;;&quot;&quot;;[.D363]+FLOOR(4*RAND();1))">
            <text:p/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54" calcext:value-type="float">
            <text:p>54</text:p>
          </table:table-cell>
          <table:table-cell table:formula="of:=IF([.B364]=[.B363];[.C363]+1;1)" office:value-type="float" office:value="3" calcext:value-type="float">
            <text:p>3</text:p>
          </table:table-cell>
          <table:table-cell table:formula="of:=IF([.C365]=1;[.C364];&quot;&quot;)">
            <text:p/>
          </table:table-cell>
          <table:table-cell table:formula="of:=IF([.D364]=&quot;&quot;;&quot;&quot;;[.B364])">
            <text:p/>
          </table:table-cell>
          <table:table-cell table:formula="of:=IF([.E364]=&quot;&quot;;&quot;&quot;;[.D364]+FLOOR(4*RAND();1))">
            <text:p/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54" calcext:value-type="float">
            <text:p>54</text:p>
          </table:table-cell>
          <table:table-cell table:formula="of:=IF([.B365]=[.B364];[.C364]+1;1)" office:value-type="float" office:value="4" calcext:value-type="float">
            <text:p>4</text:p>
          </table:table-cell>
          <table:table-cell table:formula="of:=IF([.C366]=1;[.C365];&quot;&quot;)" office:value-type="float" office:value="4" calcext:value-type="float">
            <text:p>4</text:p>
          </table:table-cell>
          <table:table-cell table:formula="of:=IF([.D365]=&quot;&quot;;&quot;&quot;;[.B365])" office:value-type="float" office:value="54" calcext:value-type="float">
            <text:p>54</text:p>
          </table:table-cell>
          <table:table-cell table:formula="of:=IF([.E365]=&quot;&quot;;&quot;&quot;;[.D365]+FLOOR(4*RAND();1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formula="of:=IF([.B366]=[.B365];[.C365]+1;1)" office:value-type="float" office:value="1" calcext:value-type="float">
            <text:p>1</text:p>
          </table:table-cell>
          <table:table-cell table:formula="of:=IF([.C367]=1;[.C366];&quot;&quot;)">
            <text:p/>
          </table:table-cell>
          <table:table-cell table:formula="of:=IF([.D366]=&quot;&quot;;&quot;&quot;;[.B366])">
            <text:p/>
          </table:table-cell>
          <table:table-cell table:formula="of:=IF([.E366]=&quot;&quot;;&quot;&quot;;[.D366]+FLOOR(4*RAND();1))">
            <text:p/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5" calcext:value-type="float">
            <text:p>55</text:p>
          </table:table-cell>
          <table:table-cell table:formula="of:=IF([.B367]=[.B366];[.C366]+1;1)" office:value-type="float" office:value="2" calcext:value-type="float">
            <text:p>2</text:p>
          </table:table-cell>
          <table:table-cell table:formula="of:=IF([.C368]=1;[.C367];&quot;&quot;)" office:value-type="float" office:value="2" calcext:value-type="float">
            <text:p>2</text:p>
          </table:table-cell>
          <table:table-cell table:formula="of:=IF([.D367]=&quot;&quot;;&quot;&quot;;[.B367])" office:value-type="float" office:value="55" calcext:value-type="float">
            <text:p>55</text:p>
          </table:table-cell>
          <table:table-cell table:formula="of:=IF([.E367]=&quot;&quot;;&quot;&quot;;[.D367]+FLOOR(4*RAND();1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6" calcext:value-type="float">
            <text:p>56</text:p>
          </table:table-cell>
          <table:table-cell table:formula="of:=IF([.B368]=[.B367];[.C367]+1;1)" office:value-type="float" office:value="1" calcext:value-type="float">
            <text:p>1</text:p>
          </table:table-cell>
          <table:table-cell table:formula="of:=IF([.C369]=1;[.C368];&quot;&quot;)">
            <text:p/>
          </table:table-cell>
          <table:table-cell table:formula="of:=IF([.D368]=&quot;&quot;;&quot;&quot;;[.B368])">
            <text:p/>
          </table:table-cell>
          <table:table-cell table:formula="of:=IF([.E368]=&quot;&quot;;&quot;&quot;;[.D368]+FLOOR(4*RAND();1))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6" calcext:value-type="float">
            <text:p>56</text:p>
          </table:table-cell>
          <table:table-cell table:formula="of:=IF([.B369]=[.B368];[.C368]+1;1)" office:value-type="float" office:value="2" calcext:value-type="float">
            <text:p>2</text:p>
          </table:table-cell>
          <table:table-cell table:formula="of:=IF([.C370]=1;[.C369];&quot;&quot;)">
            <text:p/>
          </table:table-cell>
          <table:table-cell table:formula="of:=IF([.D369]=&quot;&quot;;&quot;&quot;;[.B369])">
            <text:p/>
          </table:table-cell>
          <table:table-cell table:formula="of:=IF([.E369]=&quot;&quot;;&quot;&quot;;[.D369]+FLOOR(4*RAND();1))">
            <text:p/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56" calcext:value-type="float">
            <text:p>56</text:p>
          </table:table-cell>
          <table:table-cell table:formula="of:=IF([.B370]=[.B369];[.C369]+1;1)" office:value-type="float" office:value="3" calcext:value-type="float">
            <text:p>3</text:p>
          </table:table-cell>
          <table:table-cell table:formula="of:=IF([.C371]=1;[.C370];&quot;&quot;)" office:value-type="float" office:value="3" calcext:value-type="float">
            <text:p>3</text:p>
          </table:table-cell>
          <table:table-cell table:formula="of:=IF([.D370]=&quot;&quot;;&quot;&quot;;[.B370])" office:value-type="float" office:value="56" calcext:value-type="float">
            <text:p>56</text:p>
          </table:table-cell>
          <table:table-cell table:formula="of:=IF([.E370]=&quot;&quot;;&quot;&quot;;[.D370]+FLOOR(4*RAND();1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table:formula="of:=IF([.B371]=[.B370];[.C370]+1;1)" office:value-type="float" office:value="1" calcext:value-type="float">
            <text:p>1</text:p>
          </table:table-cell>
          <table:table-cell table:formula="of:=IF([.C372]=1;[.C371];&quot;&quot;)">
            <text:p/>
          </table:table-cell>
          <table:table-cell table:formula="of:=IF([.D371]=&quot;&quot;;&quot;&quot;;[.B371])">
            <text:p/>
          </table:table-cell>
          <table:table-cell table:formula="of:=IF([.E371]=&quot;&quot;;&quot;&quot;;[.D371]+FLOOR(4*RAND();1))">
            <text:p/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7" calcext:value-type="float">
            <text:p>57</text:p>
          </table:table-cell>
          <table:table-cell table:formula="of:=IF([.B372]=[.B371];[.C371]+1;1)" office:value-type="float" office:value="2" calcext:value-type="float">
            <text:p>2</text:p>
          </table:table-cell>
          <table:table-cell table:formula="of:=IF([.C373]=1;[.C372];&quot;&quot;)">
            <text:p/>
          </table:table-cell>
          <table:table-cell table:formula="of:=IF([.D372]=&quot;&quot;;&quot;&quot;;[.B372])">
            <text:p/>
          </table:table-cell>
          <table:table-cell table:formula="of:=IF([.E372]=&quot;&quot;;&quot;&quot;;[.D372]+FLOOR(4*RAND();1))">
            <text:p/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7" calcext:value-type="float">
            <text:p>57</text:p>
          </table:table-cell>
          <table:table-cell table:formula="of:=IF([.B373]=[.B372];[.C372]+1;1)" office:value-type="float" office:value="3" calcext:value-type="float">
            <text:p>3</text:p>
          </table:table-cell>
          <table:table-cell table:formula="of:=IF([.C374]=1;[.C373];&quot;&quot;)">
            <text:p/>
          </table:table-cell>
          <table:table-cell table:formula="of:=IF([.D373]=&quot;&quot;;&quot;&quot;;[.B373])">
            <text:p/>
          </table:table-cell>
          <table:table-cell table:formula="of:=IF([.E373]=&quot;&quot;;&quot;&quot;;[.D373]+FLOOR(4*RAND();1))">
            <text:p/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7" calcext:value-type="float">
            <text:p>57</text:p>
          </table:table-cell>
          <table:table-cell table:formula="of:=IF([.B374]=[.B373];[.C373]+1;1)" office:value-type="float" office:value="4" calcext:value-type="float">
            <text:p>4</text:p>
          </table:table-cell>
          <table:table-cell table:formula="of:=IF([.C375]=1;[.C374];&quot;&quot;)">
            <text:p/>
          </table:table-cell>
          <table:table-cell table:formula="of:=IF([.D374]=&quot;&quot;;&quot;&quot;;[.B374])">
            <text:p/>
          </table:table-cell>
          <table:table-cell table:formula="of:=IF([.E374]=&quot;&quot;;&quot;&quot;;[.D374]+FLOOR(4*RAND();1))">
            <text:p/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7" calcext:value-type="float">
            <text:p>57</text:p>
          </table:table-cell>
          <table:table-cell table:formula="of:=IF([.B375]=[.B374];[.C374]+1;1)" office:value-type="float" office:value="5" calcext:value-type="float">
            <text:p>5</text:p>
          </table:table-cell>
          <table:table-cell table:formula="of:=IF([.C376]=1;[.C375];&quot;&quot;)">
            <text:p/>
          </table:table-cell>
          <table:table-cell table:formula="of:=IF([.D375]=&quot;&quot;;&quot;&quot;;[.B375])">
            <text:p/>
          </table:table-cell>
          <table:table-cell table:formula="of:=IF([.E375]=&quot;&quot;;&quot;&quot;;[.D375]+FLOOR(4*RAND();1))">
            <text:p/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7" calcext:value-type="float">
            <text:p>57</text:p>
          </table:table-cell>
          <table:table-cell table:formula="of:=IF([.B376]=[.B375];[.C375]+1;1)" office:value-type="float" office:value="6" calcext:value-type="float">
            <text:p>6</text:p>
          </table:table-cell>
          <table:table-cell table:formula="of:=IF([.C377]=1;[.C376];&quot;&quot;)">
            <text:p/>
          </table:table-cell>
          <table:table-cell table:formula="of:=IF([.D376]=&quot;&quot;;&quot;&quot;;[.B376])">
            <text:p/>
          </table:table-cell>
          <table:table-cell table:formula="of:=IF([.E376]=&quot;&quot;;&quot;&quot;;[.D376]+FLOOR(4*RAND();1))">
            <text:p/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7" calcext:value-type="float">
            <text:p>57</text:p>
          </table:table-cell>
          <table:table-cell table:formula="of:=IF([.B377]=[.B376];[.C376]+1;1)" office:value-type="float" office:value="7" calcext:value-type="float">
            <text:p>7</text:p>
          </table:table-cell>
          <table:table-cell table:formula="of:=IF([.C378]=1;[.C377];&quot;&quot;)">
            <text:p/>
          </table:table-cell>
          <table:table-cell table:formula="of:=IF([.D377]=&quot;&quot;;&quot;&quot;;[.B377])">
            <text:p/>
          </table:table-cell>
          <table:table-cell table:formula="of:=IF([.E377]=&quot;&quot;;&quot;&quot;;[.D377]+FLOOR(4*RAND();1))">
            <text:p/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57" calcext:value-type="float">
            <text:p>57</text:p>
          </table:table-cell>
          <table:table-cell table:formula="of:=IF([.B378]=[.B377];[.C377]+1;1)" office:value-type="float" office:value="8" calcext:value-type="float">
            <text:p>8</text:p>
          </table:table-cell>
          <table:table-cell table:formula="of:=IF([.C379]=1;[.C378];&quot;&quot;)" office:value-type="float" office:value="8" calcext:value-type="float">
            <text:p>8</text:p>
          </table:table-cell>
          <table:table-cell table:formula="of:=IF([.D378]=&quot;&quot;;&quot;&quot;;[.B378])" office:value-type="float" office:value="57" calcext:value-type="float">
            <text:p>57</text:p>
          </table:table-cell>
          <table:table-cell table:formula="of:=IF([.E378]=&quot;&quot;;&quot;&quot;;[.D378]+FLOOR(4*RAND();1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table:formula="of:=IF([.B379]=[.B378];[.C378]+1;1)" office:value-type="float" office:value="1" calcext:value-type="float">
            <text:p>1</text:p>
          </table:table-cell>
          <table:table-cell table:formula="of:=IF([.C380]=1;[.C379];&quot;&quot;)">
            <text:p/>
          </table:table-cell>
          <table:table-cell table:formula="of:=IF([.D379]=&quot;&quot;;&quot;&quot;;[.B379])">
            <text:p/>
          </table:table-cell>
          <table:table-cell table:formula="of:=IF([.E379]=&quot;&quot;;&quot;&quot;;[.D379]+FLOOR(4*RAND();1))">
            <text:p/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8" calcext:value-type="float">
            <text:p>58</text:p>
          </table:table-cell>
          <table:table-cell table:formula="of:=IF([.B380]=[.B379];[.C379]+1;1)" office:value-type="float" office:value="2" calcext:value-type="float">
            <text:p>2</text:p>
          </table:table-cell>
          <table:table-cell table:formula="of:=IF([.C381]=1;[.C380];&quot;&quot;)">
            <text:p/>
          </table:table-cell>
          <table:table-cell table:formula="of:=IF([.D380]=&quot;&quot;;&quot;&quot;;[.B380])">
            <text:p/>
          </table:table-cell>
          <table:table-cell table:formula="of:=IF([.E380]=&quot;&quot;;&quot;&quot;;[.D380]+FLOOR(4*RAND();1))">
            <text:p/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8" calcext:value-type="float">
            <text:p>58</text:p>
          </table:table-cell>
          <table:table-cell table:formula="of:=IF([.B381]=[.B380];[.C380]+1;1)" office:value-type="float" office:value="3" calcext:value-type="float">
            <text:p>3</text:p>
          </table:table-cell>
          <table:table-cell table:formula="of:=IF([.C382]=1;[.C381];&quot;&quot;)">
            <text:p/>
          </table:table-cell>
          <table:table-cell table:formula="of:=IF([.D381]=&quot;&quot;;&quot;&quot;;[.B381])">
            <text:p/>
          </table:table-cell>
          <table:table-cell table:formula="of:=IF([.E381]=&quot;&quot;;&quot;&quot;;[.D381]+FLOOR(4*RAND();1))">
            <text:p/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58" calcext:value-type="float">
            <text:p>58</text:p>
          </table:table-cell>
          <table:table-cell table:formula="of:=IF([.B382]=[.B381];[.C381]+1;1)" office:value-type="float" office:value="4" calcext:value-type="float">
            <text:p>4</text:p>
          </table:table-cell>
          <table:table-cell table:formula="of:=IF([.C383]=1;[.C382];&quot;&quot;)">
            <text:p/>
          </table:table-cell>
          <table:table-cell table:formula="of:=IF([.D382]=&quot;&quot;;&quot;&quot;;[.B382])">
            <text:p/>
          </table:table-cell>
          <table:table-cell table:formula="of:=IF([.E382]=&quot;&quot;;&quot;&quot;;[.D382]+FLOOR(4*RAND();1))">
            <text:p/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58" calcext:value-type="float">
            <text:p>58</text:p>
          </table:table-cell>
          <table:table-cell table:formula="of:=IF([.B383]=[.B382];[.C382]+1;1)" office:value-type="float" office:value="5" calcext:value-type="float">
            <text:p>5</text:p>
          </table:table-cell>
          <table:table-cell table:formula="of:=IF([.C384]=1;[.C383];&quot;&quot;)" office:value-type="float" office:value="5" calcext:value-type="float">
            <text:p>5</text:p>
          </table:table-cell>
          <table:table-cell table:formula="of:=IF([.D383]=&quot;&quot;;&quot;&quot;;[.B383])" office:value-type="float" office:value="58" calcext:value-type="float">
            <text:p>58</text:p>
          </table:table-cell>
          <table:table-cell table:formula="of:=IF([.E383]=&quot;&quot;;&quot;&quot;;[.D383]+FLOOR(4*RAND();1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9" calcext:value-type="float">
            <text:p>59</text:p>
          </table:table-cell>
          <table:table-cell table:formula="of:=IF([.B384]=[.B383];[.C383]+1;1)" office:value-type="float" office:value="1" calcext:value-type="float">
            <text:p>1</text:p>
          </table:table-cell>
          <table:table-cell table:formula="of:=IF([.C385]=1;[.C384];&quot;&quot;)">
            <text:p/>
          </table:table-cell>
          <table:table-cell table:formula="of:=IF([.D384]=&quot;&quot;;&quot;&quot;;[.B384])">
            <text:p/>
          </table:table-cell>
          <table:table-cell table:formula="of:=IF([.E384]=&quot;&quot;;&quot;&quot;;[.D384]+FLOOR(4*RAND();1))">
            <text:p/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9" calcext:value-type="float">
            <text:p>59</text:p>
          </table:table-cell>
          <table:table-cell table:formula="of:=IF([.B385]=[.B384];[.C384]+1;1)" office:value-type="float" office:value="2" calcext:value-type="float">
            <text:p>2</text:p>
          </table:table-cell>
          <table:table-cell table:formula="of:=IF([.C386]=1;[.C385];&quot;&quot;)">
            <text:p/>
          </table:table-cell>
          <table:table-cell table:formula="of:=IF([.D385]=&quot;&quot;;&quot;&quot;;[.B385])">
            <text:p/>
          </table:table-cell>
          <table:table-cell table:formula="of:=IF([.E385]=&quot;&quot;;&quot;&quot;;[.D385]+FLOOR(4*RAND();1))">
            <text:p/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9" calcext:value-type="float">
            <text:p>59</text:p>
          </table:table-cell>
          <table:table-cell table:formula="of:=IF([.B386]=[.B385];[.C385]+1;1)" office:value-type="float" office:value="3" calcext:value-type="float">
            <text:p>3</text:p>
          </table:table-cell>
          <table:table-cell table:formula="of:=IF([.C387]=1;[.C386];&quot;&quot;)">
            <text:p/>
          </table:table-cell>
          <table:table-cell table:formula="of:=IF([.D386]=&quot;&quot;;&quot;&quot;;[.B386])">
            <text:p/>
          </table:table-cell>
          <table:table-cell table:formula="of:=IF([.E386]=&quot;&quot;;&quot;&quot;;[.D386]+FLOOR(4*RAND();1))">
            <text:p/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9" calcext:value-type="float">
            <text:p>59</text:p>
          </table:table-cell>
          <table:table-cell table:formula="of:=IF([.B387]=[.B386];[.C386]+1;1)" office:value-type="float" office:value="4" calcext:value-type="float">
            <text:p>4</text:p>
          </table:table-cell>
          <table:table-cell table:formula="of:=IF([.C388]=1;[.C387];&quot;&quot;)">
            <text:p/>
          </table:table-cell>
          <table:table-cell table:formula="of:=IF([.D387]=&quot;&quot;;&quot;&quot;;[.B387])">
            <text:p/>
          </table:table-cell>
          <table:table-cell table:formula="of:=IF([.E387]=&quot;&quot;;&quot;&quot;;[.D387]+FLOOR(4*RAND();1))">
            <text:p/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59" calcext:value-type="float">
            <text:p>59</text:p>
          </table:table-cell>
          <table:table-cell table:formula="of:=IF([.B388]=[.B387];[.C387]+1;1)" office:value-type="float" office:value="5" calcext:value-type="float">
            <text:p>5</text:p>
          </table:table-cell>
          <table:table-cell table:formula="of:=IF([.C389]=1;[.C388];&quot;&quot;)">
            <text:p/>
          </table:table-cell>
          <table:table-cell table:formula="of:=IF([.D388]=&quot;&quot;;&quot;&quot;;[.B388])">
            <text:p/>
          </table:table-cell>
          <table:table-cell table:formula="of:=IF([.E388]=&quot;&quot;;&quot;&quot;;[.D388]+FLOOR(4*RAND();1))">
            <text:p/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59" calcext:value-type="float">
            <text:p>59</text:p>
          </table:table-cell>
          <table:table-cell table:formula="of:=IF([.B389]=[.B388];[.C388]+1;1)" office:value-type="float" office:value="6" calcext:value-type="float">
            <text:p>6</text:p>
          </table:table-cell>
          <table:table-cell table:formula="of:=IF([.C390]=1;[.C389];&quot;&quot;)" office:value-type="float" office:value="6" calcext:value-type="float">
            <text:p>6</text:p>
          </table:table-cell>
          <table:table-cell table:formula="of:=IF([.D389]=&quot;&quot;;&quot;&quot;;[.B389])" office:value-type="float" office:value="59" calcext:value-type="float">
            <text:p>59</text:p>
          </table:table-cell>
          <table:table-cell table:formula="of:=IF([.E389]=&quot;&quot;;&quot;&quot;;[.D389]+FLOOR(4*RAND();1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0" calcext:value-type="float">
            <text:p>60</text:p>
          </table:table-cell>
          <table:table-cell table:formula="of:=IF([.B390]=[.B389];[.C389]+1;1)" office:value-type="float" office:value="1" calcext:value-type="float">
            <text:p>1</text:p>
          </table:table-cell>
          <table:table-cell table:formula="of:=IF([.C391]=1;[.C390];&quot;&quot;)">
            <text:p/>
          </table:table-cell>
          <table:table-cell table:formula="of:=IF([.D390]=&quot;&quot;;&quot;&quot;;[.B390])">
            <text:p/>
          </table:table-cell>
          <table:table-cell table:formula="of:=IF([.E390]=&quot;&quot;;&quot;&quot;;[.D390]+FLOOR(4*RAND();1))">
            <text:p/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0" calcext:value-type="float">
            <text:p>60</text:p>
          </table:table-cell>
          <table:table-cell table:formula="of:=IF([.B391]=[.B390];[.C390]+1;1)" office:value-type="float" office:value="2" calcext:value-type="float">
            <text:p>2</text:p>
          </table:table-cell>
          <table:table-cell table:formula="of:=IF([.C392]=1;[.C391];&quot;&quot;)">
            <text:p/>
          </table:table-cell>
          <table:table-cell table:formula="of:=IF([.D391]=&quot;&quot;;&quot;&quot;;[.B391])">
            <text:p/>
          </table:table-cell>
          <table:table-cell table:formula="of:=IF([.E391]=&quot;&quot;;&quot;&quot;;[.D391]+FLOOR(4*RAND();1))">
            <text:p/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0" calcext:value-type="float">
            <text:p>60</text:p>
          </table:table-cell>
          <table:table-cell table:formula="of:=IF([.B392]=[.B391];[.C391]+1;1)" office:value-type="float" office:value="3" calcext:value-type="float">
            <text:p>3</text:p>
          </table:table-cell>
          <table:table-cell table:formula="of:=IF([.C393]=1;[.C392];&quot;&quot;)">
            <text:p/>
          </table:table-cell>
          <table:table-cell table:formula="of:=IF([.D392]=&quot;&quot;;&quot;&quot;;[.B392])">
            <text:p/>
          </table:table-cell>
          <table:table-cell table:formula="of:=IF([.E392]=&quot;&quot;;&quot;&quot;;[.D392]+FLOOR(4*RAND();1))">
            <text:p/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0" calcext:value-type="float">
            <text:p>60</text:p>
          </table:table-cell>
          <table:table-cell table:formula="of:=IF([.B393]=[.B392];[.C392]+1;1)" office:value-type="float" office:value="4" calcext:value-type="float">
            <text:p>4</text:p>
          </table:table-cell>
          <table:table-cell table:formula="of:=IF([.C394]=1;[.C393];&quot;&quot;)">
            <text:p/>
          </table:table-cell>
          <table:table-cell table:formula="of:=IF([.D393]=&quot;&quot;;&quot;&quot;;[.B393])">
            <text:p/>
          </table:table-cell>
          <table:table-cell table:formula="of:=IF([.E393]=&quot;&quot;;&quot;&quot;;[.D393]+FLOOR(4*RAND();1))">
            <text:p/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0" calcext:value-type="float">
            <text:p>60</text:p>
          </table:table-cell>
          <table:table-cell table:formula="of:=IF([.B394]=[.B393];[.C393]+1;1)" office:value-type="float" office:value="5" calcext:value-type="float">
            <text:p>5</text:p>
          </table:table-cell>
          <table:table-cell table:formula="of:=IF([.C395]=1;[.C394];&quot;&quot;)">
            <text:p/>
          </table:table-cell>
          <table:table-cell table:formula="of:=IF([.D394]=&quot;&quot;;&quot;&quot;;[.B394])">
            <text:p/>
          </table:table-cell>
          <table:table-cell table:formula="of:=IF([.E394]=&quot;&quot;;&quot;&quot;;[.D394]+FLOOR(4*RAND();1))">
            <text:p/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0" calcext:value-type="float">
            <text:p>60</text:p>
          </table:table-cell>
          <table:table-cell table:formula="of:=IF([.B395]=[.B394];[.C394]+1;1)" office:value-type="float" office:value="6" calcext:value-type="float">
            <text:p>6</text:p>
          </table:table-cell>
          <table:table-cell table:formula="of:=IF([.C396]=1;[.C395];&quot;&quot;)">
            <text:p/>
          </table:table-cell>
          <table:table-cell table:formula="of:=IF([.D395]=&quot;&quot;;&quot;&quot;;[.B395])">
            <text:p/>
          </table:table-cell>
          <table:table-cell table:formula="of:=IF([.E395]=&quot;&quot;;&quot;&quot;;[.D395]+FLOOR(4*RAND();1))">
            <text:p/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0" calcext:value-type="float">
            <text:p>60</text:p>
          </table:table-cell>
          <table:table-cell table:formula="of:=IF([.B396]=[.B395];[.C395]+1;1)" office:value-type="float" office:value="7" calcext:value-type="float">
            <text:p>7</text:p>
          </table:table-cell>
          <table:table-cell table:formula="of:=IF([.C397]=1;[.C396];&quot;&quot;)" office:value-type="float" office:value="7" calcext:value-type="float">
            <text:p>7</text:p>
          </table:table-cell>
          <table:table-cell table:formula="of:=IF([.D396]=&quot;&quot;;&quot;&quot;;[.B396])" office:value-type="float" office:value="60" calcext:value-type="float">
            <text:p>60</text:p>
          </table:table-cell>
          <table:table-cell table:formula="of:=IF([.E396]=&quot;&quot;;&quot;&quot;;[.D396]+FLOOR(4*RAND();1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1" calcext:value-type="float">
            <text:p>61</text:p>
          </table:table-cell>
          <table:table-cell table:formula="of:=IF([.B397]=[.B396];[.C396]+1;1)" office:value-type="float" office:value="1" calcext:value-type="float">
            <text:p>1</text:p>
          </table:table-cell>
          <table:table-cell table:formula="of:=IF([.C398]=1;[.C397];&quot;&quot;)">
            <text:p/>
          </table:table-cell>
          <table:table-cell table:formula="of:=IF([.D397]=&quot;&quot;;&quot;&quot;;[.B397])">
            <text:p/>
          </table:table-cell>
          <table:table-cell table:formula="of:=IF([.E397]=&quot;&quot;;&quot;&quot;;[.D397]+FLOOR(4*RAND();1))">
            <text:p/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1" calcext:value-type="float">
            <text:p>61</text:p>
          </table:table-cell>
          <table:table-cell table:formula="of:=IF([.B398]=[.B397];[.C397]+1;1)" office:value-type="float" office:value="2" calcext:value-type="float">
            <text:p>2</text:p>
          </table:table-cell>
          <table:table-cell table:formula="of:=IF([.C399]=1;[.C398];&quot;&quot;)">
            <text:p/>
          </table:table-cell>
          <table:table-cell table:formula="of:=IF([.D398]=&quot;&quot;;&quot;&quot;;[.B398])">
            <text:p/>
          </table:table-cell>
          <table:table-cell table:formula="of:=IF([.E398]=&quot;&quot;;&quot;&quot;;[.D398]+FLOOR(4*RAND();1))">
            <text:p/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1" calcext:value-type="float">
            <text:p>61</text:p>
          </table:table-cell>
          <table:table-cell table:formula="of:=IF([.B399]=[.B398];[.C398]+1;1)" office:value-type="float" office:value="3" calcext:value-type="float">
            <text:p>3</text:p>
          </table:table-cell>
          <table:table-cell table:formula="of:=IF([.C400]=1;[.C399];&quot;&quot;)">
            <text:p/>
          </table:table-cell>
          <table:table-cell table:formula="of:=IF([.D399]=&quot;&quot;;&quot;&quot;;[.B399])">
            <text:p/>
          </table:table-cell>
          <table:table-cell table:formula="of:=IF([.E399]=&quot;&quot;;&quot;&quot;;[.D399]+FLOOR(4*RAND();1))">
            <text:p/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1" calcext:value-type="float">
            <text:p>61</text:p>
          </table:table-cell>
          <table:table-cell table:formula="of:=IF([.B400]=[.B399];[.C399]+1;1)" office:value-type="float" office:value="4" calcext:value-type="float">
            <text:p>4</text:p>
          </table:table-cell>
          <table:table-cell table:formula="of:=IF([.C401]=1;[.C400];&quot;&quot;)">
            <text:p/>
          </table:table-cell>
          <table:table-cell table:formula="of:=IF([.D400]=&quot;&quot;;&quot;&quot;;[.B400])">
            <text:p/>
          </table:table-cell>
          <table:table-cell table:formula="of:=IF([.E400]=&quot;&quot;;&quot;&quot;;[.D400]+FLOOR(4*RAND();1))">
            <text:p/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1" calcext:value-type="float">
            <text:p>61</text:p>
          </table:table-cell>
          <table:table-cell table:formula="of:=IF([.B401]=[.B400];[.C400]+1;1)" office:value-type="float" office:value="5" calcext:value-type="float">
            <text:p>5</text:p>
          </table:table-cell>
          <table:table-cell table:formula="of:=IF([.C402]=1;[.C401];&quot;&quot;)">
            <text:p/>
          </table:table-cell>
          <table:table-cell table:formula="of:=IF([.D401]=&quot;&quot;;&quot;&quot;;[.B401])">
            <text:p/>
          </table:table-cell>
          <table:table-cell table:formula="of:=IF([.E401]=&quot;&quot;;&quot;&quot;;[.D401]+FLOOR(4*RAND();1))">
            <text:p/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1" calcext:value-type="float">
            <text:p>61</text:p>
          </table:table-cell>
          <table:table-cell table:formula="of:=IF([.B402]=[.B401];[.C401]+1;1)" office:value-type="float" office:value="6" calcext:value-type="float">
            <text:p>6</text:p>
          </table:table-cell>
          <table:table-cell table:formula="of:=IF([.C403]=1;[.C402];&quot;&quot;)" office:value-type="float" office:value="6" calcext:value-type="float">
            <text:p>6</text:p>
          </table:table-cell>
          <table:table-cell table:formula="of:=IF([.D402]=&quot;&quot;;&quot;&quot;;[.B402])" office:value-type="float" office:value="61" calcext:value-type="float">
            <text:p>61</text:p>
          </table:table-cell>
          <table:table-cell table:formula="of:=IF([.E402]=&quot;&quot;;&quot;&quot;;[.D402]+FLOOR(4*RAND();1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2" calcext:value-type="float">
            <text:p>62</text:p>
          </table:table-cell>
          <table:table-cell table:formula="of:=IF([.B403]=[.B402];[.C402]+1;1)" office:value-type="float" office:value="1" calcext:value-type="float">
            <text:p>1</text:p>
          </table:table-cell>
          <table:table-cell table:formula="of:=IF([.C404]=1;[.C403];&quot;&quot;)">
            <text:p/>
          </table:table-cell>
          <table:table-cell table:formula="of:=IF([.D403]=&quot;&quot;;&quot;&quot;;[.B403])">
            <text:p/>
          </table:table-cell>
          <table:table-cell table:formula="of:=IF([.E403]=&quot;&quot;;&quot;&quot;;[.D403]+FLOOR(4*RAND();1))">
            <text:p/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2" calcext:value-type="float">
            <text:p>62</text:p>
          </table:table-cell>
          <table:table-cell table:formula="of:=IF([.B404]=[.B403];[.C403]+1;1)" office:value-type="float" office:value="2" calcext:value-type="float">
            <text:p>2</text:p>
          </table:table-cell>
          <table:table-cell table:formula="of:=IF([.C405]=1;[.C404];&quot;&quot;)">
            <text:p/>
          </table:table-cell>
          <table:table-cell table:formula="of:=IF([.D404]=&quot;&quot;;&quot;&quot;;[.B404])">
            <text:p/>
          </table:table-cell>
          <table:table-cell table:formula="of:=IF([.E404]=&quot;&quot;;&quot;&quot;;[.D404]+FLOOR(4*RAND();1))">
            <text:p/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2" calcext:value-type="float">
            <text:p>62</text:p>
          </table:table-cell>
          <table:table-cell table:formula="of:=IF([.B405]=[.B404];[.C404]+1;1)" office:value-type="float" office:value="3" calcext:value-type="float">
            <text:p>3</text:p>
          </table:table-cell>
          <table:table-cell table:formula="of:=IF([.C406]=1;[.C405];&quot;&quot;)">
            <text:p/>
          </table:table-cell>
          <table:table-cell table:formula="of:=IF([.D405]=&quot;&quot;;&quot;&quot;;[.B405])">
            <text:p/>
          </table:table-cell>
          <table:table-cell table:formula="of:=IF([.E405]=&quot;&quot;;&quot;&quot;;[.D405]+FLOOR(4*RAND();1))">
            <text:p/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2" calcext:value-type="float">
            <text:p>62</text:p>
          </table:table-cell>
          <table:table-cell table:formula="of:=IF([.B406]=[.B405];[.C405]+1;1)" office:value-type="float" office:value="4" calcext:value-type="float">
            <text:p>4</text:p>
          </table:table-cell>
          <table:table-cell table:formula="of:=IF([.C407]=1;[.C406];&quot;&quot;)">
            <text:p/>
          </table:table-cell>
          <table:table-cell table:formula="of:=IF([.D406]=&quot;&quot;;&quot;&quot;;[.B406])">
            <text:p/>
          </table:table-cell>
          <table:table-cell table:formula="of:=IF([.E406]=&quot;&quot;;&quot;&quot;;[.D406]+FLOOR(4*RAND();1))">
            <text:p/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2" calcext:value-type="float">
            <text:p>62</text:p>
          </table:table-cell>
          <table:table-cell table:formula="of:=IF([.B407]=[.B406];[.C406]+1;1)" office:value-type="float" office:value="5" calcext:value-type="float">
            <text:p>5</text:p>
          </table:table-cell>
          <table:table-cell table:formula="of:=IF([.C408]=1;[.C407];&quot;&quot;)">
            <text:p/>
          </table:table-cell>
          <table:table-cell table:formula="of:=IF([.D407]=&quot;&quot;;&quot;&quot;;[.B407])">
            <text:p/>
          </table:table-cell>
          <table:table-cell table:formula="of:=IF([.E407]=&quot;&quot;;&quot;&quot;;[.D407]+FLOOR(4*RAND();1))">
            <text:p/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2" calcext:value-type="float">
            <text:p>62</text:p>
          </table:table-cell>
          <table:table-cell table:formula="of:=IF([.B408]=[.B407];[.C407]+1;1)" office:value-type="float" office:value="6" calcext:value-type="float">
            <text:p>6</text:p>
          </table:table-cell>
          <table:table-cell table:formula="of:=IF([.C409]=1;[.C408];&quot;&quot;)">
            <text:p/>
          </table:table-cell>
          <table:table-cell table:formula="of:=IF([.D408]=&quot;&quot;;&quot;&quot;;[.B408])">
            <text:p/>
          </table:table-cell>
          <table:table-cell table:formula="of:=IF([.E408]=&quot;&quot;;&quot;&quot;;[.D408]+FLOOR(4*RAND();1))">
            <text:p/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2" calcext:value-type="float">
            <text:p>62</text:p>
          </table:table-cell>
          <table:table-cell table:formula="of:=IF([.B409]=[.B408];[.C408]+1;1)" office:value-type="float" office:value="7" calcext:value-type="float">
            <text:p>7</text:p>
          </table:table-cell>
          <table:table-cell table:formula="of:=IF([.C410]=1;[.C409];&quot;&quot;)">
            <text:p/>
          </table:table-cell>
          <table:table-cell table:formula="of:=IF([.D409]=&quot;&quot;;&quot;&quot;;[.B409])">
            <text:p/>
          </table:table-cell>
          <table:table-cell table:formula="of:=IF([.E409]=&quot;&quot;;&quot;&quot;;[.D409]+FLOOR(4*RAND();1))">
            <text:p/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2" calcext:value-type="float">
            <text:p>62</text:p>
          </table:table-cell>
          <table:table-cell table:formula="of:=IF([.B410]=[.B409];[.C409]+1;1)" office:value-type="float" office:value="8" calcext:value-type="float">
            <text:p>8</text:p>
          </table:table-cell>
          <table:table-cell table:formula="of:=IF([.C411]=1;[.C410];&quot;&quot;)" office:value-type="float" office:value="8" calcext:value-type="float">
            <text:p>8</text:p>
          </table:table-cell>
          <table:table-cell table:formula="of:=IF([.D410]=&quot;&quot;;&quot;&quot;;[.B410])" office:value-type="float" office:value="62" calcext:value-type="float">
            <text:p>62</text:p>
          </table:table-cell>
          <table:table-cell table:formula="of:=IF([.E410]=&quot;&quot;;&quot;&quot;;[.D410]+FLOOR(4*RAND();1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table:formula="of:=IF([.B411]=[.B410];[.C410]+1;1)" office:value-type="float" office:value="1" calcext:value-type="float">
            <text:p>1</text:p>
          </table:table-cell>
          <table:table-cell table:formula="of:=IF([.C412]=1;[.C411];&quot;&quot;)">
            <text:p/>
          </table:table-cell>
          <table:table-cell table:formula="of:=IF([.D411]=&quot;&quot;;&quot;&quot;;[.B411])">
            <text:p/>
          </table:table-cell>
          <table:table-cell table:formula="of:=IF([.E411]=&quot;&quot;;&quot;&quot;;[.D411]+FLOOR(4*RAND();1))">
            <text:p/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3" calcext:value-type="float">
            <text:p>63</text:p>
          </table:table-cell>
          <table:table-cell table:formula="of:=IF([.B412]=[.B411];[.C411]+1;1)" office:value-type="float" office:value="2" calcext:value-type="float">
            <text:p>2</text:p>
          </table:table-cell>
          <table:table-cell table:formula="of:=IF([.C413]=1;[.C412];&quot;&quot;)">
            <text:p/>
          </table:table-cell>
          <table:table-cell table:formula="of:=IF([.D412]=&quot;&quot;;&quot;&quot;;[.B412])">
            <text:p/>
          </table:table-cell>
          <table:table-cell table:formula="of:=IF([.E412]=&quot;&quot;;&quot;&quot;;[.D412]+FLOOR(4*RAND();1))">
            <text:p/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3" calcext:value-type="float">
            <text:p>63</text:p>
          </table:table-cell>
          <table:table-cell table:formula="of:=IF([.B413]=[.B412];[.C412]+1;1)" office:value-type="float" office:value="3" calcext:value-type="float">
            <text:p>3</text:p>
          </table:table-cell>
          <table:table-cell table:formula="of:=IF([.C414]=1;[.C413];&quot;&quot;)">
            <text:p/>
          </table:table-cell>
          <table:table-cell table:formula="of:=IF([.D413]=&quot;&quot;;&quot;&quot;;[.B413])">
            <text:p/>
          </table:table-cell>
          <table:table-cell table:formula="of:=IF([.E413]=&quot;&quot;;&quot;&quot;;[.D413]+FLOOR(4*RAND();1))">
            <text:p/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3" calcext:value-type="float">
            <text:p>63</text:p>
          </table:table-cell>
          <table:table-cell table:formula="of:=IF([.B414]=[.B413];[.C413]+1;1)" office:value-type="float" office:value="4" calcext:value-type="float">
            <text:p>4</text:p>
          </table:table-cell>
          <table:table-cell table:formula="of:=IF([.C415]=1;[.C414];&quot;&quot;)">
            <text:p/>
          </table:table-cell>
          <table:table-cell table:formula="of:=IF([.D414]=&quot;&quot;;&quot;&quot;;[.B414])">
            <text:p/>
          </table:table-cell>
          <table:table-cell table:formula="of:=IF([.E414]=&quot;&quot;;&quot;&quot;;[.D414]+FLOOR(4*RAND();1))">
            <text:p/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3" calcext:value-type="float">
            <text:p>63</text:p>
          </table:table-cell>
          <table:table-cell table:formula="of:=IF([.B415]=[.B414];[.C414]+1;1)" office:value-type="float" office:value="5" calcext:value-type="float">
            <text:p>5</text:p>
          </table:table-cell>
          <table:table-cell table:formula="of:=IF([.C416]=1;[.C415];&quot;&quot;)">
            <text:p/>
          </table:table-cell>
          <table:table-cell table:formula="of:=IF([.D415]=&quot;&quot;;&quot;&quot;;[.B415])">
            <text:p/>
          </table:table-cell>
          <table:table-cell table:formula="of:=IF([.E415]=&quot;&quot;;&quot;&quot;;[.D415]+FLOOR(4*RAND();1))">
            <text:p/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3" calcext:value-type="float">
            <text:p>63</text:p>
          </table:table-cell>
          <table:table-cell table:formula="of:=IF([.B416]=[.B415];[.C415]+1;1)" office:value-type="float" office:value="6" calcext:value-type="float">
            <text:p>6</text:p>
          </table:table-cell>
          <table:table-cell table:formula="of:=IF([.C417]=1;[.C416];&quot;&quot;)" office:value-type="float" office:value="6" calcext:value-type="float">
            <text:p>6</text:p>
          </table:table-cell>
          <table:table-cell table:formula="of:=IF([.D416]=&quot;&quot;;&quot;&quot;;[.B416])" office:value-type="float" office:value="63" calcext:value-type="float">
            <text:p>63</text:p>
          </table:table-cell>
          <table:table-cell table:formula="of:=IF([.E416]=&quot;&quot;;&quot;&quot;;[.D416]+FLOOR(4*RAND();1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4" calcext:value-type="float">
            <text:p>64</text:p>
          </table:table-cell>
          <table:table-cell table:formula="of:=IF([.B417]=[.B416];[.C416]+1;1)" office:value-type="float" office:value="1" calcext:value-type="float">
            <text:p>1</text:p>
          </table:table-cell>
          <table:table-cell table:formula="of:=IF([.C418]=1;[.C417];&quot;&quot;)">
            <text:p/>
          </table:table-cell>
          <table:table-cell table:formula="of:=IF([.D417]=&quot;&quot;;&quot;&quot;;[.B417])">
            <text:p/>
          </table:table-cell>
          <table:table-cell table:formula="of:=IF([.E417]=&quot;&quot;;&quot;&quot;;[.D417]+FLOOR(4*RAND();1))">
            <text:p/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4" calcext:value-type="float">
            <text:p>64</text:p>
          </table:table-cell>
          <table:table-cell table:formula="of:=IF([.B418]=[.B417];[.C417]+1;1)" office:value-type="float" office:value="2" calcext:value-type="float">
            <text:p>2</text:p>
          </table:table-cell>
          <table:table-cell table:formula="of:=IF([.C419]=1;[.C418];&quot;&quot;)">
            <text:p/>
          </table:table-cell>
          <table:table-cell table:formula="of:=IF([.D418]=&quot;&quot;;&quot;&quot;;[.B418])">
            <text:p/>
          </table:table-cell>
          <table:table-cell table:formula="of:=IF([.E418]=&quot;&quot;;&quot;&quot;;[.D418]+FLOOR(4*RAND();1))">
            <text:p/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64" calcext:value-type="float">
            <text:p>64</text:p>
          </table:table-cell>
          <table:table-cell table:formula="of:=IF([.B419]=[.B418];[.C418]+1;1)" office:value-type="float" office:value="3" calcext:value-type="float">
            <text:p>3</text:p>
          </table:table-cell>
          <table:table-cell table:formula="of:=IF([.C420]=1;[.C419];&quot;&quot;)">
            <text:p/>
          </table:table-cell>
          <table:table-cell table:formula="of:=IF([.D419]=&quot;&quot;;&quot;&quot;;[.B419])">
            <text:p/>
          </table:table-cell>
          <table:table-cell table:formula="of:=IF([.E419]=&quot;&quot;;&quot;&quot;;[.D419]+FLOOR(4*RAND();1))">
            <text:p/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4" calcext:value-type="float">
            <text:p>64</text:p>
          </table:table-cell>
          <table:table-cell table:formula="of:=IF([.B420]=[.B419];[.C419]+1;1)" office:value-type="float" office:value="4" calcext:value-type="float">
            <text:p>4</text:p>
          </table:table-cell>
          <table:table-cell table:formula="of:=IF([.C421]=1;[.C420];&quot;&quot;)" office:value-type="float" office:value="4" calcext:value-type="float">
            <text:p>4</text:p>
          </table:table-cell>
          <table:table-cell table:formula="of:=IF([.D420]=&quot;&quot;;&quot;&quot;;[.B420])" office:value-type="float" office:value="64" calcext:value-type="float">
            <text:p>64</text:p>
          </table:table-cell>
          <table:table-cell table:formula="of:=IF([.E420]=&quot;&quot;;&quot;&quot;;[.D420]+FLOOR(4*RAND();1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5" calcext:value-type="float">
            <text:p>65</text:p>
          </table:table-cell>
          <table:table-cell table:formula="of:=IF([.B421]=[.B420];[.C420]+1;1)" office:value-type="float" office:value="1" calcext:value-type="float">
            <text:p>1</text:p>
          </table:table-cell>
          <table:table-cell table:formula="of:=IF([.C422]=1;[.C421];&quot;&quot;)">
            <text:p/>
          </table:table-cell>
          <table:table-cell table:formula="of:=IF([.D421]=&quot;&quot;;&quot;&quot;;[.B421])">
            <text:p/>
          </table:table-cell>
          <table:table-cell table:formula="of:=IF([.E421]=&quot;&quot;;&quot;&quot;;[.D421]+FLOOR(4*RAND();1))">
            <text:p/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5" calcext:value-type="float">
            <text:p>65</text:p>
          </table:table-cell>
          <table:table-cell table:formula="of:=IF([.B422]=[.B421];[.C421]+1;1)" office:value-type="float" office:value="2" calcext:value-type="float">
            <text:p>2</text:p>
          </table:table-cell>
          <table:table-cell table:formula="of:=IF([.C423]=1;[.C422];&quot;&quot;)" office:value-type="float" office:value="2" calcext:value-type="float">
            <text:p>2</text:p>
          </table:table-cell>
          <table:table-cell table:formula="of:=IF([.D422]=&quot;&quot;;&quot;&quot;;[.B422])" office:value-type="float" office:value="65" calcext:value-type="float">
            <text:p>65</text:p>
          </table:table-cell>
          <table:table-cell table:formula="of:=IF([.E422]=&quot;&quot;;&quot;&quot;;[.D422]+FLOOR(4*RAND();1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6" calcext:value-type="float">
            <text:p>66</text:p>
          </table:table-cell>
          <table:table-cell table:formula="of:=IF([.B423]=[.B422];[.C422]+1;1)" office:value-type="float" office:value="1" calcext:value-type="float">
            <text:p>1</text:p>
          </table:table-cell>
          <table:table-cell table:formula="of:=IF([.C424]=1;[.C423];&quot;&quot;)">
            <text:p/>
          </table:table-cell>
          <table:table-cell table:formula="of:=IF([.D423]=&quot;&quot;;&quot;&quot;;[.B423])">
            <text:p/>
          </table:table-cell>
          <table:table-cell table:formula="of:=IF([.E423]=&quot;&quot;;&quot;&quot;;[.D423]+FLOOR(4*RAND();1))">
            <text:p/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6" calcext:value-type="float">
            <text:p>66</text:p>
          </table:table-cell>
          <table:table-cell table:formula="of:=IF([.B424]=[.B423];[.C423]+1;1)" office:value-type="float" office:value="2" calcext:value-type="float">
            <text:p>2</text:p>
          </table:table-cell>
          <table:table-cell table:formula="of:=IF([.C425]=1;[.C424];&quot;&quot;)">
            <text:p/>
          </table:table-cell>
          <table:table-cell table:formula="of:=IF([.D424]=&quot;&quot;;&quot;&quot;;[.B424])">
            <text:p/>
          </table:table-cell>
          <table:table-cell table:formula="of:=IF([.E424]=&quot;&quot;;&quot;&quot;;[.D424]+FLOOR(4*RAND();1))">
            <text:p/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6" calcext:value-type="float">
            <text:p>66</text:p>
          </table:table-cell>
          <table:table-cell table:formula="of:=IF([.B425]=[.B424];[.C424]+1;1)" office:value-type="float" office:value="3" calcext:value-type="float">
            <text:p>3</text:p>
          </table:table-cell>
          <table:table-cell table:formula="of:=IF([.C426]=1;[.C425];&quot;&quot;)" office:value-type="float" office:value="3" calcext:value-type="float">
            <text:p>3</text:p>
          </table:table-cell>
          <table:table-cell table:formula="of:=IF([.D425]=&quot;&quot;;&quot;&quot;;[.B425])" office:value-type="float" office:value="66" calcext:value-type="float">
            <text:p>66</text:p>
          </table:table-cell>
          <table:table-cell table:formula="of:=IF([.E425]=&quot;&quot;;&quot;&quot;;[.D425]+FLOOR(4*RAND();1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table:formula="of:=IF([.B426]=[.B425];[.C425]+1;1)" office:value-type="float" office:value="1" calcext:value-type="float">
            <text:p>1</text:p>
          </table:table-cell>
          <table:table-cell table:formula="of:=IF([.C427]=1;[.C426];&quot;&quot;)">
            <text:p/>
          </table:table-cell>
          <table:table-cell table:formula="of:=IF([.D426]=&quot;&quot;;&quot;&quot;;[.B426])">
            <text:p/>
          </table:table-cell>
          <table:table-cell table:formula="of:=IF([.E426]=&quot;&quot;;&quot;&quot;;[.D426]+FLOOR(4*RAND();1))">
            <text:p/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7" calcext:value-type="float">
            <text:p>67</text:p>
          </table:table-cell>
          <table:table-cell table:formula="of:=IF([.B427]=[.B426];[.C426]+1;1)" office:value-type="float" office:value="2" calcext:value-type="float">
            <text:p>2</text:p>
          </table:table-cell>
          <table:table-cell table:formula="of:=IF([.C428]=1;[.C427];&quot;&quot;)">
            <text:p/>
          </table:table-cell>
          <table:table-cell table:formula="of:=IF([.D427]=&quot;&quot;;&quot;&quot;;[.B427])">
            <text:p/>
          </table:table-cell>
          <table:table-cell table:formula="of:=IF([.E427]=&quot;&quot;;&quot;&quot;;[.D427]+FLOOR(4*RAND();1))">
            <text:p/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7" calcext:value-type="float">
            <text:p>67</text:p>
          </table:table-cell>
          <table:table-cell table:formula="of:=IF([.B428]=[.B427];[.C427]+1;1)" office:value-type="float" office:value="3" calcext:value-type="float">
            <text:p>3</text:p>
          </table:table-cell>
          <table:table-cell table:formula="of:=IF([.C429]=1;[.C428];&quot;&quot;)">
            <text:p/>
          </table:table-cell>
          <table:table-cell table:formula="of:=IF([.D428]=&quot;&quot;;&quot;&quot;;[.B428])">
            <text:p/>
          </table:table-cell>
          <table:table-cell table:formula="of:=IF([.E428]=&quot;&quot;;&quot;&quot;;[.D428]+FLOOR(4*RAND();1))">
            <text:p/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7" calcext:value-type="float">
            <text:p>67</text:p>
          </table:table-cell>
          <table:table-cell table:formula="of:=IF([.B429]=[.B428];[.C428]+1;1)" office:value-type="float" office:value="4" calcext:value-type="float">
            <text:p>4</text:p>
          </table:table-cell>
          <table:table-cell table:formula="of:=IF([.C430]=1;[.C429];&quot;&quot;)">
            <text:p/>
          </table:table-cell>
          <table:table-cell table:formula="of:=IF([.D429]=&quot;&quot;;&quot;&quot;;[.B429])">
            <text:p/>
          </table:table-cell>
          <table:table-cell table:formula="of:=IF([.E429]=&quot;&quot;;&quot;&quot;;[.D429]+FLOOR(4*RAND();1))">
            <text:p/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7" calcext:value-type="float">
            <text:p>67</text:p>
          </table:table-cell>
          <table:table-cell table:formula="of:=IF([.B430]=[.B429];[.C429]+1;1)" office:value-type="float" office:value="5" calcext:value-type="float">
            <text:p>5</text:p>
          </table:table-cell>
          <table:table-cell table:formula="of:=IF([.C431]=1;[.C430];&quot;&quot;)">
            <text:p/>
          </table:table-cell>
          <table:table-cell table:formula="of:=IF([.D430]=&quot;&quot;;&quot;&quot;;[.B430])">
            <text:p/>
          </table:table-cell>
          <table:table-cell table:formula="of:=IF([.E430]=&quot;&quot;;&quot;&quot;;[.D430]+FLOOR(4*RAND();1))">
            <text:p/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7" calcext:value-type="float">
            <text:p>67</text:p>
          </table:table-cell>
          <table:table-cell table:formula="of:=IF([.B431]=[.B430];[.C430]+1;1)" office:value-type="float" office:value="6" calcext:value-type="float">
            <text:p>6</text:p>
          </table:table-cell>
          <table:table-cell table:formula="of:=IF([.C432]=1;[.C431];&quot;&quot;)" office:value-type="float" office:value="6" calcext:value-type="float">
            <text:p>6</text:p>
          </table:table-cell>
          <table:table-cell table:formula="of:=IF([.D431]=&quot;&quot;;&quot;&quot;;[.B431])" office:value-type="float" office:value="67" calcext:value-type="float">
            <text:p>67</text:p>
          </table:table-cell>
          <table:table-cell table:formula="of:=IF([.E431]=&quot;&quot;;&quot;&quot;;[.D431]+FLOOR(4*RAND();1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8" calcext:value-type="float">
            <text:p>68</text:p>
          </table:table-cell>
          <table:table-cell table:formula="of:=IF([.B432]=[.B431];[.C431]+1;1)" office:value-type="float" office:value="1" calcext:value-type="float">
            <text:p>1</text:p>
          </table:table-cell>
          <table:table-cell table:formula="of:=IF([.C433]=1;[.C432];&quot;&quot;)">
            <text:p/>
          </table:table-cell>
          <table:table-cell table:formula="of:=IF([.D432]=&quot;&quot;;&quot;&quot;;[.B432])">
            <text:p/>
          </table:table-cell>
          <table:table-cell table:formula="of:=IF([.E432]=&quot;&quot;;&quot;&quot;;[.D432]+FLOOR(4*RAND();1))">
            <text:p/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8" calcext:value-type="float">
            <text:p>68</text:p>
          </table:table-cell>
          <table:table-cell table:formula="of:=IF([.B433]=[.B432];[.C432]+1;1)" office:value-type="float" office:value="2" calcext:value-type="float">
            <text:p>2</text:p>
          </table:table-cell>
          <table:table-cell table:formula="of:=IF([.C434]=1;[.C433];&quot;&quot;)">
            <text:p/>
          </table:table-cell>
          <table:table-cell table:formula="of:=IF([.D433]=&quot;&quot;;&quot;&quot;;[.B433])">
            <text:p/>
          </table:table-cell>
          <table:table-cell table:formula="of:=IF([.E433]=&quot;&quot;;&quot;&quot;;[.D433]+FLOOR(4*RAND();1))">
            <text:p/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8" calcext:value-type="float">
            <text:p>68</text:p>
          </table:table-cell>
          <table:table-cell table:formula="of:=IF([.B434]=[.B433];[.C433]+1;1)" office:value-type="float" office:value="3" calcext:value-type="float">
            <text:p>3</text:p>
          </table:table-cell>
          <table:table-cell table:formula="of:=IF([.C435]=1;[.C434];&quot;&quot;)">
            <text:p/>
          </table:table-cell>
          <table:table-cell table:formula="of:=IF([.D434]=&quot;&quot;;&quot;&quot;;[.B434])">
            <text:p/>
          </table:table-cell>
          <table:table-cell table:formula="of:=IF([.E434]=&quot;&quot;;&quot;&quot;;[.D434]+FLOOR(4*RAND();1))">
            <text:p/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8" calcext:value-type="float">
            <text:p>68</text:p>
          </table:table-cell>
          <table:table-cell table:formula="of:=IF([.B435]=[.B434];[.C434]+1;1)" office:value-type="float" office:value="4" calcext:value-type="float">
            <text:p>4</text:p>
          </table:table-cell>
          <table:table-cell table:formula="of:=IF([.C436]=1;[.C435];&quot;&quot;)" office:value-type="float" office:value="4" calcext:value-type="float">
            <text:p>4</text:p>
          </table:table-cell>
          <table:table-cell table:formula="of:=IF([.D435]=&quot;&quot;;&quot;&quot;;[.B435])" office:value-type="float" office:value="68" calcext:value-type="float">
            <text:p>68</text:p>
          </table:table-cell>
          <table:table-cell table:formula="of:=IF([.E435]=&quot;&quot;;&quot;&quot;;[.D435]+FLOOR(4*RAND();1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table:formula="of:=IF([.B436]=[.B435];[.C435]+1;1)" office:value-type="float" office:value="1" calcext:value-type="float">
            <text:p>1</text:p>
          </table:table-cell>
          <table:table-cell table:formula="of:=IF([.C437]=1;[.C436];&quot;&quot;)">
            <text:p/>
          </table:table-cell>
          <table:table-cell table:formula="of:=IF([.D436]=&quot;&quot;;&quot;&quot;;[.B436])">
            <text:p/>
          </table:table-cell>
          <table:table-cell table:formula="of:=IF([.E436]=&quot;&quot;;&quot;&quot;;[.D436]+FLOOR(4*RAND();1))">
            <text:p/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table:formula="of:=IF([.B437]=[.B436];[.C436]+1;1)" office:value-type="float" office:value="2" calcext:value-type="float">
            <text:p>2</text:p>
          </table:table-cell>
          <table:table-cell table:formula="of:=IF([.C438]=1;[.C437];&quot;&quot;)">
            <text:p/>
          </table:table-cell>
          <table:table-cell table:formula="of:=IF([.D437]=&quot;&quot;;&quot;&quot;;[.B437])">
            <text:p/>
          </table:table-cell>
          <table:table-cell table:formula="of:=IF([.E437]=&quot;&quot;;&quot;&quot;;[.D437]+FLOOR(4*RAND();1))">
            <text:p/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9" calcext:value-type="float">
            <text:p>69</text:p>
          </table:table-cell>
          <table:table-cell table:formula="of:=IF([.B438]=[.B437];[.C437]+1;1)" office:value-type="float" office:value="3" calcext:value-type="float">
            <text:p>3</text:p>
          </table:table-cell>
          <table:table-cell table:formula="of:=IF([.C439]=1;[.C438];&quot;&quot;)">
            <text:p/>
          </table:table-cell>
          <table:table-cell table:formula="of:=IF([.D438]=&quot;&quot;;&quot;&quot;;[.B438])">
            <text:p/>
          </table:table-cell>
          <table:table-cell table:formula="of:=IF([.E438]=&quot;&quot;;&quot;&quot;;[.D438]+FLOOR(4*RAND();1))">
            <text:p/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table:formula="of:=IF([.B439]=[.B438];[.C438]+1;1)" office:value-type="float" office:value="4" calcext:value-type="float">
            <text:p>4</text:p>
          </table:table-cell>
          <table:table-cell table:formula="of:=IF([.C440]=1;[.C439];&quot;&quot;)">
            <text:p/>
          </table:table-cell>
          <table:table-cell table:formula="of:=IF([.D439]=&quot;&quot;;&quot;&quot;;[.B439])">
            <text:p/>
          </table:table-cell>
          <table:table-cell table:formula="of:=IF([.E439]=&quot;&quot;;&quot;&quot;;[.D439]+FLOOR(4*RAND();1))">
            <text:p/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9" calcext:value-type="float">
            <text:p>69</text:p>
          </table:table-cell>
          <table:table-cell table:formula="of:=IF([.B440]=[.B439];[.C439]+1;1)" office:value-type="float" office:value="5" calcext:value-type="float">
            <text:p>5</text:p>
          </table:table-cell>
          <table:table-cell table:formula="of:=IF([.C441]=1;[.C440];&quot;&quot;)">
            <text:p/>
          </table:table-cell>
          <table:table-cell table:formula="of:=IF([.D440]=&quot;&quot;;&quot;&quot;;[.B440])">
            <text:p/>
          </table:table-cell>
          <table:table-cell table:formula="of:=IF([.E440]=&quot;&quot;;&quot;&quot;;[.D440]+FLOOR(4*RAND();1))">
            <text:p/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9" calcext:value-type="float">
            <text:p>69</text:p>
          </table:table-cell>
          <table:table-cell table:formula="of:=IF([.B441]=[.B440];[.C440]+1;1)" office:value-type="float" office:value="6" calcext:value-type="float">
            <text:p>6</text:p>
          </table:table-cell>
          <table:table-cell table:formula="of:=IF([.C442]=1;[.C441];&quot;&quot;)">
            <text:p/>
          </table:table-cell>
          <table:table-cell table:formula="of:=IF([.D441]=&quot;&quot;;&quot;&quot;;[.B441])">
            <text:p/>
          </table:table-cell>
          <table:table-cell table:formula="of:=IF([.E441]=&quot;&quot;;&quot;&quot;;[.D441]+FLOOR(4*RAND();1))">
            <text:p/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9" calcext:value-type="float">
            <text:p>69</text:p>
          </table:table-cell>
          <table:table-cell table:formula="of:=IF([.B442]=[.B441];[.C441]+1;1)" office:value-type="float" office:value="7" calcext:value-type="float">
            <text:p>7</text:p>
          </table:table-cell>
          <table:table-cell table:formula="of:=IF([.C443]=1;[.C442];&quot;&quot;)" office:value-type="float" office:value="7" calcext:value-type="float">
            <text:p>7</text:p>
          </table:table-cell>
          <table:table-cell table:formula="of:=IF([.D442]=&quot;&quot;;&quot;&quot;;[.B442])" office:value-type="float" office:value="69" calcext:value-type="float">
            <text:p>69</text:p>
          </table:table-cell>
          <table:table-cell table:formula="of:=IF([.E442]=&quot;&quot;;&quot;&quot;;[.D442]+FLOOR(4*RAND();1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0" calcext:value-type="float">
            <text:p>70</text:p>
          </table:table-cell>
          <table:table-cell table:formula="of:=IF([.B443]=[.B442];[.C442]+1;1)" office:value-type="float" office:value="1" calcext:value-type="float">
            <text:p>1</text:p>
          </table:table-cell>
          <table:table-cell table:formula="of:=IF([.C444]=1;[.C443];&quot;&quot;)">
            <text:p/>
          </table:table-cell>
          <table:table-cell table:formula="of:=IF([.D443]=&quot;&quot;;&quot;&quot;;[.B443])">
            <text:p/>
          </table:table-cell>
          <table:table-cell table:formula="of:=IF([.E443]=&quot;&quot;;&quot;&quot;;[.D443]+FLOOR(4*RAND();1))">
            <text:p/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table:formula="of:=IF([.B444]=[.B443];[.C443]+1;1)" office:value-type="float" office:value="2" calcext:value-type="float">
            <text:p>2</text:p>
          </table:table-cell>
          <table:table-cell table:formula="of:=IF([.C445]=1;[.C444];&quot;&quot;)">
            <text:p/>
          </table:table-cell>
          <table:table-cell table:formula="of:=IF([.D444]=&quot;&quot;;&quot;&quot;;[.B444])">
            <text:p/>
          </table:table-cell>
          <table:table-cell table:formula="of:=IF([.E444]=&quot;&quot;;&quot;&quot;;[.D444]+FLOOR(4*RAND();1))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formula="of:=IF([.B445]=[.B444];[.C444]+1;1)" office:value-type="float" office:value="3" calcext:value-type="float">
            <text:p>3</text:p>
          </table:table-cell>
          <table:table-cell table:formula="of:=IF([.C446]=1;[.C445];&quot;&quot;)">
            <text:p/>
          </table:table-cell>
          <table:table-cell table:formula="of:=IF([.D445]=&quot;&quot;;&quot;&quot;;[.B445])">
            <text:p/>
          </table:table-cell>
          <table:table-cell table:formula="of:=IF([.E445]=&quot;&quot;;&quot;&quot;;[.D445]+FLOOR(4*RAND();1))">
            <text:p/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0" calcext:value-type="float">
            <text:p>70</text:p>
          </table:table-cell>
          <table:table-cell table:formula="of:=IF([.B446]=[.B445];[.C445]+1;1)" office:value-type="float" office:value="4" calcext:value-type="float">
            <text:p>4</text:p>
          </table:table-cell>
          <table:table-cell table:formula="of:=IF([.C447]=1;[.C446];&quot;&quot;)">
            <text:p/>
          </table:table-cell>
          <table:table-cell table:formula="of:=IF([.D446]=&quot;&quot;;&quot;&quot;;[.B446])">
            <text:p/>
          </table:table-cell>
          <table:table-cell table:formula="of:=IF([.E446]=&quot;&quot;;&quot;&quot;;[.D446]+FLOOR(4*RAND();1))">
            <text:p/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70" calcext:value-type="float">
            <text:p>70</text:p>
          </table:table-cell>
          <table:table-cell table:formula="of:=IF([.B447]=[.B446];[.C446]+1;1)" office:value-type="float" office:value="5" calcext:value-type="float">
            <text:p>5</text:p>
          </table:table-cell>
          <table:table-cell table:formula="of:=IF([.C448]=1;[.C447];&quot;&quot;)">
            <text:p/>
          </table:table-cell>
          <table:table-cell table:formula="of:=IF([.D447]=&quot;&quot;;&quot;&quot;;[.B447])">
            <text:p/>
          </table:table-cell>
          <table:table-cell table:formula="of:=IF([.E447]=&quot;&quot;;&quot;&quot;;[.D447]+FLOOR(4*RAND();1))">
            <text:p/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70" calcext:value-type="float">
            <text:p>70</text:p>
          </table:table-cell>
          <table:table-cell table:formula="of:=IF([.B448]=[.B447];[.C447]+1;1)" office:value-type="float" office:value="6" calcext:value-type="float">
            <text:p>6</text:p>
          </table:table-cell>
          <table:table-cell table:formula="of:=IF([.C449]=1;[.C448];&quot;&quot;)">
            <text:p/>
          </table:table-cell>
          <table:table-cell table:formula="of:=IF([.D448]=&quot;&quot;;&quot;&quot;;[.B448])">
            <text:p/>
          </table:table-cell>
          <table:table-cell table:formula="of:=IF([.E448]=&quot;&quot;;&quot;&quot;;[.D448]+FLOOR(4*RAND();1))">
            <text:p/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70" calcext:value-type="float">
            <text:p>70</text:p>
          </table:table-cell>
          <table:table-cell table:formula="of:=IF([.B449]=[.B448];[.C448]+1;1)" office:value-type="float" office:value="7" calcext:value-type="float">
            <text:p>7</text:p>
          </table:table-cell>
          <table:table-cell table:formula="of:=IF([.C450]=1;[.C449];&quot;&quot;)">
            <text:p/>
          </table:table-cell>
          <table:table-cell table:formula="of:=IF([.D449]=&quot;&quot;;&quot;&quot;;[.B449])">
            <text:p/>
          </table:table-cell>
          <table:table-cell table:formula="of:=IF([.E449]=&quot;&quot;;&quot;&quot;;[.D449]+FLOOR(4*RAND();1))">
            <text:p/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70" calcext:value-type="float">
            <text:p>70</text:p>
          </table:table-cell>
          <table:table-cell table:formula="of:=IF([.B450]=[.B449];[.C449]+1;1)" office:value-type="float" office:value="8" calcext:value-type="float">
            <text:p>8</text:p>
          </table:table-cell>
          <table:table-cell table:formula="of:=IF([.C451]=1;[.C450];&quot;&quot;)">
            <text:p/>
          </table:table-cell>
          <table:table-cell table:formula="of:=IF([.D450]=&quot;&quot;;&quot;&quot;;[.B450])">
            <text:p/>
          </table:table-cell>
          <table:table-cell table:formula="of:=IF([.E450]=&quot;&quot;;&quot;&quot;;[.D450]+FLOOR(4*RAND();1))">
            <text:p/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70" calcext:value-type="float">
            <text:p>70</text:p>
          </table:table-cell>
          <table:table-cell table:formula="of:=IF([.B451]=[.B450];[.C450]+1;1)" office:value-type="float" office:value="9" calcext:value-type="float">
            <text:p>9</text:p>
          </table:table-cell>
          <table:table-cell table:formula="of:=IF([.C452]=1;[.C451];&quot;&quot;)">
            <text:p/>
          </table:table-cell>
          <table:table-cell table:formula="of:=IF([.D451]=&quot;&quot;;&quot;&quot;;[.B451])">
            <text:p/>
          </table:table-cell>
          <table:table-cell table:formula="of:=IF([.E451]=&quot;&quot;;&quot;&quot;;[.D451]+FLOOR(4*RAND();1))">
            <text:p/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70" calcext:value-type="float">
            <text:p>70</text:p>
          </table:table-cell>
          <table:table-cell table:formula="of:=IF([.B452]=[.B451];[.C451]+1;1)" office:value-type="float" office:value="10" calcext:value-type="float">
            <text:p>10</text:p>
          </table:table-cell>
          <table:table-cell table:formula="of:=IF([.C453]=1;[.C452];&quot;&quot;)" office:value-type="float" office:value="10" calcext:value-type="float">
            <text:p>10</text:p>
          </table:table-cell>
          <table:table-cell table:formula="of:=IF([.D452]=&quot;&quot;;&quot;&quot;;[.B452])" office:value-type="float" office:value="70" calcext:value-type="float">
            <text:p>70</text:p>
          </table:table-cell>
          <table:table-cell table:formula="of:=IF([.E452]=&quot;&quot;;&quot;&quot;;[.D452]+FLOOR(4*RAND();1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1" calcext:value-type="float">
            <text:p>71</text:p>
          </table:table-cell>
          <table:table-cell table:formula="of:=IF([.B453]=[.B452];[.C452]+1;1)" office:value-type="float" office:value="1" calcext:value-type="float">
            <text:p>1</text:p>
          </table:table-cell>
          <table:table-cell table:formula="of:=IF([.C454]=1;[.C453];&quot;&quot;)">
            <text:p/>
          </table:table-cell>
          <table:table-cell table:formula="of:=IF([.D453]=&quot;&quot;;&quot;&quot;;[.B453])">
            <text:p/>
          </table:table-cell>
          <table:table-cell table:formula="of:=IF([.E453]=&quot;&quot;;&quot;&quot;;[.D453]+FLOOR(4*RAND();1))">
            <text:p/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71" calcext:value-type="float">
            <text:p>71</text:p>
          </table:table-cell>
          <table:table-cell table:formula="of:=IF([.B454]=[.B453];[.C453]+1;1)" office:value-type="float" office:value="2" calcext:value-type="float">
            <text:p>2</text:p>
          </table:table-cell>
          <table:table-cell table:formula="of:=IF([.C455]=1;[.C454];&quot;&quot;)" office:value-type="float" office:value="2" calcext:value-type="float">
            <text:p>2</text:p>
          </table:table-cell>
          <table:table-cell table:formula="of:=IF([.D454]=&quot;&quot;;&quot;&quot;;[.B454])" office:value-type="float" office:value="71" calcext:value-type="float">
            <text:p>71</text:p>
          </table:table-cell>
          <table:table-cell table:formula="of:=IF([.E454]=&quot;&quot;;&quot;&quot;;[.D454]+FLOOR(4*RAND();1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2" calcext:value-type="float">
            <text:p>72</text:p>
          </table:table-cell>
          <table:table-cell table:formula="of:=IF([.B455]=[.B454];[.C454]+1;1)" office:value-type="float" office:value="1" calcext:value-type="float">
            <text:p>1</text:p>
          </table:table-cell>
          <table:table-cell table:formula="of:=IF([.C456]=1;[.C455];&quot;&quot;)">
            <text:p/>
          </table:table-cell>
          <table:table-cell table:formula="of:=IF([.D455]=&quot;&quot;;&quot;&quot;;[.B455])">
            <text:p/>
          </table:table-cell>
          <table:table-cell table:formula="of:=IF([.E455]=&quot;&quot;;&quot;&quot;;[.D455]+FLOOR(4*RAND();1))">
            <text:p/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72" calcext:value-type="float">
            <text:p>72</text:p>
          </table:table-cell>
          <table:table-cell table:formula="of:=IF([.B456]=[.B455];[.C455]+1;1)" office:value-type="float" office:value="2" calcext:value-type="float">
            <text:p>2</text:p>
          </table:table-cell>
          <table:table-cell table:formula="of:=IF([.C457]=1;[.C456];&quot;&quot;)">
            <text:p/>
          </table:table-cell>
          <table:table-cell table:formula="of:=IF([.D456]=&quot;&quot;;&quot;&quot;;[.B456])">
            <text:p/>
          </table:table-cell>
          <table:table-cell table:formula="of:=IF([.E456]=&quot;&quot;;&quot;&quot;;[.D456]+FLOOR(4*RAND();1))">
            <text:p/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72" calcext:value-type="float">
            <text:p>72</text:p>
          </table:table-cell>
          <table:table-cell table:formula="of:=IF([.B457]=[.B456];[.C456]+1;1)" office:value-type="float" office:value="3" calcext:value-type="float">
            <text:p>3</text:p>
          </table:table-cell>
          <table:table-cell table:formula="of:=IF([.C458]=1;[.C457];&quot;&quot;)">
            <text:p/>
          </table:table-cell>
          <table:table-cell table:formula="of:=IF([.D457]=&quot;&quot;;&quot;&quot;;[.B457])">
            <text:p/>
          </table:table-cell>
          <table:table-cell table:formula="of:=IF([.E457]=&quot;&quot;;&quot;&quot;;[.D457]+FLOOR(4*RAND();1))">
            <text:p/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72" calcext:value-type="float">
            <text:p>72</text:p>
          </table:table-cell>
          <table:table-cell table:formula="of:=IF([.B458]=[.B457];[.C457]+1;1)" office:value-type="float" office:value="4" calcext:value-type="float">
            <text:p>4</text:p>
          </table:table-cell>
          <table:table-cell table:formula="of:=IF([.C459]=1;[.C458];&quot;&quot;)" office:value-type="float" office:value="4" calcext:value-type="float">
            <text:p>4</text:p>
          </table:table-cell>
          <table:table-cell table:formula="of:=IF([.D458]=&quot;&quot;;&quot;&quot;;[.B458])" office:value-type="float" office:value="72" calcext:value-type="float">
            <text:p>72</text:p>
          </table:table-cell>
          <table:table-cell table:formula="of:=IF([.E458]=&quot;&quot;;&quot;&quot;;[.D458]+FLOOR(4*RAND();1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table:formula="of:=IF([.B459]=[.B458];[.C458]+1;1)" office:value-type="float" office:value="1" calcext:value-type="float">
            <text:p>1</text:p>
          </table:table-cell>
          <table:table-cell table:formula="of:=IF([.C460]=1;[.C459];&quot;&quot;)">
            <text:p/>
          </table:table-cell>
          <table:table-cell table:formula="of:=IF([.D459]=&quot;&quot;;&quot;&quot;;[.B459])">
            <text:p/>
          </table:table-cell>
          <table:table-cell table:formula="of:=IF([.E459]=&quot;&quot;;&quot;&quot;;[.D459]+FLOOR(4*RAND();1))">
            <text:p/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73" calcext:value-type="float">
            <text:p>73</text:p>
          </table:table-cell>
          <table:table-cell table:formula="of:=IF([.B460]=[.B459];[.C459]+1;1)" office:value-type="float" office:value="2" calcext:value-type="float">
            <text:p>2</text:p>
          </table:table-cell>
          <table:table-cell table:formula="of:=IF([.C461]=1;[.C460];&quot;&quot;)">
            <text:p/>
          </table:table-cell>
          <table:table-cell table:formula="of:=IF([.D460]=&quot;&quot;;&quot;&quot;;[.B460])">
            <text:p/>
          </table:table-cell>
          <table:table-cell table:formula="of:=IF([.E460]=&quot;&quot;;&quot;&quot;;[.D460]+FLOOR(4*RAND();1))">
            <text:p/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IF([.B461]=[.B460];[.C460]+1;1)" office:value-type="float" office:value="3" calcext:value-type="float">
            <text:p>3</text:p>
          </table:table-cell>
          <table:table-cell table:formula="of:=IF([.C462]=1;[.C461];&quot;&quot;)">
            <text:p/>
          </table:table-cell>
          <table:table-cell table:formula="of:=IF([.D461]=&quot;&quot;;&quot;&quot;;[.B461])">
            <text:p/>
          </table:table-cell>
          <table:table-cell table:formula="of:=IF([.E461]=&quot;&quot;;&quot;&quot;;[.D461]+FLOOR(4*RAND();1))">
            <text:p/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3" calcext:value-type="float">
            <text:p>73</text:p>
          </table:table-cell>
          <table:table-cell table:formula="of:=IF([.B462]=[.B461];[.C461]+1;1)" office:value-type="float" office:value="4" calcext:value-type="float">
            <text:p>4</text:p>
          </table:table-cell>
          <table:table-cell table:formula="of:=IF([.C463]=1;[.C462];&quot;&quot;)" office:value-type="float" office:value="4" calcext:value-type="float">
            <text:p>4</text:p>
          </table:table-cell>
          <table:table-cell table:formula="of:=IF([.D462]=&quot;&quot;;&quot;&quot;;[.B462])" office:value-type="float" office:value="73" calcext:value-type="float">
            <text:p>73</text:p>
          </table:table-cell>
          <table:table-cell table:formula="of:=IF([.E462]=&quot;&quot;;&quot;&quot;;[.D462]+FLOOR(4*RAND();1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74" calcext:value-type="float">
            <text:p>74</text:p>
          </table:table-cell>
          <table:table-cell table:formula="of:=IF([.B463]=[.B462];[.C462]+1;1)" office:value-type="float" office:value="1" calcext:value-type="float">
            <text:p>1</text:p>
          </table:table-cell>
          <table:table-cell table:formula="of:=IF([.C464]=1;[.C463];&quot;&quot;)">
            <text:p/>
          </table:table-cell>
          <table:table-cell table:formula="of:=IF([.D463]=&quot;&quot;;&quot;&quot;;[.B463])">
            <text:p/>
          </table:table-cell>
          <table:table-cell table:formula="of:=IF([.E463]=&quot;&quot;;&quot;&quot;;[.D463]+FLOOR(4*RAND();1))">
            <text:p/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74" calcext:value-type="float">
            <text:p>74</text:p>
          </table:table-cell>
          <table:table-cell table:formula="of:=IF([.B464]=[.B463];[.C463]+1;1)" office:value-type="float" office:value="2" calcext:value-type="float">
            <text:p>2</text:p>
          </table:table-cell>
          <table:table-cell table:formula="of:=IF([.C465]=1;[.C464];&quot;&quot;)">
            <text:p/>
          </table:table-cell>
          <table:table-cell table:formula="of:=IF([.D464]=&quot;&quot;;&quot;&quot;;[.B464])">
            <text:p/>
          </table:table-cell>
          <table:table-cell table:formula="of:=IF([.E464]=&quot;&quot;;&quot;&quot;;[.D464]+FLOOR(4*RAND();1))">
            <text:p/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74" calcext:value-type="float">
            <text:p>74</text:p>
          </table:table-cell>
          <table:table-cell table:formula="of:=IF([.B465]=[.B464];[.C464]+1;1)" office:value-type="float" office:value="3" calcext:value-type="float">
            <text:p>3</text:p>
          </table:table-cell>
          <table:table-cell table:formula="of:=IF([.C466]=1;[.C465];&quot;&quot;)">
            <text:p/>
          </table:table-cell>
          <table:table-cell table:formula="of:=IF([.D465]=&quot;&quot;;&quot;&quot;;[.B465])">
            <text:p/>
          </table:table-cell>
          <table:table-cell table:formula="of:=IF([.E465]=&quot;&quot;;&quot;&quot;;[.D465]+FLOOR(4*RAND();1))">
            <text:p/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74" calcext:value-type="float">
            <text:p>74</text:p>
          </table:table-cell>
          <table:table-cell table:formula="of:=IF([.B466]=[.B465];[.C465]+1;1)" office:value-type="float" office:value="4" calcext:value-type="float">
            <text:p>4</text:p>
          </table:table-cell>
          <table:table-cell table:formula="of:=IF([.C467]=1;[.C466];&quot;&quot;)">
            <text:p/>
          </table:table-cell>
          <table:table-cell table:formula="of:=IF([.D466]=&quot;&quot;;&quot;&quot;;[.B466])">
            <text:p/>
          </table:table-cell>
          <table:table-cell table:formula="of:=IF([.E466]=&quot;&quot;;&quot;&quot;;[.D466]+FLOOR(4*RAND();1))">
            <text:p/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74" calcext:value-type="float">
            <text:p>74</text:p>
          </table:table-cell>
          <table:table-cell table:formula="of:=IF([.B467]=[.B466];[.C466]+1;1)" office:value-type="float" office:value="5" calcext:value-type="float">
            <text:p>5</text:p>
          </table:table-cell>
          <table:table-cell table:formula="of:=IF([.C468]=1;[.C467];&quot;&quot;)">
            <text:p/>
          </table:table-cell>
          <table:table-cell table:formula="of:=IF([.D467]=&quot;&quot;;&quot;&quot;;[.B467])">
            <text:p/>
          </table:table-cell>
          <table:table-cell table:formula="of:=IF([.E467]=&quot;&quot;;&quot;&quot;;[.D467]+FLOOR(4*RAND();1))">
            <text:p/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74" calcext:value-type="float">
            <text:p>74</text:p>
          </table:table-cell>
          <table:table-cell table:formula="of:=IF([.B468]=[.B467];[.C467]+1;1)" office:value-type="float" office:value="6" calcext:value-type="float">
            <text:p>6</text:p>
          </table:table-cell>
          <table:table-cell table:formula="of:=IF([.C469]=1;[.C468];&quot;&quot;)">
            <text:p/>
          </table:table-cell>
          <table:table-cell table:formula="of:=IF([.D468]=&quot;&quot;;&quot;&quot;;[.B468])">
            <text:p/>
          </table:table-cell>
          <table:table-cell table:formula="of:=IF([.E468]=&quot;&quot;;&quot;&quot;;[.D468]+FLOOR(4*RAND();1))">
            <text:p/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74" calcext:value-type="float">
            <text:p>74</text:p>
          </table:table-cell>
          <table:table-cell table:formula="of:=IF([.B469]=[.B468];[.C468]+1;1)" office:value-type="float" office:value="7" calcext:value-type="float">
            <text:p>7</text:p>
          </table:table-cell>
          <table:table-cell table:formula="of:=IF([.C470]=1;[.C469];&quot;&quot;)">
            <text:p/>
          </table:table-cell>
          <table:table-cell table:formula="of:=IF([.D469]=&quot;&quot;;&quot;&quot;;[.B469])">
            <text:p/>
          </table:table-cell>
          <table:table-cell table:formula="of:=IF([.E469]=&quot;&quot;;&quot;&quot;;[.D469]+FLOOR(4*RAND();1))">
            <text:p/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74" calcext:value-type="float">
            <text:p>74</text:p>
          </table:table-cell>
          <table:table-cell table:formula="of:=IF([.B470]=[.B469];[.C469]+1;1)" office:value-type="float" office:value="8" calcext:value-type="float">
            <text:p>8</text:p>
          </table:table-cell>
          <table:table-cell table:formula="of:=IF([.C471]=1;[.C470];&quot;&quot;)">
            <text:p/>
          </table:table-cell>
          <table:table-cell table:formula="of:=IF([.D470]=&quot;&quot;;&quot;&quot;;[.B470])">
            <text:p/>
          </table:table-cell>
          <table:table-cell table:formula="of:=IF([.E470]=&quot;&quot;;&quot;&quot;;[.D470]+FLOOR(4*RAND();1))">
            <text:p/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4" calcext:value-type="float">
            <text:p>74</text:p>
          </table:table-cell>
          <table:table-cell table:formula="of:=IF([.B471]=[.B470];[.C470]+1;1)" office:value-type="float" office:value="9" calcext:value-type="float">
            <text:p>9</text:p>
          </table:table-cell>
          <table:table-cell table:formula="of:=IF([.C472]=1;[.C471];&quot;&quot;)">
            <text:p/>
          </table:table-cell>
          <table:table-cell table:formula="of:=IF([.D471]=&quot;&quot;;&quot;&quot;;[.B471])">
            <text:p/>
          </table:table-cell>
          <table:table-cell table:formula="of:=IF([.E471]=&quot;&quot;;&quot;&quot;;[.D471]+FLOOR(4*RAND();1))">
            <text:p/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74" calcext:value-type="float">
            <text:p>74</text:p>
          </table:table-cell>
          <table:table-cell table:formula="of:=IF([.B472]=[.B471];[.C471]+1;1)" office:value-type="float" office:value="10" calcext:value-type="float">
            <text:p>10</text:p>
          </table:table-cell>
          <table:table-cell table:formula="of:=IF([.C473]=1;[.C472];&quot;&quot;)">
            <text:p/>
          </table:table-cell>
          <table:table-cell table:formula="of:=IF([.D472]=&quot;&quot;;&quot;&quot;;[.B472])">
            <text:p/>
          </table:table-cell>
          <table:table-cell table:formula="of:=IF([.E472]=&quot;&quot;;&quot;&quot;;[.D472]+FLOOR(4*RAND();1))">
            <text:p/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74" calcext:value-type="float">
            <text:p>74</text:p>
          </table:table-cell>
          <table:table-cell table:formula="of:=IF([.B473]=[.B472];[.C472]+1;1)" office:value-type="float" office:value="11" calcext:value-type="float">
            <text:p>11</text:p>
          </table:table-cell>
          <table:table-cell table:formula="of:=IF([.C474]=1;[.C473];&quot;&quot;)">
            <text:p/>
          </table:table-cell>
          <table:table-cell table:formula="of:=IF([.D473]=&quot;&quot;;&quot;&quot;;[.B473])">
            <text:p/>
          </table:table-cell>
          <table:table-cell table:formula="of:=IF([.E473]=&quot;&quot;;&quot;&quot;;[.D473]+FLOOR(4*RAND();1))">
            <text:p/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74" calcext:value-type="float">
            <text:p>74</text:p>
          </table:table-cell>
          <table:table-cell table:formula="of:=IF([.B474]=[.B473];[.C473]+1;1)" office:value-type="float" office:value="12" calcext:value-type="float">
            <text:p>12</text:p>
          </table:table-cell>
          <table:table-cell table:formula="of:=IF([.C475]=1;[.C474];&quot;&quot;)" office:value-type="float" office:value="12" calcext:value-type="float">
            <text:p>12</text:p>
          </table:table-cell>
          <table:table-cell table:formula="of:=IF([.D474]=&quot;&quot;;&quot;&quot;;[.B474])" office:value-type="float" office:value="74" calcext:value-type="float">
            <text:p>74</text:p>
          </table:table-cell>
          <table:table-cell table:formula="of:=IF([.E474]=&quot;&quot;;&quot;&quot;;[.D474]+FLOOR(4*RAND();1)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5" calcext:value-type="float">
            <text:p>75</text:p>
          </table:table-cell>
          <table:table-cell table:formula="of:=IF([.B475]=[.B474];[.C474]+1;1)" office:value-type="float" office:value="1" calcext:value-type="float">
            <text:p>1</text:p>
          </table:table-cell>
          <table:table-cell table:formula="of:=IF([.C476]=1;[.C475];&quot;&quot;)">
            <text:p/>
          </table:table-cell>
          <table:table-cell table:formula="of:=IF([.D475]=&quot;&quot;;&quot;&quot;;[.B475])">
            <text:p/>
          </table:table-cell>
          <table:table-cell table:formula="of:=IF([.E475]=&quot;&quot;;&quot;&quot;;[.D475]+FLOOR(4*RAND();1))">
            <text:p/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5" calcext:value-type="float">
            <text:p>75</text:p>
          </table:table-cell>
          <table:table-cell table:formula="of:=IF([.B476]=[.B475];[.C475]+1;1)" office:value-type="float" office:value="2" calcext:value-type="float">
            <text:p>2</text:p>
          </table:table-cell>
          <table:table-cell table:formula="of:=IF([.C477]=1;[.C476];&quot;&quot;)">
            <text:p/>
          </table:table-cell>
          <table:table-cell table:formula="of:=IF([.D476]=&quot;&quot;;&quot;&quot;;[.B476])">
            <text:p/>
          </table:table-cell>
          <table:table-cell table:formula="of:=IF([.E476]=&quot;&quot;;&quot;&quot;;[.D476]+FLOOR(4*RAND();1))">
            <text:p/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5" calcext:value-type="float">
            <text:p>75</text:p>
          </table:table-cell>
          <table:table-cell table:formula="of:=IF([.B477]=[.B476];[.C476]+1;1)" office:value-type="float" office:value="3" calcext:value-type="float">
            <text:p>3</text:p>
          </table:table-cell>
          <table:table-cell table:formula="of:=IF([.C478]=1;[.C477];&quot;&quot;)">
            <text:p/>
          </table:table-cell>
          <table:table-cell table:formula="of:=IF([.D477]=&quot;&quot;;&quot;&quot;;[.B477])">
            <text:p/>
          </table:table-cell>
          <table:table-cell table:formula="of:=IF([.E477]=&quot;&quot;;&quot;&quot;;[.D477]+FLOOR(4*RAND();1))">
            <text:p/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75" calcext:value-type="float">
            <text:p>75</text:p>
          </table:table-cell>
          <table:table-cell table:formula="of:=IF([.B478]=[.B477];[.C477]+1;1)" office:value-type="float" office:value="4" calcext:value-type="float">
            <text:p>4</text:p>
          </table:table-cell>
          <table:table-cell table:formula="of:=IF([.C479]=1;[.C478];&quot;&quot;)">
            <text:p/>
          </table:table-cell>
          <table:table-cell table:formula="of:=IF([.D478]=&quot;&quot;;&quot;&quot;;[.B478])">
            <text:p/>
          </table:table-cell>
          <table:table-cell table:formula="of:=IF([.E478]=&quot;&quot;;&quot;&quot;;[.D478]+FLOOR(4*RAND();1))">
            <text:p/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75" calcext:value-type="float">
            <text:p>75</text:p>
          </table:table-cell>
          <table:table-cell table:formula="of:=IF([.B479]=[.B478];[.C478]+1;1)" office:value-type="float" office:value="5" calcext:value-type="float">
            <text:p>5</text:p>
          </table:table-cell>
          <table:table-cell table:formula="of:=IF([.C480]=1;[.C479];&quot;&quot;)">
            <text:p/>
          </table:table-cell>
          <table:table-cell table:formula="of:=IF([.D479]=&quot;&quot;;&quot;&quot;;[.B479])">
            <text:p/>
          </table:table-cell>
          <table:table-cell table:formula="of:=IF([.E479]=&quot;&quot;;&quot;&quot;;[.D479]+FLOOR(4*RAND();1))">
            <text:p/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75" calcext:value-type="float">
            <text:p>75</text:p>
          </table:table-cell>
          <table:table-cell table:formula="of:=IF([.B480]=[.B479];[.C479]+1;1)" office:value-type="float" office:value="6" calcext:value-type="float">
            <text:p>6</text:p>
          </table:table-cell>
          <table:table-cell table:formula="of:=IF([.C481]=1;[.C480];&quot;&quot;)">
            <text:p/>
          </table:table-cell>
          <table:table-cell table:formula="of:=IF([.D480]=&quot;&quot;;&quot;&quot;;[.B480])">
            <text:p/>
          </table:table-cell>
          <table:table-cell table:formula="of:=IF([.E480]=&quot;&quot;;&quot;&quot;;[.D480]+FLOOR(4*RAND();1))">
            <text:p/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75" calcext:value-type="float">
            <text:p>75</text:p>
          </table:table-cell>
          <table:table-cell table:formula="of:=IF([.B481]=[.B480];[.C480]+1;1)" office:value-type="float" office:value="7" calcext:value-type="float">
            <text:p>7</text:p>
          </table:table-cell>
          <table:table-cell table:formula="of:=IF([.C482]=1;[.C481];&quot;&quot;)" office:value-type="float" office:value="7" calcext:value-type="float">
            <text:p>7</text:p>
          </table:table-cell>
          <table:table-cell table:formula="of:=IF([.D481]=&quot;&quot;;&quot;&quot;;[.B481])" office:value-type="float" office:value="75" calcext:value-type="float">
            <text:p>75</text:p>
          </table:table-cell>
          <table:table-cell table:formula="of:=IF([.E481]=&quot;&quot;;&quot;&quot;;[.D481]+FLOOR(4*RAND();1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table:formula="of:=IF([.B482]=[.B481];[.C481]+1;1)" office:value-type="float" office:value="1" calcext:value-type="float">
            <text:p>1</text:p>
          </table:table-cell>
          <table:table-cell table:formula="of:=IF([.C483]=1;[.C482];&quot;&quot;)">
            <text:p/>
          </table:table-cell>
          <table:table-cell table:formula="of:=IF([.D482]=&quot;&quot;;&quot;&quot;;[.B482])">
            <text:p/>
          </table:table-cell>
          <table:table-cell table:formula="of:=IF([.E482]=&quot;&quot;;&quot;&quot;;[.D482]+FLOOR(4*RAND();1))">
            <text:p/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6" calcext:value-type="float">
            <text:p>76</text:p>
          </table:table-cell>
          <table:table-cell table:formula="of:=IF([.B483]=[.B482];[.C482]+1;1)" office:value-type="float" office:value="2" calcext:value-type="float">
            <text:p>2</text:p>
          </table:table-cell>
          <table:table-cell table:formula="of:=IF([.C484]=1;[.C483];&quot;&quot;)">
            <text:p/>
          </table:table-cell>
          <table:table-cell table:formula="of:=IF([.D483]=&quot;&quot;;&quot;&quot;;[.B483])">
            <text:p/>
          </table:table-cell>
          <table:table-cell table:formula="of:=IF([.E483]=&quot;&quot;;&quot;&quot;;[.D483]+FLOOR(4*RAND();1))">
            <text:p/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6" calcext:value-type="float">
            <text:p>76</text:p>
          </table:table-cell>
          <table:table-cell table:formula="of:=IF([.B484]=[.B483];[.C483]+1;1)" office:value-type="float" office:value="3" calcext:value-type="float">
            <text:p>3</text:p>
          </table:table-cell>
          <table:table-cell table:formula="of:=IF([.C485]=1;[.C484];&quot;&quot;)">
            <text:p/>
          </table:table-cell>
          <table:table-cell table:formula="of:=IF([.D484]=&quot;&quot;;&quot;&quot;;[.B484])">
            <text:p/>
          </table:table-cell>
          <table:table-cell table:formula="of:=IF([.E484]=&quot;&quot;;&quot;&quot;;[.D484]+FLOOR(4*RAND();1))">
            <text:p/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76" calcext:value-type="float">
            <text:p>76</text:p>
          </table:table-cell>
          <table:table-cell table:formula="of:=IF([.B485]=[.B484];[.C484]+1;1)" office:value-type="float" office:value="4" calcext:value-type="float">
            <text:p>4</text:p>
          </table:table-cell>
          <table:table-cell table:formula="of:=IF([.C486]=1;[.C485];&quot;&quot;)">
            <text:p/>
          </table:table-cell>
          <table:table-cell table:formula="of:=IF([.D485]=&quot;&quot;;&quot;&quot;;[.B485])">
            <text:p/>
          </table:table-cell>
          <table:table-cell table:formula="of:=IF([.E485]=&quot;&quot;;&quot;&quot;;[.D485]+FLOOR(4*RAND();1))">
            <text:p/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6" calcext:value-type="float">
            <text:p>76</text:p>
          </table:table-cell>
          <table:table-cell table:formula="of:=IF([.B486]=[.B485];[.C485]+1;1)" office:value-type="float" office:value="5" calcext:value-type="float">
            <text:p>5</text:p>
          </table:table-cell>
          <table:table-cell table:formula="of:=IF([.C487]=1;[.C486];&quot;&quot;)" office:value-type="float" office:value="5" calcext:value-type="float">
            <text:p>5</text:p>
          </table:table-cell>
          <table:table-cell table:formula="of:=IF([.D486]=&quot;&quot;;&quot;&quot;;[.B486])" office:value-type="float" office:value="76" calcext:value-type="float">
            <text:p>76</text:p>
          </table:table-cell>
          <table:table-cell table:formula="of:=IF([.E486]=&quot;&quot;;&quot;&quot;;[.D486]+FLOOR(4*RAND();1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table:formula="of:=IF([.B487]=[.B486];[.C486]+1;1)" office:value-type="float" office:value="1" calcext:value-type="float">
            <text:p>1</text:p>
          </table:table-cell>
          <table:table-cell table:formula="of:=IF([.C488]=1;[.C487];&quot;&quot;)">
            <text:p/>
          </table:table-cell>
          <table:table-cell table:formula="of:=IF([.D487]=&quot;&quot;;&quot;&quot;;[.B487])">
            <text:p/>
          </table:table-cell>
          <table:table-cell table:formula="of:=IF([.E487]=&quot;&quot;;&quot;&quot;;[.D487]+FLOOR(4*RAND();1))">
            <text:p/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7" calcext:value-type="float">
            <text:p>77</text:p>
          </table:table-cell>
          <table:table-cell table:formula="of:=IF([.B488]=[.B487];[.C487]+1;1)" office:value-type="float" office:value="2" calcext:value-type="float">
            <text:p>2</text:p>
          </table:table-cell>
          <table:table-cell table:formula="of:=IF([.C489]=1;[.C488];&quot;&quot;)">
            <text:p/>
          </table:table-cell>
          <table:table-cell table:formula="of:=IF([.D488]=&quot;&quot;;&quot;&quot;;[.B488])">
            <text:p/>
          </table:table-cell>
          <table:table-cell table:formula="of:=IF([.E488]=&quot;&quot;;&quot;&quot;;[.D488]+FLOOR(4*RAND();1))">
            <text:p/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77" calcext:value-type="float">
            <text:p>77</text:p>
          </table:table-cell>
          <table:table-cell table:formula="of:=IF([.B489]=[.B488];[.C488]+1;1)" office:value-type="float" office:value="3" calcext:value-type="float">
            <text:p>3</text:p>
          </table:table-cell>
          <table:table-cell table:formula="of:=IF([.C490]=1;[.C489];&quot;&quot;)" office:value-type="float" office:value="3" calcext:value-type="float">
            <text:p>3</text:p>
          </table:table-cell>
          <table:table-cell table:formula="of:=IF([.D489]=&quot;&quot;;&quot;&quot;;[.B489])" office:value-type="float" office:value="77" calcext:value-type="float">
            <text:p>77</text:p>
          </table:table-cell>
          <table:table-cell table:formula="of:=IF([.E489]=&quot;&quot;;&quot;&quot;;[.D489]+FLOOR(4*RAND();1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8" calcext:value-type="float">
            <text:p>78</text:p>
          </table:table-cell>
          <table:table-cell table:formula="of:=IF([.B490]=[.B489];[.C489]+1;1)" office:value-type="float" office:value="1" calcext:value-type="float">
            <text:p>1</text:p>
          </table:table-cell>
          <table:table-cell table:formula="of:=IF([.C491]=1;[.C490];&quot;&quot;)">
            <text:p/>
          </table:table-cell>
          <table:table-cell table:formula="of:=IF([.D490]=&quot;&quot;;&quot;&quot;;[.B490])">
            <text:p/>
          </table:table-cell>
          <table:table-cell table:formula="of:=IF([.E490]=&quot;&quot;;&quot;&quot;;[.D490]+FLOOR(4*RAND();1))">
            <text:p/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78" calcext:value-type="float">
            <text:p>78</text:p>
          </table:table-cell>
          <table:table-cell table:formula="of:=IF([.B491]=[.B490];[.C490]+1;1)" office:value-type="float" office:value="2" calcext:value-type="float">
            <text:p>2</text:p>
          </table:table-cell>
          <table:table-cell table:formula="of:=IF([.C492]=1;[.C491];&quot;&quot;)">
            <text:p/>
          </table:table-cell>
          <table:table-cell table:formula="of:=IF([.D491]=&quot;&quot;;&quot;&quot;;[.B491])">
            <text:p/>
          </table:table-cell>
          <table:table-cell table:formula="of:=IF([.E491]=&quot;&quot;;&quot;&quot;;[.D491]+FLOOR(4*RAND();1))">
            <text:p/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78" calcext:value-type="float">
            <text:p>78</text:p>
          </table:table-cell>
          <table:table-cell table:formula="of:=IF([.B492]=[.B491];[.C491]+1;1)" office:value-type="float" office:value="3" calcext:value-type="float">
            <text:p>3</text:p>
          </table:table-cell>
          <table:table-cell table:formula="of:=IF([.C493]=1;[.C492];&quot;&quot;)">
            <text:p/>
          </table:table-cell>
          <table:table-cell table:formula="of:=IF([.D492]=&quot;&quot;;&quot;&quot;;[.B492])">
            <text:p/>
          </table:table-cell>
          <table:table-cell table:formula="of:=IF([.E492]=&quot;&quot;;&quot;&quot;;[.D492]+FLOOR(4*RAND();1))">
            <text:p/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78" calcext:value-type="float">
            <text:p>78</text:p>
          </table:table-cell>
          <table:table-cell table:formula="of:=IF([.B493]=[.B492];[.C492]+1;1)" office:value-type="float" office:value="4" calcext:value-type="float">
            <text:p>4</text:p>
          </table:table-cell>
          <table:table-cell table:formula="of:=IF([.C494]=1;[.C493];&quot;&quot;)" office:value-type="float" office:value="4" calcext:value-type="float">
            <text:p>4</text:p>
          </table:table-cell>
          <table:table-cell table:formula="of:=IF([.D493]=&quot;&quot;;&quot;&quot;;[.B493])" office:value-type="float" office:value="78" calcext:value-type="float">
            <text:p>78</text:p>
          </table:table-cell>
          <table:table-cell table:formula="of:=IF([.E493]=&quot;&quot;;&quot;&quot;;[.D493]+FLOOR(4*RAND();1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79" calcext:value-type="float">
            <text:p>79</text:p>
          </table:table-cell>
          <table:table-cell table:formula="of:=IF([.B494]=[.B493];[.C493]+1;1)" office:value-type="float" office:value="1" calcext:value-type="float">
            <text:p>1</text:p>
          </table:table-cell>
          <table:table-cell table:formula="of:=IF([.C495]=1;[.C494];&quot;&quot;)">
            <text:p/>
          </table:table-cell>
          <table:table-cell table:formula="of:=IF([.D494]=&quot;&quot;;&quot;&quot;;[.B494])">
            <text:p/>
          </table:table-cell>
          <table:table-cell table:formula="of:=IF([.E494]=&quot;&quot;;&quot;&quot;;[.D494]+FLOOR(4*RAND();1))">
            <text:p/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79" calcext:value-type="float">
            <text:p>79</text:p>
          </table:table-cell>
          <table:table-cell table:formula="of:=IF([.B495]=[.B494];[.C494]+1;1)" office:value-type="float" office:value="2" calcext:value-type="float">
            <text:p>2</text:p>
          </table:table-cell>
          <table:table-cell table:formula="of:=IF([.C496]=1;[.C495];&quot;&quot;)">
            <text:p/>
          </table:table-cell>
          <table:table-cell table:formula="of:=IF([.D495]=&quot;&quot;;&quot;&quot;;[.B495])">
            <text:p/>
          </table:table-cell>
          <table:table-cell table:formula="of:=IF([.E495]=&quot;&quot;;&quot;&quot;;[.D495]+FLOOR(4*RAND();1))">
            <text:p/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79" calcext:value-type="float">
            <text:p>79</text:p>
          </table:table-cell>
          <table:table-cell table:formula="of:=IF([.B496]=[.B495];[.C495]+1;1)" office:value-type="float" office:value="3" calcext:value-type="float">
            <text:p>3</text:p>
          </table:table-cell>
          <table:table-cell table:formula="of:=IF([.C497]=1;[.C496];&quot;&quot;)" office:value-type="float" office:value="3" calcext:value-type="float">
            <text:p>3</text:p>
          </table:table-cell>
          <table:table-cell table:formula="of:=IF([.D496]=&quot;&quot;;&quot;&quot;;[.B496])" office:value-type="float" office:value="79" calcext:value-type="float">
            <text:p>79</text:p>
          </table:table-cell>
          <table:table-cell table:formula="of:=IF([.E496]=&quot;&quot;;&quot;&quot;;[.D496]+FLOOR(4*RAND();1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table:formula="of:=IF([.B497]=[.B496];[.C496]+1;1)" office:value-type="float" office:value="1" calcext:value-type="float">
            <text:p>1</text:p>
          </table:table-cell>
          <table:table-cell table:formula="of:=IF([.C498]=1;[.C497];&quot;&quot;)">
            <text:p/>
          </table:table-cell>
          <table:table-cell table:formula="of:=IF([.D497]=&quot;&quot;;&quot;&quot;;[.B497])">
            <text:p/>
          </table:table-cell>
          <table:table-cell table:formula="of:=IF([.E497]=&quot;&quot;;&quot;&quot;;[.D497]+FLOOR(4*RAND();1))">
            <text:p/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80" calcext:value-type="float">
            <text:p>80</text:p>
          </table:table-cell>
          <table:table-cell table:formula="of:=IF([.B498]=[.B497];[.C497]+1;1)" office:value-type="float" office:value="2" calcext:value-type="float">
            <text:p>2</text:p>
          </table:table-cell>
          <table:table-cell table:formula="of:=IF([.C499]=1;[.C498];&quot;&quot;)">
            <text:p/>
          </table:table-cell>
          <table:table-cell table:formula="of:=IF([.D498]=&quot;&quot;;&quot;&quot;;[.B498])">
            <text:p/>
          </table:table-cell>
          <table:table-cell table:formula="of:=IF([.E498]=&quot;&quot;;&quot;&quot;;[.D498]+FLOOR(4*RAND();1))">
            <text:p/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80" calcext:value-type="float">
            <text:p>80</text:p>
          </table:table-cell>
          <table:table-cell table:formula="of:=IF([.B499]=[.B498];[.C498]+1;1)" office:value-type="float" office:value="3" calcext:value-type="float">
            <text:p>3</text:p>
          </table:table-cell>
          <table:table-cell table:formula="of:=IF([.C500]=1;[.C499];&quot;&quot;)">
            <text:p/>
          </table:table-cell>
          <table:table-cell table:formula="of:=IF([.D499]=&quot;&quot;;&quot;&quot;;[.B499])">
            <text:p/>
          </table:table-cell>
          <table:table-cell table:formula="of:=IF([.E499]=&quot;&quot;;&quot;&quot;;[.D499]+FLOOR(4*RAND();1))">
            <text:p/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0" calcext:value-type="float">
            <text:p>80</text:p>
          </table:table-cell>
          <table:table-cell table:formula="of:=IF([.B500]=[.B499];[.C499]+1;1)" office:value-type="float" office:value="4" calcext:value-type="float">
            <text:p>4</text:p>
          </table:table-cell>
          <table:table-cell table:formula="of:=IF([.C501]=1;[.C500];&quot;&quot;)">
            <text:p/>
          </table:table-cell>
          <table:table-cell table:formula="of:=IF([.D500]=&quot;&quot;;&quot;&quot;;[.B500])">
            <text:p/>
          </table:table-cell>
          <table:table-cell table:formula="of:=IF([.E500]=&quot;&quot;;&quot;&quot;;[.D500]+FLOOR(4*RAND();1))">
            <text:p/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80" calcext:value-type="float">
            <text:p>80</text:p>
          </table:table-cell>
          <table:table-cell table:formula="of:=IF([.B501]=[.B500];[.C500]+1;1)" office:value-type="float" office:value="5" calcext:value-type="float">
            <text:p>5</text:p>
          </table:table-cell>
          <table:table-cell table:formula="of:=IF([.C502]=1;[.C501];&quot;&quot;)">
            <text:p/>
          </table:table-cell>
          <table:table-cell table:formula="of:=IF([.D501]=&quot;&quot;;&quot;&quot;;[.B501])">
            <text:p/>
          </table:table-cell>
          <table:table-cell table:formula="of:=IF([.E501]=&quot;&quot;;&quot;&quot;;[.D501]+FLOOR(4*RAND();1))">
            <text:p/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80" calcext:value-type="float">
            <text:p>80</text:p>
          </table:table-cell>
          <table:table-cell table:formula="of:=IF([.B502]=[.B501];[.C501]+1;1)" office:value-type="float" office:value="6" calcext:value-type="float">
            <text:p>6</text:p>
          </table:table-cell>
          <table:table-cell table:formula="of:=IF([.C503]=1;[.C502];&quot;&quot;)">
            <text:p/>
          </table:table-cell>
          <table:table-cell table:formula="of:=IF([.D502]=&quot;&quot;;&quot;&quot;;[.B502])">
            <text:p/>
          </table:table-cell>
          <table:table-cell table:formula="of:=IF([.E502]=&quot;&quot;;&quot;&quot;;[.D502]+FLOOR(4*RAND();1))">
            <text:p/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80" calcext:value-type="float">
            <text:p>80</text:p>
          </table:table-cell>
          <table:table-cell table:formula="of:=IF([.B503]=[.B502];[.C502]+1;1)" office:value-type="float" office:value="7" calcext:value-type="float">
            <text:p>7</text:p>
          </table:table-cell>
          <table:table-cell table:formula="of:=IF([.C504]=1;[.C503];&quot;&quot;)" office:value-type="float" office:value="7" calcext:value-type="float">
            <text:p>7</text:p>
          </table:table-cell>
          <table:table-cell table:formula="of:=IF([.D503]=&quot;&quot;;&quot;&quot;;[.B503])" office:value-type="float" office:value="80" calcext:value-type="float">
            <text:p>80</text:p>
          </table:table-cell>
          <table:table-cell table:formula="of:=IF([.E503]=&quot;&quot;;&quot;&quot;;[.D503]+FLOOR(4*RAND();1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1" calcext:value-type="float">
            <text:p>81</text:p>
          </table:table-cell>
          <table:table-cell table:formula="of:=IF([.B504]=[.B503];[.C503]+1;1)" office:value-type="float" office:value="1" calcext:value-type="float">
            <text:p>1</text:p>
          </table:table-cell>
          <table:table-cell table:formula="of:=IF([.C505]=1;[.C504];&quot;&quot;)">
            <text:p/>
          </table:table-cell>
          <table:table-cell table:formula="of:=IF([.D504]=&quot;&quot;;&quot;&quot;;[.B504])">
            <text:p/>
          </table:table-cell>
          <table:table-cell table:formula="of:=IF([.E504]=&quot;&quot;;&quot;&quot;;[.D504]+FLOOR(4*RAND();1))">
            <text:p/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1" calcext:value-type="float">
            <text:p>81</text:p>
          </table:table-cell>
          <table:table-cell table:formula="of:=IF([.B505]=[.B504];[.C504]+1;1)" office:value-type="float" office:value="2" calcext:value-type="float">
            <text:p>2</text:p>
          </table:table-cell>
          <table:table-cell table:formula="of:=IF([.C506]=1;[.C505];&quot;&quot;)">
            <text:p/>
          </table:table-cell>
          <table:table-cell table:formula="of:=IF([.D505]=&quot;&quot;;&quot;&quot;;[.B505])">
            <text:p/>
          </table:table-cell>
          <table:table-cell table:formula="of:=IF([.E505]=&quot;&quot;;&quot;&quot;;[.D505]+FLOOR(4*RAND();1))">
            <text:p/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81" calcext:value-type="float">
            <text:p>81</text:p>
          </table:table-cell>
          <table:table-cell table:formula="of:=IF([.B506]=[.B505];[.C505]+1;1)" office:value-type="float" office:value="3" calcext:value-type="float">
            <text:p>3</text:p>
          </table:table-cell>
          <table:table-cell table:formula="of:=IF([.C507]=1;[.C506];&quot;&quot;)" office:value-type="float" office:value="3" calcext:value-type="float">
            <text:p>3</text:p>
          </table:table-cell>
          <table:table-cell table:formula="of:=IF([.D506]=&quot;&quot;;&quot;&quot;;[.B506])" office:value-type="float" office:value="81" calcext:value-type="float">
            <text:p>81</text:p>
          </table:table-cell>
          <table:table-cell table:formula="of:=IF([.E506]=&quot;&quot;;&quot;&quot;;[.D506]+FLOOR(4*RAND();1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2" calcext:value-type="float">
            <text:p>82</text:p>
          </table:table-cell>
          <table:table-cell table:formula="of:=IF([.B507]=[.B506];[.C506]+1;1)" office:value-type="float" office:value="1" calcext:value-type="float">
            <text:p>1</text:p>
          </table:table-cell>
          <table:table-cell table:formula="of:=IF([.C508]=1;[.C507];&quot;&quot;)">
            <text:p/>
          </table:table-cell>
          <table:table-cell table:formula="of:=IF([.D507]=&quot;&quot;;&quot;&quot;;[.B507])">
            <text:p/>
          </table:table-cell>
          <table:table-cell table:formula="of:=IF([.E507]=&quot;&quot;;&quot;&quot;;[.D507]+FLOOR(4*RAND();1))">
            <text:p/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82" calcext:value-type="float">
            <text:p>82</text:p>
          </table:table-cell>
          <table:table-cell table:formula="of:=IF([.B508]=[.B507];[.C507]+1;1)" office:value-type="float" office:value="2" calcext:value-type="float">
            <text:p>2</text:p>
          </table:table-cell>
          <table:table-cell table:formula="of:=IF([.C509]=1;[.C508];&quot;&quot;)">
            <text:p/>
          </table:table-cell>
          <table:table-cell table:formula="of:=IF([.D508]=&quot;&quot;;&quot;&quot;;[.B508])">
            <text:p/>
          </table:table-cell>
          <table:table-cell table:formula="of:=IF([.E508]=&quot;&quot;;&quot;&quot;;[.D508]+FLOOR(4*RAND();1))">
            <text:p/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82" calcext:value-type="float">
            <text:p>82</text:p>
          </table:table-cell>
          <table:table-cell table:formula="of:=IF([.B509]=[.B508];[.C508]+1;1)" office:value-type="float" office:value="3" calcext:value-type="float">
            <text:p>3</text:p>
          </table:table-cell>
          <table:table-cell table:formula="of:=IF([.C510]=1;[.C509];&quot;&quot;)">
            <text:p/>
          </table:table-cell>
          <table:table-cell table:formula="of:=IF([.D509]=&quot;&quot;;&quot;&quot;;[.B509])">
            <text:p/>
          </table:table-cell>
          <table:table-cell table:formula="of:=IF([.E509]=&quot;&quot;;&quot;&quot;;[.D509]+FLOOR(4*RAND();1))">
            <text:p/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82" calcext:value-type="float">
            <text:p>82</text:p>
          </table:table-cell>
          <table:table-cell table:formula="of:=IF([.B510]=[.B509];[.C509]+1;1)" office:value-type="float" office:value="4" calcext:value-type="float">
            <text:p>4</text:p>
          </table:table-cell>
          <table:table-cell table:formula="of:=IF([.C511]=1;[.C510];&quot;&quot;)">
            <text:p/>
          </table:table-cell>
          <table:table-cell table:formula="of:=IF([.D510]=&quot;&quot;;&quot;&quot;;[.B510])">
            <text:p/>
          </table:table-cell>
          <table:table-cell table:formula="of:=IF([.E510]=&quot;&quot;;&quot;&quot;;[.D510]+FLOOR(4*RAND();1))">
            <text:p/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82" calcext:value-type="float">
            <text:p>82</text:p>
          </table:table-cell>
          <table:table-cell table:formula="of:=IF([.B511]=[.B510];[.C510]+1;1)" office:value-type="float" office:value="5" calcext:value-type="float">
            <text:p>5</text:p>
          </table:table-cell>
          <table:table-cell table:formula="of:=IF([.C512]=1;[.C511];&quot;&quot;)">
            <text:p/>
          </table:table-cell>
          <table:table-cell table:formula="of:=IF([.D511]=&quot;&quot;;&quot;&quot;;[.B511])">
            <text:p/>
          </table:table-cell>
          <table:table-cell table:formula="of:=IF([.E511]=&quot;&quot;;&quot;&quot;;[.D511]+FLOOR(4*RAND();1))">
            <text:p/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82" calcext:value-type="float">
            <text:p>82</text:p>
          </table:table-cell>
          <table:table-cell table:formula="of:=IF([.B512]=[.B511];[.C511]+1;1)" office:value-type="float" office:value="6" calcext:value-type="float">
            <text:p>6</text:p>
          </table:table-cell>
          <table:table-cell table:formula="of:=IF([.C513]=1;[.C512];&quot;&quot;)" office:value-type="float" office:value="6" calcext:value-type="float">
            <text:p>6</text:p>
          </table:table-cell>
          <table:table-cell table:formula="of:=IF([.D512]=&quot;&quot;;&quot;&quot;;[.B512])" office:value-type="float" office:value="82" calcext:value-type="float">
            <text:p>82</text:p>
          </table:table-cell>
          <table:table-cell table:formula="of:=IF([.E512]=&quot;&quot;;&quot;&quot;;[.D512]+FLOOR(4*RAND();1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  <table:table-cell table:formula="of:=IF([.B513]=[.B512];[.C512]+1;1)" office:value-type="float" office:value="1" calcext:value-type="float">
            <text:p>1</text:p>
          </table:table-cell>
          <table:table-cell table:formula="of:=IF([.C514]=1;[.C513];&quot;&quot;)">
            <text:p/>
          </table:table-cell>
          <table:table-cell table:formula="of:=IF([.D513]=&quot;&quot;;&quot;&quot;;[.B513])">
            <text:p/>
          </table:table-cell>
          <table:table-cell table:formula="of:=IF([.E513]=&quot;&quot;;&quot;&quot;;[.D513]+FLOOR(4*RAND();1))">
            <text:p/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83" calcext:value-type="float">
            <text:p>83</text:p>
          </table:table-cell>
          <table:table-cell table:formula="of:=IF([.B514]=[.B513];[.C513]+1;1)" office:value-type="float" office:value="2" calcext:value-type="float">
            <text:p>2</text:p>
          </table:table-cell>
          <table:table-cell table:formula="of:=IF([.C515]=1;[.C514];&quot;&quot;)">
            <text:p/>
          </table:table-cell>
          <table:table-cell table:formula="of:=IF([.D514]=&quot;&quot;;&quot;&quot;;[.B514])">
            <text:p/>
          </table:table-cell>
          <table:table-cell table:formula="of:=IF([.E514]=&quot;&quot;;&quot;&quot;;[.D514]+FLOOR(4*RAND();1))">
            <text:p/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83" calcext:value-type="float">
            <text:p>83</text:p>
          </table:table-cell>
          <table:table-cell table:formula="of:=IF([.B515]=[.B514];[.C514]+1;1)" office:value-type="float" office:value="3" calcext:value-type="float">
            <text:p>3</text:p>
          </table:table-cell>
          <table:table-cell table:formula="of:=IF([.C516]=1;[.C515];&quot;&quot;)">
            <text:p/>
          </table:table-cell>
          <table:table-cell table:formula="of:=IF([.D515]=&quot;&quot;;&quot;&quot;;[.B515])">
            <text:p/>
          </table:table-cell>
          <table:table-cell table:formula="of:=IF([.E515]=&quot;&quot;;&quot;&quot;;[.D515]+FLOOR(4*RAND();1))">
            <text:p/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83" calcext:value-type="float">
            <text:p>83</text:p>
          </table:table-cell>
          <table:table-cell table:formula="of:=IF([.B516]=[.B515];[.C515]+1;1)" office:value-type="float" office:value="4" calcext:value-type="float">
            <text:p>4</text:p>
          </table:table-cell>
          <table:table-cell table:formula="of:=IF([.C517]=1;[.C516];&quot;&quot;)">
            <text:p/>
          </table:table-cell>
          <table:table-cell table:formula="of:=IF([.D516]=&quot;&quot;;&quot;&quot;;[.B516])">
            <text:p/>
          </table:table-cell>
          <table:table-cell table:formula="of:=IF([.E516]=&quot;&quot;;&quot;&quot;;[.D516]+FLOOR(4*RAND();1))">
            <text:p/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83" calcext:value-type="float">
            <text:p>83</text:p>
          </table:table-cell>
          <table:table-cell table:formula="of:=IF([.B517]=[.B516];[.C516]+1;1)" office:value-type="float" office:value="5" calcext:value-type="float">
            <text:p>5</text:p>
          </table:table-cell>
          <table:table-cell table:formula="of:=IF([.C518]=1;[.C517];&quot;&quot;)">
            <text:p/>
          </table:table-cell>
          <table:table-cell table:formula="of:=IF([.D517]=&quot;&quot;;&quot;&quot;;[.B517])">
            <text:p/>
          </table:table-cell>
          <table:table-cell table:formula="of:=IF([.E517]=&quot;&quot;;&quot;&quot;;[.D517]+FLOOR(4*RAND();1))">
            <text:p/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83" calcext:value-type="float">
            <text:p>83</text:p>
          </table:table-cell>
          <table:table-cell table:formula="of:=IF([.B518]=[.B517];[.C517]+1;1)" office:value-type="float" office:value="6" calcext:value-type="float">
            <text:p>6</text:p>
          </table:table-cell>
          <table:table-cell table:formula="of:=IF([.C519]=1;[.C518];&quot;&quot;)" office:value-type="float" office:value="6" calcext:value-type="float">
            <text:p>6</text:p>
          </table:table-cell>
          <table:table-cell table:formula="of:=IF([.D518]=&quot;&quot;;&quot;&quot;;[.B518])" office:value-type="float" office:value="83" calcext:value-type="float">
            <text:p>83</text:p>
          </table:table-cell>
          <table:table-cell table:formula="of:=IF([.E518]=&quot;&quot;;&quot;&quot;;[.D518]+FLOOR(4*RAND();1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84" calcext:value-type="float">
            <text:p>84</text:p>
          </table:table-cell>
          <table:table-cell table:formula="of:=IF([.B519]=[.B518];[.C518]+1;1)" office:value-type="float" office:value="1" calcext:value-type="float">
            <text:p>1</text:p>
          </table:table-cell>
          <table:table-cell table:formula="of:=IF([.C520]=1;[.C519];&quot;&quot;)">
            <text:p/>
          </table:table-cell>
          <table:table-cell table:formula="of:=IF([.D519]=&quot;&quot;;&quot;&quot;;[.B519])">
            <text:p/>
          </table:table-cell>
          <table:table-cell table:formula="of:=IF([.E519]=&quot;&quot;;&quot;&quot;;[.D519]+FLOOR(4*RAND();1))">
            <text:p/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84" calcext:value-type="float">
            <text:p>84</text:p>
          </table:table-cell>
          <table:table-cell table:formula="of:=IF([.B520]=[.B519];[.C519]+1;1)" office:value-type="float" office:value="2" calcext:value-type="float">
            <text:p>2</text:p>
          </table:table-cell>
          <table:table-cell table:formula="of:=IF([.C521]=1;[.C520];&quot;&quot;)">
            <text:p/>
          </table:table-cell>
          <table:table-cell table:formula="of:=IF([.D520]=&quot;&quot;;&quot;&quot;;[.B520])">
            <text:p/>
          </table:table-cell>
          <table:table-cell table:formula="of:=IF([.E520]=&quot;&quot;;&quot;&quot;;[.D520]+FLOOR(4*RAND();1))">
            <text:p/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84" calcext:value-type="float">
            <text:p>84</text:p>
          </table:table-cell>
          <table:table-cell table:formula="of:=IF([.B521]=[.B520];[.C520]+1;1)" office:value-type="float" office:value="3" calcext:value-type="float">
            <text:p>3</text:p>
          </table:table-cell>
          <table:table-cell table:formula="of:=IF([.C522]=1;[.C521];&quot;&quot;)" office:value-type="float" office:value="3" calcext:value-type="float">
            <text:p>3</text:p>
          </table:table-cell>
          <table:table-cell table:formula="of:=IF([.D521]=&quot;&quot;;&quot;&quot;;[.B521])" office:value-type="float" office:value="84" calcext:value-type="float">
            <text:p>84</text:p>
          </table:table-cell>
          <table:table-cell table:formula="of:=IF([.E521]=&quot;&quot;;&quot;&quot;;[.D521]+FLOOR(4*RAND();1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table:formula="of:=IF([.B522]=[.B521];[.C521]+1;1)" office:value-type="float" office:value="1" calcext:value-type="float">
            <text:p>1</text:p>
          </table:table-cell>
          <table:table-cell table:formula="of:=IF([.C523]=1;[.C522];&quot;&quot;)">
            <text:p/>
          </table:table-cell>
          <table:table-cell table:formula="of:=IF([.D522]=&quot;&quot;;&quot;&quot;;[.B522])">
            <text:p/>
          </table:table-cell>
          <table:table-cell table:formula="of:=IF([.E522]=&quot;&quot;;&quot;&quot;;[.D522]+FLOOR(4*RAND();1))">
            <text:p/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85" calcext:value-type="float">
            <text:p>85</text:p>
          </table:table-cell>
          <table:table-cell table:formula="of:=IF([.B523]=[.B522];[.C522]+1;1)" office:value-type="float" office:value="2" calcext:value-type="float">
            <text:p>2</text:p>
          </table:table-cell>
          <table:table-cell table:formula="of:=IF([.C524]=1;[.C523];&quot;&quot;)">
            <text:p/>
          </table:table-cell>
          <table:table-cell table:formula="of:=IF([.D523]=&quot;&quot;;&quot;&quot;;[.B523])">
            <text:p/>
          </table:table-cell>
          <table:table-cell table:formula="of:=IF([.E523]=&quot;&quot;;&quot;&quot;;[.D523]+FLOOR(4*RAND();1))">
            <text:p/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85" calcext:value-type="float">
            <text:p>85</text:p>
          </table:table-cell>
          <table:table-cell table:formula="of:=IF([.B524]=[.B523];[.C523]+1;1)" office:value-type="float" office:value="3" calcext:value-type="float">
            <text:p>3</text:p>
          </table:table-cell>
          <table:table-cell table:formula="of:=IF([.C525]=1;[.C524];&quot;&quot;)" office:value-type="float" office:value="3" calcext:value-type="float">
            <text:p>3</text:p>
          </table:table-cell>
          <table:table-cell table:formula="of:=IF([.D524]=&quot;&quot;;&quot;&quot;;[.B524])" office:value-type="float" office:value="85" calcext:value-type="float">
            <text:p>85</text:p>
          </table:table-cell>
          <table:table-cell table:formula="of:=IF([.E524]=&quot;&quot;;&quot;&quot;;[.D524]+FLOOR(4*RAND();1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table:formula="of:=IF([.B525]=[.B524];[.C524]+1;1)" office:value-type="float" office:value="1" calcext:value-type="float">
            <text:p>1</text:p>
          </table:table-cell>
          <table:table-cell table:formula="of:=IF([.C526]=1;[.C525];&quot;&quot;)">
            <text:p/>
          </table:table-cell>
          <table:table-cell table:formula="of:=IF([.D525]=&quot;&quot;;&quot;&quot;;[.B525])">
            <text:p/>
          </table:table-cell>
          <table:table-cell table:formula="of:=IF([.E525]=&quot;&quot;;&quot;&quot;;[.D525]+FLOOR(4*RAND();1))">
            <text:p/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6" calcext:value-type="float">
            <text:p>86</text:p>
          </table:table-cell>
          <table:table-cell table:formula="of:=IF([.B526]=[.B525];[.C525]+1;1)" office:value-type="float" office:value="2" calcext:value-type="float">
            <text:p>2</text:p>
          </table:table-cell>
          <table:table-cell table:formula="of:=IF([.C527]=1;[.C526];&quot;&quot;)">
            <text:p/>
          </table:table-cell>
          <table:table-cell table:formula="of:=IF([.D526]=&quot;&quot;;&quot;&quot;;[.B526])">
            <text:p/>
          </table:table-cell>
          <table:table-cell table:formula="of:=IF([.E526]=&quot;&quot;;&quot;&quot;;[.D526]+FLOOR(4*RAND();1))">
            <text:p/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86" calcext:value-type="float">
            <text:p>86</text:p>
          </table:table-cell>
          <table:table-cell table:formula="of:=IF([.B527]=[.B526];[.C526]+1;1)" office:value-type="float" office:value="3" calcext:value-type="float">
            <text:p>3</text:p>
          </table:table-cell>
          <table:table-cell table:formula="of:=IF([.C528]=1;[.C527];&quot;&quot;)">
            <text:p/>
          </table:table-cell>
          <table:table-cell table:formula="of:=IF([.D527]=&quot;&quot;;&quot;&quot;;[.B527])">
            <text:p/>
          </table:table-cell>
          <table:table-cell table:formula="of:=IF([.E527]=&quot;&quot;;&quot;&quot;;[.D527]+FLOOR(4*RAND();1))">
            <text:p/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86" calcext:value-type="float">
            <text:p>86</text:p>
          </table:table-cell>
          <table:table-cell table:formula="of:=IF([.B528]=[.B527];[.C527]+1;1)" office:value-type="float" office:value="4" calcext:value-type="float">
            <text:p>4</text:p>
          </table:table-cell>
          <table:table-cell table:formula="of:=IF([.C529]=1;[.C528];&quot;&quot;)">
            <text:p/>
          </table:table-cell>
          <table:table-cell table:formula="of:=IF([.D528]=&quot;&quot;;&quot;&quot;;[.B528])">
            <text:p/>
          </table:table-cell>
          <table:table-cell table:formula="of:=IF([.E528]=&quot;&quot;;&quot;&quot;;[.D528]+FLOOR(4*RAND();1))">
            <text:p/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86" calcext:value-type="float">
            <text:p>86</text:p>
          </table:table-cell>
          <table:table-cell table:formula="of:=IF([.B529]=[.B528];[.C528]+1;1)" office:value-type="float" office:value="5" calcext:value-type="float">
            <text:p>5</text:p>
          </table:table-cell>
          <table:table-cell table:formula="of:=IF([.C530]=1;[.C529];&quot;&quot;)">
            <text:p/>
          </table:table-cell>
          <table:table-cell table:formula="of:=IF([.D529]=&quot;&quot;;&quot;&quot;;[.B529])">
            <text:p/>
          </table:table-cell>
          <table:table-cell table:formula="of:=IF([.E529]=&quot;&quot;;&quot;&quot;;[.D529]+FLOOR(4*RAND();1))">
            <text:p/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86" calcext:value-type="float">
            <text:p>86</text:p>
          </table:table-cell>
          <table:table-cell table:formula="of:=IF([.B530]=[.B529];[.C529]+1;1)" office:value-type="float" office:value="6" calcext:value-type="float">
            <text:p>6</text:p>
          </table:table-cell>
          <table:table-cell table:formula="of:=IF([.C531]=1;[.C530];&quot;&quot;)">
            <text:p/>
          </table:table-cell>
          <table:table-cell table:formula="of:=IF([.D530]=&quot;&quot;;&quot;&quot;;[.B530])">
            <text:p/>
          </table:table-cell>
          <table:table-cell table:formula="of:=IF([.E530]=&quot;&quot;;&quot;&quot;;[.D530]+FLOOR(4*RAND();1))">
            <text:p/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86" calcext:value-type="float">
            <text:p>86</text:p>
          </table:table-cell>
          <table:table-cell table:formula="of:=IF([.B531]=[.B530];[.C530]+1;1)" office:value-type="float" office:value="7" calcext:value-type="float">
            <text:p>7</text:p>
          </table:table-cell>
          <table:table-cell table:formula="of:=IF([.C532]=1;[.C531];&quot;&quot;)" office:value-type="float" office:value="7" calcext:value-type="float">
            <text:p>7</text:p>
          </table:table-cell>
          <table:table-cell table:formula="of:=IF([.D531]=&quot;&quot;;&quot;&quot;;[.B531])" office:value-type="float" office:value="86" calcext:value-type="float">
            <text:p>86</text:p>
          </table:table-cell>
          <table:table-cell table:formula="of:=IF([.E531]=&quot;&quot;;&quot;&quot;;[.D531]+FLOOR(4*RAND();1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7" calcext:value-type="float">
            <text:p>87</text:p>
          </table:table-cell>
          <table:table-cell table:formula="of:=IF([.B532]=[.B531];[.C531]+1;1)" office:value-type="float" office:value="1" calcext:value-type="float">
            <text:p>1</text:p>
          </table:table-cell>
          <table:table-cell table:formula="of:=IF([.C533]=1;[.C532];&quot;&quot;)">
            <text:p/>
          </table:table-cell>
          <table:table-cell table:formula="of:=IF([.D532]=&quot;&quot;;&quot;&quot;;[.B532])">
            <text:p/>
          </table:table-cell>
          <table:table-cell table:formula="of:=IF([.E532]=&quot;&quot;;&quot;&quot;;[.D532]+FLOOR(4*RAND();1))">
            <text:p/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7" calcext:value-type="float">
            <text:p>87</text:p>
          </table:table-cell>
          <table:table-cell table:formula="of:=IF([.B533]=[.B532];[.C532]+1;1)" office:value-type="float" office:value="2" calcext:value-type="float">
            <text:p>2</text:p>
          </table:table-cell>
          <table:table-cell table:formula="of:=IF([.C534]=1;[.C533];&quot;&quot;)">
            <text:p/>
          </table:table-cell>
          <table:table-cell table:formula="of:=IF([.D533]=&quot;&quot;;&quot;&quot;;[.B533])">
            <text:p/>
          </table:table-cell>
          <table:table-cell table:formula="of:=IF([.E533]=&quot;&quot;;&quot;&quot;;[.D533]+FLOOR(4*RAND();1))">
            <text:p/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7" calcext:value-type="float">
            <text:p>87</text:p>
          </table:table-cell>
          <table:table-cell table:formula="of:=IF([.B534]=[.B533];[.C533]+1;1)" office:value-type="float" office:value="3" calcext:value-type="float">
            <text:p>3</text:p>
          </table:table-cell>
          <table:table-cell table:formula="of:=IF([.C535]=1;[.C534];&quot;&quot;)">
            <text:p/>
          </table:table-cell>
          <table:table-cell table:formula="of:=IF([.D534]=&quot;&quot;;&quot;&quot;;[.B534])">
            <text:p/>
          </table:table-cell>
          <table:table-cell table:formula="of:=IF([.E534]=&quot;&quot;;&quot;&quot;;[.D534]+FLOOR(4*RAND();1))">
            <text:p/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7" calcext:value-type="float">
            <text:p>87</text:p>
          </table:table-cell>
          <table:table-cell table:formula="of:=IF([.B535]=[.B534];[.C534]+1;1)" office:value-type="float" office:value="4" calcext:value-type="float">
            <text:p>4</text:p>
          </table:table-cell>
          <table:table-cell table:formula="of:=IF([.C536]=1;[.C535];&quot;&quot;)">
            <text:p/>
          </table:table-cell>
          <table:table-cell table:formula="of:=IF([.D535]=&quot;&quot;;&quot;&quot;;[.B535])">
            <text:p/>
          </table:table-cell>
          <table:table-cell table:formula="of:=IF([.E535]=&quot;&quot;;&quot;&quot;;[.D535]+FLOOR(4*RAND();1))">
            <text:p/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87" calcext:value-type="float">
            <text:p>87</text:p>
          </table:table-cell>
          <table:table-cell table:formula="of:=IF([.B536]=[.B535];[.C535]+1;1)" office:value-type="float" office:value="5" calcext:value-type="float">
            <text:p>5</text:p>
          </table:table-cell>
          <table:table-cell table:formula="of:=IF([.C537]=1;[.C536];&quot;&quot;)">
            <text:p/>
          </table:table-cell>
          <table:table-cell table:formula="of:=IF([.D536]=&quot;&quot;;&quot;&quot;;[.B536])">
            <text:p/>
          </table:table-cell>
          <table:table-cell table:formula="of:=IF([.E536]=&quot;&quot;;&quot;&quot;;[.D536]+FLOOR(4*RAND();1))">
            <text:p/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87" calcext:value-type="float">
            <text:p>87</text:p>
          </table:table-cell>
          <table:table-cell table:formula="of:=IF([.B537]=[.B536];[.C536]+1;1)" office:value-type="float" office:value="6" calcext:value-type="float">
            <text:p>6</text:p>
          </table:table-cell>
          <table:table-cell table:formula="of:=IF([.C538]=1;[.C537];&quot;&quot;)">
            <text:p/>
          </table:table-cell>
          <table:table-cell table:formula="of:=IF([.D537]=&quot;&quot;;&quot;&quot;;[.B537])">
            <text:p/>
          </table:table-cell>
          <table:table-cell table:formula="of:=IF([.E537]=&quot;&quot;;&quot;&quot;;[.D537]+FLOOR(4*RAND();1))">
            <text:p/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87" calcext:value-type="float">
            <text:p>87</text:p>
          </table:table-cell>
          <table:table-cell table:formula="of:=IF([.B538]=[.B537];[.C537]+1;1)" office:value-type="float" office:value="7" calcext:value-type="float">
            <text:p>7</text:p>
          </table:table-cell>
          <table:table-cell table:formula="of:=IF([.C539]=1;[.C538];&quot;&quot;)">
            <text:p/>
          </table:table-cell>
          <table:table-cell table:formula="of:=IF([.D538]=&quot;&quot;;&quot;&quot;;[.B538])">
            <text:p/>
          </table:table-cell>
          <table:table-cell table:formula="of:=IF([.E538]=&quot;&quot;;&quot;&quot;;[.D538]+FLOOR(4*RAND();1))">
            <text:p/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87" calcext:value-type="float">
            <text:p>87</text:p>
          </table:table-cell>
          <table:table-cell table:formula="of:=IF([.B539]=[.B538];[.C538]+1;1)" office:value-type="float" office:value="8" calcext:value-type="float">
            <text:p>8</text:p>
          </table:table-cell>
          <table:table-cell table:formula="of:=IF([.C540]=1;[.C539];&quot;&quot;)">
            <text:p/>
          </table:table-cell>
          <table:table-cell table:formula="of:=IF([.D539]=&quot;&quot;;&quot;&quot;;[.B539])">
            <text:p/>
          </table:table-cell>
          <table:table-cell table:formula="of:=IF([.E539]=&quot;&quot;;&quot;&quot;;[.D539]+FLOOR(4*RAND();1))">
            <text:p/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87" calcext:value-type="float">
            <text:p>87</text:p>
          </table:table-cell>
          <table:table-cell table:formula="of:=IF([.B540]=[.B539];[.C539]+1;1)" office:value-type="float" office:value="9" calcext:value-type="float">
            <text:p>9</text:p>
          </table:table-cell>
          <table:table-cell table:formula="of:=IF([.C541]=1;[.C540];&quot;&quot;)" office:value-type="float" office:value="9" calcext:value-type="float">
            <text:p>9</text:p>
          </table:table-cell>
          <table:table-cell table:formula="of:=IF([.D540]=&quot;&quot;;&quot;&quot;;[.B540])" office:value-type="float" office:value="87" calcext:value-type="float">
            <text:p>87</text:p>
          </table:table-cell>
          <table:table-cell table:formula="of:=IF([.E540]=&quot;&quot;;&quot;&quot;;[.D540]+FLOOR(4*RAND();1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table:formula="of:=IF([.B541]=[.B540];[.C540]+1;1)" office:value-type="float" office:value="1" calcext:value-type="float">
            <text:p>1</text:p>
          </table:table-cell>
          <table:table-cell table:formula="of:=IF([.C542]=1;[.C541];&quot;&quot;)">
            <text:p/>
          </table:table-cell>
          <table:table-cell table:formula="of:=IF([.D541]=&quot;&quot;;&quot;&quot;;[.B541])">
            <text:p/>
          </table:table-cell>
          <table:table-cell table:formula="of:=IF([.E541]=&quot;&quot;;&quot;&quot;;[.D541]+FLOOR(4*RAND();1))">
            <text:p/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8" calcext:value-type="float">
            <text:p>88</text:p>
          </table:table-cell>
          <table:table-cell table:formula="of:=IF([.B542]=[.B541];[.C541]+1;1)" office:value-type="float" office:value="2" calcext:value-type="float">
            <text:p>2</text:p>
          </table:table-cell>
          <table:table-cell table:formula="of:=IF([.C543]=1;[.C542];&quot;&quot;)">
            <text:p/>
          </table:table-cell>
          <table:table-cell table:formula="of:=IF([.D542]=&quot;&quot;;&quot;&quot;;[.B542])">
            <text:p/>
          </table:table-cell>
          <table:table-cell table:formula="of:=IF([.E542]=&quot;&quot;;&quot;&quot;;[.D542]+FLOOR(4*RAND();1))">
            <text:p/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8" calcext:value-type="float">
            <text:p>88</text:p>
          </table:table-cell>
          <table:table-cell table:formula="of:=IF([.B543]=[.B542];[.C542]+1;1)" office:value-type="float" office:value="3" calcext:value-type="float">
            <text:p>3</text:p>
          </table:table-cell>
          <table:table-cell table:formula="of:=IF([.C544]=1;[.C543];&quot;&quot;)">
            <text:p/>
          </table:table-cell>
          <table:table-cell table:formula="of:=IF([.D543]=&quot;&quot;;&quot;&quot;;[.B543])">
            <text:p/>
          </table:table-cell>
          <table:table-cell table:formula="of:=IF([.E543]=&quot;&quot;;&quot;&quot;;[.D543]+FLOOR(4*RAND();1))">
            <text:p/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88" calcext:value-type="float">
            <text:p>88</text:p>
          </table:table-cell>
          <table:table-cell table:formula="of:=IF([.B544]=[.B543];[.C543]+1;1)" office:value-type="float" office:value="4" calcext:value-type="float">
            <text:p>4</text:p>
          </table:table-cell>
          <table:table-cell table:formula="of:=IF([.C545]=1;[.C544];&quot;&quot;)">
            <text:p/>
          </table:table-cell>
          <table:table-cell table:formula="of:=IF([.D544]=&quot;&quot;;&quot;&quot;;[.B544])">
            <text:p/>
          </table:table-cell>
          <table:table-cell table:formula="of:=IF([.E544]=&quot;&quot;;&quot;&quot;;[.D544]+FLOOR(4*RAND();1))">
            <text:p/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88" calcext:value-type="float">
            <text:p>88</text:p>
          </table:table-cell>
          <table:table-cell table:formula="of:=IF([.B545]=[.B544];[.C544]+1;1)" office:value-type="float" office:value="5" calcext:value-type="float">
            <text:p>5</text:p>
          </table:table-cell>
          <table:table-cell table:formula="of:=IF([.C546]=1;[.C545];&quot;&quot;)">
            <text:p/>
          </table:table-cell>
          <table:table-cell table:formula="of:=IF([.D545]=&quot;&quot;;&quot;&quot;;[.B545])">
            <text:p/>
          </table:table-cell>
          <table:table-cell table:formula="of:=IF([.E545]=&quot;&quot;;&quot;&quot;;[.D545]+FLOOR(4*RAND();1))">
            <text:p/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88" calcext:value-type="float">
            <text:p>88</text:p>
          </table:table-cell>
          <table:table-cell table:formula="of:=IF([.B546]=[.B545];[.C545]+1;1)" office:value-type="float" office:value="6" calcext:value-type="float">
            <text:p>6</text:p>
          </table:table-cell>
          <table:table-cell table:formula="of:=IF([.C547]=1;[.C546];&quot;&quot;)" office:value-type="float" office:value="6" calcext:value-type="float">
            <text:p>6</text:p>
          </table:table-cell>
          <table:table-cell table:formula="of:=IF([.D546]=&quot;&quot;;&quot;&quot;;[.B546])" office:value-type="float" office:value="88" calcext:value-type="float">
            <text:p>88</text:p>
          </table:table-cell>
          <table:table-cell table:formula="of:=IF([.E546]=&quot;&quot;;&quot;&quot;;[.D546]+FLOOR(4*RAND();1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formula="of:=IF([.B547]=[.B546];[.C546]+1;1)" office:value-type="float" office:value="1" calcext:value-type="float">
            <text:p>1</text:p>
          </table:table-cell>
          <table:table-cell table:formula="of:=IF([.C548]=1;[.C547];&quot;&quot;)">
            <text:p/>
          </table:table-cell>
          <table:table-cell table:formula="of:=IF([.D547]=&quot;&quot;;&quot;&quot;;[.B547])">
            <text:p/>
          </table:table-cell>
          <table:table-cell table:formula="of:=IF([.E547]=&quot;&quot;;&quot;&quot;;[.D547]+FLOOR(4*RAND();1))">
            <text:p/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89" calcext:value-type="float">
            <text:p>89</text:p>
          </table:table-cell>
          <table:table-cell table:formula="of:=IF([.B548]=[.B547];[.C547]+1;1)" office:value-type="float" office:value="2" calcext:value-type="float">
            <text:p>2</text:p>
          </table:table-cell>
          <table:table-cell table:formula="of:=IF([.C549]=1;[.C548];&quot;&quot;)">
            <text:p/>
          </table:table-cell>
          <table:table-cell table:formula="of:=IF([.D548]=&quot;&quot;;&quot;&quot;;[.B548])">
            <text:p/>
          </table:table-cell>
          <table:table-cell table:formula="of:=IF([.E548]=&quot;&quot;;&quot;&quot;;[.D548]+FLOOR(4*RAND();1))">
            <text:p/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89" calcext:value-type="float">
            <text:p>89</text:p>
          </table:table-cell>
          <table:table-cell table:formula="of:=IF([.B549]=[.B548];[.C548]+1;1)" office:value-type="float" office:value="3" calcext:value-type="float">
            <text:p>3</text:p>
          </table:table-cell>
          <table:table-cell table:formula="of:=IF([.C550]=1;[.C549];&quot;&quot;)">
            <text:p/>
          </table:table-cell>
          <table:table-cell table:formula="of:=IF([.D549]=&quot;&quot;;&quot;&quot;;[.B549])">
            <text:p/>
          </table:table-cell>
          <table:table-cell table:formula="of:=IF([.E549]=&quot;&quot;;&quot;&quot;;[.D549]+FLOOR(4*RAND();1))">
            <text:p/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89" calcext:value-type="float">
            <text:p>89</text:p>
          </table:table-cell>
          <table:table-cell table:formula="of:=IF([.B550]=[.B549];[.C549]+1;1)" office:value-type="float" office:value="4" calcext:value-type="float">
            <text:p>4</text:p>
          </table:table-cell>
          <table:table-cell table:formula="of:=IF([.C551]=1;[.C550];&quot;&quot;)">
            <text:p/>
          </table:table-cell>
          <table:table-cell table:formula="of:=IF([.D550]=&quot;&quot;;&quot;&quot;;[.B550])">
            <text:p/>
          </table:table-cell>
          <table:table-cell table:formula="of:=IF([.E550]=&quot;&quot;;&quot;&quot;;[.D550]+FLOOR(4*RAND();1))">
            <text:p/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89" calcext:value-type="float">
            <text:p>89</text:p>
          </table:table-cell>
          <table:table-cell table:formula="of:=IF([.B551]=[.B550];[.C550]+1;1)" office:value-type="float" office:value="5" calcext:value-type="float">
            <text:p>5</text:p>
          </table:table-cell>
          <table:table-cell table:formula="of:=IF([.C552]=1;[.C551];&quot;&quot;)">
            <text:p/>
          </table:table-cell>
          <table:table-cell table:formula="of:=IF([.D551]=&quot;&quot;;&quot;&quot;;[.B551])">
            <text:p/>
          </table:table-cell>
          <table:table-cell table:formula="of:=IF([.E551]=&quot;&quot;;&quot;&quot;;[.D551]+FLOOR(4*RAND();1))">
            <text:p/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89" calcext:value-type="float">
            <text:p>89</text:p>
          </table:table-cell>
          <table:table-cell table:formula="of:=IF([.B552]=[.B551];[.C551]+1;1)" office:value-type="float" office:value="6" calcext:value-type="float">
            <text:p>6</text:p>
          </table:table-cell>
          <table:table-cell table:formula="of:=IF([.C553]=1;[.C552];&quot;&quot;)">
            <text:p/>
          </table:table-cell>
          <table:table-cell table:formula="of:=IF([.D552]=&quot;&quot;;&quot;&quot;;[.B552])">
            <text:p/>
          </table:table-cell>
          <table:table-cell table:formula="of:=IF([.E552]=&quot;&quot;;&quot;&quot;;[.D552]+FLOOR(4*RAND();1))">
            <text:p/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89" calcext:value-type="float">
            <text:p>89</text:p>
          </table:table-cell>
          <table:table-cell table:formula="of:=IF([.B553]=[.B552];[.C552]+1;1)" office:value-type="float" office:value="7" calcext:value-type="float">
            <text:p>7</text:p>
          </table:table-cell>
          <table:table-cell table:formula="of:=IF([.C554]=1;[.C553];&quot;&quot;)" office:value-type="float" office:value="7" calcext:value-type="float">
            <text:p>7</text:p>
          </table:table-cell>
          <table:table-cell table:formula="of:=IF([.D553]=&quot;&quot;;&quot;&quot;;[.B553])" office:value-type="float" office:value="89" calcext:value-type="float">
            <text:p>89</text:p>
          </table:table-cell>
          <table:table-cell table:formula="of:=IF([.E553]=&quot;&quot;;&quot;&quot;;[.D553]+FLOOR(4*RAND();1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table:formula="of:=IF([.B554]=[.B553];[.C553]+1;1)" office:value-type="float" office:value="1" calcext:value-type="float">
            <text:p>1</text:p>
          </table:table-cell>
          <table:table-cell table:formula="of:=IF([.C555]=1;[.C554];&quot;&quot;)">
            <text:p/>
          </table:table-cell>
          <table:table-cell table:formula="of:=IF([.D554]=&quot;&quot;;&quot;&quot;;[.B554])">
            <text:p/>
          </table:table-cell>
          <table:table-cell table:formula="of:=IF([.E554]=&quot;&quot;;&quot;&quot;;[.D554]+FLOOR(4*RAND();1))">
            <text:p/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0" calcext:value-type="float">
            <text:p>90</text:p>
          </table:table-cell>
          <table:table-cell table:formula="of:=IF([.B555]=[.B554];[.C554]+1;1)" office:value-type="float" office:value="2" calcext:value-type="float">
            <text:p>2</text:p>
          </table:table-cell>
          <table:table-cell table:formula="of:=IF([.C556]=1;[.C555];&quot;&quot;)">
            <text:p/>
          </table:table-cell>
          <table:table-cell table:formula="of:=IF([.D555]=&quot;&quot;;&quot;&quot;;[.B555])">
            <text:p/>
          </table:table-cell>
          <table:table-cell table:formula="of:=IF([.E555]=&quot;&quot;;&quot;&quot;;[.D555]+FLOOR(4*RAND();1))">
            <text:p/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90" calcext:value-type="float">
            <text:p>90</text:p>
          </table:table-cell>
          <table:table-cell table:formula="of:=IF([.B556]=[.B555];[.C555]+1;1)" office:value-type="float" office:value="3" calcext:value-type="float">
            <text:p>3</text:p>
          </table:table-cell>
          <table:table-cell table:formula="of:=IF([.C557]=1;[.C556];&quot;&quot;)">
            <text:p/>
          </table:table-cell>
          <table:table-cell table:formula="of:=IF([.D556]=&quot;&quot;;&quot;&quot;;[.B556])">
            <text:p/>
          </table:table-cell>
          <table:table-cell table:formula="of:=IF([.E556]=&quot;&quot;;&quot;&quot;;[.D556]+FLOOR(4*RAND();1))">
            <text:p/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90" calcext:value-type="float">
            <text:p>90</text:p>
          </table:table-cell>
          <table:table-cell table:formula="of:=IF([.B557]=[.B556];[.C556]+1;1)" office:value-type="float" office:value="4" calcext:value-type="float">
            <text:p>4</text:p>
          </table:table-cell>
          <table:table-cell table:formula="of:=IF([.C558]=1;[.C557];&quot;&quot;)">
            <text:p/>
          </table:table-cell>
          <table:table-cell table:formula="of:=IF([.D557]=&quot;&quot;;&quot;&quot;;[.B557])">
            <text:p/>
          </table:table-cell>
          <table:table-cell table:formula="of:=IF([.E557]=&quot;&quot;;&quot;&quot;;[.D557]+FLOOR(4*RAND();1))">
            <text:p/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90" calcext:value-type="float">
            <text:p>90</text:p>
          </table:table-cell>
          <table:table-cell table:formula="of:=IF([.B558]=[.B557];[.C557]+1;1)" office:value-type="float" office:value="5" calcext:value-type="float">
            <text:p>5</text:p>
          </table:table-cell>
          <table:table-cell table:formula="of:=IF([.C559]=1;[.C558];&quot;&quot;)">
            <text:p/>
          </table:table-cell>
          <table:table-cell table:formula="of:=IF([.D558]=&quot;&quot;;&quot;&quot;;[.B558])">
            <text:p/>
          </table:table-cell>
          <table:table-cell table:formula="of:=IF([.E558]=&quot;&quot;;&quot;&quot;;[.D558]+FLOOR(4*RAND();1))">
            <text:p/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90" calcext:value-type="float">
            <text:p>90</text:p>
          </table:table-cell>
          <table:table-cell table:formula="of:=IF([.B559]=[.B558];[.C558]+1;1)" office:value-type="float" office:value="6" calcext:value-type="float">
            <text:p>6</text:p>
          </table:table-cell>
          <table:table-cell table:formula="of:=IF([.C560]=1;[.C559];&quot;&quot;)">
            <text:p/>
          </table:table-cell>
          <table:table-cell table:formula="of:=IF([.D559]=&quot;&quot;;&quot;&quot;;[.B559])">
            <text:p/>
          </table:table-cell>
          <table:table-cell table:formula="of:=IF([.E559]=&quot;&quot;;&quot;&quot;;[.D559]+FLOOR(4*RAND();1))">
            <text:p/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90" calcext:value-type="float">
            <text:p>90</text:p>
          </table:table-cell>
          <table:table-cell table:formula="of:=IF([.B560]=[.B559];[.C559]+1;1)" office:value-type="float" office:value="7" calcext:value-type="float">
            <text:p>7</text:p>
          </table:table-cell>
          <table:table-cell table:formula="of:=IF([.C561]=1;[.C560];&quot;&quot;)">
            <text:p/>
          </table:table-cell>
          <table:table-cell table:formula="of:=IF([.D560]=&quot;&quot;;&quot;&quot;;[.B560])">
            <text:p/>
          </table:table-cell>
          <table:table-cell table:formula="of:=IF([.E560]=&quot;&quot;;&quot;&quot;;[.D560]+FLOOR(4*RAND();1))">
            <text:p/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90" calcext:value-type="float">
            <text:p>90</text:p>
          </table:table-cell>
          <table:table-cell table:formula="of:=IF([.B561]=[.B560];[.C560]+1;1)" office:value-type="float" office:value="8" calcext:value-type="float">
            <text:p>8</text:p>
          </table:table-cell>
          <table:table-cell table:formula="of:=IF([.C562]=1;[.C561];&quot;&quot;)" office:value-type="float" office:value="8" calcext:value-type="float">
            <text:p>8</text:p>
          </table:table-cell>
          <table:table-cell table:formula="of:=IF([.D561]=&quot;&quot;;&quot;&quot;;[.B561])" office:value-type="float" office:value="90" calcext:value-type="float">
            <text:p>90</text:p>
          </table:table-cell>
          <table:table-cell table:formula="of:=IF([.E561]=&quot;&quot;;&quot;&quot;;[.D561]+FLOOR(4*RAND();1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table:formula="of:=IF([.B562]=[.B561];[.C561]+1;1)" office:value-type="float" office:value="1" calcext:value-type="float">
            <text:p>1</text:p>
          </table:table-cell>
          <table:table-cell table:formula="of:=IF([.C563]=1;[.C562];&quot;&quot;)">
            <text:p/>
          </table:table-cell>
          <table:table-cell table:formula="of:=IF([.D562]=&quot;&quot;;&quot;&quot;;[.B562])">
            <text:p/>
          </table:table-cell>
          <table:table-cell table:formula="of:=IF([.E562]=&quot;&quot;;&quot;&quot;;[.D562]+FLOOR(4*RAND();1))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table:formula="of:=IF([.B563]=[.B562];[.C562]+1;1)" office:value-type="float" office:value="2" calcext:value-type="float">
            <text:p>2</text:p>
          </table:table-cell>
          <table:table-cell table:formula="of:=IF([.C564]=1;[.C563];&quot;&quot;)">
            <text:p/>
          </table:table-cell>
          <table:table-cell table:formula="of:=IF([.D563]=&quot;&quot;;&quot;&quot;;[.B563])">
            <text:p/>
          </table:table-cell>
          <table:table-cell table:formula="of:=IF([.E563]=&quot;&quot;;&quot;&quot;;[.D563]+FLOOR(4*RAND();1))">
            <text:p/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91" calcext:value-type="float">
            <text:p>91</text:p>
          </table:table-cell>
          <table:table-cell table:formula="of:=IF([.B564]=[.B563];[.C563]+1;1)" office:value-type="float" office:value="3" calcext:value-type="float">
            <text:p>3</text:p>
          </table:table-cell>
          <table:table-cell table:formula="of:=IF([.C565]=1;[.C564];&quot;&quot;)">
            <text:p/>
          </table:table-cell>
          <table:table-cell table:formula="of:=IF([.D564]=&quot;&quot;;&quot;&quot;;[.B564])">
            <text:p/>
          </table:table-cell>
          <table:table-cell table:formula="of:=IF([.E564]=&quot;&quot;;&quot;&quot;;[.D564]+FLOOR(4*RAND();1))">
            <text:p/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91" calcext:value-type="float">
            <text:p>91</text:p>
          </table:table-cell>
          <table:table-cell table:formula="of:=IF([.B565]=[.B564];[.C564]+1;1)" office:value-type="float" office:value="4" calcext:value-type="float">
            <text:p>4</text:p>
          </table:table-cell>
          <table:table-cell table:formula="of:=IF([.C566]=1;[.C565];&quot;&quot;)">
            <text:p/>
          </table:table-cell>
          <table:table-cell table:formula="of:=IF([.D565]=&quot;&quot;;&quot;&quot;;[.B565])">
            <text:p/>
          </table:table-cell>
          <table:table-cell table:formula="of:=IF([.E565]=&quot;&quot;;&quot;&quot;;[.D565]+FLOOR(4*RAND();1))">
            <text:p/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91" calcext:value-type="float">
            <text:p>91</text:p>
          </table:table-cell>
          <table:table-cell table:formula="of:=IF([.B566]=[.B565];[.C565]+1;1)" office:value-type="float" office:value="5" calcext:value-type="float">
            <text:p>5</text:p>
          </table:table-cell>
          <table:table-cell table:formula="of:=IF([.C567]=1;[.C566];&quot;&quot;)">
            <text:p/>
          </table:table-cell>
          <table:table-cell table:formula="of:=IF([.D566]=&quot;&quot;;&quot;&quot;;[.B566])">
            <text:p/>
          </table:table-cell>
          <table:table-cell table:formula="of:=IF([.E566]=&quot;&quot;;&quot;&quot;;[.D566]+FLOOR(4*RAND();1))">
            <text:p/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91" calcext:value-type="float">
            <text:p>91</text:p>
          </table:table-cell>
          <table:table-cell table:formula="of:=IF([.B567]=[.B566];[.C566]+1;1)" office:value-type="float" office:value="6" calcext:value-type="float">
            <text:p>6</text:p>
          </table:table-cell>
          <table:table-cell table:formula="of:=IF([.C568]=1;[.C567];&quot;&quot;)" office:value-type="float" office:value="6" calcext:value-type="float">
            <text:p>6</text:p>
          </table:table-cell>
          <table:table-cell table:formula="of:=IF([.D567]=&quot;&quot;;&quot;&quot;;[.B567])" office:value-type="float" office:value="91" calcext:value-type="float">
            <text:p>91</text:p>
          </table:table-cell>
          <table:table-cell table:formula="of:=IF([.E567]=&quot;&quot;;&quot;&quot;;[.D567]+FLOOR(4*RAND();1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table:formula="of:=IF([.B568]=[.B567];[.C567]+1;1)" office:value-type="float" office:value="1" calcext:value-type="float">
            <text:p>1</text:p>
          </table:table-cell>
          <table:table-cell table:formula="of:=IF([.C569]=1;[.C568];&quot;&quot;)">
            <text:p/>
          </table:table-cell>
          <table:table-cell table:formula="of:=IF([.D568]=&quot;&quot;;&quot;&quot;;[.B568])">
            <text:p/>
          </table:table-cell>
          <table:table-cell table:formula="of:=IF([.E568]=&quot;&quot;;&quot;&quot;;[.D568]+FLOOR(4*RAND();1))"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table:formula="of:=IF([.B569]=[.B568];[.C568]+1;1)" office:value-type="float" office:value="2" calcext:value-type="float">
            <text:p>2</text:p>
          </table:table-cell>
          <table:table-cell table:formula="of:=IF([.C570]=1;[.C569];&quot;&quot;)">
            <text:p/>
          </table:table-cell>
          <table:table-cell table:formula="of:=IF([.D569]=&quot;&quot;;&quot;&quot;;[.B569])">
            <text:p/>
          </table:table-cell>
          <table:table-cell table:formula="of:=IF([.E569]=&quot;&quot;;&quot;&quot;;[.D569]+FLOOR(4*RAND();1))">
            <text:p/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92" calcext:value-type="float">
            <text:p>92</text:p>
          </table:table-cell>
          <table:table-cell table:formula="of:=IF([.B570]=[.B569];[.C569]+1;1)" office:value-type="float" office:value="3" calcext:value-type="float">
            <text:p>3</text:p>
          </table:table-cell>
          <table:table-cell table:formula="of:=IF([.C571]=1;[.C570];&quot;&quot;)">
            <text:p/>
          </table:table-cell>
          <table:table-cell table:formula="of:=IF([.D570]=&quot;&quot;;&quot;&quot;;[.B570])">
            <text:p/>
          </table:table-cell>
          <table:table-cell table:formula="of:=IF([.E570]=&quot;&quot;;&quot;&quot;;[.D570]+FLOOR(4*RAND();1))">
            <text:p/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92" calcext:value-type="float">
            <text:p>92</text:p>
          </table:table-cell>
          <table:table-cell table:formula="of:=IF([.B571]=[.B570];[.C570]+1;1)" office:value-type="float" office:value="4" calcext:value-type="float">
            <text:p>4</text:p>
          </table:table-cell>
          <table:table-cell table:formula="of:=IF([.C572]=1;[.C571];&quot;&quot;)">
            <text:p/>
          </table:table-cell>
          <table:table-cell table:formula="of:=IF([.D571]=&quot;&quot;;&quot;&quot;;[.B571])">
            <text:p/>
          </table:table-cell>
          <table:table-cell table:formula="of:=IF([.E571]=&quot;&quot;;&quot;&quot;;[.D571]+FLOOR(4*RAND();1))">
            <text:p/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92" calcext:value-type="float">
            <text:p>92</text:p>
          </table:table-cell>
          <table:table-cell table:formula="of:=IF([.B572]=[.B571];[.C571]+1;1)" office:value-type="float" office:value="5" calcext:value-type="float">
            <text:p>5</text:p>
          </table:table-cell>
          <table:table-cell table:formula="of:=IF([.C573]=1;[.C572];&quot;&quot;)">
            <text:p/>
          </table:table-cell>
          <table:table-cell table:formula="of:=IF([.D572]=&quot;&quot;;&quot;&quot;;[.B572])">
            <text:p/>
          </table:table-cell>
          <table:table-cell table:formula="of:=IF([.E572]=&quot;&quot;;&quot;&quot;;[.D572]+FLOOR(4*RAND();1))">
            <text:p/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92" calcext:value-type="float">
            <text:p>92</text:p>
          </table:table-cell>
          <table:table-cell table:formula="of:=IF([.B573]=[.B572];[.C572]+1;1)" office:value-type="float" office:value="6" calcext:value-type="float">
            <text:p>6</text:p>
          </table:table-cell>
          <table:table-cell table:formula="of:=IF([.C574]=1;[.C573];&quot;&quot;)">
            <text:p/>
          </table:table-cell>
          <table:table-cell table:formula="of:=IF([.D573]=&quot;&quot;;&quot;&quot;;[.B573])">
            <text:p/>
          </table:table-cell>
          <table:table-cell table:formula="of:=IF([.E573]=&quot;&quot;;&quot;&quot;;[.D573]+FLOOR(4*RAND();1))">
            <text:p/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92" calcext:value-type="float">
            <text:p>92</text:p>
          </table:table-cell>
          <table:table-cell table:formula="of:=IF([.B574]=[.B573];[.C573]+1;1)" office:value-type="float" office:value="7" calcext:value-type="float">
            <text:p>7</text:p>
          </table:table-cell>
          <table:table-cell table:formula="of:=IF([.C575]=1;[.C574];&quot;&quot;)" office:value-type="float" office:value="7" calcext:value-type="float">
            <text:p>7</text:p>
          </table:table-cell>
          <table:table-cell table:formula="of:=IF([.D574]=&quot;&quot;;&quot;&quot;;[.B574])" office:value-type="float" office:value="92" calcext:value-type="float">
            <text:p>92</text:p>
          </table:table-cell>
          <table:table-cell table:formula="of:=IF([.E574]=&quot;&quot;;&quot;&quot;;[.D574]+FLOOR(4*RAND();1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3" calcext:value-type="float">
            <text:p>93</text:p>
          </table:table-cell>
          <table:table-cell table:formula="of:=IF([.B575]=[.B574];[.C574]+1;1)" office:value-type="float" office:value="1" calcext:value-type="float">
            <text:p>1</text:p>
          </table:table-cell>
          <table:table-cell table:formula="of:=IF([.C576]=1;[.C575];&quot;&quot;)">
            <text:p/>
          </table:table-cell>
          <table:table-cell table:formula="of:=IF([.D575]=&quot;&quot;;&quot;&quot;;[.B575])">
            <text:p/>
          </table:table-cell>
          <table:table-cell table:formula="of:=IF([.E575]=&quot;&quot;;&quot;&quot;;[.D575]+FLOOR(4*RAND();1))">
            <text:p/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3" calcext:value-type="float">
            <text:p>93</text:p>
          </table:table-cell>
          <table:table-cell table:formula="of:=IF([.B576]=[.B575];[.C575]+1;1)" office:value-type="float" office:value="2" calcext:value-type="float">
            <text:p>2</text:p>
          </table:table-cell>
          <table:table-cell table:formula="of:=IF([.C577]=1;[.C576];&quot;&quot;)">
            <text:p/>
          </table:table-cell>
          <table:table-cell table:formula="of:=IF([.D576]=&quot;&quot;;&quot;&quot;;[.B576])">
            <text:p/>
          </table:table-cell>
          <table:table-cell table:formula="of:=IF([.E576]=&quot;&quot;;&quot;&quot;;[.D576]+FLOOR(4*RAND();1))">
            <text:p/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3" calcext:value-type="float">
            <text:p>93</text:p>
          </table:table-cell>
          <table:table-cell table:formula="of:=IF([.B577]=[.B576];[.C576]+1;1)" office:value-type="float" office:value="3" calcext:value-type="float">
            <text:p>3</text:p>
          </table:table-cell>
          <table:table-cell table:formula="of:=IF([.C578]=1;[.C577];&quot;&quot;)">
            <text:p/>
          </table:table-cell>
          <table:table-cell table:formula="of:=IF([.D577]=&quot;&quot;;&quot;&quot;;[.B577])">
            <text:p/>
          </table:table-cell>
          <table:table-cell table:formula="of:=IF([.E577]=&quot;&quot;;&quot;&quot;;[.D577]+FLOOR(4*RAND();1))">
            <text:p/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3" calcext:value-type="float">
            <text:p>93</text:p>
          </table:table-cell>
          <table:table-cell table:formula="of:=IF([.B578]=[.B577];[.C577]+1;1)" office:value-type="float" office:value="4" calcext:value-type="float">
            <text:p>4</text:p>
          </table:table-cell>
          <table:table-cell table:formula="of:=IF([.C579]=1;[.C578];&quot;&quot;)">
            <text:p/>
          </table:table-cell>
          <table:table-cell table:formula="of:=IF([.D578]=&quot;&quot;;&quot;&quot;;[.B578])">
            <text:p/>
          </table:table-cell>
          <table:table-cell table:formula="of:=IF([.E578]=&quot;&quot;;&quot;&quot;;[.D578]+FLOOR(4*RAND();1))">
            <text:p/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93" calcext:value-type="float">
            <text:p>93</text:p>
          </table:table-cell>
          <table:table-cell table:formula="of:=IF([.B579]=[.B578];[.C578]+1;1)" office:value-type="float" office:value="5" calcext:value-type="float">
            <text:p>5</text:p>
          </table:table-cell>
          <table:table-cell table:formula="of:=IF([.C580]=1;[.C579];&quot;&quot;)">
            <text:p/>
          </table:table-cell>
          <table:table-cell table:formula="of:=IF([.D579]=&quot;&quot;;&quot;&quot;;[.B579])">
            <text:p/>
          </table:table-cell>
          <table:table-cell table:formula="of:=IF([.E579]=&quot;&quot;;&quot;&quot;;[.D579]+FLOOR(4*RAND();1))">
            <text:p/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3" calcext:value-type="float">
            <text:p>93</text:p>
          </table:table-cell>
          <table:table-cell table:formula="of:=IF([.B580]=[.B579];[.C579]+1;1)" office:value-type="float" office:value="6" calcext:value-type="float">
            <text:p>6</text:p>
          </table:table-cell>
          <table:table-cell table:formula="of:=IF([.C581]=1;[.C580];&quot;&quot;)">
            <text:p/>
          </table:table-cell>
          <table:table-cell table:formula="of:=IF([.D580]=&quot;&quot;;&quot;&quot;;[.B580])">
            <text:p/>
          </table:table-cell>
          <table:table-cell table:formula="of:=IF([.E580]=&quot;&quot;;&quot;&quot;;[.D580]+FLOOR(4*RAND();1))">
            <text:p/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93" calcext:value-type="float">
            <text:p>93</text:p>
          </table:table-cell>
          <table:table-cell table:formula="of:=IF([.B581]=[.B580];[.C580]+1;1)" office:value-type="float" office:value="7" calcext:value-type="float">
            <text:p>7</text:p>
          </table:table-cell>
          <table:table-cell table:formula="of:=IF([.C582]=1;[.C581];&quot;&quot;)">
            <text:p/>
          </table:table-cell>
          <table:table-cell table:formula="of:=IF([.D581]=&quot;&quot;;&quot;&quot;;[.B581])">
            <text:p/>
          </table:table-cell>
          <table:table-cell table:formula="of:=IF([.E581]=&quot;&quot;;&quot;&quot;;[.D581]+FLOOR(4*RAND();1))">
            <text:p/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93" calcext:value-type="float">
            <text:p>93</text:p>
          </table:table-cell>
          <table:table-cell table:formula="of:=IF([.B582]=[.B581];[.C581]+1;1)" office:value-type="float" office:value="8" calcext:value-type="float">
            <text:p>8</text:p>
          </table:table-cell>
          <table:table-cell table:formula="of:=IF([.C583]=1;[.C582];&quot;&quot;)">
            <text:p/>
          </table:table-cell>
          <table:table-cell table:formula="of:=IF([.D582]=&quot;&quot;;&quot;&quot;;[.B582])">
            <text:p/>
          </table:table-cell>
          <table:table-cell table:formula="of:=IF([.E582]=&quot;&quot;;&quot;&quot;;[.D582]+FLOOR(4*RAND();1))">
            <text:p/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93" calcext:value-type="float">
            <text:p>93</text:p>
          </table:table-cell>
          <table:table-cell table:formula="of:=IF([.B583]=[.B582];[.C582]+1;1)" office:value-type="float" office:value="9" calcext:value-type="float">
            <text:p>9</text:p>
          </table:table-cell>
          <table:table-cell table:formula="of:=IF([.C584]=1;[.C583];&quot;&quot;)">
            <text:p/>
          </table:table-cell>
          <table:table-cell table:formula="of:=IF([.D583]=&quot;&quot;;&quot;&quot;;[.B583])">
            <text:p/>
          </table:table-cell>
          <table:table-cell table:formula="of:=IF([.E583]=&quot;&quot;;&quot;&quot;;[.D583]+FLOOR(4*RAND();1))">
            <text:p/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93" calcext:value-type="float">
            <text:p>93</text:p>
          </table:table-cell>
          <table:table-cell table:formula="of:=IF([.B584]=[.B583];[.C583]+1;1)" office:value-type="float" office:value="10" calcext:value-type="float">
            <text:p>10</text:p>
          </table:table-cell>
          <table:table-cell table:formula="of:=IF([.C585]=1;[.C584];&quot;&quot;)">
            <text:p/>
          </table:table-cell>
          <table:table-cell table:formula="of:=IF([.D584]=&quot;&quot;;&quot;&quot;;[.B584])">
            <text:p/>
          </table:table-cell>
          <table:table-cell table:formula="of:=IF([.E584]=&quot;&quot;;&quot;&quot;;[.D584]+FLOOR(4*RAND();1))">
            <text:p/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93" calcext:value-type="float">
            <text:p>93</text:p>
          </table:table-cell>
          <table:table-cell table:formula="of:=IF([.B585]=[.B584];[.C584]+1;1)" office:value-type="float" office:value="11" calcext:value-type="float">
            <text:p>11</text:p>
          </table:table-cell>
          <table:table-cell table:formula="of:=IF([.C586]=1;[.C585];&quot;&quot;)">
            <text:p/>
          </table:table-cell>
          <table:table-cell table:formula="of:=IF([.D585]=&quot;&quot;;&quot;&quot;;[.B585])">
            <text:p/>
          </table:table-cell>
          <table:table-cell table:formula="of:=IF([.E585]=&quot;&quot;;&quot;&quot;;[.D585]+FLOOR(4*RAND();1))">
            <text:p/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93" calcext:value-type="float">
            <text:p>93</text:p>
          </table:table-cell>
          <table:table-cell table:formula="of:=IF([.B586]=[.B585];[.C585]+1;1)" office:value-type="float" office:value="12" calcext:value-type="float">
            <text:p>12</text:p>
          </table:table-cell>
          <table:table-cell table:formula="of:=IF([.C587]=1;[.C586];&quot;&quot;)" office:value-type="float" office:value="12" calcext:value-type="float">
            <text:p>12</text:p>
          </table:table-cell>
          <table:table-cell table:formula="of:=IF([.D586]=&quot;&quot;;&quot;&quot;;[.B586])" office:value-type="float" office:value="93" calcext:value-type="float">
            <text:p>93</text:p>
          </table:table-cell>
          <table:table-cell table:formula="of:=IF([.E586]=&quot;&quot;;&quot;&quot;;[.D586]+FLOOR(4*RAND();1)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4" calcext:value-type="float">
            <text:p>94</text:p>
          </table:table-cell>
          <table:table-cell table:formula="of:=IF([.B587]=[.B586];[.C586]+1;1)" office:value-type="float" office:value="1" calcext:value-type="float">
            <text:p>1</text:p>
          </table:table-cell>
          <table:table-cell table:formula="of:=IF([.C588]=1;[.C587];&quot;&quot;)">
            <text:p/>
          </table:table-cell>
          <table:table-cell table:formula="of:=IF([.D587]=&quot;&quot;;&quot;&quot;;[.B587])">
            <text:p/>
          </table:table-cell>
          <table:table-cell table:formula="of:=IF([.E587]=&quot;&quot;;&quot;&quot;;[.D587]+FLOOR(4*RAND();1))">
            <text:p/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4" calcext:value-type="float">
            <text:p>94</text:p>
          </table:table-cell>
          <table:table-cell table:formula="of:=IF([.B588]=[.B587];[.C587]+1;1)" office:value-type="float" office:value="2" calcext:value-type="float">
            <text:p>2</text:p>
          </table:table-cell>
          <table:table-cell table:formula="of:=IF([.C589]=1;[.C588];&quot;&quot;)">
            <text:p/>
          </table:table-cell>
          <table:table-cell table:formula="of:=IF([.D588]=&quot;&quot;;&quot;&quot;;[.B588])">
            <text:p/>
          </table:table-cell>
          <table:table-cell table:formula="of:=IF([.E588]=&quot;&quot;;&quot;&quot;;[.D588]+FLOOR(4*RAND();1))">
            <text:p/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4" calcext:value-type="float">
            <text:p>94</text:p>
          </table:table-cell>
          <table:table-cell table:formula="of:=IF([.B589]=[.B588];[.C588]+1;1)" office:value-type="float" office:value="3" calcext:value-type="float">
            <text:p>3</text:p>
          </table:table-cell>
          <table:table-cell table:formula="of:=IF([.C590]=1;[.C589];&quot;&quot;)">
            <text:p/>
          </table:table-cell>
          <table:table-cell table:formula="of:=IF([.D589]=&quot;&quot;;&quot;&quot;;[.B589])">
            <text:p/>
          </table:table-cell>
          <table:table-cell table:formula="of:=IF([.E589]=&quot;&quot;;&quot;&quot;;[.D589]+FLOOR(4*RAND();1))">
            <text:p/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94" calcext:value-type="float">
            <text:p>94</text:p>
          </table:table-cell>
          <table:table-cell table:formula="of:=IF([.B590]=[.B589];[.C589]+1;1)" office:value-type="float" office:value="4" calcext:value-type="float">
            <text:p>4</text:p>
          </table:table-cell>
          <table:table-cell table:formula="of:=IF([.C591]=1;[.C590];&quot;&quot;)">
            <text:p/>
          </table:table-cell>
          <table:table-cell table:formula="of:=IF([.D590]=&quot;&quot;;&quot;&quot;;[.B590])">
            <text:p/>
          </table:table-cell>
          <table:table-cell table:formula="of:=IF([.E590]=&quot;&quot;;&quot;&quot;;[.D590]+FLOOR(4*RAND();1))">
            <text:p/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94" calcext:value-type="float">
            <text:p>94</text:p>
          </table:table-cell>
          <table:table-cell table:formula="of:=IF([.B591]=[.B590];[.C590]+1;1)" office:value-type="float" office:value="5" calcext:value-type="float">
            <text:p>5</text:p>
          </table:table-cell>
          <table:table-cell table:formula="of:=IF([.C592]=1;[.C591];&quot;&quot;)">
            <text:p/>
          </table:table-cell>
          <table:table-cell table:formula="of:=IF([.D591]=&quot;&quot;;&quot;&quot;;[.B591])">
            <text:p/>
          </table:table-cell>
          <table:table-cell table:formula="of:=IF([.E591]=&quot;&quot;;&quot;&quot;;[.D591]+FLOOR(4*RAND();1))">
            <text:p/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94" calcext:value-type="float">
            <text:p>94</text:p>
          </table:table-cell>
          <table:table-cell table:formula="of:=IF([.B592]=[.B591];[.C591]+1;1)" office:value-type="float" office:value="6" calcext:value-type="float">
            <text:p>6</text:p>
          </table:table-cell>
          <table:table-cell table:formula="of:=IF([.C593]=1;[.C592];&quot;&quot;)" office:value-type="float" office:value="6" calcext:value-type="float">
            <text:p>6</text:p>
          </table:table-cell>
          <table:table-cell table:formula="of:=IF([.D592]=&quot;&quot;;&quot;&quot;;[.B592])" office:value-type="float" office:value="94" calcext:value-type="float">
            <text:p>94</text:p>
          </table:table-cell>
          <table:table-cell table:formula="of:=IF([.E592]=&quot;&quot;;&quot;&quot;;[.D592]+FLOOR(4*RAND();1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5" calcext:value-type="float">
            <text:p>95</text:p>
          </table:table-cell>
          <table:table-cell table:formula="of:=IF([.B593]=[.B592];[.C592]+1;1)" office:value-type="float" office:value="1" calcext:value-type="float">
            <text:p>1</text:p>
          </table:table-cell>
          <table:table-cell table:formula="of:=IF([.C594]=1;[.C593];&quot;&quot;)">
            <text:p/>
          </table:table-cell>
          <table:table-cell table:formula="of:=IF([.D593]=&quot;&quot;;&quot;&quot;;[.B593])">
            <text:p/>
          </table:table-cell>
          <table:table-cell table:formula="of:=IF([.E593]=&quot;&quot;;&quot;&quot;;[.D593]+FLOOR(4*RAND();1))">
            <text:p/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5" calcext:value-type="float">
            <text:p>95</text:p>
          </table:table-cell>
          <table:table-cell table:formula="of:=IF([.B594]=[.B593];[.C593]+1;1)" office:value-type="float" office:value="2" calcext:value-type="float">
            <text:p>2</text:p>
          </table:table-cell>
          <table:table-cell table:formula="of:=IF([.C595]=1;[.C594];&quot;&quot;)">
            <text:p/>
          </table:table-cell>
          <table:table-cell table:formula="of:=IF([.D594]=&quot;&quot;;&quot;&quot;;[.B594])">
            <text:p/>
          </table:table-cell>
          <table:table-cell table:formula="of:=IF([.E594]=&quot;&quot;;&quot;&quot;;[.D594]+FLOOR(4*RAND();1))">
            <text:p/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5" calcext:value-type="float">
            <text:p>95</text:p>
          </table:table-cell>
          <table:table-cell table:formula="of:=IF([.B595]=[.B594];[.C594]+1;1)" office:value-type="float" office:value="3" calcext:value-type="float">
            <text:p>3</text:p>
          </table:table-cell>
          <table:table-cell table:formula="of:=IF([.C596]=1;[.C595];&quot;&quot;)">
            <text:p/>
          </table:table-cell>
          <table:table-cell table:formula="of:=IF([.D595]=&quot;&quot;;&quot;&quot;;[.B595])">
            <text:p/>
          </table:table-cell>
          <table:table-cell table:formula="of:=IF([.E595]=&quot;&quot;;&quot;&quot;;[.D595]+FLOOR(4*RAND();1))">
            <text:p/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95" calcext:value-type="float">
            <text:p>95</text:p>
          </table:table-cell>
          <table:table-cell table:formula="of:=IF([.B596]=[.B595];[.C595]+1;1)" office:value-type="float" office:value="4" calcext:value-type="float">
            <text:p>4</text:p>
          </table:table-cell>
          <table:table-cell table:formula="of:=IF([.C597]=1;[.C596];&quot;&quot;)" office:value-type="float" office:value="4" calcext:value-type="float">
            <text:p>4</text:p>
          </table:table-cell>
          <table:table-cell table:formula="of:=IF([.D596]=&quot;&quot;;&quot;&quot;;[.B596])" office:value-type="float" office:value="95" calcext:value-type="float">
            <text:p>95</text:p>
          </table:table-cell>
          <table:table-cell table:formula="of:=IF([.E596]=&quot;&quot;;&quot;&quot;;[.D596]+FLOOR(4*RAND();1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table:formula="of:=IF([.B597]=[.B596];[.C596]+1;1)" office:value-type="float" office:value="1" calcext:value-type="float">
            <text:p>1</text:p>
          </table:table-cell>
          <table:table-cell table:formula="of:=IF([.C598]=1;[.C597];&quot;&quot;)">
            <text:p/>
          </table:table-cell>
          <table:table-cell table:formula="of:=IF([.D597]=&quot;&quot;;&quot;&quot;;[.B597])">
            <text:p/>
          </table:table-cell>
          <table:table-cell table:formula="of:=IF([.E597]=&quot;&quot;;&quot;&quot;;[.D597]+FLOOR(4*RAND();1))">
            <text:p/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6" calcext:value-type="float">
            <text:p>96</text:p>
          </table:table-cell>
          <table:table-cell table:formula="of:=IF([.B598]=[.B597];[.C597]+1;1)" office:value-type="float" office:value="2" calcext:value-type="float">
            <text:p>2</text:p>
          </table:table-cell>
          <table:table-cell table:formula="of:=IF([.C599]=1;[.C598];&quot;&quot;)">
            <text:p/>
          </table:table-cell>
          <table:table-cell table:formula="of:=IF([.D598]=&quot;&quot;;&quot;&quot;;[.B598])">
            <text:p/>
          </table:table-cell>
          <table:table-cell table:formula="of:=IF([.E598]=&quot;&quot;;&quot;&quot;;[.D598]+FLOOR(4*RAND();1))">
            <text:p/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96" calcext:value-type="float">
            <text:p>96</text:p>
          </table:table-cell>
          <table:table-cell table:formula="of:=IF([.B599]=[.B598];[.C598]+1;1)" office:value-type="float" office:value="3" calcext:value-type="float">
            <text:p>3</text:p>
          </table:table-cell>
          <table:table-cell table:formula="of:=IF([.C600]=1;[.C599];&quot;&quot;)">
            <text:p/>
          </table:table-cell>
          <table:table-cell table:formula="of:=IF([.D599]=&quot;&quot;;&quot;&quot;;[.B599])">
            <text:p/>
          </table:table-cell>
          <table:table-cell table:formula="of:=IF([.E599]=&quot;&quot;;&quot;&quot;;[.D599]+FLOOR(4*RAND();1))">
            <text:p/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96" calcext:value-type="float">
            <text:p>96</text:p>
          </table:table-cell>
          <table:table-cell table:formula="of:=IF([.B600]=[.B599];[.C599]+1;1)" office:value-type="float" office:value="4" calcext:value-type="float">
            <text:p>4</text:p>
          </table:table-cell>
          <table:table-cell table:formula="of:=IF([.C601]=1;[.C600];&quot;&quot;)">
            <text:p/>
          </table:table-cell>
          <table:table-cell table:formula="of:=IF([.D600]=&quot;&quot;;&quot;&quot;;[.B600])">
            <text:p/>
          </table:table-cell>
          <table:table-cell table:formula="of:=IF([.E600]=&quot;&quot;;&quot;&quot;;[.D600]+FLOOR(4*RAND();1))">
            <text:p/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96" calcext:value-type="float">
            <text:p>96</text:p>
          </table:table-cell>
          <table:table-cell table:formula="of:=IF([.B601]=[.B600];[.C600]+1;1)" office:value-type="float" office:value="5" calcext:value-type="float">
            <text:p>5</text:p>
          </table:table-cell>
          <table:table-cell table:formula="of:=IF([.C602]=1;[.C601];&quot;&quot;)">
            <text:p/>
          </table:table-cell>
          <table:table-cell table:formula="of:=IF([.D601]=&quot;&quot;;&quot;&quot;;[.B601])">
            <text:p/>
          </table:table-cell>
          <table:table-cell table:formula="of:=IF([.E601]=&quot;&quot;;&quot;&quot;;[.D601]+FLOOR(4*RAND();1))">
            <text:p/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96" calcext:value-type="float">
            <text:p>96</text:p>
          </table:table-cell>
          <table:table-cell table:formula="of:=IF([.B602]=[.B601];[.C601]+1;1)" office:value-type="float" office:value="6" calcext:value-type="float">
            <text:p>6</text:p>
          </table:table-cell>
          <table:table-cell table:formula="of:=IF([.C603]=1;[.C602];&quot;&quot;)" office:value-type="float" office:value="6" calcext:value-type="float">
            <text:p>6</text:p>
          </table:table-cell>
          <table:table-cell table:formula="of:=IF([.D602]=&quot;&quot;;&quot;&quot;;[.B602])" office:value-type="float" office:value="96" calcext:value-type="float">
            <text:p>96</text:p>
          </table:table-cell>
          <table:table-cell table:formula="of:=IF([.E602]=&quot;&quot;;&quot;&quot;;[.D602]+FLOOR(4*RAND();1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7" calcext:value-type="float">
            <text:p>97</text:p>
          </table:table-cell>
          <table:table-cell table:formula="of:=IF([.B603]=[.B602];[.C602]+1;1)" office:value-type="float" office:value="1" calcext:value-type="float">
            <text:p>1</text:p>
          </table:table-cell>
          <table:table-cell table:formula="of:=IF([.C604]=1;[.C603];&quot;&quot;)">
            <text:p/>
          </table:table-cell>
          <table:table-cell table:formula="of:=IF([.D603]=&quot;&quot;;&quot;&quot;;[.B603])">
            <text:p/>
          </table:table-cell>
          <table:table-cell table:formula="of:=IF([.E603]=&quot;&quot;;&quot;&quot;;[.D603]+FLOOR(4*RAND();1))">
            <text:p/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97" calcext:value-type="float">
            <text:p>97</text:p>
          </table:table-cell>
          <table:table-cell table:formula="of:=IF([.B604]=[.B603];[.C603]+1;1)" office:value-type="float" office:value="2" calcext:value-type="float">
            <text:p>2</text:p>
          </table:table-cell>
          <table:table-cell table:formula="of:=IF([.C605]=1;[.C604];&quot;&quot;)">
            <text:p/>
          </table:table-cell>
          <table:table-cell table:formula="of:=IF([.D604]=&quot;&quot;;&quot;&quot;;[.B604])">
            <text:p/>
          </table:table-cell>
          <table:table-cell table:formula="of:=IF([.E604]=&quot;&quot;;&quot;&quot;;[.D604]+FLOOR(4*RAND();1))">
            <text:p/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97" calcext:value-type="float">
            <text:p>97</text:p>
          </table:table-cell>
          <table:table-cell table:formula="of:=IF([.B605]=[.B604];[.C604]+1;1)" office:value-type="float" office:value="3" calcext:value-type="float">
            <text:p>3</text:p>
          </table:table-cell>
          <table:table-cell table:formula="of:=IF([.C606]=1;[.C605];&quot;&quot;)">
            <text:p/>
          </table:table-cell>
          <table:table-cell table:formula="of:=IF([.D605]=&quot;&quot;;&quot;&quot;;[.B605])">
            <text:p/>
          </table:table-cell>
          <table:table-cell table:formula="of:=IF([.E605]=&quot;&quot;;&quot;&quot;;[.D605]+FLOOR(4*RAND();1))">
            <text:p/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97" calcext:value-type="float">
            <text:p>97</text:p>
          </table:table-cell>
          <table:table-cell table:formula="of:=IF([.B606]=[.B605];[.C605]+1;1)" office:value-type="float" office:value="4" calcext:value-type="float">
            <text:p>4</text:p>
          </table:table-cell>
          <table:table-cell table:formula="of:=IF([.C607]=1;[.C606];&quot;&quot;)" office:value-type="float" office:value="4" calcext:value-type="float">
            <text:p>4</text:p>
          </table:table-cell>
          <table:table-cell table:formula="of:=IF([.D606]=&quot;&quot;;&quot;&quot;;[.B606])" office:value-type="float" office:value="97" calcext:value-type="float">
            <text:p>97</text:p>
          </table:table-cell>
          <table:table-cell table:formula="of:=IF([.E606]=&quot;&quot;;&quot;&quot;;[.D606]+FLOOR(4*RAND();1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8" calcext:value-type="float">
            <text:p>98</text:p>
          </table:table-cell>
          <table:table-cell table:formula="of:=IF([.B607]=[.B606];[.C606]+1;1)" office:value-type="float" office:value="1" calcext:value-type="float">
            <text:p>1</text:p>
          </table:table-cell>
          <table:table-cell table:formula="of:=IF([.C608]=1;[.C607];&quot;&quot;)">
            <text:p/>
          </table:table-cell>
          <table:table-cell table:formula="of:=IF([.D607]=&quot;&quot;;&quot;&quot;;[.B607])">
            <text:p/>
          </table:table-cell>
          <table:table-cell table:formula="of:=IF([.E607]=&quot;&quot;;&quot;&quot;;[.D607]+FLOOR(4*RAND();1))">
            <text:p/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8" calcext:value-type="float">
            <text:p>98</text:p>
          </table:table-cell>
          <table:table-cell table:formula="of:=IF([.B608]=[.B607];[.C607]+1;1)" office:value-type="float" office:value="2" calcext:value-type="float">
            <text:p>2</text:p>
          </table:table-cell>
          <table:table-cell table:formula="of:=IF([.C609]=1;[.C608];&quot;&quot;)">
            <text:p/>
          </table:table-cell>
          <table:table-cell table:formula="of:=IF([.D608]=&quot;&quot;;&quot;&quot;;[.B608])">
            <text:p/>
          </table:table-cell>
          <table:table-cell table:formula="of:=IF([.E608]=&quot;&quot;;&quot;&quot;;[.D608]+FLOOR(4*RAND();1))">
            <text:p/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98" calcext:value-type="float">
            <text:p>98</text:p>
          </table:table-cell>
          <table:table-cell table:formula="of:=IF([.B609]=[.B608];[.C608]+1;1)" office:value-type="float" office:value="3" calcext:value-type="float">
            <text:p>3</text:p>
          </table:table-cell>
          <table:table-cell table:formula="of:=IF([.C610]=1;[.C609];&quot;&quot;)">
            <text:p/>
          </table:table-cell>
          <table:table-cell table:formula="of:=IF([.D609]=&quot;&quot;;&quot;&quot;;[.B609])">
            <text:p/>
          </table:table-cell>
          <table:table-cell table:formula="of:=IF([.E609]=&quot;&quot;;&quot;&quot;;[.D609]+FLOOR(4*RAND();1))">
            <text:p/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98" calcext:value-type="float">
            <text:p>98</text:p>
          </table:table-cell>
          <table:table-cell table:formula="of:=IF([.B610]=[.B609];[.C609]+1;1)" office:value-type="float" office:value="4" calcext:value-type="float">
            <text:p>4</text:p>
          </table:table-cell>
          <table:table-cell table:formula="of:=IF([.C611]=1;[.C610];&quot;&quot;)">
            <text:p/>
          </table:table-cell>
          <table:table-cell table:formula="of:=IF([.D610]=&quot;&quot;;&quot;&quot;;[.B610])">
            <text:p/>
          </table:table-cell>
          <table:table-cell table:formula="of:=IF([.E610]=&quot;&quot;;&quot;&quot;;[.D610]+FLOOR(4*RAND();1))">
            <text:p/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98" calcext:value-type="float">
            <text:p>98</text:p>
          </table:table-cell>
          <table:table-cell table:formula="of:=IF([.B611]=[.B610];[.C610]+1;1)" office:value-type="float" office:value="5" calcext:value-type="float">
            <text:p>5</text:p>
          </table:table-cell>
          <table:table-cell table:formula="of:=IF([.C612]=1;[.C611];&quot;&quot;)">
            <text:p/>
          </table:table-cell>
          <table:table-cell table:formula="of:=IF([.D611]=&quot;&quot;;&quot;&quot;;[.B611])">
            <text:p/>
          </table:table-cell>
          <table:table-cell table:formula="of:=IF([.E611]=&quot;&quot;;&quot;&quot;;[.D611]+FLOOR(4*RAND();1))">
            <text:p/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98" calcext:value-type="float">
            <text:p>98</text:p>
          </table:table-cell>
          <table:table-cell table:formula="of:=IF([.B612]=[.B611];[.C611]+1;1)" office:value-type="float" office:value="6" calcext:value-type="float">
            <text:p>6</text:p>
          </table:table-cell>
          <table:table-cell table:formula="of:=IF([.C613]=1;[.C612];&quot;&quot;)" office:value-type="float" office:value="6" calcext:value-type="float">
            <text:p>6</text:p>
          </table:table-cell>
          <table:table-cell table:formula="of:=IF([.D612]=&quot;&quot;;&quot;&quot;;[.B612])" office:value-type="float" office:value="98" calcext:value-type="float">
            <text:p>98</text:p>
          </table:table-cell>
          <table:table-cell table:formula="of:=IF([.E612]=&quot;&quot;;&quot;&quot;;[.D612]+FLOOR(4*RAND();1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9" calcext:value-type="float">
            <text:p>99</text:p>
          </table:table-cell>
          <table:table-cell table:formula="of:=IF([.B613]=[.B612];[.C612]+1;1)" office:value-type="float" office:value="1" calcext:value-type="float">
            <text:p>1</text:p>
          </table:table-cell>
          <table:table-cell table:formula="of:=IF([.C614]=1;[.C613];&quot;&quot;)">
            <text:p/>
          </table:table-cell>
          <table:table-cell table:formula="of:=IF([.D613]=&quot;&quot;;&quot;&quot;;[.B613])">
            <text:p/>
          </table:table-cell>
          <table:table-cell table:formula="of:=IF([.E613]=&quot;&quot;;&quot;&quot;;[.D613]+FLOOR(4*RAND();1))">
            <text:p/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99" calcext:value-type="float">
            <text:p>99</text:p>
          </table:table-cell>
          <table:table-cell table:formula="of:=IF([.B614]=[.B613];[.C613]+1;1)" office:value-type="float" office:value="2" calcext:value-type="float">
            <text:p>2</text:p>
          </table:table-cell>
          <table:table-cell table:formula="of:=IF([.C615]=1;[.C614];&quot;&quot;)">
            <text:p/>
          </table:table-cell>
          <table:table-cell table:formula="of:=IF([.D614]=&quot;&quot;;&quot;&quot;;[.B614])">
            <text:p/>
          </table:table-cell>
          <table:table-cell table:formula="of:=IF([.E614]=&quot;&quot;;&quot;&quot;;[.D614]+FLOOR(4*RAND();1))">
            <text:p/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99" calcext:value-type="float">
            <text:p>99</text:p>
          </table:table-cell>
          <table:table-cell table:formula="of:=IF([.B615]=[.B614];[.C614]+1;1)" office:value-type="float" office:value="3" calcext:value-type="float">
            <text:p>3</text:p>
          </table:table-cell>
          <table:table-cell table:formula="of:=IF([.C616]=1;[.C615];&quot;&quot;)">
            <text:p/>
          </table:table-cell>
          <table:table-cell table:formula="of:=IF([.D615]=&quot;&quot;;&quot;&quot;;[.B615])">
            <text:p/>
          </table:table-cell>
          <table:table-cell table:formula="of:=IF([.E615]=&quot;&quot;;&quot;&quot;;[.D615]+FLOOR(4*RAND();1))">
            <text:p/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99" calcext:value-type="float">
            <text:p>99</text:p>
          </table:table-cell>
          <table:table-cell table:formula="of:=IF([.B616]=[.B615];[.C615]+1;1)" office:value-type="float" office:value="4" calcext:value-type="float">
            <text:p>4</text:p>
          </table:table-cell>
          <table:table-cell table:formula="of:=IF([.C617]=1;[.C616];&quot;&quot;)">
            <text:p/>
          </table:table-cell>
          <table:table-cell table:formula="of:=IF([.D616]=&quot;&quot;;&quot;&quot;;[.B616])">
            <text:p/>
          </table:table-cell>
          <table:table-cell table:formula="of:=IF([.E616]=&quot;&quot;;&quot;&quot;;[.D616]+FLOOR(4*RAND();1))">
            <text:p/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99" calcext:value-type="float">
            <text:p>99</text:p>
          </table:table-cell>
          <table:table-cell table:formula="of:=IF([.B617]=[.B616];[.C616]+1;1)" office:value-type="float" office:value="5" calcext:value-type="float">
            <text:p>5</text:p>
          </table:table-cell>
          <table:table-cell table:formula="of:=IF([.C618]=1;[.C617];&quot;&quot;)" office:value-type="float" office:value="5" calcext:value-type="float">
            <text:p>5</text:p>
          </table:table-cell>
          <table:table-cell table:formula="of:=IF([.D617]=&quot;&quot;;&quot;&quot;;[.B617])" office:value-type="float" office:value="99" calcext:value-type="float">
            <text:p>99</text:p>
          </table:table-cell>
          <table:table-cell table:formula="of:=IF([.E617]=&quot;&quot;;&quot;&quot;;[.D617]+FLOOR(4*RAND();1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0" calcext:value-type="float">
            <text:p>100</text:p>
          </table:table-cell>
          <table:table-cell table:formula="of:=IF([.B618]=[.B617];[.C617]+1;1)" office:value-type="float" office:value="1" calcext:value-type="float">
            <text:p>1</text:p>
          </table:table-cell>
          <table:table-cell table:formula="of:=IF([.C619]=1;[.C618];&quot;&quot;)">
            <text:p/>
          </table:table-cell>
          <table:table-cell table:formula="of:=IF([.D618]=&quot;&quot;;&quot;&quot;;[.B618])">
            <text:p/>
          </table:table-cell>
          <table:table-cell table:formula="of:=IF([.E618]=&quot;&quot;;&quot;&quot;;[.D618]+FLOOR(4*RAND();1))">
            <text:p/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00" calcext:value-type="float">
            <text:p>100</text:p>
          </table:table-cell>
          <table:table-cell table:formula="of:=IF([.B619]=[.B618];[.C618]+1;1)" office:value-type="float" office:value="2" calcext:value-type="float">
            <text:p>2</text:p>
          </table:table-cell>
          <table:table-cell table:formula="of:=IF([.C620]=1;[.C619];&quot;&quot;)">
            <text:p/>
          </table:table-cell>
          <table:table-cell table:formula="of:=IF([.D619]=&quot;&quot;;&quot;&quot;;[.B619])">
            <text:p/>
          </table:table-cell>
          <table:table-cell table:formula="of:=IF([.E619]=&quot;&quot;;&quot;&quot;;[.D619]+FLOOR(4*RAND();1))">
            <text:p/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00" calcext:value-type="float">
            <text:p>100</text:p>
          </table:table-cell>
          <table:table-cell table:formula="of:=IF([.B620]=[.B619];[.C619]+1;1)" office:value-type="float" office:value="3" calcext:value-type="float">
            <text:p>3</text:p>
          </table:table-cell>
          <table:table-cell table:formula="of:=IF([.C621]=1;[.C620];&quot;&quot;)">
            <text:p/>
          </table:table-cell>
          <table:table-cell table:formula="of:=IF([.D620]=&quot;&quot;;&quot;&quot;;[.B620])">
            <text:p/>
          </table:table-cell>
          <table:table-cell table:formula="of:=IF([.E620]=&quot;&quot;;&quot;&quot;;[.D620]+FLOOR(4*RAND();1))">
            <text:p/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00" calcext:value-type="float">
            <text:p>100</text:p>
          </table:table-cell>
          <table:table-cell table:formula="of:=IF([.B621]=[.B620];[.C620]+1;1)" office:value-type="float" office:value="4" calcext:value-type="float">
            <text:p>4</text:p>
          </table:table-cell>
          <table:table-cell table:formula="of:=IF([.C622]=1;[.C621];&quot;&quot;)">
            <text:p/>
          </table:table-cell>
          <table:table-cell table:formula="of:=IF([.D621]=&quot;&quot;;&quot;&quot;;[.B621])">
            <text:p/>
          </table:table-cell>
          <table:table-cell table:formula="of:=IF([.E621]=&quot;&quot;;&quot;&quot;;[.D621]+FLOOR(4*RAND();1))">
            <text:p/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00" calcext:value-type="float">
            <text:p>100</text:p>
          </table:table-cell>
          <table:table-cell table:formula="of:=IF([.B622]=[.B621];[.C621]+1;1)" office:value-type="float" office:value="5" calcext:value-type="float">
            <text:p>5</text:p>
          </table:table-cell>
          <table:table-cell table:formula="of:=IF([.C623]=1;[.C622];&quot;&quot;)">
            <text:p/>
          </table:table-cell>
          <table:table-cell table:formula="of:=IF([.D622]=&quot;&quot;;&quot;&quot;;[.B622])">
            <text:p/>
          </table:table-cell>
          <table:table-cell table:formula="of:=IF([.E622]=&quot;&quot;;&quot;&quot;;[.D622]+FLOOR(4*RAND();1))">
            <text:p/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00" calcext:value-type="float">
            <text:p>100</text:p>
          </table:table-cell>
          <table:table-cell table:formula="of:=IF([.B623]=[.B622];[.C622]+1;1)" office:value-type="float" office:value="6" calcext:value-type="float">
            <text:p>6</text:p>
          </table:table-cell>
          <table:table-cell table:formula="of:=IF([.C624]=1;[.C623];&quot;&quot;)">
            <text:p/>
          </table:table-cell>
          <table:table-cell table:formula="of:=IF([.D623]=&quot;&quot;;&quot;&quot;;[.B623])">
            <text:p/>
          </table:table-cell>
          <table:table-cell table:formula="of:=IF([.E623]=&quot;&quot;;&quot;&quot;;[.D623]+FLOOR(4*RAND();1))">
            <text:p/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00" calcext:value-type="float">
            <text:p>100</text:p>
          </table:table-cell>
          <table:table-cell table:formula="of:=IF([.B624]=[.B623];[.C623]+1;1)" office:value-type="float" office:value="7" calcext:value-type="float">
            <text:p>7</text:p>
          </table:table-cell>
          <table:table-cell table:formula="of:=IF([.C625]=1;[.C624];&quot;&quot;)">
            <text:p/>
          </table:table-cell>
          <table:table-cell table:formula="of:=IF([.D624]=&quot;&quot;;&quot;&quot;;[.B624])">
            <text:p/>
          </table:table-cell>
          <table:table-cell table:formula="of:=IF([.E624]=&quot;&quot;;&quot;&quot;;[.D624]+FLOOR(4*RAND();1))">
            <text:p/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00" calcext:value-type="float">
            <text:p>100</text:p>
          </table:table-cell>
          <table:table-cell table:formula="of:=IF([.B625]=[.B624];[.C624]+1;1)" office:value-type="float" office:value="8" calcext:value-type="float">
            <text:p>8</text:p>
          </table:table-cell>
          <table:table-cell table:formula="of:=IF([.C626]=1;[.C625];&quot;&quot;)" office:value-type="float" office:value="8" calcext:value-type="float">
            <text:p>8</text:p>
          </table:table-cell>
          <table:table-cell table:formula="of:=IF([.D625]=&quot;&quot;;&quot;&quot;;[.B625])" office:value-type="float" office:value="100" calcext:value-type="float">
            <text:p>100</text:p>
          </table:table-cell>
          <table:table-cell table:formula="of:=IF([.E625]=&quot;&quot;;&quot;&quot;;[.D625]+FLOOR(4*RAND();1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1" calcext:value-type="float">
            <text:p>101</text:p>
          </table:table-cell>
          <table:table-cell table:formula="of:=IF([.B626]=[.B625];[.C625]+1;1)" office:value-type="float" office:value="1" calcext:value-type="float">
            <text:p>1</text:p>
          </table:table-cell>
          <table:table-cell table:formula="of:=IF([.C627]=1;[.C626];&quot;&quot;)">
            <text:p/>
          </table:table-cell>
          <table:table-cell table:formula="of:=IF([.D626]=&quot;&quot;;&quot;&quot;;[.B626])">
            <text:p/>
          </table:table-cell>
          <table:table-cell table:formula="of:=IF([.E626]=&quot;&quot;;&quot;&quot;;[.D626]+FLOOR(4*RAND();1))">
            <text:p/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1" calcext:value-type="float">
            <text:p>101</text:p>
          </table:table-cell>
          <table:table-cell table:formula="of:=IF([.B627]=[.B626];[.C626]+1;1)" office:value-type="float" office:value="2" calcext:value-type="float">
            <text:p>2</text:p>
          </table:table-cell>
          <table:table-cell table:formula="of:=IF([.C628]=1;[.C627];&quot;&quot;)">
            <text:p/>
          </table:table-cell>
          <table:table-cell table:formula="of:=IF([.D627]=&quot;&quot;;&quot;&quot;;[.B627])">
            <text:p/>
          </table:table-cell>
          <table:table-cell table:formula="of:=IF([.E627]=&quot;&quot;;&quot;&quot;;[.D627]+FLOOR(4*RAND();1))">
            <text:p/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1" calcext:value-type="float">
            <text:p>101</text:p>
          </table:table-cell>
          <table:table-cell table:formula="of:=IF([.B628]=[.B627];[.C627]+1;1)" office:value-type="float" office:value="3" calcext:value-type="float">
            <text:p>3</text:p>
          </table:table-cell>
          <table:table-cell table:formula="of:=IF([.C629]=1;[.C628];&quot;&quot;)">
            <text:p/>
          </table:table-cell>
          <table:table-cell table:formula="of:=IF([.D628]=&quot;&quot;;&quot;&quot;;[.B628])">
            <text:p/>
          </table:table-cell>
          <table:table-cell table:formula="of:=IF([.E628]=&quot;&quot;;&quot;&quot;;[.D628]+FLOOR(4*RAND();1))">
            <text:p/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01" calcext:value-type="float">
            <text:p>101</text:p>
          </table:table-cell>
          <table:table-cell table:formula="of:=IF([.B629]=[.B628];[.C628]+1;1)" office:value-type="float" office:value="4" calcext:value-type="float">
            <text:p>4</text:p>
          </table:table-cell>
          <table:table-cell table:formula="of:=IF([.C630]=1;[.C629];&quot;&quot;)" office:value-type="float" office:value="4" calcext:value-type="float">
            <text:p>4</text:p>
          </table:table-cell>
          <table:table-cell table:formula="of:=IF([.D629]=&quot;&quot;;&quot;&quot;;[.B629])" office:value-type="float" office:value="101" calcext:value-type="float">
            <text:p>101</text:p>
          </table:table-cell>
          <table:table-cell table:formula="of:=IF([.E629]=&quot;&quot;;&quot;&quot;;[.D629]+FLOOR(4*RAND();1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2" calcext:value-type="float">
            <text:p>102</text:p>
          </table:table-cell>
          <table:table-cell table:formula="of:=IF([.B630]=[.B629];[.C629]+1;1)" office:value-type="float" office:value="1" calcext:value-type="float">
            <text:p>1</text:p>
          </table:table-cell>
          <table:table-cell table:formula="of:=IF([.C631]=1;[.C630];&quot;&quot;)">
            <text:p/>
          </table:table-cell>
          <table:table-cell table:formula="of:=IF([.D630]=&quot;&quot;;&quot;&quot;;[.B630])">
            <text:p/>
          </table:table-cell>
          <table:table-cell table:formula="of:=IF([.E630]=&quot;&quot;;&quot;&quot;;[.D630]+FLOOR(4*RAND();1))">
            <text:p/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2" calcext:value-type="float">
            <text:p>102</text:p>
          </table:table-cell>
          <table:table-cell table:formula="of:=IF([.B631]=[.B630];[.C630]+1;1)" office:value-type="float" office:value="2" calcext:value-type="float">
            <text:p>2</text:p>
          </table:table-cell>
          <table:table-cell table:formula="of:=IF([.C632]=1;[.C631];&quot;&quot;)">
            <text:p/>
          </table:table-cell>
          <table:table-cell table:formula="of:=IF([.D631]=&quot;&quot;;&quot;&quot;;[.B631])">
            <text:p/>
          </table:table-cell>
          <table:table-cell table:formula="of:=IF([.E631]=&quot;&quot;;&quot;&quot;;[.D631]+FLOOR(4*RAND();1))">
            <text:p/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02" calcext:value-type="float">
            <text:p>102</text:p>
          </table:table-cell>
          <table:table-cell table:formula="of:=IF([.B632]=[.B631];[.C631]+1;1)" office:value-type="float" office:value="3" calcext:value-type="float">
            <text:p>3</text:p>
          </table:table-cell>
          <table:table-cell table:formula="of:=IF([.C633]=1;[.C632];&quot;&quot;)">
            <text:p/>
          </table:table-cell>
          <table:table-cell table:formula="of:=IF([.D632]=&quot;&quot;;&quot;&quot;;[.B632])">
            <text:p/>
          </table:table-cell>
          <table:table-cell table:formula="of:=IF([.E632]=&quot;&quot;;&quot;&quot;;[.D632]+FLOOR(4*RAND();1))">
            <text:p/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02" calcext:value-type="float">
            <text:p>102</text:p>
          </table:table-cell>
          <table:table-cell table:formula="of:=IF([.B633]=[.B632];[.C632]+1;1)" office:value-type="float" office:value="4" calcext:value-type="float">
            <text:p>4</text:p>
          </table:table-cell>
          <table:table-cell table:formula="of:=IF([.C634]=1;[.C633];&quot;&quot;)">
            <text:p/>
          </table:table-cell>
          <table:table-cell table:formula="of:=IF([.D633]=&quot;&quot;;&quot;&quot;;[.B633])">
            <text:p/>
          </table:table-cell>
          <table:table-cell table:formula="of:=IF([.E633]=&quot;&quot;;&quot;&quot;;[.D633]+FLOOR(4*RAND();1))">
            <text:p/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02" calcext:value-type="float">
            <text:p>102</text:p>
          </table:table-cell>
          <table:table-cell table:formula="of:=IF([.B634]=[.B633];[.C633]+1;1)" office:value-type="float" office:value="5" calcext:value-type="float">
            <text:p>5</text:p>
          </table:table-cell>
          <table:table-cell table:formula="of:=IF([.C635]=1;[.C634];&quot;&quot;)">
            <text:p/>
          </table:table-cell>
          <table:table-cell table:formula="of:=IF([.D634]=&quot;&quot;;&quot;&quot;;[.B634])">
            <text:p/>
          </table:table-cell>
          <table:table-cell table:formula="of:=IF([.E634]=&quot;&quot;;&quot;&quot;;[.D634]+FLOOR(4*RAND();1))">
            <text:p/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02" calcext:value-type="float">
            <text:p>102</text:p>
          </table:table-cell>
          <table:table-cell table:formula="of:=IF([.B635]=[.B634];[.C634]+1;1)" office:value-type="float" office:value="6" calcext:value-type="float">
            <text:p>6</text:p>
          </table:table-cell>
          <table:table-cell table:formula="of:=IF([.C636]=1;[.C635];&quot;&quot;)">
            <text:p/>
          </table:table-cell>
          <table:table-cell table:formula="of:=IF([.D635]=&quot;&quot;;&quot;&quot;;[.B635])">
            <text:p/>
          </table:table-cell>
          <table:table-cell table:formula="of:=IF([.E635]=&quot;&quot;;&quot;&quot;;[.D635]+FLOOR(4*RAND();1))">
            <text:p/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02" calcext:value-type="float">
            <text:p>102</text:p>
          </table:table-cell>
          <table:table-cell table:formula="of:=IF([.B636]=[.B635];[.C635]+1;1)" office:value-type="float" office:value="7" calcext:value-type="float">
            <text:p>7</text:p>
          </table:table-cell>
          <table:table-cell table:formula="of:=IF([.C637]=1;[.C636];&quot;&quot;)">
            <text:p/>
          </table:table-cell>
          <table:table-cell table:formula="of:=IF([.D636]=&quot;&quot;;&quot;&quot;;[.B636])">
            <text:p/>
          </table:table-cell>
          <table:table-cell table:formula="of:=IF([.E636]=&quot;&quot;;&quot;&quot;;[.D636]+FLOOR(4*RAND();1))">
            <text:p/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02" calcext:value-type="float">
            <text:p>102</text:p>
          </table:table-cell>
          <table:table-cell table:formula="of:=IF([.B637]=[.B636];[.C636]+1;1)" office:value-type="float" office:value="8" calcext:value-type="float">
            <text:p>8</text:p>
          </table:table-cell>
          <table:table-cell table:formula="of:=IF([.C638]=1;[.C637];&quot;&quot;)">
            <text:p/>
          </table:table-cell>
          <table:table-cell table:formula="of:=IF([.D637]=&quot;&quot;;&quot;&quot;;[.B637])">
            <text:p/>
          </table:table-cell>
          <table:table-cell table:formula="of:=IF([.E637]=&quot;&quot;;&quot;&quot;;[.D637]+FLOOR(4*RAND();1))">
            <text:p/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02" calcext:value-type="float">
            <text:p>102</text:p>
          </table:table-cell>
          <table:table-cell table:formula="of:=IF([.B638]=[.B637];[.C637]+1;1)" office:value-type="float" office:value="9" calcext:value-type="float">
            <text:p>9</text:p>
          </table:table-cell>
          <table:table-cell table:formula="of:=IF([.C639]=1;[.C638];&quot;&quot;)">
            <text:p/>
          </table:table-cell>
          <table:table-cell table:formula="of:=IF([.D638]=&quot;&quot;;&quot;&quot;;[.B638])">
            <text:p/>
          </table:table-cell>
          <table:table-cell table:formula="of:=IF([.E638]=&quot;&quot;;&quot;&quot;;[.D638]+FLOOR(4*RAND();1))">
            <text:p/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02" calcext:value-type="float">
            <text:p>102</text:p>
          </table:table-cell>
          <table:table-cell table:formula="of:=IF([.B639]=[.B638];[.C638]+1;1)" office:value-type="float" office:value="10" calcext:value-type="float">
            <text:p>10</text:p>
          </table:table-cell>
          <table:table-cell table:formula="of:=IF([.C640]=1;[.C639];&quot;&quot;)" office:value-type="float" office:value="10" calcext:value-type="float">
            <text:p>10</text:p>
          </table:table-cell>
          <table:table-cell table:formula="of:=IF([.D639]=&quot;&quot;;&quot;&quot;;[.B639])" office:value-type="float" office:value="102" calcext:value-type="float">
            <text:p>102</text:p>
          </table:table-cell>
          <table:table-cell table:formula="of:=IF([.E639]=&quot;&quot;;&quot;&quot;;[.D639]+FLOOR(4*RAND();1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  <table:table-cell table:formula="of:=IF([.B640]=[.B639];[.C639]+1;1)" office:value-type="float" office:value="1" calcext:value-type="float">
            <text:p>1</text:p>
          </table:table-cell>
          <table:table-cell table:formula="of:=IF([.C641]=1;[.C640];&quot;&quot;)">
            <text:p/>
          </table:table-cell>
          <table:table-cell table:formula="of:=IF([.D640]=&quot;&quot;;&quot;&quot;;[.B640])">
            <text:p/>
          </table:table-cell>
          <table:table-cell table:formula="of:=IF([.E640]=&quot;&quot;;&quot;&quot;;[.D640]+FLOOR(4*RAND();1))">
            <text:p/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table:formula="of:=IF([.B641]=[.B640];[.C640]+1;1)" office:value-type="float" office:value="2" calcext:value-type="float">
            <text:p>2</text:p>
          </table:table-cell>
          <table:table-cell table:formula="of:=IF([.C642]=1;[.C641];&quot;&quot;)">
            <text:p/>
          </table:table-cell>
          <table:table-cell table:formula="of:=IF([.D641]=&quot;&quot;;&quot;&quot;;[.B641])">
            <text:p/>
          </table:table-cell>
          <table:table-cell table:formula="of:=IF([.E641]=&quot;&quot;;&quot;&quot;;[.D641]+FLOOR(4*RAND();1))">
            <text:p/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03" calcext:value-type="float">
            <text:p>103</text:p>
          </table:table-cell>
          <table:table-cell table:formula="of:=IF([.B642]=[.B641];[.C641]+1;1)" office:value-type="float" office:value="3" calcext:value-type="float">
            <text:p>3</text:p>
          </table:table-cell>
          <table:table-cell table:formula="of:=IF([.C643]=1;[.C642];&quot;&quot;)">
            <text:p/>
          </table:table-cell>
          <table:table-cell table:formula="of:=IF([.D642]=&quot;&quot;;&quot;&quot;;[.B642])">
            <text:p/>
          </table:table-cell>
          <table:table-cell table:formula="of:=IF([.E642]=&quot;&quot;;&quot;&quot;;[.D642]+FLOOR(4*RAND();1))">
            <text:p/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03" calcext:value-type="float">
            <text:p>103</text:p>
          </table:table-cell>
          <table:table-cell table:formula="of:=IF([.B643]=[.B642];[.C642]+1;1)" office:value-type="float" office:value="4" calcext:value-type="float">
            <text:p>4</text:p>
          </table:table-cell>
          <table:table-cell table:formula="of:=IF([.C644]=1;[.C643];&quot;&quot;)">
            <text:p/>
          </table:table-cell>
          <table:table-cell table:formula="of:=IF([.D643]=&quot;&quot;;&quot;&quot;;[.B643])">
            <text:p/>
          </table:table-cell>
          <table:table-cell table:formula="of:=IF([.E643]=&quot;&quot;;&quot;&quot;;[.D643]+FLOOR(4*RAND();1))">
            <text:p/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03" calcext:value-type="float">
            <text:p>103</text:p>
          </table:table-cell>
          <table:table-cell table:formula="of:=IF([.B644]=[.B643];[.C643]+1;1)" office:value-type="float" office:value="5" calcext:value-type="float">
            <text:p>5</text:p>
          </table:table-cell>
          <table:table-cell table:formula="of:=IF([.C645]=1;[.C644];&quot;&quot;)" office:value-type="float" office:value="5" calcext:value-type="float">
            <text:p>5</text:p>
          </table:table-cell>
          <table:table-cell table:formula="of:=IF([.D644]=&quot;&quot;;&quot;&quot;;[.B644])" office:value-type="float" office:value="103" calcext:value-type="float">
            <text:p>103</text:p>
          </table:table-cell>
          <table:table-cell table:formula="of:=IF([.E644]=&quot;&quot;;&quot;&quot;;[.D644]+FLOOR(4*RAND();1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4" calcext:value-type="float">
            <text:p>104</text:p>
          </table:table-cell>
          <table:table-cell table:formula="of:=IF([.B645]=[.B644];[.C644]+1;1)" office:value-type="float" office:value="1" calcext:value-type="float">
            <text:p>1</text:p>
          </table:table-cell>
          <table:table-cell table:formula="of:=IF([.C646]=1;[.C645];&quot;&quot;)">
            <text:p/>
          </table:table-cell>
          <table:table-cell table:formula="of:=IF([.D645]=&quot;&quot;;&quot;&quot;;[.B645])">
            <text:p/>
          </table:table-cell>
          <table:table-cell table:formula="of:=IF([.E645]=&quot;&quot;;&quot;&quot;;[.D645]+FLOOR(4*RAND();1))">
            <text:p/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04" calcext:value-type="float">
            <text:p>104</text:p>
          </table:table-cell>
          <table:table-cell table:formula="of:=IF([.B646]=[.B645];[.C645]+1;1)" office:value-type="float" office:value="2" calcext:value-type="float">
            <text:p>2</text:p>
          </table:table-cell>
          <table:table-cell table:formula="of:=IF([.C647]=1;[.C646];&quot;&quot;)">
            <text:p/>
          </table:table-cell>
          <table:table-cell table:formula="of:=IF([.D646]=&quot;&quot;;&quot;&quot;;[.B646])">
            <text:p/>
          </table:table-cell>
          <table:table-cell table:formula="of:=IF([.E646]=&quot;&quot;;&quot;&quot;;[.D646]+FLOOR(4*RAND();1))">
            <text:p/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04" calcext:value-type="float">
            <text:p>104</text:p>
          </table:table-cell>
          <table:table-cell table:formula="of:=IF([.B647]=[.B646];[.C646]+1;1)" office:value-type="float" office:value="3" calcext:value-type="float">
            <text:p>3</text:p>
          </table:table-cell>
          <table:table-cell table:formula="of:=IF([.C648]=1;[.C647];&quot;&quot;)">
            <text:p/>
          </table:table-cell>
          <table:table-cell table:formula="of:=IF([.D647]=&quot;&quot;;&quot;&quot;;[.B647])">
            <text:p/>
          </table:table-cell>
          <table:table-cell table:formula="of:=IF([.E647]=&quot;&quot;;&quot;&quot;;[.D647]+FLOOR(4*RAND();1))">
            <text:p/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04" calcext:value-type="float">
            <text:p>104</text:p>
          </table:table-cell>
          <table:table-cell table:formula="of:=IF([.B648]=[.B647];[.C647]+1;1)" office:value-type="float" office:value="4" calcext:value-type="float">
            <text:p>4</text:p>
          </table:table-cell>
          <table:table-cell table:formula="of:=IF([.C649]=1;[.C648];&quot;&quot;)">
            <text:p/>
          </table:table-cell>
          <table:table-cell table:formula="of:=IF([.D648]=&quot;&quot;;&quot;&quot;;[.B648])">
            <text:p/>
          </table:table-cell>
          <table:table-cell table:formula="of:=IF([.E648]=&quot;&quot;;&quot;&quot;;[.D648]+FLOOR(4*RAND();1))">
            <text:p/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04" calcext:value-type="float">
            <text:p>104</text:p>
          </table:table-cell>
          <table:table-cell table:formula="of:=IF([.B649]=[.B648];[.C648]+1;1)" office:value-type="float" office:value="5" calcext:value-type="float">
            <text:p>5</text:p>
          </table:table-cell>
          <table:table-cell table:formula="of:=IF([.C650]=1;[.C649];&quot;&quot;)">
            <text:p/>
          </table:table-cell>
          <table:table-cell table:formula="of:=IF([.D649]=&quot;&quot;;&quot;&quot;;[.B649])">
            <text:p/>
          </table:table-cell>
          <table:table-cell table:formula="of:=IF([.E649]=&quot;&quot;;&quot;&quot;;[.D649]+FLOOR(4*RAND();1))">
            <text:p/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04" calcext:value-type="float">
            <text:p>104</text:p>
          </table:table-cell>
          <table:table-cell table:formula="of:=IF([.B650]=[.B649];[.C649]+1;1)" office:value-type="float" office:value="6" calcext:value-type="float">
            <text:p>6</text:p>
          </table:table-cell>
          <table:table-cell table:formula="of:=IF([.C651]=1;[.C650];&quot;&quot;)">
            <text:p/>
          </table:table-cell>
          <table:table-cell table:formula="of:=IF([.D650]=&quot;&quot;;&quot;&quot;;[.B650])">
            <text:p/>
          </table:table-cell>
          <table:table-cell table:formula="of:=IF([.E650]=&quot;&quot;;&quot;&quot;;[.D650]+FLOOR(4*RAND();1))">
            <text:p/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04" calcext:value-type="float">
            <text:p>104</text:p>
          </table:table-cell>
          <table:table-cell table:formula="of:=IF([.B651]=[.B650];[.C650]+1;1)" office:value-type="float" office:value="7" calcext:value-type="float">
            <text:p>7</text:p>
          </table:table-cell>
          <table:table-cell table:formula="of:=IF([.C652]=1;[.C651];&quot;&quot;)">
            <text:p/>
          </table:table-cell>
          <table:table-cell table:formula="of:=IF([.D651]=&quot;&quot;;&quot;&quot;;[.B651])">
            <text:p/>
          </table:table-cell>
          <table:table-cell table:formula="of:=IF([.E651]=&quot;&quot;;&quot;&quot;;[.D651]+FLOOR(4*RAND();1))">
            <text:p/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04" calcext:value-type="float">
            <text:p>104</text:p>
          </table:table-cell>
          <table:table-cell table:formula="of:=IF([.B652]=[.B651];[.C651]+1;1)" office:value-type="float" office:value="8" calcext:value-type="float">
            <text:p>8</text:p>
          </table:table-cell>
          <table:table-cell table:formula="of:=IF([.C653]=1;[.C652];&quot;&quot;)" office:value-type="float" office:value="8" calcext:value-type="float">
            <text:p>8</text:p>
          </table:table-cell>
          <table:table-cell table:formula="of:=IF([.D652]=&quot;&quot;;&quot;&quot;;[.B652])" office:value-type="float" office:value="104" calcext:value-type="float">
            <text:p>104</text:p>
          </table:table-cell>
          <table:table-cell table:formula="of:=IF([.E652]=&quot;&quot;;&quot;&quot;;[.D652]+FLOOR(4*RAND();1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table:formula="of:=IF([.B653]=[.B652];[.C652]+1;1)" office:value-type="float" office:value="1" calcext:value-type="float">
            <text:p>1</text:p>
          </table:table-cell>
          <table:table-cell table:formula="of:=IF([.C654]=1;[.C653];&quot;&quot;)">
            <text:p/>
          </table:table-cell>
          <table:table-cell table:formula="of:=IF([.D653]=&quot;&quot;;&quot;&quot;;[.B653])">
            <text:p/>
          </table:table-cell>
          <table:table-cell table:formula="of:=IF([.E653]=&quot;&quot;;&quot;&quot;;[.D653]+FLOOR(4*RAND();1))">
            <text:p/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table:formula="of:=IF([.B654]=[.B653];[.C653]+1;1)" office:value-type="float" office:value="2" calcext:value-type="float">
            <text:p>2</text:p>
          </table:table-cell>
          <table:table-cell table:formula="of:=IF([.C655]=1;[.C654];&quot;&quot;)">
            <text:p/>
          </table:table-cell>
          <table:table-cell table:formula="of:=IF([.D654]=&quot;&quot;;&quot;&quot;;[.B654])">
            <text:p/>
          </table:table-cell>
          <table:table-cell table:formula="of:=IF([.E654]=&quot;&quot;;&quot;&quot;;[.D654]+FLOOR(4*RAND();1))">
            <text:p/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5" calcext:value-type="float">
            <text:p>105</text:p>
          </table:table-cell>
          <table:table-cell table:formula="of:=IF([.B655]=[.B654];[.C654]+1;1)" office:value-type="float" office:value="3" calcext:value-type="float">
            <text:p>3</text:p>
          </table:table-cell>
          <table:table-cell table:formula="of:=IF([.C656]=1;[.C655];&quot;&quot;)">
            <text:p/>
          </table:table-cell>
          <table:table-cell table:formula="of:=IF([.D655]=&quot;&quot;;&quot;&quot;;[.B655])">
            <text:p/>
          </table:table-cell>
          <table:table-cell table:formula="of:=IF([.E655]=&quot;&quot;;&quot;&quot;;[.D655]+FLOOR(4*RAND();1))">
            <text:p/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05" calcext:value-type="float">
            <text:p>105</text:p>
          </table:table-cell>
          <table:table-cell table:formula="of:=IF([.B656]=[.B655];[.C655]+1;1)" office:value-type="float" office:value="4" calcext:value-type="float">
            <text:p>4</text:p>
          </table:table-cell>
          <table:table-cell table:formula="of:=IF([.C657]=1;[.C656];&quot;&quot;)">
            <text:p/>
          </table:table-cell>
          <table:table-cell table:formula="of:=IF([.D656]=&quot;&quot;;&quot;&quot;;[.B656])">
            <text:p/>
          </table:table-cell>
          <table:table-cell table:formula="of:=IF([.E656]=&quot;&quot;;&quot;&quot;;[.D656]+FLOOR(4*RAND();1))">
            <text:p/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05" calcext:value-type="float">
            <text:p>105</text:p>
          </table:table-cell>
          <table:table-cell table:formula="of:=IF([.B657]=[.B656];[.C656]+1;1)" office:value-type="float" office:value="5" calcext:value-type="float">
            <text:p>5</text:p>
          </table:table-cell>
          <table:table-cell table:formula="of:=IF([.C658]=1;[.C657];&quot;&quot;)">
            <text:p/>
          </table:table-cell>
          <table:table-cell table:formula="of:=IF([.D657]=&quot;&quot;;&quot;&quot;;[.B657])">
            <text:p/>
          </table:table-cell>
          <table:table-cell table:formula="of:=IF([.E657]=&quot;&quot;;&quot;&quot;;[.D657]+FLOOR(4*RAND();1))">
            <text:p/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05" calcext:value-type="float">
            <text:p>105</text:p>
          </table:table-cell>
          <table:table-cell table:formula="of:=IF([.B658]=[.B657];[.C657]+1;1)" office:value-type="float" office:value="6" calcext:value-type="float">
            <text:p>6</text:p>
          </table:table-cell>
          <table:table-cell table:formula="of:=IF([.C659]=1;[.C658];&quot;&quot;)">
            <text:p/>
          </table:table-cell>
          <table:table-cell table:formula="of:=IF([.D658]=&quot;&quot;;&quot;&quot;;[.B658])">
            <text:p/>
          </table:table-cell>
          <table:table-cell table:formula="of:=IF([.E658]=&quot;&quot;;&quot;&quot;;[.D658]+FLOOR(4*RAND();1))">
            <text:p/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05" calcext:value-type="float">
            <text:p>105</text:p>
          </table:table-cell>
          <table:table-cell table:formula="of:=IF([.B659]=[.B658];[.C658]+1;1)" office:value-type="float" office:value="7" calcext:value-type="float">
            <text:p>7</text:p>
          </table:table-cell>
          <table:table-cell table:formula="of:=IF([.C660]=1;[.C659];&quot;&quot;)">
            <text:p/>
          </table:table-cell>
          <table:table-cell table:formula="of:=IF([.D659]=&quot;&quot;;&quot;&quot;;[.B659])">
            <text:p/>
          </table:table-cell>
          <table:table-cell table:formula="of:=IF([.E659]=&quot;&quot;;&quot;&quot;;[.D659]+FLOOR(4*RAND();1))">
            <text:p/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05" calcext:value-type="float">
            <text:p>105</text:p>
          </table:table-cell>
          <table:table-cell table:formula="of:=IF([.B660]=[.B659];[.C659]+1;1)" office:value-type="float" office:value="8" calcext:value-type="float">
            <text:p>8</text:p>
          </table:table-cell>
          <table:table-cell table:formula="of:=IF([.C661]=1;[.C660];&quot;&quot;)" office:value-type="float" office:value="8" calcext:value-type="float">
            <text:p>8</text:p>
          </table:table-cell>
          <table:table-cell table:formula="of:=IF([.D660]=&quot;&quot;;&quot;&quot;;[.B660])" office:value-type="float" office:value="105" calcext:value-type="float">
            <text:p>105</text:p>
          </table:table-cell>
          <table:table-cell table:formula="of:=IF([.E660]=&quot;&quot;;&quot;&quot;;[.D660]+FLOOR(4*RAND();1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6" calcext:value-type="float">
            <text:p>106</text:p>
          </table:table-cell>
          <table:table-cell table:formula="of:=IF([.B661]=[.B660];[.C660]+1;1)" office:value-type="float" office:value="1" calcext:value-type="float">
            <text:p>1</text:p>
          </table:table-cell>
          <table:table-cell table:formula="of:=IF([.C662]=1;[.C661];&quot;&quot;)">
            <text:p/>
          </table:table-cell>
          <table:table-cell table:formula="of:=IF([.D661]=&quot;&quot;;&quot;&quot;;[.B661])">
            <text:p/>
          </table:table-cell>
          <table:table-cell table:formula="of:=IF([.E661]=&quot;&quot;;&quot;&quot;;[.D661]+FLOOR(4*RAND();1))">
            <text:p/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06" calcext:value-type="float">
            <text:p>106</text:p>
          </table:table-cell>
          <table:table-cell table:formula="of:=IF([.B662]=[.B661];[.C661]+1;1)" office:value-type="float" office:value="2" calcext:value-type="float">
            <text:p>2</text:p>
          </table:table-cell>
          <table:table-cell table:formula="of:=IF([.C663]=1;[.C662];&quot;&quot;)">
            <text:p/>
          </table:table-cell>
          <table:table-cell table:formula="of:=IF([.D662]=&quot;&quot;;&quot;&quot;;[.B662])">
            <text:p/>
          </table:table-cell>
          <table:table-cell table:formula="of:=IF([.E662]=&quot;&quot;;&quot;&quot;;[.D662]+FLOOR(4*RAND();1))">
            <text:p/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06" calcext:value-type="float">
            <text:p>106</text:p>
          </table:table-cell>
          <table:table-cell table:formula="of:=IF([.B663]=[.B662];[.C662]+1;1)" office:value-type="float" office:value="3" calcext:value-type="float">
            <text:p>3</text:p>
          </table:table-cell>
          <table:table-cell table:formula="of:=IF([.C664]=1;[.C663];&quot;&quot;)">
            <text:p/>
          </table:table-cell>
          <table:table-cell table:formula="of:=IF([.D663]=&quot;&quot;;&quot;&quot;;[.B663])">
            <text:p/>
          </table:table-cell>
          <table:table-cell table:formula="of:=IF([.E663]=&quot;&quot;;&quot;&quot;;[.D663]+FLOOR(4*RAND();1))">
            <text:p/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06" calcext:value-type="float">
            <text:p>106</text:p>
          </table:table-cell>
          <table:table-cell table:formula="of:=IF([.B664]=[.B663];[.C663]+1;1)" office:value-type="float" office:value="4" calcext:value-type="float">
            <text:p>4</text:p>
          </table:table-cell>
          <table:table-cell table:formula="of:=IF([.C665]=1;[.C664];&quot;&quot;)">
            <text:p/>
          </table:table-cell>
          <table:table-cell table:formula="of:=IF([.D664]=&quot;&quot;;&quot;&quot;;[.B664])">
            <text:p/>
          </table:table-cell>
          <table:table-cell table:formula="of:=IF([.E664]=&quot;&quot;;&quot;&quot;;[.D664]+FLOOR(4*RAND();1))">
            <text:p/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06" calcext:value-type="float">
            <text:p>106</text:p>
          </table:table-cell>
          <table:table-cell table:formula="of:=IF([.B665]=[.B664];[.C664]+1;1)" office:value-type="float" office:value="5" calcext:value-type="float">
            <text:p>5</text:p>
          </table:table-cell>
          <table:table-cell table:formula="of:=IF([.C666]=1;[.C665];&quot;&quot;)">
            <text:p/>
          </table:table-cell>
          <table:table-cell table:formula="of:=IF([.D665]=&quot;&quot;;&quot;&quot;;[.B665])">
            <text:p/>
          </table:table-cell>
          <table:table-cell table:formula="of:=IF([.E665]=&quot;&quot;;&quot;&quot;;[.D665]+FLOOR(4*RAND();1))">
            <text:p/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06" calcext:value-type="float">
            <text:p>106</text:p>
          </table:table-cell>
          <table:table-cell table:formula="of:=IF([.B666]=[.B665];[.C665]+1;1)" office:value-type="float" office:value="6" calcext:value-type="float">
            <text:p>6</text:p>
          </table:table-cell>
          <table:table-cell table:formula="of:=IF([.C667]=1;[.C666];&quot;&quot;)">
            <text:p/>
          </table:table-cell>
          <table:table-cell table:formula="of:=IF([.D666]=&quot;&quot;;&quot;&quot;;[.B666])">
            <text:p/>
          </table:table-cell>
          <table:table-cell table:formula="of:=IF([.E666]=&quot;&quot;;&quot;&quot;;[.D666]+FLOOR(4*RAND();1))">
            <text:p/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06" calcext:value-type="float">
            <text:p>106</text:p>
          </table:table-cell>
          <table:table-cell table:formula="of:=IF([.B667]=[.B666];[.C666]+1;1)" office:value-type="float" office:value="7" calcext:value-type="float">
            <text:p>7</text:p>
          </table:table-cell>
          <table:table-cell table:formula="of:=IF([.C668]=1;[.C667];&quot;&quot;)" office:value-type="float" office:value="7" calcext:value-type="float">
            <text:p>7</text:p>
          </table:table-cell>
          <table:table-cell table:formula="of:=IF([.D667]=&quot;&quot;;&quot;&quot;;[.B667])" office:value-type="float" office:value="106" calcext:value-type="float">
            <text:p>106</text:p>
          </table:table-cell>
          <table:table-cell table:formula="of:=IF([.E667]=&quot;&quot;;&quot;&quot;;[.D667]+FLOOR(4*RAND();1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7" calcext:value-type="float">
            <text:p>107</text:p>
          </table:table-cell>
          <table:table-cell table:formula="of:=IF([.B668]=[.B667];[.C667]+1;1)" office:value-type="float" office:value="1" calcext:value-type="float">
            <text:p>1</text:p>
          </table:table-cell>
          <table:table-cell table:formula="of:=IF([.C669]=1;[.C668];&quot;&quot;)">
            <text:p/>
          </table:table-cell>
          <table:table-cell table:formula="of:=IF([.D668]=&quot;&quot;;&quot;&quot;;[.B668])">
            <text:p/>
          </table:table-cell>
          <table:table-cell table:formula="of:=IF([.E668]=&quot;&quot;;&quot;&quot;;[.D668]+FLOOR(4*RAND();1))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7" calcext:value-type="float">
            <text:p>107</text:p>
          </table:table-cell>
          <table:table-cell table:formula="of:=IF([.B669]=[.B668];[.C668]+1;1)" office:value-type="float" office:value="2" calcext:value-type="float">
            <text:p>2</text:p>
          </table:table-cell>
          <table:table-cell table:formula="of:=IF([.C670]=1;[.C669];&quot;&quot;)">
            <text:p/>
          </table:table-cell>
          <table:table-cell table:formula="of:=IF([.D669]=&quot;&quot;;&quot;&quot;;[.B669])">
            <text:p/>
          </table:table-cell>
          <table:table-cell table:formula="of:=IF([.E669]=&quot;&quot;;&quot;&quot;;[.D669]+FLOOR(4*RAND();1))">
            <text:p/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7" calcext:value-type="float">
            <text:p>107</text:p>
          </table:table-cell>
          <table:table-cell table:formula="of:=IF([.B670]=[.B669];[.C669]+1;1)" office:value-type="float" office:value="3" calcext:value-type="float">
            <text:p>3</text:p>
          </table:table-cell>
          <table:table-cell table:formula="of:=IF([.C671]=1;[.C670];&quot;&quot;)">
            <text:p/>
          </table:table-cell>
          <table:table-cell table:formula="of:=IF([.D670]=&quot;&quot;;&quot;&quot;;[.B670])">
            <text:p/>
          </table:table-cell>
          <table:table-cell table:formula="of:=IF([.E670]=&quot;&quot;;&quot;&quot;;[.D670]+FLOOR(4*RAND();1))">
            <text:p/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table:formula="of:=IF([.B671]=[.B670];[.C670]+1;1)" office:value-type="float" office:value="4" calcext:value-type="float">
            <text:p>4</text:p>
          </table:table-cell>
          <table:table-cell table:formula="of:=IF([.C672]=1;[.C671];&quot;&quot;)">
            <text:p/>
          </table:table-cell>
          <table:table-cell table:formula="of:=IF([.D671]=&quot;&quot;;&quot;&quot;;[.B671])">
            <text:p/>
          </table:table-cell>
          <table:table-cell table:formula="of:=IF([.E671]=&quot;&quot;;&quot;&quot;;[.D671]+FLOOR(4*RAND();1))">
            <text:p/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7" calcext:value-type="float">
            <text:p>107</text:p>
          </table:table-cell>
          <table:table-cell table:formula="of:=IF([.B672]=[.B671];[.C671]+1;1)" office:value-type="float" office:value="5" calcext:value-type="float">
            <text:p>5</text:p>
          </table:table-cell>
          <table:table-cell table:formula="of:=IF([.C673]=1;[.C672];&quot;&quot;)">
            <text:p/>
          </table:table-cell>
          <table:table-cell table:formula="of:=IF([.D672]=&quot;&quot;;&quot;&quot;;[.B672])">
            <text:p/>
          </table:table-cell>
          <table:table-cell table:formula="of:=IF([.E672]=&quot;&quot;;&quot;&quot;;[.D672]+FLOOR(4*RAND();1))">
            <text:p/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7" calcext:value-type="float">
            <text:p>107</text:p>
          </table:table-cell>
          <table:table-cell table:formula="of:=IF([.B673]=[.B672];[.C672]+1;1)" office:value-type="float" office:value="6" calcext:value-type="float">
            <text:p>6</text:p>
          </table:table-cell>
          <table:table-cell table:formula="of:=IF([.C674]=1;[.C673];&quot;&quot;)">
            <text:p/>
          </table:table-cell>
          <table:table-cell table:formula="of:=IF([.D673]=&quot;&quot;;&quot;&quot;;[.B673])">
            <text:p/>
          </table:table-cell>
          <table:table-cell table:formula="of:=IF([.E673]=&quot;&quot;;&quot;&quot;;[.D673]+FLOOR(4*RAND();1))">
            <text:p/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7" calcext:value-type="float">
            <text:p>107</text:p>
          </table:table-cell>
          <table:table-cell table:formula="of:=IF([.B674]=[.B673];[.C673]+1;1)" office:value-type="float" office:value="7" calcext:value-type="float">
            <text:p>7</text:p>
          </table:table-cell>
          <table:table-cell table:formula="of:=IF([.C675]=1;[.C674];&quot;&quot;)">
            <text:p/>
          </table:table-cell>
          <table:table-cell table:formula="of:=IF([.D674]=&quot;&quot;;&quot;&quot;;[.B674])">
            <text:p/>
          </table:table-cell>
          <table:table-cell table:formula="of:=IF([.E674]=&quot;&quot;;&quot;&quot;;[.D674]+FLOOR(4*RAND();1))">
            <text:p/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07" calcext:value-type="float">
            <text:p>107</text:p>
          </table:table-cell>
          <table:table-cell table:formula="of:=IF([.B675]=[.B674];[.C674]+1;1)" office:value-type="float" office:value="8" calcext:value-type="float">
            <text:p>8</text:p>
          </table:table-cell>
          <table:table-cell table:formula="of:=IF([.C676]=1;[.C675];&quot;&quot;)">
            <text:p/>
          </table:table-cell>
          <table:table-cell table:formula="of:=IF([.D675]=&quot;&quot;;&quot;&quot;;[.B675])">
            <text:p/>
          </table:table-cell>
          <table:table-cell table:formula="of:=IF([.E675]=&quot;&quot;;&quot;&quot;;[.D675]+FLOOR(4*RAND();1))">
            <text:p/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7" calcext:value-type="float">
            <text:p>107</text:p>
          </table:table-cell>
          <table:table-cell table:formula="of:=IF([.B676]=[.B675];[.C675]+1;1)" office:value-type="float" office:value="9" calcext:value-type="float">
            <text:p>9</text:p>
          </table:table-cell>
          <table:table-cell table:formula="of:=IF([.C677]=1;[.C676];&quot;&quot;)">
            <text:p/>
          </table:table-cell>
          <table:table-cell table:formula="of:=IF([.D676]=&quot;&quot;;&quot;&quot;;[.B676])">
            <text:p/>
          </table:table-cell>
          <table:table-cell table:formula="of:=IF([.E676]=&quot;&quot;;&quot;&quot;;[.D676]+FLOOR(4*RAND();1))">
            <text:p/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07" calcext:value-type="float">
            <text:p>107</text:p>
          </table:table-cell>
          <table:table-cell table:formula="of:=IF([.B677]=[.B676];[.C676]+1;1)" office:value-type="float" office:value="10" calcext:value-type="float">
            <text:p>10</text:p>
          </table:table-cell>
          <table:table-cell table:formula="of:=IF([.C678]=1;[.C677];&quot;&quot;)">
            <text:p/>
          </table:table-cell>
          <table:table-cell table:formula="of:=IF([.D677]=&quot;&quot;;&quot;&quot;;[.B677])">
            <text:p/>
          </table:table-cell>
          <table:table-cell table:formula="of:=IF([.E677]=&quot;&quot;;&quot;&quot;;[.D677]+FLOOR(4*RAND();1))">
            <text:p/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07" calcext:value-type="float">
            <text:p>107</text:p>
          </table:table-cell>
          <table:table-cell table:formula="of:=IF([.B678]=[.B677];[.C677]+1;1)" office:value-type="float" office:value="11" calcext:value-type="float">
            <text:p>11</text:p>
          </table:table-cell>
          <table:table-cell table:formula="of:=IF([.C679]=1;[.C678];&quot;&quot;)">
            <text:p/>
          </table:table-cell>
          <table:table-cell table:formula="of:=IF([.D678]=&quot;&quot;;&quot;&quot;;[.B678])">
            <text:p/>
          </table:table-cell>
          <table:table-cell table:formula="of:=IF([.E678]=&quot;&quot;;&quot;&quot;;[.D678]+FLOOR(4*RAND();1))">
            <text:p/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07" calcext:value-type="float">
            <text:p>107</text:p>
          </table:table-cell>
          <table:table-cell table:formula="of:=IF([.B679]=[.B678];[.C678]+1;1)" office:value-type="float" office:value="12" calcext:value-type="float">
            <text:p>12</text:p>
          </table:table-cell>
          <table:table-cell table:formula="of:=IF([.C680]=1;[.C679];&quot;&quot;)">
            <text:p/>
          </table:table-cell>
          <table:table-cell table:formula="of:=IF([.D679]=&quot;&quot;;&quot;&quot;;[.B679])">
            <text:p/>
          </table:table-cell>
          <table:table-cell table:formula="of:=IF([.E679]=&quot;&quot;;&quot;&quot;;[.D679]+FLOOR(4*RAND();1))">
            <text:p/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07" calcext:value-type="float">
            <text:p>107</text:p>
          </table:table-cell>
          <table:table-cell table:formula="of:=IF([.B680]=[.B679];[.C679]+1;1)" office:value-type="float" office:value="13" calcext:value-type="float">
            <text:p>13</text:p>
          </table:table-cell>
          <table:table-cell table:formula="of:=IF([.C681]=1;[.C680];&quot;&quot;)" office:value-type="float" office:value="13" calcext:value-type="float">
            <text:p>13</text:p>
          </table:table-cell>
          <table:table-cell table:formula="of:=IF([.D680]=&quot;&quot;;&quot;&quot;;[.B680])" office:value-type="float" office:value="107" calcext:value-type="float">
            <text:p>107</text:p>
          </table:table-cell>
          <table:table-cell table:formula="of:=IF([.E680]=&quot;&quot;;&quot;&quot;;[.D680]+FLOOR(4*RAND();1)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table:formula="of:=IF([.B681]=[.B680];[.C680]+1;1)" office:value-type="float" office:value="1" calcext:value-type="float">
            <text:p>1</text:p>
          </table:table-cell>
          <table:table-cell table:formula="of:=IF([.C682]=1;[.C681];&quot;&quot;)">
            <text:p/>
          </table:table-cell>
          <table:table-cell table:formula="of:=IF([.D681]=&quot;&quot;;&quot;&quot;;[.B681])">
            <text:p/>
          </table:table-cell>
          <table:table-cell table:formula="of:=IF([.E681]=&quot;&quot;;&quot;&quot;;[.D681]+FLOOR(4*RAND();1))">
            <text:p/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8" calcext:value-type="float">
            <text:p>108</text:p>
          </table:table-cell>
          <table:table-cell table:formula="of:=IF([.B682]=[.B681];[.C681]+1;1)" office:value-type="float" office:value="2" calcext:value-type="float">
            <text:p>2</text:p>
          </table:table-cell>
          <table:table-cell table:formula="of:=IF([.C683]=1;[.C682];&quot;&quot;)">
            <text:p/>
          </table:table-cell>
          <table:table-cell table:formula="of:=IF([.D682]=&quot;&quot;;&quot;&quot;;[.B682])">
            <text:p/>
          </table:table-cell>
          <table:table-cell table:formula="of:=IF([.E682]=&quot;&quot;;&quot;&quot;;[.D682]+FLOOR(4*RAND();1))">
            <text:p/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8" calcext:value-type="float">
            <text:p>108</text:p>
          </table:table-cell>
          <table:table-cell table:formula="of:=IF([.B683]=[.B682];[.C682]+1;1)" office:value-type="float" office:value="3" calcext:value-type="float">
            <text:p>3</text:p>
          </table:table-cell>
          <table:table-cell table:formula="of:=IF([.C684]=1;[.C683];&quot;&quot;)">
            <text:p/>
          </table:table-cell>
          <table:table-cell table:formula="of:=IF([.D683]=&quot;&quot;;&quot;&quot;;[.B683])">
            <text:p/>
          </table:table-cell>
          <table:table-cell table:formula="of:=IF([.E683]=&quot;&quot;;&quot;&quot;;[.D683]+FLOOR(4*RAND();1))">
            <text:p/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08" calcext:value-type="float">
            <text:p>108</text:p>
          </table:table-cell>
          <table:table-cell table:formula="of:=IF([.B684]=[.B683];[.C683]+1;1)" office:value-type="float" office:value="4" calcext:value-type="float">
            <text:p>4</text:p>
          </table:table-cell>
          <table:table-cell table:formula="of:=IF([.C685]=1;[.C684];&quot;&quot;)">
            <text:p/>
          </table:table-cell>
          <table:table-cell table:formula="of:=IF([.D684]=&quot;&quot;;&quot;&quot;;[.B684])">
            <text:p/>
          </table:table-cell>
          <table:table-cell table:formula="of:=IF([.E684]=&quot;&quot;;&quot;&quot;;[.D684]+FLOOR(4*RAND();1))">
            <text:p/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08" calcext:value-type="float">
            <text:p>108</text:p>
          </table:table-cell>
          <table:table-cell table:formula="of:=IF([.B685]=[.B684];[.C684]+1;1)" office:value-type="float" office:value="5" calcext:value-type="float">
            <text:p>5</text:p>
          </table:table-cell>
          <table:table-cell table:formula="of:=IF([.C686]=1;[.C685];&quot;&quot;)">
            <text:p/>
          </table:table-cell>
          <table:table-cell table:formula="of:=IF([.D685]=&quot;&quot;;&quot;&quot;;[.B685])">
            <text:p/>
          </table:table-cell>
          <table:table-cell table:formula="of:=IF([.E685]=&quot;&quot;;&quot;&quot;;[.D685]+FLOOR(4*RAND();1))">
            <text:p/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08" calcext:value-type="float">
            <text:p>108</text:p>
          </table:table-cell>
          <table:table-cell table:formula="of:=IF([.B686]=[.B685];[.C685]+1;1)" office:value-type="float" office:value="6" calcext:value-type="float">
            <text:p>6</text:p>
          </table:table-cell>
          <table:table-cell table:formula="of:=IF([.C687]=1;[.C686];&quot;&quot;)" office:value-type="float" office:value="6" calcext:value-type="float">
            <text:p>6</text:p>
          </table:table-cell>
          <table:table-cell table:formula="of:=IF([.D686]=&quot;&quot;;&quot;&quot;;[.B686])" office:value-type="float" office:value="108" calcext:value-type="float">
            <text:p>108</text:p>
          </table:table-cell>
          <table:table-cell table:formula="of:=IF([.E686]=&quot;&quot;;&quot;&quot;;[.D686]+FLOOR(4*RAND();1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9" calcext:value-type="float">
            <text:p>109</text:p>
          </table:table-cell>
          <table:table-cell table:formula="of:=IF([.B687]=[.B686];[.C686]+1;1)" office:value-type="float" office:value="1" calcext:value-type="float">
            <text:p>1</text:p>
          </table:table-cell>
          <table:table-cell table:formula="of:=IF([.C688]=1;[.C687];&quot;&quot;)">
            <text:p/>
          </table:table-cell>
          <table:table-cell table:formula="of:=IF([.D687]=&quot;&quot;;&quot;&quot;;[.B687])">
            <text:p/>
          </table:table-cell>
          <table:table-cell table:formula="of:=IF([.E687]=&quot;&quot;;&quot;&quot;;[.D687]+FLOOR(4*RAND();1))">
            <text:p/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9" calcext:value-type="float">
            <text:p>109</text:p>
          </table:table-cell>
          <table:table-cell table:formula="of:=IF([.B688]=[.B687];[.C687]+1;1)" office:value-type="float" office:value="2" calcext:value-type="float">
            <text:p>2</text:p>
          </table:table-cell>
          <table:table-cell table:formula="of:=IF([.C689]=1;[.C688];&quot;&quot;)">
            <text:p/>
          </table:table-cell>
          <table:table-cell table:formula="of:=IF([.D688]=&quot;&quot;;&quot;&quot;;[.B688])">
            <text:p/>
          </table:table-cell>
          <table:table-cell table:formula="of:=IF([.E688]=&quot;&quot;;&quot;&quot;;[.D688]+FLOOR(4*RAND();1))">
            <text:p/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9" calcext:value-type="float">
            <text:p>109</text:p>
          </table:table-cell>
          <table:table-cell table:formula="of:=IF([.B689]=[.B688];[.C688]+1;1)" office:value-type="float" office:value="3" calcext:value-type="float">
            <text:p>3</text:p>
          </table:table-cell>
          <table:table-cell table:formula="of:=IF([.C690]=1;[.C689];&quot;&quot;)">
            <text:p/>
          </table:table-cell>
          <table:table-cell table:formula="of:=IF([.D689]=&quot;&quot;;&quot;&quot;;[.B689])">
            <text:p/>
          </table:table-cell>
          <table:table-cell table:formula="of:=IF([.E689]=&quot;&quot;;&quot;&quot;;[.D689]+FLOOR(4*RAND();1))">
            <text:p/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09" calcext:value-type="float">
            <text:p>109</text:p>
          </table:table-cell>
          <table:table-cell table:formula="of:=IF([.B690]=[.B689];[.C689]+1;1)" office:value-type="float" office:value="4" calcext:value-type="float">
            <text:p>4</text:p>
          </table:table-cell>
          <table:table-cell table:formula="of:=IF([.C691]=1;[.C690];&quot;&quot;)">
            <text:p/>
          </table:table-cell>
          <table:table-cell table:formula="of:=IF([.D690]=&quot;&quot;;&quot;&quot;;[.B690])">
            <text:p/>
          </table:table-cell>
          <table:table-cell table:formula="of:=IF([.E690]=&quot;&quot;;&quot;&quot;;[.D690]+FLOOR(4*RAND();1))">
            <text:p/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09" calcext:value-type="float">
            <text:p>109</text:p>
          </table:table-cell>
          <table:table-cell table:formula="of:=IF([.B691]=[.B690];[.C690]+1;1)" office:value-type="float" office:value="5" calcext:value-type="float">
            <text:p>5</text:p>
          </table:table-cell>
          <table:table-cell table:formula="of:=IF([.C692]=1;[.C691];&quot;&quot;)">
            <text:p/>
          </table:table-cell>
          <table:table-cell table:formula="of:=IF([.D691]=&quot;&quot;;&quot;&quot;;[.B691])">
            <text:p/>
          </table:table-cell>
          <table:table-cell table:formula="of:=IF([.E691]=&quot;&quot;;&quot;&quot;;[.D691]+FLOOR(4*RAND();1))">
            <text:p/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09" calcext:value-type="float">
            <text:p>109</text:p>
          </table:table-cell>
          <table:table-cell table:formula="of:=IF([.B692]=[.B691];[.C691]+1;1)" office:value-type="float" office:value="6" calcext:value-type="float">
            <text:p>6</text:p>
          </table:table-cell>
          <table:table-cell table:formula="of:=IF([.C693]=1;[.C692];&quot;&quot;)">
            <text:p/>
          </table:table-cell>
          <table:table-cell table:formula="of:=IF([.D692]=&quot;&quot;;&quot;&quot;;[.B692])">
            <text:p/>
          </table:table-cell>
          <table:table-cell table:formula="of:=IF([.E692]=&quot;&quot;;&quot;&quot;;[.D692]+FLOOR(4*RAND();1))">
            <text:p/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09" calcext:value-type="float">
            <text:p>109</text:p>
          </table:table-cell>
          <table:table-cell table:formula="of:=IF([.B693]=[.B692];[.C692]+1;1)" office:value-type="float" office:value="7" calcext:value-type="float">
            <text:p>7</text:p>
          </table:table-cell>
          <table:table-cell table:formula="of:=IF([.C694]=1;[.C693];&quot;&quot;)">
            <text:p/>
          </table:table-cell>
          <table:table-cell table:formula="of:=IF([.D693]=&quot;&quot;;&quot;&quot;;[.B693])">
            <text:p/>
          </table:table-cell>
          <table:table-cell table:formula="of:=IF([.E693]=&quot;&quot;;&quot;&quot;;[.D693]+FLOOR(4*RAND();1))">
            <text:p/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09" calcext:value-type="float">
            <text:p>109</text:p>
          </table:table-cell>
          <table:table-cell table:formula="of:=IF([.B694]=[.B693];[.C693]+1;1)" office:value-type="float" office:value="8" calcext:value-type="float">
            <text:p>8</text:p>
          </table:table-cell>
          <table:table-cell table:formula="of:=IF([.C695]=1;[.C694];&quot;&quot;)" office:value-type="float" office:value="8" calcext:value-type="float">
            <text:p>8</text:p>
          </table:table-cell>
          <table:table-cell table:formula="of:=IF([.D694]=&quot;&quot;;&quot;&quot;;[.B694])" office:value-type="float" office:value="109" calcext:value-type="float">
            <text:p>109</text:p>
          </table:table-cell>
          <table:table-cell table:formula="of:=IF([.E694]=&quot;&quot;;&quot;&quot;;[.D694]+FLOOR(4*RAND();1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10" calcext:value-type="float">
            <text:p>110</text:p>
          </table:table-cell>
          <table:table-cell table:formula="of:=IF([.B695]=[.B694];[.C694]+1;1)" office:value-type="float" office:value="1" calcext:value-type="float">
            <text:p>1</text:p>
          </table:table-cell>
          <table:table-cell table:formula="of:=IF([.C696]=1;[.C695];&quot;&quot;)">
            <text:p/>
          </table:table-cell>
          <table:table-cell table:formula="of:=IF([.D695]=&quot;&quot;;&quot;&quot;;[.B695])">
            <text:p/>
          </table:table-cell>
          <table:table-cell table:formula="of:=IF([.E695]=&quot;&quot;;&quot;&quot;;[.D695]+FLOOR(4*RAND();1))">
            <text:p/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10" calcext:value-type="float">
            <text:p>110</text:p>
          </table:table-cell>
          <table:table-cell table:formula="of:=IF([.B696]=[.B695];[.C695]+1;1)" office:value-type="float" office:value="2" calcext:value-type="float">
            <text:p>2</text:p>
          </table:table-cell>
          <table:table-cell table:formula="of:=IF([.C697]=1;[.C696];&quot;&quot;)">
            <text:p/>
          </table:table-cell>
          <table:table-cell table:formula="of:=IF([.D696]=&quot;&quot;;&quot;&quot;;[.B696])">
            <text:p/>
          </table:table-cell>
          <table:table-cell table:formula="of:=IF([.E696]=&quot;&quot;;&quot;&quot;;[.D696]+FLOOR(4*RAND();1))">
            <text:p/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10" calcext:value-type="float">
            <text:p>110</text:p>
          </table:table-cell>
          <table:table-cell table:formula="of:=IF([.B697]=[.B696];[.C696]+1;1)" office:value-type="float" office:value="3" calcext:value-type="float">
            <text:p>3</text:p>
          </table:table-cell>
          <table:table-cell table:formula="of:=IF([.C698]=1;[.C697];&quot;&quot;)">
            <text:p/>
          </table:table-cell>
          <table:table-cell table:formula="of:=IF([.D697]=&quot;&quot;;&quot;&quot;;[.B697])">
            <text:p/>
          </table:table-cell>
          <table:table-cell table:formula="of:=IF([.E697]=&quot;&quot;;&quot;&quot;;[.D697]+FLOOR(4*RAND();1))">
            <text:p/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10" calcext:value-type="float">
            <text:p>110</text:p>
          </table:table-cell>
          <table:table-cell table:formula="of:=IF([.B698]=[.B697];[.C697]+1;1)" office:value-type="float" office:value="4" calcext:value-type="float">
            <text:p>4</text:p>
          </table:table-cell>
          <table:table-cell table:formula="of:=IF([.C699]=1;[.C698];&quot;&quot;)">
            <text:p/>
          </table:table-cell>
          <table:table-cell table:formula="of:=IF([.D698]=&quot;&quot;;&quot;&quot;;[.B698])">
            <text:p/>
          </table:table-cell>
          <table:table-cell table:formula="of:=IF([.E698]=&quot;&quot;;&quot;&quot;;[.D698]+FLOOR(4*RAND();1))">
            <text:p/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10" calcext:value-type="float">
            <text:p>110</text:p>
          </table:table-cell>
          <table:table-cell table:formula="of:=IF([.B699]=[.B698];[.C698]+1;1)" office:value-type="float" office:value="5" calcext:value-type="float">
            <text:p>5</text:p>
          </table:table-cell>
          <table:table-cell table:formula="of:=IF([.C700]=1;[.C699];&quot;&quot;)">
            <text:p/>
          </table:table-cell>
          <table:table-cell table:formula="of:=IF([.D699]=&quot;&quot;;&quot;&quot;;[.B699])">
            <text:p/>
          </table:table-cell>
          <table:table-cell table:formula="of:=IF([.E699]=&quot;&quot;;&quot;&quot;;[.D699]+FLOOR(4*RAND();1))">
            <text:p/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10" calcext:value-type="float">
            <text:p>110</text:p>
          </table:table-cell>
          <table:table-cell table:formula="of:=IF([.B700]=[.B699];[.C699]+1;1)" office:value-type="float" office:value="6" calcext:value-type="float">
            <text:p>6</text:p>
          </table:table-cell>
          <table:table-cell table:formula="of:=IF([.C701]=1;[.C700];&quot;&quot;)" office:value-type="float" office:value="6" calcext:value-type="float">
            <text:p>6</text:p>
          </table:table-cell>
          <table:table-cell table:formula="of:=IF([.D700]=&quot;&quot;;&quot;&quot;;[.B700])" office:value-type="float" office:value="110" calcext:value-type="float">
            <text:p>110</text:p>
          </table:table-cell>
          <table:table-cell table:formula="of:=IF([.E700]=&quot;&quot;;&quot;&quot;;[.D700]+FLOOR(4*RAND();1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1" calcext:value-type="float">
            <text:p>111</text:p>
          </table:table-cell>
          <table:table-cell table:formula="of:=IF([.B701]=[.B700];[.C700]+1;1)" office:value-type="float" office:value="1" calcext:value-type="float">
            <text:p>1</text:p>
          </table:table-cell>
          <table:table-cell table:formula="of:=IF([.C702]=1;[.C701];&quot;&quot;)">
            <text:p/>
          </table:table-cell>
          <table:table-cell table:formula="of:=IF([.D701]=&quot;&quot;;&quot;&quot;;[.B701])">
            <text:p/>
          </table:table-cell>
          <table:table-cell table:formula="of:=IF([.E701]=&quot;&quot;;&quot;&quot;;[.D701]+FLOOR(4*RAND();1))">
            <text:p/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1" calcext:value-type="float">
            <text:p>111</text:p>
          </table:table-cell>
          <table:table-cell table:formula="of:=IF([.B702]=[.B701];[.C701]+1;1)" office:value-type="float" office:value="2" calcext:value-type="float">
            <text:p>2</text:p>
          </table:table-cell>
          <table:table-cell table:formula="of:=IF([.C703]=1;[.C702];&quot;&quot;)">
            <text:p/>
          </table:table-cell>
          <table:table-cell table:formula="of:=IF([.D702]=&quot;&quot;;&quot;&quot;;[.B702])">
            <text:p/>
          </table:table-cell>
          <table:table-cell table:formula="of:=IF([.E702]=&quot;&quot;;&quot;&quot;;[.D702]+FLOOR(4*RAND();1))">
            <text:p/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11" calcext:value-type="float">
            <text:p>111</text:p>
          </table:table-cell>
          <table:table-cell table:formula="of:=IF([.B703]=[.B702];[.C702]+1;1)" office:value-type="float" office:value="3" calcext:value-type="float">
            <text:p>3</text:p>
          </table:table-cell>
          <table:table-cell table:formula="of:=IF([.C704]=1;[.C703];&quot;&quot;)">
            <text:p/>
          </table:table-cell>
          <table:table-cell table:formula="of:=IF([.D703]=&quot;&quot;;&quot;&quot;;[.B703])">
            <text:p/>
          </table:table-cell>
          <table:table-cell table:formula="of:=IF([.E703]=&quot;&quot;;&quot;&quot;;[.D703]+FLOOR(4*RAND();1))">
            <text:p/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11" calcext:value-type="float">
            <text:p>111</text:p>
          </table:table-cell>
          <table:table-cell table:formula="of:=IF([.B704]=[.B703];[.C703]+1;1)" office:value-type="float" office:value="4" calcext:value-type="float">
            <text:p>4</text:p>
          </table:table-cell>
          <table:table-cell table:formula="of:=IF([.C705]=1;[.C704];&quot;&quot;)">
            <text:p/>
          </table:table-cell>
          <table:table-cell table:formula="of:=IF([.D704]=&quot;&quot;;&quot;&quot;;[.B704])">
            <text:p/>
          </table:table-cell>
          <table:table-cell table:formula="of:=IF([.E704]=&quot;&quot;;&quot;&quot;;[.D704]+FLOOR(4*RAND();1))">
            <text:p/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11" calcext:value-type="float">
            <text:p>111</text:p>
          </table:table-cell>
          <table:table-cell table:formula="of:=IF([.B705]=[.B704];[.C704]+1;1)" office:value-type="float" office:value="5" calcext:value-type="float">
            <text:p>5</text:p>
          </table:table-cell>
          <table:table-cell table:formula="of:=IF([.C706]=1;[.C705];&quot;&quot;)">
            <text:p/>
          </table:table-cell>
          <table:table-cell table:formula="of:=IF([.D705]=&quot;&quot;;&quot;&quot;;[.B705])">
            <text:p/>
          </table:table-cell>
          <table:table-cell table:formula="of:=IF([.E705]=&quot;&quot;;&quot;&quot;;[.D705]+FLOOR(4*RAND();1))">
            <text:p/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11" calcext:value-type="float">
            <text:p>111</text:p>
          </table:table-cell>
          <table:table-cell table:formula="of:=IF([.B706]=[.B705];[.C705]+1;1)" office:value-type="float" office:value="6" calcext:value-type="float">
            <text:p>6</text:p>
          </table:table-cell>
          <table:table-cell table:formula="of:=IF([.C707]=1;[.C706];&quot;&quot;)" office:value-type="float" office:value="6" calcext:value-type="float">
            <text:p>6</text:p>
          </table:table-cell>
          <table:table-cell table:formula="of:=IF([.D706]=&quot;&quot;;&quot;&quot;;[.B706])" office:value-type="float" office:value="111" calcext:value-type="float">
            <text:p>111</text:p>
          </table:table-cell>
          <table:table-cell table:formula="of:=IF([.E706]=&quot;&quot;;&quot;&quot;;[.D706]+FLOOR(4*RAND();1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table:formula="of:=IF([.B707]=[.B706];[.C706]+1;1)" office:value-type="float" office:value="1" calcext:value-type="float">
            <text:p>1</text:p>
          </table:table-cell>
          <table:table-cell table:formula="of:=IF([.C708]=1;[.C707];&quot;&quot;)">
            <text:p/>
          </table:table-cell>
          <table:table-cell table:formula="of:=IF([.D707]=&quot;&quot;;&quot;&quot;;[.B707])">
            <text:p/>
          </table:table-cell>
          <table:table-cell table:formula="of:=IF([.E707]=&quot;&quot;;&quot;&quot;;[.D707]+FLOOR(4*RAND();1))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2" calcext:value-type="float">
            <text:p>112</text:p>
          </table:table-cell>
          <table:table-cell table:formula="of:=IF([.B708]=[.B707];[.C707]+1;1)" office:value-type="float" office:value="2" calcext:value-type="float">
            <text:p>2</text:p>
          </table:table-cell>
          <table:table-cell table:formula="of:=IF([.C709]=1;[.C708];&quot;&quot;)">
            <text:p/>
          </table:table-cell>
          <table:table-cell table:formula="of:=IF([.D708]=&quot;&quot;;&quot;&quot;;[.B708])">
            <text:p/>
          </table:table-cell>
          <table:table-cell table:formula="of:=IF([.E708]=&quot;&quot;;&quot;&quot;;[.D708]+FLOOR(4*RAND();1))">
            <text:p/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2" calcext:value-type="float">
            <text:p>112</text:p>
          </table:table-cell>
          <table:table-cell table:formula="of:=IF([.B709]=[.B708];[.C708]+1;1)" office:value-type="float" office:value="3" calcext:value-type="float">
            <text:p>3</text:p>
          </table:table-cell>
          <table:table-cell table:formula="of:=IF([.C710]=1;[.C709];&quot;&quot;)">
            <text:p/>
          </table:table-cell>
          <table:table-cell table:formula="of:=IF([.D709]=&quot;&quot;;&quot;&quot;;[.B709])">
            <text:p/>
          </table:table-cell>
          <table:table-cell table:formula="of:=IF([.E709]=&quot;&quot;;&quot;&quot;;[.D709]+FLOOR(4*RAND();1))">
            <text:p/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12" calcext:value-type="float">
            <text:p>112</text:p>
          </table:table-cell>
          <table:table-cell table:formula="of:=IF([.B710]=[.B709];[.C709]+1;1)" office:value-type="float" office:value="4" calcext:value-type="float">
            <text:p>4</text:p>
          </table:table-cell>
          <table:table-cell table:formula="of:=IF([.C711]=1;[.C710];&quot;&quot;)">
            <text:p/>
          </table:table-cell>
          <table:table-cell table:formula="of:=IF([.D710]=&quot;&quot;;&quot;&quot;;[.B710])">
            <text:p/>
          </table:table-cell>
          <table:table-cell table:formula="of:=IF([.E710]=&quot;&quot;;&quot;&quot;;[.D710]+FLOOR(4*RAND();1))">
            <text:p/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12" calcext:value-type="float">
            <text:p>112</text:p>
          </table:table-cell>
          <table:table-cell table:formula="of:=IF([.B711]=[.B710];[.C710]+1;1)" office:value-type="float" office:value="5" calcext:value-type="float">
            <text:p>5</text:p>
          </table:table-cell>
          <table:table-cell table:formula="of:=IF([.C712]=1;[.C711];&quot;&quot;)">
            <text:p/>
          </table:table-cell>
          <table:table-cell table:formula="of:=IF([.D711]=&quot;&quot;;&quot;&quot;;[.B711])">
            <text:p/>
          </table:table-cell>
          <table:table-cell table:formula="of:=IF([.E711]=&quot;&quot;;&quot;&quot;;[.D711]+FLOOR(4*RAND();1))">
            <text:p/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12" calcext:value-type="float">
            <text:p>112</text:p>
          </table:table-cell>
          <table:table-cell table:formula="of:=IF([.B712]=[.B711];[.C711]+1;1)" office:value-type="float" office:value="6" calcext:value-type="float">
            <text:p>6</text:p>
          </table:table-cell>
          <table:table-cell table:formula="of:=IF([.C713]=1;[.C712];&quot;&quot;)">
            <text:p/>
          </table:table-cell>
          <table:table-cell table:formula="of:=IF([.D712]=&quot;&quot;;&quot;&quot;;[.B712])">
            <text:p/>
          </table:table-cell>
          <table:table-cell table:formula="of:=IF([.E712]=&quot;&quot;;&quot;&quot;;[.D712]+FLOOR(4*RAND();1))">
            <text:p/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12" calcext:value-type="float">
            <text:p>112</text:p>
          </table:table-cell>
          <table:table-cell table:formula="of:=IF([.B713]=[.B712];[.C712]+1;1)" office:value-type="float" office:value="7" calcext:value-type="float">
            <text:p>7</text:p>
          </table:table-cell>
          <table:table-cell table:formula="of:=IF([.C714]=1;[.C713];&quot;&quot;)">
            <text:p/>
          </table:table-cell>
          <table:table-cell table:formula="of:=IF([.D713]=&quot;&quot;;&quot;&quot;;[.B713])">
            <text:p/>
          </table:table-cell>
          <table:table-cell table:formula="of:=IF([.E713]=&quot;&quot;;&quot;&quot;;[.D713]+FLOOR(4*RAND();1))">
            <text:p/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12" calcext:value-type="float">
            <text:p>112</text:p>
          </table:table-cell>
          <table:table-cell table:formula="of:=IF([.B714]=[.B713];[.C713]+1;1)" office:value-type="float" office:value="8" calcext:value-type="float">
            <text:p>8</text:p>
          </table:table-cell>
          <table:table-cell table:formula="of:=IF([.C715]=1;[.C714];&quot;&quot;)">
            <text:p/>
          </table:table-cell>
          <table:table-cell table:formula="of:=IF([.D714]=&quot;&quot;;&quot;&quot;;[.B714])">
            <text:p/>
          </table:table-cell>
          <table:table-cell table:formula="of:=IF([.E714]=&quot;&quot;;&quot;&quot;;[.D714]+FLOOR(4*RAND();1))">
            <text:p/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12" calcext:value-type="float">
            <text:p>112</text:p>
          </table:table-cell>
          <table:table-cell table:formula="of:=IF([.B715]=[.B714];[.C714]+1;1)" office:value-type="float" office:value="9" calcext:value-type="float">
            <text:p>9</text:p>
          </table:table-cell>
          <table:table-cell table:formula="of:=IF([.C716]=1;[.C715];&quot;&quot;)" office:value-type="float" office:value="9" calcext:value-type="float">
            <text:p>9</text:p>
          </table:table-cell>
          <table:table-cell table:formula="of:=IF([.D715]=&quot;&quot;;&quot;&quot;;[.B715])" office:value-type="float" office:value="112" calcext:value-type="float">
            <text:p>112</text:p>
          </table:table-cell>
          <table:table-cell table:formula="of:=IF([.E715]=&quot;&quot;;&quot;&quot;;[.D715]+FLOOR(4*RAND();1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3" calcext:value-type="float">
            <text:p>113</text:p>
          </table:table-cell>
          <table:table-cell table:formula="of:=IF([.B716]=[.B715];[.C715]+1;1)" office:value-type="float" office:value="1" calcext:value-type="float">
            <text:p>1</text:p>
          </table:table-cell>
          <table:table-cell table:formula="of:=IF([.C717]=1;[.C716];&quot;&quot;)">
            <text:p/>
          </table:table-cell>
          <table:table-cell table:formula="of:=IF([.D716]=&quot;&quot;;&quot;&quot;;[.B716])">
            <text:p/>
          </table:table-cell>
          <table:table-cell table:formula="of:=IF([.E716]=&quot;&quot;;&quot;&quot;;[.D716]+FLOOR(4*RAND();1))">
            <text:p/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13" calcext:value-type="float">
            <text:p>113</text:p>
          </table:table-cell>
          <table:table-cell table:formula="of:=IF([.B717]=[.B716];[.C716]+1;1)" office:value-type="float" office:value="2" calcext:value-type="float">
            <text:p>2</text:p>
          </table:table-cell>
          <table:table-cell table:formula="of:=IF([.C718]=1;[.C717];&quot;&quot;)">
            <text:p/>
          </table:table-cell>
          <table:table-cell table:formula="of:=IF([.D717]=&quot;&quot;;&quot;&quot;;[.B717])">
            <text:p/>
          </table:table-cell>
          <table:table-cell table:formula="of:=IF([.E717]=&quot;&quot;;&quot;&quot;;[.D717]+FLOOR(4*RAND();1))">
            <text:p/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13" calcext:value-type="float">
            <text:p>113</text:p>
          </table:table-cell>
          <table:table-cell table:formula="of:=IF([.B718]=[.B717];[.C717]+1;1)" office:value-type="float" office:value="3" calcext:value-type="float">
            <text:p>3</text:p>
          </table:table-cell>
          <table:table-cell table:formula="of:=IF([.C719]=1;[.C718];&quot;&quot;)">
            <text:p/>
          </table:table-cell>
          <table:table-cell table:formula="of:=IF([.D718]=&quot;&quot;;&quot;&quot;;[.B718])">
            <text:p/>
          </table:table-cell>
          <table:table-cell table:formula="of:=IF([.E718]=&quot;&quot;;&quot;&quot;;[.D718]+FLOOR(4*RAND();1))">
            <text:p/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13" calcext:value-type="float">
            <text:p>113</text:p>
          </table:table-cell>
          <table:table-cell table:formula="of:=IF([.B719]=[.B718];[.C718]+1;1)" office:value-type="float" office:value="4" calcext:value-type="float">
            <text:p>4</text:p>
          </table:table-cell>
          <table:table-cell table:formula="of:=IF([.C720]=1;[.C719];&quot;&quot;)" office:value-type="float" office:value="4" calcext:value-type="float">
            <text:p>4</text:p>
          </table:table-cell>
          <table:table-cell table:formula="of:=IF([.D719]=&quot;&quot;;&quot;&quot;;[.B719])" office:value-type="float" office:value="113" calcext:value-type="float">
            <text:p>113</text:p>
          </table:table-cell>
          <table:table-cell table:formula="of:=IF([.E719]=&quot;&quot;;&quot;&quot;;[.D719]+FLOOR(4*RAND();1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4" calcext:value-type="float">
            <text:p>114</text:p>
          </table:table-cell>
          <table:table-cell table:formula="of:=IF([.B720]=[.B719];[.C719]+1;1)" office:value-type="float" office:value="1" calcext:value-type="float">
            <text:p>1</text:p>
          </table:table-cell>
          <table:table-cell table:formula="of:=IF([.C721]=1;[.C720];&quot;&quot;)">
            <text:p/>
          </table:table-cell>
          <table:table-cell table:formula="of:=IF([.D720]=&quot;&quot;;&quot;&quot;;[.B720])">
            <text:p/>
          </table:table-cell>
          <table:table-cell table:formula="of:=IF([.E720]=&quot;&quot;;&quot;&quot;;[.D720]+FLOOR(4*RAND();1))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4" calcext:value-type="float">
            <text:p>114</text:p>
          </table:table-cell>
          <table:table-cell table:formula="of:=IF([.B721]=[.B720];[.C720]+1;1)" office:value-type="float" office:value="2" calcext:value-type="float">
            <text:p>2</text:p>
          </table:table-cell>
          <table:table-cell table:formula="of:=IF([.C722]=1;[.C721];&quot;&quot;)">
            <text:p/>
          </table:table-cell>
          <table:table-cell table:formula="of:=IF([.D721]=&quot;&quot;;&quot;&quot;;[.B721])">
            <text:p/>
          </table:table-cell>
          <table:table-cell table:formula="of:=IF([.E721]=&quot;&quot;;&quot;&quot;;[.D721]+FLOOR(4*RAND();1))">
            <text:p/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14" calcext:value-type="float">
            <text:p>114</text:p>
          </table:table-cell>
          <table:table-cell table:formula="of:=IF([.B722]=[.B721];[.C721]+1;1)" office:value-type="float" office:value="3" calcext:value-type="float">
            <text:p>3</text:p>
          </table:table-cell>
          <table:table-cell table:formula="of:=IF([.C723]=1;[.C722];&quot;&quot;)">
            <text:p/>
          </table:table-cell>
          <table:table-cell table:formula="of:=IF([.D722]=&quot;&quot;;&quot;&quot;;[.B722])">
            <text:p/>
          </table:table-cell>
          <table:table-cell table:formula="of:=IF([.E722]=&quot;&quot;;&quot;&quot;;[.D722]+FLOOR(4*RAND();1))">
            <text:p/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14" calcext:value-type="float">
            <text:p>114</text:p>
          </table:table-cell>
          <table:table-cell table:formula="of:=IF([.B723]=[.B722];[.C722]+1;1)" office:value-type="float" office:value="4" calcext:value-type="float">
            <text:p>4</text:p>
          </table:table-cell>
          <table:table-cell table:formula="of:=IF([.C724]=1;[.C723];&quot;&quot;)">
            <text:p/>
          </table:table-cell>
          <table:table-cell table:formula="of:=IF([.D723]=&quot;&quot;;&quot;&quot;;[.B723])">
            <text:p/>
          </table:table-cell>
          <table:table-cell table:formula="of:=IF([.E723]=&quot;&quot;;&quot;&quot;;[.D723]+FLOOR(4*RAND();1))">
            <text:p/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14" calcext:value-type="float">
            <text:p>114</text:p>
          </table:table-cell>
          <table:table-cell table:formula="of:=IF([.B724]=[.B723];[.C723]+1;1)" office:value-type="float" office:value="5" calcext:value-type="float">
            <text:p>5</text:p>
          </table:table-cell>
          <table:table-cell table:formula="of:=IF([.C725]=1;[.C724];&quot;&quot;)">
            <text:p/>
          </table:table-cell>
          <table:table-cell table:formula="of:=IF([.D724]=&quot;&quot;;&quot;&quot;;[.B724])">
            <text:p/>
          </table:table-cell>
          <table:table-cell table:formula="of:=IF([.E724]=&quot;&quot;;&quot;&quot;;[.D724]+FLOOR(4*RAND();1))">
            <text:p/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14" calcext:value-type="float">
            <text:p>114</text:p>
          </table:table-cell>
          <table:table-cell table:formula="of:=IF([.B725]=[.B724];[.C724]+1;1)" office:value-type="float" office:value="6" calcext:value-type="float">
            <text:p>6</text:p>
          </table:table-cell>
          <table:table-cell table:formula="of:=IF([.C726]=1;[.C725];&quot;&quot;)">
            <text:p/>
          </table:table-cell>
          <table:table-cell table:formula="of:=IF([.D725]=&quot;&quot;;&quot;&quot;;[.B725])">
            <text:p/>
          </table:table-cell>
          <table:table-cell table:formula="of:=IF([.E725]=&quot;&quot;;&quot;&quot;;[.D725]+FLOOR(4*RAND();1))">
            <text:p/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14" calcext:value-type="float">
            <text:p>114</text:p>
          </table:table-cell>
          <table:table-cell table:formula="of:=IF([.B726]=[.B725];[.C725]+1;1)" office:value-type="float" office:value="7" calcext:value-type="float">
            <text:p>7</text:p>
          </table:table-cell>
          <table:table-cell table:formula="of:=IF([.C727]=1;[.C726];&quot;&quot;)" office:value-type="float" office:value="7" calcext:value-type="float">
            <text:p>7</text:p>
          </table:table-cell>
          <table:table-cell table:formula="of:=IF([.D726]=&quot;&quot;;&quot;&quot;;[.B726])" office:value-type="float" office:value="114" calcext:value-type="float">
            <text:p>114</text:p>
          </table:table-cell>
          <table:table-cell table:formula="of:=IF([.E726]=&quot;&quot;;&quot;&quot;;[.D726]+FLOOR(4*RAND();1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5" calcext:value-type="float">
            <text:p>115</text:p>
          </table:table-cell>
          <table:table-cell table:formula="of:=IF([.B727]=[.B726];[.C726]+1;1)" office:value-type="float" office:value="1" calcext:value-type="float">
            <text:p>1</text:p>
          </table:table-cell>
          <table:table-cell table:formula="of:=IF([.C728]=1;[.C727];&quot;&quot;)">
            <text:p/>
          </table:table-cell>
          <table:table-cell table:formula="of:=IF([.D727]=&quot;&quot;;&quot;&quot;;[.B727])">
            <text:p/>
          </table:table-cell>
          <table:table-cell table:formula="of:=IF([.E727]=&quot;&quot;;&quot;&quot;;[.D727]+FLOOR(4*RAND();1))">
            <text:p/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5" calcext:value-type="float">
            <text:p>115</text:p>
          </table:table-cell>
          <table:table-cell table:formula="of:=IF([.B728]=[.B727];[.C727]+1;1)" office:value-type="float" office:value="2" calcext:value-type="float">
            <text:p>2</text:p>
          </table:table-cell>
          <table:table-cell table:formula="of:=IF([.C729]=1;[.C728];&quot;&quot;)">
            <text:p/>
          </table:table-cell>
          <table:table-cell table:formula="of:=IF([.D728]=&quot;&quot;;&quot;&quot;;[.B728])">
            <text:p/>
          </table:table-cell>
          <table:table-cell table:formula="of:=IF([.E728]=&quot;&quot;;&quot;&quot;;[.D728]+FLOOR(4*RAND();1))">
            <text:p/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15" calcext:value-type="float">
            <text:p>115</text:p>
          </table:table-cell>
          <table:table-cell table:formula="of:=IF([.B729]=[.B728];[.C728]+1;1)" office:value-type="float" office:value="3" calcext:value-type="float">
            <text:p>3</text:p>
          </table:table-cell>
          <table:table-cell table:formula="of:=IF([.C730]=1;[.C729];&quot;&quot;)">
            <text:p/>
          </table:table-cell>
          <table:table-cell table:formula="of:=IF([.D729]=&quot;&quot;;&quot;&quot;;[.B729])">
            <text:p/>
          </table:table-cell>
          <table:table-cell table:formula="of:=IF([.E729]=&quot;&quot;;&quot;&quot;;[.D729]+FLOOR(4*RAND();1))">
            <text:p/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15" calcext:value-type="float">
            <text:p>115</text:p>
          </table:table-cell>
          <table:table-cell table:formula="of:=IF([.B730]=[.B729];[.C729]+1;1)" office:value-type="float" office:value="4" calcext:value-type="float">
            <text:p>4</text:p>
          </table:table-cell>
          <table:table-cell table:formula="of:=IF([.C731]=1;[.C730];&quot;&quot;)">
            <text:p/>
          </table:table-cell>
          <table:table-cell table:formula="of:=IF([.D730]=&quot;&quot;;&quot;&quot;;[.B730])">
            <text:p/>
          </table:table-cell>
          <table:table-cell table:formula="of:=IF([.E730]=&quot;&quot;;&quot;&quot;;[.D730]+FLOOR(4*RAND();1))">
            <text:p/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15" calcext:value-type="float">
            <text:p>115</text:p>
          </table:table-cell>
          <table:table-cell table:formula="of:=IF([.B731]=[.B730];[.C730]+1;1)" office:value-type="float" office:value="5" calcext:value-type="float">
            <text:p>5</text:p>
          </table:table-cell>
          <table:table-cell table:formula="of:=IF([.C732]=1;[.C731];&quot;&quot;)">
            <text:p/>
          </table:table-cell>
          <table:table-cell table:formula="of:=IF([.D731]=&quot;&quot;;&quot;&quot;;[.B731])">
            <text:p/>
          </table:table-cell>
          <table:table-cell table:formula="of:=IF([.E731]=&quot;&quot;;&quot;&quot;;[.D731]+FLOOR(4*RAND();1))">
            <text:p/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15" calcext:value-type="float">
            <text:p>115</text:p>
          </table:table-cell>
          <table:table-cell table:formula="of:=IF([.B732]=[.B731];[.C731]+1;1)" office:value-type="float" office:value="6" calcext:value-type="float">
            <text:p>6</text:p>
          </table:table-cell>
          <table:table-cell table:formula="of:=IF([.C733]=1;[.C732];&quot;&quot;)" office:value-type="float" office:value="6" calcext:value-type="float">
            <text:p>6</text:p>
          </table:table-cell>
          <table:table-cell table:formula="of:=IF([.D732]=&quot;&quot;;&quot;&quot;;[.B732])" office:value-type="float" office:value="115" calcext:value-type="float">
            <text:p>115</text:p>
          </table:table-cell>
          <table:table-cell table:formula="of:=IF([.E732]=&quot;&quot;;&quot;&quot;;[.D732]+FLOOR(4*RAND();1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16" calcext:value-type="float">
            <text:p>116</text:p>
          </table:table-cell>
          <table:table-cell table:formula="of:=IF([.B733]=[.B732];[.C732]+1;1)" office:value-type="float" office:value="1" calcext:value-type="float">
            <text:p>1</text:p>
          </table:table-cell>
          <table:table-cell table:formula="of:=IF([.C734]=1;[.C733];&quot;&quot;)">
            <text:p/>
          </table:table-cell>
          <table:table-cell table:formula="of:=IF([.D733]=&quot;&quot;;&quot;&quot;;[.B733])">
            <text:p/>
          </table:table-cell>
          <table:table-cell table:formula="of:=IF([.E733]=&quot;&quot;;&quot;&quot;;[.D733]+FLOOR(4*RAND();1))">
            <text:p/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16" calcext:value-type="float">
            <text:p>116</text:p>
          </table:table-cell>
          <table:table-cell table:formula="of:=IF([.B734]=[.B733];[.C733]+1;1)" office:value-type="float" office:value="2" calcext:value-type="float">
            <text:p>2</text:p>
          </table:table-cell>
          <table:table-cell table:formula="of:=IF([.C735]=1;[.C734];&quot;&quot;)" office:value-type="float" office:value="2" calcext:value-type="float">
            <text:p>2</text:p>
          </table:table-cell>
          <table:table-cell table:formula="of:=IF([.D734]=&quot;&quot;;&quot;&quot;;[.B734])" office:value-type="float" office:value="116" calcext:value-type="float">
            <text:p>116</text:p>
          </table:table-cell>
          <table:table-cell table:formula="of:=IF([.E734]=&quot;&quot;;&quot;&quot;;[.D734]+FLOOR(4*RAND();1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17" calcext:value-type="float">
            <text:p>117</text:p>
          </table:table-cell>
          <table:table-cell table:formula="of:=IF([.B735]=[.B734];[.C734]+1;1)" office:value-type="float" office:value="1" calcext:value-type="float">
            <text:p>1</text:p>
          </table:table-cell>
          <table:table-cell table:formula="of:=IF([.C736]=1;[.C735];&quot;&quot;)">
            <text:p/>
          </table:table-cell>
          <table:table-cell table:formula="of:=IF([.D735]=&quot;&quot;;&quot;&quot;;[.B735])">
            <text:p/>
          </table:table-cell>
          <table:table-cell table:formula="of:=IF([.E735]=&quot;&quot;;&quot;&quot;;[.D735]+FLOOR(4*RAND();1))">
            <text:p/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17" calcext:value-type="float">
            <text:p>117</text:p>
          </table:table-cell>
          <table:table-cell table:formula="of:=IF([.B736]=[.B735];[.C735]+1;1)" office:value-type="float" office:value="2" calcext:value-type="float">
            <text:p>2</text:p>
          </table:table-cell>
          <table:table-cell table:formula="of:=IF([.C737]=1;[.C736];&quot;&quot;)">
            <text:p/>
          </table:table-cell>
          <table:table-cell table:formula="of:=IF([.D736]=&quot;&quot;;&quot;&quot;;[.B736])">
            <text:p/>
          </table:table-cell>
          <table:table-cell table:formula="of:=IF([.E736]=&quot;&quot;;&quot;&quot;;[.D736]+FLOOR(4*RAND();1))">
            <text:p/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17" calcext:value-type="float">
            <text:p>117</text:p>
          </table:table-cell>
          <table:table-cell table:formula="of:=IF([.B737]=[.B736];[.C736]+1;1)" office:value-type="float" office:value="3" calcext:value-type="float">
            <text:p>3</text:p>
          </table:table-cell>
          <table:table-cell table:formula="of:=IF([.C738]=1;[.C737];&quot;&quot;)">
            <text:p/>
          </table:table-cell>
          <table:table-cell table:formula="of:=IF([.D737]=&quot;&quot;;&quot;&quot;;[.B737])">
            <text:p/>
          </table:table-cell>
          <table:table-cell table:formula="of:=IF([.E737]=&quot;&quot;;&quot;&quot;;[.D737]+FLOOR(4*RAND();1))">
            <text:p/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17" calcext:value-type="float">
            <text:p>117</text:p>
          </table:table-cell>
          <table:table-cell table:formula="of:=IF([.B738]=[.B737];[.C737]+1;1)" office:value-type="float" office:value="4" calcext:value-type="float">
            <text:p>4</text:p>
          </table:table-cell>
          <table:table-cell table:formula="of:=IF([.C739]=1;[.C738];&quot;&quot;)">
            <text:p/>
          </table:table-cell>
          <table:table-cell table:formula="of:=IF([.D738]=&quot;&quot;;&quot;&quot;;[.B738])">
            <text:p/>
          </table:table-cell>
          <table:table-cell table:formula="of:=IF([.E738]=&quot;&quot;;&quot;&quot;;[.D738]+FLOOR(4*RAND();1))">
            <text:p/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17" calcext:value-type="float">
            <text:p>117</text:p>
          </table:table-cell>
          <table:table-cell table:formula="of:=IF([.B739]=[.B738];[.C738]+1;1)" office:value-type="float" office:value="5" calcext:value-type="float">
            <text:p>5</text:p>
          </table:table-cell>
          <table:table-cell table:formula="of:=IF([.C740]=1;[.C739];&quot;&quot;)">
            <text:p/>
          </table:table-cell>
          <table:table-cell table:formula="of:=IF([.D739]=&quot;&quot;;&quot;&quot;;[.B739])">
            <text:p/>
          </table:table-cell>
          <table:table-cell table:formula="of:=IF([.E739]=&quot;&quot;;&quot;&quot;;[.D739]+FLOOR(4*RAND();1))">
            <text:p/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17" calcext:value-type="float">
            <text:p>117</text:p>
          </table:table-cell>
          <table:table-cell table:formula="of:=IF([.B740]=[.B739];[.C739]+1;1)" office:value-type="float" office:value="6" calcext:value-type="float">
            <text:p>6</text:p>
          </table:table-cell>
          <table:table-cell table:formula="of:=IF([.C741]=1;[.C740];&quot;&quot;)">
            <text:p/>
          </table:table-cell>
          <table:table-cell table:formula="of:=IF([.D740]=&quot;&quot;;&quot;&quot;;[.B740])">
            <text:p/>
          </table:table-cell>
          <table:table-cell table:formula="of:=IF([.E740]=&quot;&quot;;&quot;&quot;;[.D740]+FLOOR(4*RAND();1))">
            <text:p/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17" calcext:value-type="float">
            <text:p>117</text:p>
          </table:table-cell>
          <table:table-cell table:formula="of:=IF([.B741]=[.B740];[.C740]+1;1)" office:value-type="float" office:value="7" calcext:value-type="float">
            <text:p>7</text:p>
          </table:table-cell>
          <table:table-cell table:formula="of:=IF([.C742]=1;[.C741];&quot;&quot;)" office:value-type="float" office:value="7" calcext:value-type="float">
            <text:p>7</text:p>
          </table:table-cell>
          <table:table-cell table:formula="of:=IF([.D741]=&quot;&quot;;&quot;&quot;;[.B741])" office:value-type="float" office:value="117" calcext:value-type="float">
            <text:p>117</text:p>
          </table:table-cell>
          <table:table-cell table:formula="of:=IF([.E741]=&quot;&quot;;&quot;&quot;;[.D741]+FLOOR(4*RAND();1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8" calcext:value-type="float">
            <text:p>118</text:p>
          </table:table-cell>
          <table:table-cell table:formula="of:=IF([.B742]=[.B741];[.C741]+1;1)" office:value-type="float" office:value="1" calcext:value-type="float">
            <text:p>1</text:p>
          </table:table-cell>
          <table:table-cell table:formula="of:=IF([.C743]=1;[.C742];&quot;&quot;)">
            <text:p/>
          </table:table-cell>
          <table:table-cell table:formula="of:=IF([.D742]=&quot;&quot;;&quot;&quot;;[.B742])">
            <text:p/>
          </table:table-cell>
          <table:table-cell table:formula="of:=IF([.E742]=&quot;&quot;;&quot;&quot;;[.D742]+FLOOR(4*RAND();1))">
            <text:p/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18" calcext:value-type="float">
            <text:p>118</text:p>
          </table:table-cell>
          <table:table-cell table:formula="of:=IF([.B743]=[.B742];[.C742]+1;1)" office:value-type="float" office:value="2" calcext:value-type="float">
            <text:p>2</text:p>
          </table:table-cell>
          <table:table-cell table:formula="of:=IF([.C744]=1;[.C743];&quot;&quot;)">
            <text:p/>
          </table:table-cell>
          <table:table-cell table:formula="of:=IF([.D743]=&quot;&quot;;&quot;&quot;;[.B743])">
            <text:p/>
          </table:table-cell>
          <table:table-cell table:formula="of:=IF([.E743]=&quot;&quot;;&quot;&quot;;[.D743]+FLOOR(4*RAND();1))">
            <text:p/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18" calcext:value-type="float">
            <text:p>118</text:p>
          </table:table-cell>
          <table:table-cell table:formula="of:=IF([.B744]=[.B743];[.C743]+1;1)" office:value-type="float" office:value="3" calcext:value-type="float">
            <text:p>3</text:p>
          </table:table-cell>
          <table:table-cell table:formula="of:=IF([.C745]=1;[.C744];&quot;&quot;)">
            <text:p/>
          </table:table-cell>
          <table:table-cell table:formula="of:=IF([.D744]=&quot;&quot;;&quot;&quot;;[.B744])">
            <text:p/>
          </table:table-cell>
          <table:table-cell table:formula="of:=IF([.E744]=&quot;&quot;;&quot;&quot;;[.D744]+FLOOR(4*RAND();1))">
            <text:p/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18" calcext:value-type="float">
            <text:p>118</text:p>
          </table:table-cell>
          <table:table-cell table:formula="of:=IF([.B745]=[.B744];[.C744]+1;1)" office:value-type="float" office:value="4" calcext:value-type="float">
            <text:p>4</text:p>
          </table:table-cell>
          <table:table-cell table:formula="of:=IF([.C746]=1;[.C745];&quot;&quot;)">
            <text:p/>
          </table:table-cell>
          <table:table-cell table:formula="of:=IF([.D745]=&quot;&quot;;&quot;&quot;;[.B745])">
            <text:p/>
          </table:table-cell>
          <table:table-cell table:formula="of:=IF([.E745]=&quot;&quot;;&quot;&quot;;[.D745]+FLOOR(4*RAND();1))">
            <text:p/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18" calcext:value-type="float">
            <text:p>118</text:p>
          </table:table-cell>
          <table:table-cell table:formula="of:=IF([.B746]=[.B745];[.C745]+1;1)" office:value-type="float" office:value="5" calcext:value-type="float">
            <text:p>5</text:p>
          </table:table-cell>
          <table:table-cell table:formula="of:=IF([.C747]=1;[.C746];&quot;&quot;)" office:value-type="float" office:value="5" calcext:value-type="float">
            <text:p>5</text:p>
          </table:table-cell>
          <table:table-cell table:formula="of:=IF([.D746]=&quot;&quot;;&quot;&quot;;[.B746])" office:value-type="float" office:value="118" calcext:value-type="float">
            <text:p>118</text:p>
          </table:table-cell>
          <table:table-cell table:formula="of:=IF([.E746]=&quot;&quot;;&quot;&quot;;[.D746]+FLOOR(4*RAND();1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9" calcext:value-type="float">
            <text:p>119</text:p>
          </table:table-cell>
          <table:table-cell table:formula="of:=IF([.B747]=[.B746];[.C746]+1;1)" office:value-type="float" office:value="1" calcext:value-type="float">
            <text:p>1</text:p>
          </table:table-cell>
          <table:table-cell table:formula="of:=IF([.C748]=1;[.C747];&quot;&quot;)">
            <text:p/>
          </table:table-cell>
          <table:table-cell table:formula="of:=IF([.D747]=&quot;&quot;;&quot;&quot;;[.B747])">
            <text:p/>
          </table:table-cell>
          <table:table-cell table:formula="of:=IF([.E747]=&quot;&quot;;&quot;&quot;;[.D747]+FLOOR(4*RAND();1))">
            <text:p/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table:formula="of:=IF([.B748]=[.B747];[.C747]+1;1)" office:value-type="float" office:value="2" calcext:value-type="float">
            <text:p>2</text:p>
          </table:table-cell>
          <table:table-cell table:formula="of:=IF([.C749]=1;[.C748];&quot;&quot;)">
            <text:p/>
          </table:table-cell>
          <table:table-cell table:formula="of:=IF([.D748]=&quot;&quot;;&quot;&quot;;[.B748])">
            <text:p/>
          </table:table-cell>
          <table:table-cell table:formula="of:=IF([.E748]=&quot;&quot;;&quot;&quot;;[.D748]+FLOOR(4*RAND();1))">
            <text:p/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19" calcext:value-type="float">
            <text:p>119</text:p>
          </table:table-cell>
          <table:table-cell table:formula="of:=IF([.B749]=[.B748];[.C748]+1;1)" office:value-type="float" office:value="3" calcext:value-type="float">
            <text:p>3</text:p>
          </table:table-cell>
          <table:table-cell table:formula="of:=IF([.C750]=1;[.C749];&quot;&quot;)">
            <text:p/>
          </table:table-cell>
          <table:table-cell table:formula="of:=IF([.D749]=&quot;&quot;;&quot;&quot;;[.B749])">
            <text:p/>
          </table:table-cell>
          <table:table-cell table:formula="of:=IF([.E749]=&quot;&quot;;&quot;&quot;;[.D749]+FLOOR(4*RAND();1))">
            <text:p/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19" calcext:value-type="float">
            <text:p>119</text:p>
          </table:table-cell>
          <table:table-cell table:formula="of:=IF([.B750]=[.B749];[.C749]+1;1)" office:value-type="float" office:value="4" calcext:value-type="float">
            <text:p>4</text:p>
          </table:table-cell>
          <table:table-cell table:formula="of:=IF([.C751]=1;[.C750];&quot;&quot;)">
            <text:p/>
          </table:table-cell>
          <table:table-cell table:formula="of:=IF([.D750]=&quot;&quot;;&quot;&quot;;[.B750])">
            <text:p/>
          </table:table-cell>
          <table:table-cell table:formula="of:=IF([.E750]=&quot;&quot;;&quot;&quot;;[.D750]+FLOOR(4*RAND();1))">
            <text:p/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19" calcext:value-type="float">
            <text:p>119</text:p>
          </table:table-cell>
          <table:table-cell table:formula="of:=IF([.B751]=[.B750];[.C750]+1;1)" office:value-type="float" office:value="5" calcext:value-type="float">
            <text:p>5</text:p>
          </table:table-cell>
          <table:table-cell table:formula="of:=IF([.C752]=1;[.C751];&quot;&quot;)">
            <text:p/>
          </table:table-cell>
          <table:table-cell table:formula="of:=IF([.D751]=&quot;&quot;;&quot;&quot;;[.B751])">
            <text:p/>
          </table:table-cell>
          <table:table-cell table:formula="of:=IF([.E751]=&quot;&quot;;&quot;&quot;;[.D751]+FLOOR(4*RAND();1))">
            <text:p/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19" calcext:value-type="float">
            <text:p>119</text:p>
          </table:table-cell>
          <table:table-cell table:formula="of:=IF([.B752]=[.B751];[.C751]+1;1)" office:value-type="float" office:value="6" calcext:value-type="float">
            <text:p>6</text:p>
          </table:table-cell>
          <table:table-cell table:formula="of:=IF([.C753]=1;[.C752];&quot;&quot;)">
            <text:p/>
          </table:table-cell>
          <table:table-cell table:formula="of:=IF([.D752]=&quot;&quot;;&quot;&quot;;[.B752])">
            <text:p/>
          </table:table-cell>
          <table:table-cell table:formula="of:=IF([.E752]=&quot;&quot;;&quot;&quot;;[.D752]+FLOOR(4*RAND();1))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19" calcext:value-type="float">
            <text:p>119</text:p>
          </table:table-cell>
          <table:table-cell table:formula="of:=IF([.B753]=[.B752];[.C752]+1;1)" office:value-type="float" office:value="7" calcext:value-type="float">
            <text:p>7</text:p>
          </table:table-cell>
          <table:table-cell table:formula="of:=IF([.C754]=1;[.C753];&quot;&quot;)">
            <text:p/>
          </table:table-cell>
          <table:table-cell table:formula="of:=IF([.D753]=&quot;&quot;;&quot;&quot;;[.B753])">
            <text:p/>
          </table:table-cell>
          <table:table-cell table:formula="of:=IF([.E753]=&quot;&quot;;&quot;&quot;;[.D753]+FLOOR(4*RAND();1))">
            <text:p/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19" calcext:value-type="float">
            <text:p>119</text:p>
          </table:table-cell>
          <table:table-cell table:formula="of:=IF([.B754]=[.B753];[.C753]+1;1)" office:value-type="float" office:value="8" calcext:value-type="float">
            <text:p>8</text:p>
          </table:table-cell>
          <table:table-cell table:formula="of:=IF([.C755]=1;[.C754];&quot;&quot;)">
            <text:p/>
          </table:table-cell>
          <table:table-cell table:formula="of:=IF([.D754]=&quot;&quot;;&quot;&quot;;[.B754])">
            <text:p/>
          </table:table-cell>
          <table:table-cell table:formula="of:=IF([.E754]=&quot;&quot;;&quot;&quot;;[.D754]+FLOOR(4*RAND();1))">
            <text:p/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19" calcext:value-type="float">
            <text:p>119</text:p>
          </table:table-cell>
          <table:table-cell table:formula="of:=IF([.B755]=[.B754];[.C754]+1;1)" office:value-type="float" office:value="9" calcext:value-type="float">
            <text:p>9</text:p>
          </table:table-cell>
          <table:table-cell table:formula="of:=IF([.C756]=1;[.C755];&quot;&quot;)">
            <text:p/>
          </table:table-cell>
          <table:table-cell table:formula="of:=IF([.D755]=&quot;&quot;;&quot;&quot;;[.B755])">
            <text:p/>
          </table:table-cell>
          <table:table-cell table:formula="of:=IF([.E755]=&quot;&quot;;&quot;&quot;;[.D755]+FLOOR(4*RAND();1))">
            <text:p/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19" calcext:value-type="float">
            <text:p>119</text:p>
          </table:table-cell>
          <table:table-cell table:formula="of:=IF([.B756]=[.B755];[.C755]+1;1)" office:value-type="float" office:value="10" calcext:value-type="float">
            <text:p>10</text:p>
          </table:table-cell>
          <table:table-cell table:formula="of:=IF([.C757]=1;[.C756];&quot;&quot;)" office:value-type="float" office:value="10" calcext:value-type="float">
            <text:p>10</text:p>
          </table:table-cell>
          <table:table-cell table:formula="of:=IF([.D756]=&quot;&quot;;&quot;&quot;;[.B756])" office:value-type="float" office:value="119" calcext:value-type="float">
            <text:p>119</text:p>
          </table:table-cell>
          <table:table-cell table:formula="of:=IF([.E756]=&quot;&quot;;&quot;&quot;;[.D756]+FLOOR(4*RAND();1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table:formula="of:=IF([.B757]=[.B756];[.C756]+1;1)" office:value-type="float" office:value="1" calcext:value-type="float">
            <text:p>1</text:p>
          </table:table-cell>
          <table:table-cell table:formula="of:=IF([.C758]=1;[.C757];&quot;&quot;)">
            <text:p/>
          </table:table-cell>
          <table:table-cell table:formula="of:=IF([.D757]=&quot;&quot;;&quot;&quot;;[.B757])">
            <text:p/>
          </table:table-cell>
          <table:table-cell table:formula="of:=IF([.E757]=&quot;&quot;;&quot;&quot;;[.D757]+FLOOR(4*RAND();1))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0" calcext:value-type="float">
            <text:p>120</text:p>
          </table:table-cell>
          <table:table-cell table:formula="of:=IF([.B758]=[.B757];[.C757]+1;1)" office:value-type="float" office:value="2" calcext:value-type="float">
            <text:p>2</text:p>
          </table:table-cell>
          <table:table-cell table:formula="of:=IF([.C759]=1;[.C758];&quot;&quot;)">
            <text:p/>
          </table:table-cell>
          <table:table-cell table:formula="of:=IF([.D758]=&quot;&quot;;&quot;&quot;;[.B758])">
            <text:p/>
          </table:table-cell>
          <table:table-cell table:formula="of:=IF([.E758]=&quot;&quot;;&quot;&quot;;[.D758]+FLOOR(4*RAND();1))">
            <text:p/>
          </table:table-cell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table:formula="of:=IF([.B759]=[.B758];[.C758]+1;1)" office:value-type="float" office:value="3" calcext:value-type="float">
            <text:p>3</text:p>
          </table:table-cell>
          <table:table-cell table:formula="of:=IF([.C760]=1;[.C759];&quot;&quot;)">
            <text:p/>
          </table:table-cell>
          <table:table-cell table:formula="of:=IF([.D759]=&quot;&quot;;&quot;&quot;;[.B759])">
            <text:p/>
          </table:table-cell>
          <table:table-cell table:formula="of:=IF([.E759]=&quot;&quot;;&quot;&quot;;[.D759]+FLOOR(4*RAND();1))">
            <text:p/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formula="of:=IF([.B760]=[.B759];[.C759]+1;1)" office:value-type="float" office:value="4" calcext:value-type="float">
            <text:p>4</text:p>
          </table:table-cell>
          <table:table-cell table:formula="of:=IF([.C761]=1;[.C760];&quot;&quot;)">
            <text:p/>
          </table:table-cell>
          <table:table-cell table:formula="of:=IF([.D760]=&quot;&quot;;&quot;&quot;;[.B760])">
            <text:p/>
          </table:table-cell>
          <table:table-cell table:formula="of:=IF([.E760]=&quot;&quot;;&quot;&quot;;[.D760]+FLOOR(4*RAND();1))">
            <text:p/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20" calcext:value-type="float">
            <text:p>120</text:p>
          </table:table-cell>
          <table:table-cell table:formula="of:=IF([.B761]=[.B760];[.C760]+1;1)" office:value-type="float" office:value="5" calcext:value-type="float">
            <text:p>5</text:p>
          </table:table-cell>
          <table:table-cell table:formula="of:=IF([.C762]=1;[.C761];&quot;&quot;)">
            <text:p/>
          </table:table-cell>
          <table:table-cell table:formula="of:=IF([.D761]=&quot;&quot;;&quot;&quot;;[.B761])">
            <text:p/>
          </table:table-cell>
          <table:table-cell table:formula="of:=IF([.E761]=&quot;&quot;;&quot;&quot;;[.D761]+FLOOR(4*RAND();1))">
            <text:p/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20" calcext:value-type="float">
            <text:p>120</text:p>
          </table:table-cell>
          <table:table-cell table:formula="of:=IF([.B762]=[.B761];[.C761]+1;1)" office:value-type="float" office:value="6" calcext:value-type="float">
            <text:p>6</text:p>
          </table:table-cell>
          <table:table-cell table:formula="of:=IF([.C763]=1;[.C762];&quot;&quot;)" office:value-type="float" office:value="6" calcext:value-type="float">
            <text:p>6</text:p>
          </table:table-cell>
          <table:table-cell table:formula="of:=IF([.D762]=&quot;&quot;;&quot;&quot;;[.B762])" office:value-type="float" office:value="120" calcext:value-type="float">
            <text:p>120</text:p>
          </table:table-cell>
          <table:table-cell table:formula="of:=IF([.E762]=&quot;&quot;;&quot;&quot;;[.D762]+FLOOR(4*RAND();1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1" calcext:value-type="float">
            <text:p>121</text:p>
          </table:table-cell>
          <table:table-cell table:formula="of:=IF([.B763]=[.B762];[.C762]+1;1)" office:value-type="float" office:value="1" calcext:value-type="float">
            <text:p>1</text:p>
          </table:table-cell>
          <table:table-cell table:formula="of:=IF([.C764]=1;[.C763];&quot;&quot;)">
            <text:p/>
          </table:table-cell>
          <table:table-cell table:formula="of:=IF([.D763]=&quot;&quot;;&quot;&quot;;[.B763])">
            <text:p/>
          </table:table-cell>
          <table:table-cell table:formula="of:=IF([.E763]=&quot;&quot;;&quot;&quot;;[.D763]+FLOOR(4*RAND();1))">
            <text:p/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table:formula="of:=IF([.B764]=[.B763];[.C763]+1;1)" office:value-type="float" office:value="2" calcext:value-type="float">
            <text:p>2</text:p>
          </table:table-cell>
          <table:table-cell table:formula="of:=IF([.C765]=1;[.C764];&quot;&quot;)">
            <text:p/>
          </table:table-cell>
          <table:table-cell table:formula="of:=IF([.D764]=&quot;&quot;;&quot;&quot;;[.B764])">
            <text:p/>
          </table:table-cell>
          <table:table-cell table:formula="of:=IF([.E764]=&quot;&quot;;&quot;&quot;;[.D764]+FLOOR(4*RAND();1))">
            <text:p/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1" calcext:value-type="float">
            <text:p>121</text:p>
          </table:table-cell>
          <table:table-cell table:formula="of:=IF([.B765]=[.B764];[.C764]+1;1)" office:value-type="float" office:value="3" calcext:value-type="float">
            <text:p>3</text:p>
          </table:table-cell>
          <table:table-cell table:formula="of:=IF([.C766]=1;[.C765];&quot;&quot;)">
            <text:p/>
          </table:table-cell>
          <table:table-cell table:formula="of:=IF([.D765]=&quot;&quot;;&quot;&quot;;[.B765])">
            <text:p/>
          </table:table-cell>
          <table:table-cell table:formula="of:=IF([.E765]=&quot;&quot;;&quot;&quot;;[.D765]+FLOOR(4*RAND();1))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21" calcext:value-type="float">
            <text:p>121</text:p>
          </table:table-cell>
          <table:table-cell table:formula="of:=IF([.B766]=[.B765];[.C765]+1;1)" office:value-type="float" office:value="4" calcext:value-type="float">
            <text:p>4</text:p>
          </table:table-cell>
          <table:table-cell table:formula="of:=IF([.C767]=1;[.C766];&quot;&quot;)">
            <text:p/>
          </table:table-cell>
          <table:table-cell table:formula="of:=IF([.D766]=&quot;&quot;;&quot;&quot;;[.B766])">
            <text:p/>
          </table:table-cell>
          <table:table-cell table:formula="of:=IF([.E766]=&quot;&quot;;&quot;&quot;;[.D766]+FLOOR(4*RAND();1))">
            <text:p/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21" calcext:value-type="float">
            <text:p>121</text:p>
          </table:table-cell>
          <table:table-cell table:formula="of:=IF([.B767]=[.B766];[.C766]+1;1)" office:value-type="float" office:value="5" calcext:value-type="float">
            <text:p>5</text:p>
          </table:table-cell>
          <table:table-cell table:formula="of:=IF([.C768]=1;[.C767];&quot;&quot;)">
            <text:p/>
          </table:table-cell>
          <table:table-cell table:formula="of:=IF([.D767]=&quot;&quot;;&quot;&quot;;[.B767])">
            <text:p/>
          </table:table-cell>
          <table:table-cell table:formula="of:=IF([.E767]=&quot;&quot;;&quot;&quot;;[.D767]+FLOOR(4*RAND();1))">
            <text:p/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21" calcext:value-type="float">
            <text:p>121</text:p>
          </table:table-cell>
          <table:table-cell table:formula="of:=IF([.B768]=[.B767];[.C767]+1;1)" office:value-type="float" office:value="6" calcext:value-type="float">
            <text:p>6</text:p>
          </table:table-cell>
          <table:table-cell table:formula="of:=IF([.C769]=1;[.C768];&quot;&quot;)" office:value-type="float" office:value="6" calcext:value-type="float">
            <text:p>6</text:p>
          </table:table-cell>
          <table:table-cell table:formula="of:=IF([.D768]=&quot;&quot;;&quot;&quot;;[.B768])" office:value-type="float" office:value="121" calcext:value-type="float">
            <text:p>121</text:p>
          </table:table-cell>
          <table:table-cell table:formula="of:=IF([.E768]=&quot;&quot;;&quot;&quot;;[.D768]+FLOOR(4*RAND();1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2" calcext:value-type="float">
            <text:p>122</text:p>
          </table:table-cell>
          <table:table-cell table:formula="of:=IF([.B769]=[.B768];[.C768]+1;1)" office:value-type="float" office:value="1" calcext:value-type="float">
            <text:p>1</text:p>
          </table:table-cell>
          <table:table-cell table:formula="of:=IF([.C770]=1;[.C769];&quot;&quot;)">
            <text:p/>
          </table:table-cell>
          <table:table-cell table:formula="of:=IF([.D769]=&quot;&quot;;&quot;&quot;;[.B769])">
            <text:p/>
          </table:table-cell>
          <table:table-cell table:formula="of:=IF([.E769]=&quot;&quot;;&quot;&quot;;[.D769]+FLOOR(4*RAND();1))">
            <text:p/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22" calcext:value-type="float">
            <text:p>122</text:p>
          </table:table-cell>
          <table:table-cell table:formula="of:=IF([.B770]=[.B769];[.C769]+1;1)" office:value-type="float" office:value="2" calcext:value-type="float">
            <text:p>2</text:p>
          </table:table-cell>
          <table:table-cell table:formula="of:=IF([.C771]=1;[.C770];&quot;&quot;)">
            <text:p/>
          </table:table-cell>
          <table:table-cell table:formula="of:=IF([.D770]=&quot;&quot;;&quot;&quot;;[.B770])">
            <text:p/>
          </table:table-cell>
          <table:table-cell table:formula="of:=IF([.E770]=&quot;&quot;;&quot;&quot;;[.D770]+FLOOR(4*RAND();1))">
            <text:p/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22" calcext:value-type="float">
            <text:p>122</text:p>
          </table:table-cell>
          <table:table-cell table:formula="of:=IF([.B771]=[.B770];[.C770]+1;1)" office:value-type="float" office:value="3" calcext:value-type="float">
            <text:p>3</text:p>
          </table:table-cell>
          <table:table-cell table:formula="of:=IF([.C772]=1;[.C771];&quot;&quot;)">
            <text:p/>
          </table:table-cell>
          <table:table-cell table:formula="of:=IF([.D771]=&quot;&quot;;&quot;&quot;;[.B771])">
            <text:p/>
          </table:table-cell>
          <table:table-cell table:formula="of:=IF([.E771]=&quot;&quot;;&quot;&quot;;[.D771]+FLOOR(4*RAND();1))">
            <text:p/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22" calcext:value-type="float">
            <text:p>122</text:p>
          </table:table-cell>
          <table:table-cell table:formula="of:=IF([.B772]=[.B771];[.C771]+1;1)" office:value-type="float" office:value="4" calcext:value-type="float">
            <text:p>4</text:p>
          </table:table-cell>
          <table:table-cell table:formula="of:=IF([.C773]=1;[.C772];&quot;&quot;)">
            <text:p/>
          </table:table-cell>
          <table:table-cell table:formula="of:=IF([.D772]=&quot;&quot;;&quot;&quot;;[.B772])">
            <text:p/>
          </table:table-cell>
          <table:table-cell table:formula="of:=IF([.E772]=&quot;&quot;;&quot;&quot;;[.D772]+FLOOR(4*RAND();1))">
            <text:p/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22" calcext:value-type="float">
            <text:p>122</text:p>
          </table:table-cell>
          <table:table-cell table:formula="of:=IF([.B773]=[.B772];[.C772]+1;1)" office:value-type="float" office:value="5" calcext:value-type="float">
            <text:p>5</text:p>
          </table:table-cell>
          <table:table-cell table:formula="of:=IF([.C774]=1;[.C773];&quot;&quot;)">
            <text:p/>
          </table:table-cell>
          <table:table-cell table:formula="of:=IF([.D773]=&quot;&quot;;&quot;&quot;;[.B773])">
            <text:p/>
          </table:table-cell>
          <table:table-cell table:formula="of:=IF([.E773]=&quot;&quot;;&quot;&quot;;[.D773]+FLOOR(4*RAND();1))">
            <text:p/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22" calcext:value-type="float">
            <text:p>122</text:p>
          </table:table-cell>
          <table:table-cell table:formula="of:=IF([.B774]=[.B773];[.C773]+1;1)" office:value-type="float" office:value="6" calcext:value-type="float">
            <text:p>6</text:p>
          </table:table-cell>
          <table:table-cell table:formula="of:=IF([.C775]=1;[.C774];&quot;&quot;)" office:value-type="float" office:value="6" calcext:value-type="float">
            <text:p>6</text:p>
          </table:table-cell>
          <table:table-cell table:formula="of:=IF([.D774]=&quot;&quot;;&quot;&quot;;[.B774])" office:value-type="float" office:value="122" calcext:value-type="float">
            <text:p>122</text:p>
          </table:table-cell>
          <table:table-cell table:formula="of:=IF([.E774]=&quot;&quot;;&quot;&quot;;[.D774]+FLOOR(4*RAND();1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23" calcext:value-type="float">
            <text:p>123</text:p>
          </table:table-cell>
          <table:table-cell table:formula="of:=IF([.B775]=[.B774];[.C774]+1;1)" office:value-type="float" office:value="1" calcext:value-type="float">
            <text:p>1</text:p>
          </table:table-cell>
          <table:table-cell table:formula="of:=IF([.C776]=1;[.C775];&quot;&quot;)">
            <text:p/>
          </table:table-cell>
          <table:table-cell table:formula="of:=IF([.D775]=&quot;&quot;;&quot;&quot;;[.B775])">
            <text:p/>
          </table:table-cell>
          <table:table-cell table:formula="of:=IF([.E775]=&quot;&quot;;&quot;&quot;;[.D775]+FLOOR(4*RAND();1))">
            <text:p/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23" calcext:value-type="float">
            <text:p>123</text:p>
          </table:table-cell>
          <table:table-cell table:formula="of:=IF([.B776]=[.B775];[.C775]+1;1)" office:value-type="float" office:value="2" calcext:value-type="float">
            <text:p>2</text:p>
          </table:table-cell>
          <table:table-cell table:formula="of:=IF([.C777]=1;[.C776];&quot;&quot;)" office:value-type="float" office:value="2" calcext:value-type="float">
            <text:p>2</text:p>
          </table:table-cell>
          <table:table-cell table:formula="of:=IF([.D776]=&quot;&quot;;&quot;&quot;;[.B776])" office:value-type="float" office:value="123" calcext:value-type="float">
            <text:p>123</text:p>
          </table:table-cell>
          <table:table-cell table:formula="of:=IF([.E776]=&quot;&quot;;&quot;&quot;;[.D776]+FLOOR(4*RAND();1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4" calcext:value-type="float">
            <text:p>124</text:p>
          </table:table-cell>
          <table:table-cell table:formula="of:=IF([.B777]=[.B776];[.C776]+1;1)" office:value-type="float" office:value="1" calcext:value-type="float">
            <text:p>1</text:p>
          </table:table-cell>
          <table:table-cell table:formula="of:=IF([.C778]=1;[.C777];&quot;&quot;)">
            <text:p/>
          </table:table-cell>
          <table:table-cell table:formula="of:=IF([.D777]=&quot;&quot;;&quot;&quot;;[.B777])">
            <text:p/>
          </table:table-cell>
          <table:table-cell table:formula="of:=IF([.E777]=&quot;&quot;;&quot;&quot;;[.D777]+FLOOR(4*RAND();1))">
            <text:p/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4" calcext:value-type="float">
            <text:p>124</text:p>
          </table:table-cell>
          <table:table-cell table:formula="of:=IF([.B778]=[.B777];[.C777]+1;1)" office:value-type="float" office:value="2" calcext:value-type="float">
            <text:p>2</text:p>
          </table:table-cell>
          <table:table-cell table:formula="of:=IF([.C779]=1;[.C778];&quot;&quot;)">
            <text:p/>
          </table:table-cell>
          <table:table-cell table:formula="of:=IF([.D778]=&quot;&quot;;&quot;&quot;;[.B778])">
            <text:p/>
          </table:table-cell>
          <table:table-cell table:formula="of:=IF([.E778]=&quot;&quot;;&quot;&quot;;[.D778]+FLOOR(4*RAND();1))">
            <text:p/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24" calcext:value-type="float">
            <text:p>124</text:p>
          </table:table-cell>
          <table:table-cell table:formula="of:=IF([.B779]=[.B778];[.C778]+1;1)" office:value-type="float" office:value="3" calcext:value-type="float">
            <text:p>3</text:p>
          </table:table-cell>
          <table:table-cell table:formula="of:=IF([.C780]=1;[.C779];&quot;&quot;)">
            <text:p/>
          </table:table-cell>
          <table:table-cell table:formula="of:=IF([.D779]=&quot;&quot;;&quot;&quot;;[.B779])">
            <text:p/>
          </table:table-cell>
          <table:table-cell table:formula="of:=IF([.E779]=&quot;&quot;;&quot;&quot;;[.D779]+FLOOR(4*RAND();1))">
            <text:p/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24" calcext:value-type="float">
            <text:p>124</text:p>
          </table:table-cell>
          <table:table-cell table:formula="of:=IF([.B780]=[.B779];[.C779]+1;1)" office:value-type="float" office:value="4" calcext:value-type="float">
            <text:p>4</text:p>
          </table:table-cell>
          <table:table-cell table:formula="of:=IF([.C781]=1;[.C780];&quot;&quot;)">
            <text:p/>
          </table:table-cell>
          <table:table-cell table:formula="of:=IF([.D780]=&quot;&quot;;&quot;&quot;;[.B780])">
            <text:p/>
          </table:table-cell>
          <table:table-cell table:formula="of:=IF([.E780]=&quot;&quot;;&quot;&quot;;[.D780]+FLOOR(4*RAND();1))">
            <text:p/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24" calcext:value-type="float">
            <text:p>124</text:p>
          </table:table-cell>
          <table:table-cell table:formula="of:=IF([.B781]=[.B780];[.C780]+1;1)" office:value-type="float" office:value="5" calcext:value-type="float">
            <text:p>5</text:p>
          </table:table-cell>
          <table:table-cell table:formula="of:=IF([.C782]=1;[.C781];&quot;&quot;)">
            <text:p/>
          </table:table-cell>
          <table:table-cell table:formula="of:=IF([.D781]=&quot;&quot;;&quot;&quot;;[.B781])">
            <text:p/>
          </table:table-cell>
          <table:table-cell table:formula="of:=IF([.E781]=&quot;&quot;;&quot;&quot;;[.D781]+FLOOR(4*RAND();1))">
            <text:p/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24" calcext:value-type="float">
            <text:p>124</text:p>
          </table:table-cell>
          <table:table-cell table:formula="of:=IF([.B782]=[.B781];[.C781]+1;1)" office:value-type="float" office:value="6" calcext:value-type="float">
            <text:p>6</text:p>
          </table:table-cell>
          <table:table-cell table:formula="of:=IF([.C783]=1;[.C782];&quot;&quot;)">
            <text:p/>
          </table:table-cell>
          <table:table-cell table:formula="of:=IF([.D782]=&quot;&quot;;&quot;&quot;;[.B782])">
            <text:p/>
          </table:table-cell>
          <table:table-cell table:formula="of:=IF([.E782]=&quot;&quot;;&quot;&quot;;[.D782]+FLOOR(4*RAND();1))">
            <text:p/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24" calcext:value-type="float">
            <text:p>124</text:p>
          </table:table-cell>
          <table:table-cell table:formula="of:=IF([.B783]=[.B782];[.C782]+1;1)" office:value-type="float" office:value="7" calcext:value-type="float">
            <text:p>7</text:p>
          </table:table-cell>
          <table:table-cell table:formula="of:=IF([.C784]=1;[.C783];&quot;&quot;)">
            <text:p/>
          </table:table-cell>
          <table:table-cell table:formula="of:=IF([.D783]=&quot;&quot;;&quot;&quot;;[.B783])">
            <text:p/>
          </table:table-cell>
          <table:table-cell table:formula="of:=IF([.E783]=&quot;&quot;;&quot;&quot;;[.D783]+FLOOR(4*RAND();1))">
            <text:p/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24" calcext:value-type="float">
            <text:p>124</text:p>
          </table:table-cell>
          <table:table-cell table:formula="of:=IF([.B784]=[.B783];[.C783]+1;1)" office:value-type="float" office:value="8" calcext:value-type="float">
            <text:p>8</text:p>
          </table:table-cell>
          <table:table-cell table:formula="of:=IF([.C785]=1;[.C784];&quot;&quot;)">
            <text:p/>
          </table:table-cell>
          <table:table-cell table:formula="of:=IF([.D784]=&quot;&quot;;&quot;&quot;;[.B784])">
            <text:p/>
          </table:table-cell>
          <table:table-cell table:formula="of:=IF([.E784]=&quot;&quot;;&quot;&quot;;[.D784]+FLOOR(4*RAND();1))">
            <text:p/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24" calcext:value-type="float">
            <text:p>124</text:p>
          </table:table-cell>
          <table:table-cell table:formula="of:=IF([.B785]=[.B784];[.C784]+1;1)" office:value-type="float" office:value="9" calcext:value-type="float">
            <text:p>9</text:p>
          </table:table-cell>
          <table:table-cell table:formula="of:=IF([.C786]=1;[.C785];&quot;&quot;)">
            <text:p/>
          </table:table-cell>
          <table:table-cell table:formula="of:=IF([.D785]=&quot;&quot;;&quot;&quot;;[.B785])">
            <text:p/>
          </table:table-cell>
          <table:table-cell table:formula="of:=IF([.E785]=&quot;&quot;;&quot;&quot;;[.D785]+FLOOR(4*RAND();1))">
            <text:p/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24" calcext:value-type="float">
            <text:p>124</text:p>
          </table:table-cell>
          <table:table-cell table:formula="of:=IF([.B786]=[.B785];[.C785]+1;1)" office:value-type="float" office:value="10" calcext:value-type="float">
            <text:p>10</text:p>
          </table:table-cell>
          <table:table-cell table:formula="of:=IF([.C787]=1;[.C786];&quot;&quot;)" office:value-type="float" office:value="10" calcext:value-type="float">
            <text:p>10</text:p>
          </table:table-cell>
          <table:table-cell table:formula="of:=IF([.D786]=&quot;&quot;;&quot;&quot;;[.B786])" office:value-type="float" office:value="124" calcext:value-type="float">
            <text:p>124</text:p>
          </table:table-cell>
          <table:table-cell table:formula="of:=IF([.E786]=&quot;&quot;;&quot;&quot;;[.D786]+FLOOR(4*RAND();1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25" calcext:value-type="float">
            <text:p>125</text:p>
          </table:table-cell>
          <table:table-cell table:formula="of:=IF([.B787]=[.B786];[.C786]+1;1)" office:value-type="float" office:value="1" calcext:value-type="float">
            <text:p>1</text:p>
          </table:table-cell>
          <table:table-cell table:formula="of:=IF([.C788]=1;[.C787];&quot;&quot;)">
            <text:p/>
          </table:table-cell>
          <table:table-cell table:formula="of:=IF([.D787]=&quot;&quot;;&quot;&quot;;[.B787])">
            <text:p/>
          </table:table-cell>
          <table:table-cell table:formula="of:=IF([.E787]=&quot;&quot;;&quot;&quot;;[.D787]+FLOOR(4*RAND();1))">
            <text:p/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25" calcext:value-type="float">
            <text:p>125</text:p>
          </table:table-cell>
          <table:table-cell table:formula="of:=IF([.B788]=[.B787];[.C787]+1;1)" office:value-type="float" office:value="2" calcext:value-type="float">
            <text:p>2</text:p>
          </table:table-cell>
          <table:table-cell table:formula="of:=IF([.C789]=1;[.C788];&quot;&quot;)">
            <text:p/>
          </table:table-cell>
          <table:table-cell table:formula="of:=IF([.D788]=&quot;&quot;;&quot;&quot;;[.B788])">
            <text:p/>
          </table:table-cell>
          <table:table-cell table:formula="of:=IF([.E788]=&quot;&quot;;&quot;&quot;;[.D788]+FLOOR(4*RAND();1))">
            <text:p/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25" calcext:value-type="float">
            <text:p>125</text:p>
          </table:table-cell>
          <table:table-cell table:formula="of:=IF([.B789]=[.B788];[.C788]+1;1)" office:value-type="float" office:value="3" calcext:value-type="float">
            <text:p>3</text:p>
          </table:table-cell>
          <table:table-cell table:formula="of:=IF([.C790]=1;[.C789];&quot;&quot;)">
            <text:p/>
          </table:table-cell>
          <table:table-cell table:formula="of:=IF([.D789]=&quot;&quot;;&quot;&quot;;[.B789])">
            <text:p/>
          </table:table-cell>
          <table:table-cell table:formula="of:=IF([.E789]=&quot;&quot;;&quot;&quot;;[.D789]+FLOOR(4*RAND();1))">
            <text:p/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25" calcext:value-type="float">
            <text:p>125</text:p>
          </table:table-cell>
          <table:table-cell table:formula="of:=IF([.B790]=[.B789];[.C789]+1;1)" office:value-type="float" office:value="4" calcext:value-type="float">
            <text:p>4</text:p>
          </table:table-cell>
          <table:table-cell table:formula="of:=IF([.C791]=1;[.C790];&quot;&quot;)" office:value-type="float" office:value="4" calcext:value-type="float">
            <text:p>4</text:p>
          </table:table-cell>
          <table:table-cell table:formula="of:=IF([.D790]=&quot;&quot;;&quot;&quot;;[.B790])" office:value-type="float" office:value="125" calcext:value-type="float">
            <text:p>125</text:p>
          </table:table-cell>
          <table:table-cell table:formula="of:=IF([.E790]=&quot;&quot;;&quot;&quot;;[.D790]+FLOOR(4*RAND();1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26" calcext:value-type="float">
            <text:p>126</text:p>
          </table:table-cell>
          <table:table-cell table:formula="of:=IF([.B791]=[.B790];[.C790]+1;1)" office:value-type="float" office:value="1" calcext:value-type="float">
            <text:p>1</text:p>
          </table:table-cell>
          <table:table-cell table:formula="of:=IF([.C792]=1;[.C791];&quot;&quot;)">
            <text:p/>
          </table:table-cell>
          <table:table-cell table:formula="of:=IF([.D791]=&quot;&quot;;&quot;&quot;;[.B791])">
            <text:p/>
          </table:table-cell>
          <table:table-cell table:formula="of:=IF([.E791]=&quot;&quot;;&quot;&quot;;[.D791]+FLOOR(4*RAND();1))">
            <text:p/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26" calcext:value-type="float">
            <text:p>126</text:p>
          </table:table-cell>
          <table:table-cell table:formula="of:=IF([.B792]=[.B791];[.C791]+1;1)" office:value-type="float" office:value="2" calcext:value-type="float">
            <text:p>2</text:p>
          </table:table-cell>
          <table:table-cell table:formula="of:=IF([.C793]=1;[.C792];&quot;&quot;)">
            <text:p/>
          </table:table-cell>
          <table:table-cell table:formula="of:=IF([.D792]=&quot;&quot;;&quot;&quot;;[.B792])">
            <text:p/>
          </table:table-cell>
          <table:table-cell table:formula="of:=IF([.E792]=&quot;&quot;;&quot;&quot;;[.D792]+FLOOR(4*RAND();1))">
            <text:p/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26" calcext:value-type="float">
            <text:p>126</text:p>
          </table:table-cell>
          <table:table-cell table:formula="of:=IF([.B793]=[.B792];[.C792]+1;1)" office:value-type="float" office:value="3" calcext:value-type="float">
            <text:p>3</text:p>
          </table:table-cell>
          <table:table-cell table:formula="of:=IF([.C794]=1;[.C793];&quot;&quot;)">
            <text:p/>
          </table:table-cell>
          <table:table-cell table:formula="of:=IF([.D793]=&quot;&quot;;&quot;&quot;;[.B793])">
            <text:p/>
          </table:table-cell>
          <table:table-cell table:formula="of:=IF([.E793]=&quot;&quot;;&quot;&quot;;[.D793]+FLOOR(4*RAND();1))">
            <text:p/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26" calcext:value-type="float">
            <text:p>126</text:p>
          </table:table-cell>
          <table:table-cell table:formula="of:=IF([.B794]=[.B793];[.C793]+1;1)" office:value-type="float" office:value="4" calcext:value-type="float">
            <text:p>4</text:p>
          </table:table-cell>
          <table:table-cell table:formula="of:=IF([.C795]=1;[.C794];&quot;&quot;)">
            <text:p/>
          </table:table-cell>
          <table:table-cell table:formula="of:=IF([.D794]=&quot;&quot;;&quot;&quot;;[.B794])">
            <text:p/>
          </table:table-cell>
          <table:table-cell table:formula="of:=IF([.E794]=&quot;&quot;;&quot;&quot;;[.D794]+FLOOR(4*RAND();1))">
            <text:p/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26" calcext:value-type="float">
            <text:p>126</text:p>
          </table:table-cell>
          <table:table-cell table:formula="of:=IF([.B795]=[.B794];[.C794]+1;1)" office:value-type="float" office:value="5" calcext:value-type="float">
            <text:p>5</text:p>
          </table:table-cell>
          <table:table-cell table:formula="of:=IF([.C796]=1;[.C795];&quot;&quot;)">
            <text:p/>
          </table:table-cell>
          <table:table-cell table:formula="of:=IF([.D795]=&quot;&quot;;&quot;&quot;;[.B795])">
            <text:p/>
          </table:table-cell>
          <table:table-cell table:formula="of:=IF([.E795]=&quot;&quot;;&quot;&quot;;[.D795]+FLOOR(4*RAND();1))">
            <text:p/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26" calcext:value-type="float">
            <text:p>126</text:p>
          </table:table-cell>
          <table:table-cell table:formula="of:=IF([.B796]=[.B795];[.C795]+1;1)" office:value-type="float" office:value="6" calcext:value-type="float">
            <text:p>6</text:p>
          </table:table-cell>
          <table:table-cell table:formula="of:=IF([.C797]=1;[.C796];&quot;&quot;)">
            <text:p/>
          </table:table-cell>
          <table:table-cell table:formula="of:=IF([.D796]=&quot;&quot;;&quot;&quot;;[.B796])">
            <text:p/>
          </table:table-cell>
          <table:table-cell table:formula="of:=IF([.E796]=&quot;&quot;;&quot;&quot;;[.D796]+FLOOR(4*RAND();1))">
            <text:p/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26" calcext:value-type="float">
            <text:p>126</text:p>
          </table:table-cell>
          <table:table-cell table:formula="of:=IF([.B797]=[.B796];[.C796]+1;1)" office:value-type="float" office:value="7" calcext:value-type="float">
            <text:p>7</text:p>
          </table:table-cell>
          <table:table-cell table:formula="of:=IF([.C798]=1;[.C797];&quot;&quot;)">
            <text:p/>
          </table:table-cell>
          <table:table-cell table:formula="of:=IF([.D797]=&quot;&quot;;&quot;&quot;;[.B797])">
            <text:p/>
          </table:table-cell>
          <table:table-cell table:formula="of:=IF([.E797]=&quot;&quot;;&quot;&quot;;[.D797]+FLOOR(4*RAND();1))">
            <text:p/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26" calcext:value-type="float">
            <text:p>126</text:p>
          </table:table-cell>
          <table:table-cell table:formula="of:=IF([.B798]=[.B797];[.C797]+1;1)" office:value-type="float" office:value="8" calcext:value-type="float">
            <text:p>8</text:p>
          </table:table-cell>
          <table:table-cell table:formula="of:=IF([.C799]=1;[.C798];&quot;&quot;)" office:value-type="float" office:value="8" calcext:value-type="float">
            <text:p>8</text:p>
          </table:table-cell>
          <table:table-cell table:formula="of:=IF([.D798]=&quot;&quot;;&quot;&quot;;[.B798])" office:value-type="float" office:value="126" calcext:value-type="float">
            <text:p>126</text:p>
          </table:table-cell>
          <table:table-cell table:formula="of:=IF([.E798]=&quot;&quot;;&quot;&quot;;[.D798]+FLOOR(4*RAND();1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table:formula="of:=IF([.B799]=[.B798];[.C798]+1;1)" office:value-type="float" office:value="1" calcext:value-type="float">
            <text:p>1</text:p>
          </table:table-cell>
          <table:table-cell table:formula="of:=IF([.C800]=1;[.C799];&quot;&quot;)">
            <text:p/>
          </table:table-cell>
          <table:table-cell table:formula="of:=IF([.D799]=&quot;&quot;;&quot;&quot;;[.B799])">
            <text:p/>
          </table:table-cell>
          <table:table-cell table:formula="of:=IF([.E799]=&quot;&quot;;&quot;&quot;;[.D799]+FLOOR(4*RAND();1))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7" calcext:value-type="float">
            <text:p>127</text:p>
          </table:table-cell>
          <table:table-cell table:formula="of:=IF([.B800]=[.B799];[.C799]+1;1)" office:value-type="float" office:value="2" calcext:value-type="float">
            <text:p>2</text:p>
          </table:table-cell>
          <table:table-cell table:formula="of:=IF([.C801]=1;[.C800];&quot;&quot;)">
            <text:p/>
          </table:table-cell>
          <table:table-cell table:formula="of:=IF([.D800]=&quot;&quot;;&quot;&quot;;[.B800])">
            <text:p/>
          </table:table-cell>
          <table:table-cell table:formula="of:=IF([.E800]=&quot;&quot;;&quot;&quot;;[.D800]+FLOOR(4*RAND();1))">
            <text:p/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7" calcext:value-type="float">
            <text:p>127</text:p>
          </table:table-cell>
          <table:table-cell table:formula="of:=IF([.B801]=[.B800];[.C800]+1;1)" office:value-type="float" office:value="3" calcext:value-type="float">
            <text:p>3</text:p>
          </table:table-cell>
          <table:table-cell table:formula="of:=IF([.C802]=1;[.C801];&quot;&quot;)">
            <text:p/>
          </table:table-cell>
          <table:table-cell table:formula="of:=IF([.D801]=&quot;&quot;;&quot;&quot;;[.B801])">
            <text:p/>
          </table:table-cell>
          <table:table-cell table:formula="of:=IF([.E801]=&quot;&quot;;&quot;&quot;;[.D801]+FLOOR(4*RAND();1))">
            <text:p/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7" calcext:value-type="float">
            <text:p>127</text:p>
          </table:table-cell>
          <table:table-cell table:formula="of:=IF([.B802]=[.B801];[.C801]+1;1)" office:value-type="float" office:value="4" calcext:value-type="float">
            <text:p>4</text:p>
          </table:table-cell>
          <table:table-cell table:formula="of:=IF([.C803]=1;[.C802];&quot;&quot;)">
            <text:p/>
          </table:table-cell>
          <table:table-cell table:formula="of:=IF([.D802]=&quot;&quot;;&quot;&quot;;[.B802])">
            <text:p/>
          </table:table-cell>
          <table:table-cell table:formula="of:=IF([.E802]=&quot;&quot;;&quot;&quot;;[.D802]+FLOOR(4*RAND();1))">
            <text:p/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27" calcext:value-type="float">
            <text:p>127</text:p>
          </table:table-cell>
          <table:table-cell table:formula="of:=IF([.B803]=[.B802];[.C802]+1;1)" office:value-type="float" office:value="5" calcext:value-type="float">
            <text:p>5</text:p>
          </table:table-cell>
          <table:table-cell table:formula="of:=IF([.C804]=1;[.C803];&quot;&quot;)">
            <text:p/>
          </table:table-cell>
          <table:table-cell table:formula="of:=IF([.D803]=&quot;&quot;;&quot;&quot;;[.B803])">
            <text:p/>
          </table:table-cell>
          <table:table-cell table:formula="of:=IF([.E803]=&quot;&quot;;&quot;&quot;;[.D803]+FLOOR(4*RAND();1))">
            <text:p/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27" calcext:value-type="float">
            <text:p>127</text:p>
          </table:table-cell>
          <table:table-cell table:formula="of:=IF([.B804]=[.B803];[.C803]+1;1)" office:value-type="float" office:value="6" calcext:value-type="float">
            <text:p>6</text:p>
          </table:table-cell>
          <table:table-cell table:formula="of:=IF([.C805]=1;[.C804];&quot;&quot;)">
            <text:p/>
          </table:table-cell>
          <table:table-cell table:formula="of:=IF([.D804]=&quot;&quot;;&quot;&quot;;[.B804])">
            <text:p/>
          </table:table-cell>
          <table:table-cell table:formula="of:=IF([.E804]=&quot;&quot;;&quot;&quot;;[.D804]+FLOOR(4*RAND();1))">
            <text:p/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7" calcext:value-type="float">
            <text:p>127</text:p>
          </table:table-cell>
          <table:table-cell table:formula="of:=IF([.B805]=[.B804];[.C804]+1;1)" office:value-type="float" office:value="7" calcext:value-type="float">
            <text:p>7</text:p>
          </table:table-cell>
          <table:table-cell table:formula="of:=IF([.C806]=1;[.C805];&quot;&quot;)">
            <text:p/>
          </table:table-cell>
          <table:table-cell table:formula="of:=IF([.D805]=&quot;&quot;;&quot;&quot;;[.B805])">
            <text:p/>
          </table:table-cell>
          <table:table-cell table:formula="of:=IF([.E805]=&quot;&quot;;&quot;&quot;;[.D805]+FLOOR(4*RAND();1))">
            <text:p/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27" calcext:value-type="float">
            <text:p>127</text:p>
          </table:table-cell>
          <table:table-cell table:formula="of:=IF([.B806]=[.B805];[.C805]+1;1)" office:value-type="float" office:value="8" calcext:value-type="float">
            <text:p>8</text:p>
          </table:table-cell>
          <table:table-cell table:formula="of:=IF([.C807]=1;[.C806];&quot;&quot;)">
            <text:p/>
          </table:table-cell>
          <table:table-cell table:formula="of:=IF([.D806]=&quot;&quot;;&quot;&quot;;[.B806])">
            <text:p/>
          </table:table-cell>
          <table:table-cell table:formula="of:=IF([.E806]=&quot;&quot;;&quot;&quot;;[.D806]+FLOOR(4*RAND();1))">
            <text:p/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27" calcext:value-type="float">
            <text:p>127</text:p>
          </table:table-cell>
          <table:table-cell table:formula="of:=IF([.B807]=[.B806];[.C806]+1;1)" office:value-type="float" office:value="9" calcext:value-type="float">
            <text:p>9</text:p>
          </table:table-cell>
          <table:table-cell table:formula="of:=IF([.C808]=1;[.C807];&quot;&quot;)">
            <text:p/>
          </table:table-cell>
          <table:table-cell table:formula="of:=IF([.D807]=&quot;&quot;;&quot;&quot;;[.B807])">
            <text:p/>
          </table:table-cell>
          <table:table-cell table:formula="of:=IF([.E807]=&quot;&quot;;&quot;&quot;;[.D807]+FLOOR(4*RAND();1))">
            <text:p/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27" calcext:value-type="float">
            <text:p>127</text:p>
          </table:table-cell>
          <table:table-cell table:formula="of:=IF([.B808]=[.B807];[.C807]+1;1)" office:value-type="float" office:value="10" calcext:value-type="float">
            <text:p>10</text:p>
          </table:table-cell>
          <table:table-cell table:formula="of:=IF([.C809]=1;[.C808];&quot;&quot;)">
            <text:p/>
          </table:table-cell>
          <table:table-cell table:formula="of:=IF([.D808]=&quot;&quot;;&quot;&quot;;[.B808])">
            <text:p/>
          </table:table-cell>
          <table:table-cell table:formula="of:=IF([.E808]=&quot;&quot;;&quot;&quot;;[.D808]+FLOOR(4*RAND();1))">
            <text:p/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 table:formula="of:=IF([.B809]=[.B808];[.C808]+1;1)" office:value-type="float" office:value="11" calcext:value-type="float">
            <text:p>11</text:p>
          </table:table-cell>
          <table:table-cell table:formula="of:=IF([.C810]=1;[.C809];&quot;&quot;)">
            <text:p/>
          </table:table-cell>
          <table:table-cell table:formula="of:=IF([.D809]=&quot;&quot;;&quot;&quot;;[.B809])">
            <text:p/>
          </table:table-cell>
          <table:table-cell table:formula="of:=IF([.E809]=&quot;&quot;;&quot;&quot;;[.D809]+FLOOR(4*RAND();1))">
            <text:p/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27" calcext:value-type="float">
            <text:p>127</text:p>
          </table:table-cell>
          <table:table-cell table:formula="of:=IF([.B810]=[.B809];[.C809]+1;1)" office:value-type="float" office:value="12" calcext:value-type="float">
            <text:p>12</text:p>
          </table:table-cell>
          <table:table-cell table:formula="of:=IF([.C811]=1;[.C810];&quot;&quot;)">
            <text:p/>
          </table:table-cell>
          <table:table-cell table:formula="of:=IF([.D810]=&quot;&quot;;&quot;&quot;;[.B810])">
            <text:p/>
          </table:table-cell>
          <table:table-cell table:formula="of:=IF([.E810]=&quot;&quot;;&quot;&quot;;[.D810]+FLOOR(4*RAND();1))">
            <text:p/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27" calcext:value-type="float">
            <text:p>127</text:p>
          </table:table-cell>
          <table:table-cell table:formula="of:=IF([.B811]=[.B810];[.C810]+1;1)" office:value-type="float" office:value="13" calcext:value-type="float">
            <text:p>13</text:p>
          </table:table-cell>
          <table:table-cell table:formula="of:=IF([.C812]=1;[.C811];&quot;&quot;)">
            <text:p/>
          </table:table-cell>
          <table:table-cell table:formula="of:=IF([.D811]=&quot;&quot;;&quot;&quot;;[.B811])">
            <text:p/>
          </table:table-cell>
          <table:table-cell table:formula="of:=IF([.E811]=&quot;&quot;;&quot;&quot;;[.D811]+FLOOR(4*RAND();1))">
            <text:p/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27" calcext:value-type="float">
            <text:p>127</text:p>
          </table:table-cell>
          <table:table-cell table:formula="of:=IF([.B812]=[.B811];[.C811]+1;1)" office:value-type="float" office:value="14" calcext:value-type="float">
            <text:p>14</text:p>
          </table:table-cell>
          <table:table-cell table:formula="of:=IF([.C813]=1;[.C812];&quot;&quot;)" office:value-type="float" office:value="14" calcext:value-type="float">
            <text:p>14</text:p>
          </table:table-cell>
          <table:table-cell table:formula="of:=IF([.D812]=&quot;&quot;;&quot;&quot;;[.B812])" office:value-type="float" office:value="127" calcext:value-type="float">
            <text:p>127</text:p>
          </table:table-cell>
          <table:table-cell table:formula="of:=IF([.E812]=&quot;&quot;;&quot;&quot;;[.D812]+FLOOR(4*RAND();1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  <table:table-cell table:formula="of:=IF([.B813]=[.B812];[.C812]+1;1)" office:value-type="float" office:value="1" calcext:value-type="float">
            <text:p>1</text:p>
          </table:table-cell>
          <table:table-cell table:formula="of:=IF([.C814]=1;[.C813];&quot;&quot;)">
            <text:p/>
          </table:table-cell>
          <table:table-cell table:formula="of:=IF([.D813]=&quot;&quot;;&quot;&quot;;[.B813])">
            <text:p/>
          </table:table-cell>
          <table:table-cell table:formula="of:=IF([.E813]=&quot;&quot;;&quot;&quot;;[.D813]+FLOOR(4*RAND();1))">
            <text:p/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28" calcext:value-type="float">
            <text:p>128</text:p>
          </table:table-cell>
          <table:table-cell table:formula="of:=IF([.B814]=[.B813];[.C813]+1;1)" office:value-type="float" office:value="2" calcext:value-type="float">
            <text:p>2</text:p>
          </table:table-cell>
          <table:table-cell table:formula="of:=IF([.C815]=1;[.C814];&quot;&quot;)">
            <text:p/>
          </table:table-cell>
          <table:table-cell table:formula="of:=IF([.D814]=&quot;&quot;;&quot;&quot;;[.B814])">
            <text:p/>
          </table:table-cell>
          <table:table-cell table:formula="of:=IF([.E814]=&quot;&quot;;&quot;&quot;;[.D814]+FLOOR(4*RAND();1))">
            <text:p/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28" calcext:value-type="float">
            <text:p>128</text:p>
          </table:table-cell>
          <table:table-cell table:formula="of:=IF([.B815]=[.B814];[.C814]+1;1)" office:value-type="float" office:value="3" calcext:value-type="float">
            <text:p>3</text:p>
          </table:table-cell>
          <table:table-cell table:formula="of:=IF([.C816]=1;[.C815];&quot;&quot;)">
            <text:p/>
          </table:table-cell>
          <table:table-cell table:formula="of:=IF([.D815]=&quot;&quot;;&quot;&quot;;[.B815])">
            <text:p/>
          </table:table-cell>
          <table:table-cell table:formula="of:=IF([.E815]=&quot;&quot;;&quot;&quot;;[.D815]+FLOOR(4*RAND();1))">
            <text:p/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28" calcext:value-type="float">
            <text:p>128</text:p>
          </table:table-cell>
          <table:table-cell table:formula="of:=IF([.B816]=[.B815];[.C815]+1;1)" office:value-type="float" office:value="4" calcext:value-type="float">
            <text:p>4</text:p>
          </table:table-cell>
          <table:table-cell table:formula="of:=IF([.C817]=1;[.C816];&quot;&quot;)">
            <text:p/>
          </table:table-cell>
          <table:table-cell table:formula="of:=IF([.D816]=&quot;&quot;;&quot;&quot;;[.B816])">
            <text:p/>
          </table:table-cell>
          <table:table-cell table:formula="of:=IF([.E816]=&quot;&quot;;&quot;&quot;;[.D816]+FLOOR(4*RAND();1))">
            <text:p/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28" calcext:value-type="float">
            <text:p>128</text:p>
          </table:table-cell>
          <table:table-cell table:formula="of:=IF([.B817]=[.B816];[.C816]+1;1)" office:value-type="float" office:value="5" calcext:value-type="float">
            <text:p>5</text:p>
          </table:table-cell>
          <table:table-cell table:formula="of:=IF([.C818]=1;[.C817];&quot;&quot;)">
            <text:p/>
          </table:table-cell>
          <table:table-cell table:formula="of:=IF([.D817]=&quot;&quot;;&quot;&quot;;[.B817])">
            <text:p/>
          </table:table-cell>
          <table:table-cell table:formula="of:=IF([.E817]=&quot;&quot;;&quot;&quot;;[.D817]+FLOOR(4*RAND();1))">
            <text:p/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28" calcext:value-type="float">
            <text:p>128</text:p>
          </table:table-cell>
          <table:table-cell table:formula="of:=IF([.B818]=[.B817];[.C817]+1;1)" office:value-type="float" office:value="6" calcext:value-type="float">
            <text:p>6</text:p>
          </table:table-cell>
          <table:table-cell table:formula="of:=IF([.C819]=1;[.C818];&quot;&quot;)">
            <text:p/>
          </table:table-cell>
          <table:table-cell table:formula="of:=IF([.D818]=&quot;&quot;;&quot;&quot;;[.B818])">
            <text:p/>
          </table:table-cell>
          <table:table-cell table:formula="of:=IF([.E818]=&quot;&quot;;&quot;&quot;;[.D818]+FLOOR(4*RAND();1))">
            <text:p/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8" calcext:value-type="float">
            <text:p>128</text:p>
          </table:table-cell>
          <table:table-cell table:formula="of:=IF([.B819]=[.B818];[.C818]+1;1)" office:value-type="float" office:value="7" calcext:value-type="float">
            <text:p>7</text:p>
          </table:table-cell>
          <table:table-cell table:formula="of:=IF([.C820]=1;[.C819];&quot;&quot;)">
            <text:p/>
          </table:table-cell>
          <table:table-cell table:formula="of:=IF([.D819]=&quot;&quot;;&quot;&quot;;[.B819])">
            <text:p/>
          </table:table-cell>
          <table:table-cell table:formula="of:=IF([.E819]=&quot;&quot;;&quot;&quot;;[.D819]+FLOOR(4*RAND();1))">
            <text:p/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28" calcext:value-type="float">
            <text:p>128</text:p>
          </table:table-cell>
          <table:table-cell table:formula="of:=IF([.B820]=[.B819];[.C819]+1;1)" office:value-type="float" office:value="8" calcext:value-type="float">
            <text:p>8</text:p>
          </table:table-cell>
          <table:table-cell table:formula="of:=IF([.C821]=1;[.C820];&quot;&quot;)">
            <text:p/>
          </table:table-cell>
          <table:table-cell table:formula="of:=IF([.D820]=&quot;&quot;;&quot;&quot;;[.B820])">
            <text:p/>
          </table:table-cell>
          <table:table-cell table:formula="of:=IF([.E820]=&quot;&quot;;&quot;&quot;;[.D820]+FLOOR(4*RAND();1))">
            <text:p/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28" calcext:value-type="float">
            <text:p>128</text:p>
          </table:table-cell>
          <table:table-cell table:formula="of:=IF([.B821]=[.B820];[.C820]+1;1)" office:value-type="float" office:value="9" calcext:value-type="float">
            <text:p>9</text:p>
          </table:table-cell>
          <table:table-cell table:formula="of:=IF([.C822]=1;[.C821];&quot;&quot;)">
            <text:p/>
          </table:table-cell>
          <table:table-cell table:formula="of:=IF([.D821]=&quot;&quot;;&quot;&quot;;[.B821])">
            <text:p/>
          </table:table-cell>
          <table:table-cell table:formula="of:=IF([.E821]=&quot;&quot;;&quot;&quot;;[.D821]+FLOOR(4*RAND();1))">
            <text:p/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28" calcext:value-type="float">
            <text:p>128</text:p>
          </table:table-cell>
          <table:table-cell table:formula="of:=IF([.B822]=[.B821];[.C821]+1;1)" office:value-type="float" office:value="10" calcext:value-type="float">
            <text:p>10</text:p>
          </table:table-cell>
          <table:table-cell table:formula="of:=IF([.C823]=1;[.C822];&quot;&quot;)" office:value-type="float" office:value="10" calcext:value-type="float">
            <text:p>10</text:p>
          </table:table-cell>
          <table:table-cell table:formula="of:=IF([.D822]=&quot;&quot;;&quot;&quot;;[.B822])" office:value-type="float" office:value="128" calcext:value-type="float">
            <text:p>128</text:p>
          </table:table-cell>
          <table:table-cell table:formula="of:=IF([.E822]=&quot;&quot;;&quot;&quot;;[.D822]+FLOOR(4*RAND();1))" office:value-type="float" office:value="12" calcext:value-type="float">
            <text:p>12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  <table:database-ranges>
        <table:database-range table:name="__Anonymous_Sheet_DB__0" table:target-range-address="Sheet1.A1:Sheet1.B822">
          <table:sort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Sheet2.A1:Sheet2.B1048576" table:contains-header="false">
          <table:sort>
            <table:sort-by table:field-number="0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3T00:45:30.103313761</meta:creation-date>
    <dc:date>2015-04-03T00:59:32.209103403</dc:date>
    <meta:editing-duration>PT14M2S</meta:editing-duration>
    <meta:editing-cycles>1</meta:editing-cycles>
    <meta:document-statistic meta:table-count="2" meta:cell-count="5185" meta:object-count="0"/>
    <meta:generator>LibreOffice/4.4.1.2$Linux_X86_64 LibreOffice_project/40m0$Build-2</meta:generator>
  </office:meta>
</office:document-meta>
</file>